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text-underline-type="single" style:text-underline-style="solid" style:text-underline-width="auto" style:text-underline-mode="continuous"/>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style>
    <style:style style:name="P17" style:parent-style-name="Normalny" style:family="paragraph">
      <style:paragraph-properties fo:text-align="justify" fo:line-height="150%" fo:text-indent="0.2479in"/>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style:style>
    <style:style style:name="T34" style:parent-style-name="Domyślnaczcionkaakapitu" style:family="text">
      <style:text-properties style:text-underline-type="single" style:text-underline-style="solid" style:text-underline-width="auto" style:text-underline-mode="continuous"/>
    </style:style>
    <style:style style:name="T35" style:parent-style-name="Domyślnaczcionkaakapitu" style:family="text">
      <style:text-properties fo:background-color="#80FFFF" style:text-underline-type="single" style:text-underline-style="solid" style:text-underline-width="auto" style:text-underline-mode="continuous"/>
    </style:style>
    <style:style style:name="T36" style:parent-style-name="Domyślnaczcionkaakapitu" style:family="text">
      <style:text-properties style:text-underline-type="single" style:text-underline-style="solid" style:text-underline-width="auto" style:text-underline-mode="continuous"/>
    </style:style>
    <style:style style:name="P37" style:parent-style-name="Normalny" style:family="paragraph">
      <style:paragraph-properties fo:text-align="justify" fo:line-height="150%" fo:text-indent="0.2479in"/>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P42" style:parent-style-name="Normalny" style:family="paragraph">
      <style:paragraph-properties fo:text-align="justify" fo:line-height="150%" fo:text-indent="0.2479in"/>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P48" style:parent-style-name="Normalny" style:family="paragraph">
      <style:paragraph-properties fo:text-align="justify" fo:line-height="150%" fo:text-indent="0.2479in"/>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479in"/>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tab-stops>
          <style:tab-stop style:type="left" style:position="0.9097in"/>
        </style:tab-stops>
      </style:paragraph-properties>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tab-stops>
          <style:tab-stop style:type="left" style:position="2.5895in"/>
        </style:tab-stops>
      </style:paragraph-properties>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479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style:style>
    <style:style style:name="T188" style:parent-style-name="Domyślnaczcionkaakapitu" style:family="text">
      <style:text-properties fo:background-color="#80FFFF" style:text-underline-type="single" style:text-underline-style="solid" style:text-underline-width="auto" style:text-underline-mode="continuous"/>
    </style:style>
    <style:style style:name="T189" style:parent-style-name="Domyślnaczcionkaakapitu" style:family="text">
      <style:text-properties style:text-underline-type="single" style:text-underline-style="solid" style:text-underline-width="auto" style:text-underline-mode="continuous"/>
    </style:style>
    <style:style style:name="T190" style:parent-style-name="Domyślnaczcionkaakapitu" style:family="text">
      <style:text-properties fo:background-color="#80FFFF" style:text-underline-type="single" style:text-underline-style="solid" style:text-underline-width="auto" style:text-underline-mode="continuous"/>
    </style:style>
    <style:style style:name="P191" style:parent-style-name="Normalny" style:family="paragraph">
      <style:paragraph-properties fo:text-align="justify" fo:line-height="150%" fo:text-indent="0.2479in"/>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style:style>
    <style:style style:name="T207" style:parent-style-name="Domyślnaczcionkaakapitu" style:family="text">
      <style:text-properties style:text-underline-type="single" style:text-underline-style="solid" style:text-underline-width="auto" style:text-underline-mode="continuous"/>
    </style:style>
    <style:style style:name="T208" style:parent-style-name="Domyślnaczcionkaakapitu" style:family="text">
      <style:text-properties fo:background-color="#80FFFF" style:text-underline-type="single" style:text-underline-style="solid" style:text-underline-width="auto" style:text-underline-mode="continuous"/>
    </style:style>
    <style:style style:name="T209" style:parent-style-name="Domyślnaczcionkaakapitu" style:family="text">
      <style:text-properties style:text-underline-type="single" style:text-underline-style="solid" style:text-underline-width="auto" style:text-underline-mode="continuous"/>
    </style:style>
    <style:style style:name="T210" style:parent-style-name="Domyślnaczcionkaakapitu" style:family="text">
      <style:text-properties fo:background-color="#80FFFF" style:text-underline-type="single" style:text-underline-style="solid" style:text-underline-width="auto" style:text-underline-mode="continuous"/>
    </style:style>
    <style:style style:name="T211" style:parent-style-name="Domyślnaczcionkaakapitu" style:family="text">
      <style:text-properties style:text-underline-type="single" style:text-underline-style="solid" style:text-underline-width="auto" style:text-underline-mode="continuous"/>
    </style:style>
    <style:style style:name="T212" style:parent-style-name="Domyślnaczcionkaakapitu" style:family="text">
      <style:text-properties fo:background-color="#80FFFF" style:text-underline-type="single" style:text-underline-style="solid" style:text-underline-width="auto" style:text-underline-mode="continuous"/>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479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P234" style:parent-style-name="Normalny" style:family="paragraph">
      <style:paragraph-properties fo:text-align="justify" fo:line-height="150%" fo:text-indent="0.2479in"/>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style:style>
    <style:style style:name="T244" style:parent-style-name="Domyślnaczcionkaakapitu" style:family="text">
      <style:text-properties fo:background-color="#80FFFF" style:text-underline-type="single" style:text-underline-style="solid" style:text-underline-width="auto" style:text-underline-mode="continuous"/>
    </style:style>
    <style:style style:name="T245" style:parent-style-name="Domyślnaczcionkaakapitu" style:family="text">
      <style:text-properties style:text-underline-type="single" style:text-underline-style="solid" style:text-underline-width="auto" style:text-underline-mode="continuous"/>
    </style:style>
    <style:style style:name="T246" style:parent-style-name="Domyślnaczcionkaakapitu" style:family="text">
      <style:text-properties fo:background-color="#80FFFF" style:text-underline-type="single" style:text-underline-style="solid" style:text-underline-width="auto" style:text-underline-mode="continuous"/>
    </style:style>
    <style:style style:name="T247" style:parent-style-name="Domyślnaczcionkaakapitu" style:family="text">
      <style:text-properties style:text-underline-type="single" style:text-underline-style="solid" style:text-underline-width="auto" style:text-underline-mode="continuous"/>
    </style:style>
    <style:style style:name="T248" style:parent-style-name="Domyślnaczcionkaakapitu" style:family="text">
      <style:text-properties fo:background-color="#80FFFF" style:text-underline-type="single" style:text-underline-style="solid" style:text-underline-width="auto" style:text-underline-mode="continuous"/>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479in"/>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style:style>
    <style:style style:name="T253" style:parent-style-name="Domyślnaczcionkaakapitu" style:family="text">
      <style:text-properties fo:background-color="#80FFFF" style:text-underline-type="single" style:text-underline-style="solid" style:text-underline-width="auto" style:text-underline-mode="continuous"/>
    </style:style>
    <style:style style:name="T254" style:parent-style-name="Domyślnaczcionkaakapitu" style:family="text">
      <style:text-properties style:text-underline-type="single" style:text-underline-style="solid" style:text-underline-width="auto" style:text-underline-mode="continuous"/>
    </style:style>
    <style:style style:name="T255" style:parent-style-name="Domyślnaczcionkaakapitu" style:family="text">
      <style:text-properties fo:background-color="#80FFFF" style:text-underline-type="single" style:text-underline-style="solid" style:text-underline-width="auto" style:text-underline-mode="continuous"/>
    </style:style>
    <style:style style:name="T256" style:parent-style-name="Domyślnaczcionkaakapitu" style:family="text">
      <style:text-properties style:text-underline-type="single" style:text-underline-style="solid" style:text-underline-width="auto" style:text-underline-mode="continuous"/>
    </style:style>
    <style:style style:name="T257" style:parent-style-name="Domyślnaczcionkaakapitu" style:family="text">
      <style:text-properties fo:background-color="#80FFFF" style:text-underline-type="single" style:text-underline-style="solid" style:text-underline-width="auto" style:text-underline-mode="continuous"/>
    </style:style>
    <style:style style:name="T258" style:parent-style-name="Domyślnaczcionkaakapitu" style:family="text">
      <style:text-properties style:text-underline-type="single" style:text-underline-style="solid" style:text-underline-width="auto" style:text-underline-mode="continuous"/>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479in"/>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fo:text-indent="0.2479in">
        <style:tab-stops>
          <style:tab-stop style:type="left" style:position="0.8972in"/>
        </style:tab-stops>
      </style:paragraph-properties>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tab-stops>
          <style:tab-stop style:type="left" style:position="0.8805in"/>
        </style:tab-stops>
      </style:paragraph-properties>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479in"/>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479in"/>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fo:text-indent="0.2479in"/>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T442" style:parent-style-name="Domyślnaczcionkaakapitu" style:family="text">
      <style:text-properties fo:background-color="#80FFFF" style:text-underline-type="single" style:text-underline-style="solid" style:text-underline-width="auto" style:text-underline-mode="continuous"/>
    </style:style>
    <style:style style:name="T443" style:parent-style-name="Domyślnaczcionkaakapitu" style:family="text">
      <style:text-properties style:text-underline-type="single" style:text-underline-style="solid" style:text-underline-width="auto" style:text-underline-mode="continuous"/>
    </style:style>
    <style:style style:name="T444" style:parent-style-name="Domyślnaczcionkaakapitu" style:family="text">
      <style:text-properties fo:background-color="#80FFFF" style:text-underline-type="single" style:text-underline-style="solid" style:text-underline-width="auto" style:text-underline-mode="continuous"/>
    </style:style>
    <style:style style:name="T445" style:parent-style-name="Domyślnaczcionkaakapitu" style:family="text">
      <style:text-properties style:text-underline-type="single" style:text-underline-style="solid" style:text-underline-width="auto" style:text-underline-mode="continuous"/>
    </style:style>
    <style:style style:name="T446" style:parent-style-name="Domyślnaczcionkaakapitu" style:family="text">
      <style:text-properties fo:background-color="#80FFFF" style:text-underline-type="single" style:text-underline-style="solid" style:text-underline-width="auto" style:text-underline-mode="continuous"/>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style:style>
    <style:style style:name="T451" style:parent-style-name="Domyślnaczcionkaakapitu" style:family="text">
      <style:text-properties fo:background-color="#80FFFF" style:text-underline-type="single" style:text-underline-style="solid" style:text-underline-width="auto" style:text-underline-mode="continuous"/>
    </style:style>
    <style:style style:name="T452" style:parent-style-name="Domyślnaczcionkaakapitu" style:family="text">
      <style:text-properties style:text-underline-type="single" style:text-underline-style="solid" style:text-underline-width="auto" style:text-underline-mode="continuous"/>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P455" style:parent-style-name="Normalny" style:family="paragraph">
      <style:paragraph-properties fo:text-align="justify" fo:line-height="150%"/>
    </style:style>
    <style:style style:name="T456" style:parent-style-name="Domyślnaczcionkaakapitu" style:family="text">
      <style:text-properties style:text-underline-type="single" style:text-underline-style="solid" style:text-underline-width="auto" style:text-underline-mode="continuous"/>
    </style:style>
    <style:style style:name="T457" style:parent-style-name="Domyślnaczcionkaakapitu" style:family="text">
      <style:text-properties fo:background-color="#80FFFF" style:text-underline-type="single" style:text-underline-style="solid" style:text-underline-width="auto" style:text-underline-mode="continuous"/>
    </style:style>
    <style:style style:name="T458" style:parent-style-name="Domyślnaczcionkaakapitu" style:family="text">
      <style:text-properties style:text-underline-type="single" style:text-underline-style="solid" style:text-underline-width="auto" style:text-underline-mode="continuous"/>
    </style:style>
    <style:style style:name="T459" style:parent-style-name="Domyślnaczcionkaakapitu" style:family="text">
      <style:text-properties fo:background-color="#80FFFF" style:text-underline-type="single" style:text-underline-style="solid" style:text-underline-width="auto" style:text-underline-mode="continuous"/>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style:style>
    <style:style style:name="T464" style:parent-style-name="Domyślnaczcionkaakapitu" style:family="text">
      <style:text-properties style:text-underline-type="single" style:text-underline-style="solid" style:text-underline-width="auto" style:text-underline-mode="continuous"/>
    </style:style>
    <style:style style:name="T465" style:parent-style-name="Domyślnaczcionkaakapitu" style:family="text">
      <style:text-properties fo:background-color="#80FFFF" style:text-underline-type="single" style:text-underline-style="solid" style:text-underline-width="auto" style:text-underline-mode="continuous"/>
    </style:style>
    <style:style style:name="T466" style:parent-style-name="Domyślnaczcionkaakapitu" style:family="text">
      <style:text-properties style:text-underline-type="single" style:text-underline-style="solid" style:text-underline-width="auto" style:text-underline-mode="continuous"/>
    </style:style>
    <style:style style:name="T467" style:parent-style-name="Domyślnaczcionkaakapitu" style:family="text">
      <style:text-properties fo:background-color="#80FFFF" style:text-underline-type="single" style:text-underline-style="solid" style:text-underline-width="auto" style:text-underline-mode="continuous"/>
    </style:style>
    <style:style style:name="T468" style:parent-style-name="Domyślnaczcionkaakapitu" style:family="text">
      <style:text-properties style:text-underline-type="single" style:text-underline-style="solid" style:text-underline-width="auto" style:text-underline-mode="continuous"/>
    </style:style>
    <style:style style:name="T469" style:parent-style-name="Domyślnaczcionkaakapitu" style:family="text">
      <style:text-properties fo:background-color="#80FFFF" style:text-underline-type="single" style:text-underline-style="solid" style:text-underline-width="auto" style:text-underline-mode="continuous"/>
    </style:style>
    <style:style style:name="T470" style:parent-style-name="Domyślnaczcionkaakapitu" style:family="text">
      <style:text-properties style:text-underline-type="single" style:text-underline-style="solid" style:text-underline-width="auto" style:text-underline-mode="continuous"/>
    </style:style>
    <style:style style:name="T471" style:parent-style-name="Domyślnaczcionkaakapitu" style:family="text">
      <style:text-properties fo:background-color="#80FFFF" style:text-underline-type="single" style:text-underline-style="solid" style:text-underline-width="auto" style:text-underline-mode="continuous"/>
    </style:style>
    <style:style style:name="T472" style:parent-style-name="Domyślnaczcionkaakapitu" style:family="text">
      <style:text-properties style:text-underline-type="single" style:text-underline-style="solid" style:text-underline-width="auto" style:text-underline-mode="continuous"/>
    </style:style>
    <style:style style:name="T473" style:parent-style-name="Domyślnaczcionkaakapitu" style:family="text">
      <style:text-properties fo:background-color="#80FFFF" style:text-underline-type="single" style:text-underline-style="solid" style:text-underline-width="auto" style:text-underline-mode="continuous"/>
    </style:style>
    <style:style style:name="T474" style:parent-style-name="Domyślnaczcionkaakapitu" style:family="text">
      <style:text-properties style:text-underline-type="single" style:text-underline-style="solid" style:text-underline-width="auto" style:text-underline-mode="continuous"/>
    </style:style>
    <style:style style:name="T475" style:parent-style-name="Domyślnaczcionkaakapitu" style:family="text">
      <style:text-properties fo:background-color="#80FFFF" style:text-underline-type="single" style:text-underline-style="solid" style:text-underline-width="auto" style:text-underline-mode="continuous"/>
    </style:style>
    <style:style style:name="T476" style:parent-style-name="Domyślnaczcionkaakapitu" style:family="text">
      <style:text-properties style:text-underline-type="single" style:text-underline-style="solid" style:text-underline-width="auto" style:text-underline-mode="continuous"/>
    </style:style>
    <style:style style:name="T477" style:parent-style-name="Domyślnaczcionkaakapitu" style:family="text">
      <style:text-properties fo:background-color="#80FFFF" style:text-underline-type="single" style:text-underline-style="solid" style:text-underline-width="auto" style:text-underline-mode="continuous"/>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fo:text-indent="0.2479in"/>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479in"/>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fo:text-indent="0.2479in">
        <style:tab-stops>
          <style:tab-stop style:type="left" style:position="4.4006in"/>
        </style:tab-stops>
      </style:paragraph-properties>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fo:text-indent="0.2479in"/>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P720" style:parent-style-name="Normalny" style:family="paragraph">
      <style:paragraph-properties fo:text-align="justify" fo:line-height="150%" fo:text-indent="0.2479in"/>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style:style>
    <style:style style:name="T795" style:parent-style-name="Domyślnaczcionkaakapitu" style:family="text">
      <style:text-properties fo:background-color="#80FFFF" style:text-underline-type="single" style:text-underline-style="solid" style:text-underline-width="auto" style:text-underline-mode="continuous"/>
    </style:style>
    <style:style style:name="T796" style:parent-style-name="Domyślnaczcionkaakapitu" style:family="text">
      <style:text-properties style:text-underline-type="single" style:text-underline-style="solid" style:text-underline-width="auto" style:text-underline-mode="continuous"/>
    </style:style>
    <style:style style:name="T797" style:parent-style-name="Domyślnaczcionkaakapitu" style:family="text">
      <style:text-properties fo:background-color="#80FFFF" style:text-underline-type="single" style:text-underline-style="solid" style:text-underline-width="auto" style:text-underline-mode="continuous"/>
    </style:style>
    <style:style style:name="T798" style:parent-style-name="Domyślnaczcionkaakapitu" style:family="text">
      <style:text-properties style:text-underline-type="single" style:text-underline-style="solid" style:text-underline-width="auto" style:text-underline-mode="continuous"/>
    </style:style>
    <style:style style:name="T799" style:parent-style-name="Domyślnaczcionkaakapitu" style:family="text">
      <style:text-properties fo:background-color="#80FFFF" style:text-underline-type="single" style:text-underline-style="solid" style:text-underline-width="auto" style:text-underline-mode="continuous"/>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fo:text-indent="0.2479in"/>
    </style:style>
    <style:style style:name="P809" style:parent-style-name="Normalny" style:family="paragraph">
      <style:paragraph-properties fo:text-align="justify" fo:line-height="150%"/>
    </style:style>
    <style:style style:name="T810" style:parent-style-name="Domyślnaczcionkaakapitu" style:family="text">
      <style:text-properties style:text-underline-type="single" style:text-underline-style="solid" style:text-underline-width="auto" style:text-underline-mode="continuous"/>
    </style:style>
    <style:style style:name="P811" style:parent-style-name="Normalny" style:family="paragraph">
      <style:paragraph-properties fo:text-align="justify" fo:line-height="150%" fo:text-indent="0.2479in"/>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479in">
        <style:tab-stops>
          <style:tab-stop style:type="left" style:position="4.8979in"/>
        </style:tab-stops>
      </style:paragraph-properties>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P876" style:parent-style-name="Normalny" style:family="paragraph">
      <style:paragraph-properties fo:text-align="justify" fo:line-height="150%" fo:text-indent="0.2479in"/>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P932" style:parent-style-name="Normalny" style:family="paragraph">
      <style:paragraph-properties fo:text-align="justify" fo:line-height="150%" fo:text-indent="0.2479in"/>
    </style:style>
    <style:style style:name="P933" style:parent-style-name="Normalny" style:family="paragraph">
      <style:paragraph-properties fo:text-align="justify" fo:line-height="150%" fo:text-indent="0.2479in"/>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fo:text-indent="0.2479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479in"/>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479in"/>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style:style>
    <style:style style:name="T1153" style:parent-style-name="Domyślnaczcionkaakapitu" style:family="text">
      <style:text-properties style:text-underline-type="single" style:text-underline-style="solid" style:text-underline-width="auto" style:text-underline-mode="continuous"/>
    </style:style>
    <style:style style:name="T1154" style:parent-style-name="Domyślnaczcionkaakapitu" style:family="text">
      <style:text-properties fo:background-color="#80FFFF" style:text-underline-type="single" style:text-underline-style="solid" style:text-underline-width="auto" style:text-underline-mode="continuous"/>
    </style:style>
    <style:style style:name="T1155" style:parent-style-name="Domyślnaczcionkaakapitu" style:family="text">
      <style:text-properties style:text-underline-type="single" style:text-underline-style="solid" style:text-underline-width="auto" style:text-underline-mode="continuous"/>
    </style:style>
    <style:style style:name="T1156" style:parent-style-name="Domyślnaczcionkaakapitu" style:family="text">
      <style:text-properties fo:background-color="#80FFFF" style:text-underline-type="single" style:text-underline-style="solid" style:text-underline-width="auto" style:text-underline-mode="continuous"/>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style:style>
    <style:style style:name="T1162" style:parent-style-name="Domyślnaczcionkaakapitu" style:family="text">
      <style:text-properties style:text-underline-type="single" style:text-underline-style="solid" style:text-underline-width="auto" style:text-underline-mode="continuous"/>
    </style:style>
    <style:style style:name="T1163" style:parent-style-name="Domyślnaczcionkaakapitu" style:family="text">
      <style:text-properties fo:background-color="#80FFFF" style:text-underline-type="single" style:text-underline-style="solid" style:text-underline-width="auto" style:text-underline-mode="continuous"/>
    </style:style>
    <style:style style:name="T1164" style:parent-style-name="Domyślnaczcionkaakapitu" style:family="text">
      <style:text-properties style:text-underline-type="single" style:text-underline-style="solid" style:text-underline-width="auto" style:text-underline-mode="continuous"/>
    </style:style>
    <style:style style:name="T1165" style:parent-style-name="Domyślnaczcionkaakapitu" style:family="text">
      <style:text-properties fo:background-color="#80FFFF" style:text-underline-type="single" style:text-underline-style="solid" style:text-underline-width="auto" style:text-underline-mode="continuous"/>
    </style:style>
    <style:style style:name="T1166" style:parent-style-name="Domyślnaczcionkaakapitu" style:family="text">
      <style:text-properties style:text-underline-type="single" style:text-underline-style="solid" style:text-underline-width="auto" style:text-underline-mode="continuous"/>
    </style:style>
    <style:style style:name="T1167" style:parent-style-name="Domyślnaczcionkaakapitu" style:family="text">
      <style:text-properties fo:background-color="#80FFFF" style:text-underline-type="single" style:text-underline-style="solid" style:text-underline-width="auto" style:text-underline-mode="continuous"/>
    </style:style>
    <style:style style:name="T1168" style:parent-style-name="Domyślnaczcionkaakapitu" style:family="text">
      <style:text-properties style:text-underline-type="single" style:text-underline-style="solid" style:text-underline-width="auto" style:text-underline-mode="continuous"/>
    </style:style>
    <style:style style:name="T1169" style:parent-style-name="Domyślnaczcionkaakapitu" style:family="text">
      <style:text-properties fo:background-color="#80FFFF" style:text-underline-type="single" style:text-underline-style="solid" style:text-underline-width="auto" style:text-underline-mode="continuous"/>
    </style:style>
    <style:style style:name="T1170" style:parent-style-name="Domyślnaczcionkaakapitu" style:family="text">
      <style:text-properties style:text-underline-type="single" style:text-underline-style="solid" style:text-underline-width="auto" style:text-underline-mode="continuous"/>
    </style:style>
    <style:style style:name="T1171" style:parent-style-name="Domyślnaczcionkaakapitu" style:family="text">
      <style:text-properties fo:background-color="#80FFFF" style:text-underline-type="single" style:text-underline-style="solid" style:text-underline-width="auto" style:text-underline-mode="continuous"/>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fo:text-indent="0.2479in"/>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fo:text-indent="0.2479in"/>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fo:text-indent="0.2479in"/>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fo:text-indent="0.2479in"/>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P1441" style:parent-style-name="Normalny" style:family="paragraph">
      <style:paragraph-properties fo:text-align="justify" fo:line-height="150%" fo:text-indent="0.2479in"/>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479in"/>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fo:text-indent="0.2479in"/>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style:style>
    <style:style style:name="T1551" style:parent-style-name="Domyślnaczcionkaakapitu" style:family="text">
      <style:text-properties fo:background-color="#80FFFF" style:text-underline-type="single" style:text-underline-style="solid" style:text-underline-width="auto" style:text-underline-mode="continuous"/>
    </style:style>
    <style:style style:name="T1552" style:parent-style-name="Domyślnaczcionkaakapitu" style:family="text">
      <style:text-properties style:text-underline-type="single" style:text-underline-style="solid" style:text-underline-width="auto" style:text-underline-mode="continuous"/>
    </style:style>
    <style:style style:name="T1553" style:parent-style-name="Domyślnaczcionkaakapitu" style:family="text">
      <style:text-properties fo:background-color="#80FFFF" style:text-underline-type="single" style:text-underline-style="solid" style:text-underline-width="auto" style:text-underline-mode="continuous"/>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T1556" style:parent-style-name="Domyślnaczcionkaakapitu" style:family="text">
      <style:text-properties style:text-underline-type="single" style:text-underline-style="solid" style:text-underline-width="auto" style:text-underline-mode="continuous"/>
    </style:style>
    <style:style style:name="T1557" style:parent-style-name="Domyślnaczcionkaakapitu" style:family="text">
      <style:text-properties fo:background-color="#80FFFF" style:text-underline-type="single" style:text-underline-style="solid" style:text-underline-width="auto" style:text-underline-mode="continuous"/>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479in"/>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fo:text-indent="0.2479in"/>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P1571" style:parent-style-name="Normalny" style:family="paragraph">
      <style:paragraph-properties fo:text-align="justify" fo:line-height="150%"/>
    </style:style>
    <style:style style:name="T1572" style:parent-style-name="Domyślnaczcionkaakapitu" style:family="text">
      <style:text-properties fo:background-color="#80FFFF" style:text-underline-type="single" style:text-underline-style="solid" style:text-underline-width="auto" style:text-underline-mode="continuous"/>
    </style:style>
    <style:style style:name="T1573" style:parent-style-name="Domyślnaczcionkaakapitu" style:family="text">
      <style:text-properties style:text-underline-type="single" style:text-underline-style="solid" style:text-underline-width="auto" style:text-underline-mode="continuous"/>
    </style:style>
    <style:style style:name="T1574" style:parent-style-name="Domyślnaczcionkaakapitu" style:family="text">
      <style:text-properties fo:background-color="#80FFFF" style:text-underline-type="single" style:text-underline-style="solid" style:text-underline-width="auto" style:text-underline-mode="continuous"/>
    </style:style>
    <style:style style:name="T1575" style:parent-style-name="Domyślnaczcionkaakapitu" style:family="text">
      <style:text-properties style:text-underline-type="single" style:text-underline-style="solid" style:text-underline-width="auto" style:text-underline-mode="continuous"/>
    </style:style>
    <style:style style:name="T1576" style:parent-style-name="Domyślnaczcionkaakapitu" style:family="text">
      <style:text-properties fo:background-color="#80FFFF" style:text-underline-type="single" style:text-underline-style="solid" style:text-underline-width="auto" style:text-underline-mode="continuous"/>
    </style:style>
    <style:style style:name="T1577" style:parent-style-name="Domyślnaczcionkaakapitu" style:family="text">
      <style:text-properties style:text-underline-type="single" style:text-underline-style="solid" style:text-underline-width="auto" style:text-underline-mode="continuous"/>
    </style:style>
    <style:style style:name="T1578" style:parent-style-name="Domyślnaczcionkaakapitu" style:family="text">
      <style:text-properties fo:background-color="#80FFFF" style:text-underline-type="single" style:text-underline-style="solid" style:text-underline-width="auto" style:text-underline-mode="continuous"/>
    </style:style>
    <style:style style:name="T1579" style:parent-style-name="Domyślnaczcionkaakapitu" style:family="text">
      <style:text-properties style:text-underline-type="single" style:text-underline-style="solid" style:text-underline-width="auto" style:text-underline-mode="continuous"/>
    </style:style>
    <style:style style:name="T1580" style:parent-style-name="Domyślnaczcionkaakapitu" style:family="text">
      <style:text-properties fo:background-color="#80FFFF" style:text-underline-type="single" style:text-underline-style="solid" style:text-underline-width="auto" style:text-underline-mode="continuous"/>
    </style:style>
    <style:style style:name="P1581" style:parent-style-name="Normalny" style:family="paragraph">
      <style:paragraph-properties fo:text-align="justify" fo:line-height="150%" fo:text-indent="0.2479in"/>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style:tab-stops>
          <style:tab-stop style:type="left" style:position="2.3604in"/>
        </style:tab-stops>
      </style:paragraph-properties>
    </style:style>
    <style:style style:name="T1623" style:parent-style-name="Domyślnaczcionkaakapitu" style:family="text">
      <style:text-properties fo:background-color="#80FFFF" style:text-underline-type="single" style:text-underline-style="solid" style:text-underline-width="auto" style:text-underline-mode="continuous"/>
    </style:style>
    <style:style style:name="T1624" style:parent-style-name="Domyślnaczcionkaakapitu" style:family="text">
      <style:text-properties style:text-underline-type="single" style:text-underline-style="solid" style:text-underline-width="auto" style:text-underline-mode="continuous"/>
    </style:style>
    <style:style style:name="T1625" style:parent-style-name="Domyślnaczcionkaakapitu" style:family="text">
      <style:text-properties fo:background-color="#80FFFF" style:text-underline-type="single" style:text-underline-style="solid" style:text-underline-width="auto" style:text-underline-mode="continuous"/>
    </style:style>
    <style:style style:name="T1626" style:parent-style-name="Domyślnaczcionkaakapitu" style:family="text">
      <style:text-properties style:text-underline-type="single" style:text-underline-style="solid" style:text-underline-width="auto" style:text-underline-mode="continuous"/>
    </style:style>
    <style:style style:name="T1627" style:parent-style-name="Domyślnaczcionkaakapitu" style:family="text">
      <style:text-properties fo:background-color="#80FFFF" style:text-underline-type="single" style:text-underline-style="solid" style:text-underline-width="auto" style:text-underline-mode="continuous"/>
    </style:style>
    <style:style style:name="T1628" style:parent-style-name="Domyślnaczcionkaakapitu" style:family="text">
      <style:text-properties style:text-underline-type="single" style:text-underline-style="solid" style:text-underline-width="auto" style:text-underline-mode="continuous"/>
    </style:style>
    <style:style style:name="P1629" style:parent-style-name="Normalny" style:family="paragraph">
      <style:paragraph-properties fo:text-align="justify" fo:line-height="150%" fo:text-indent="0.2479in">
        <style:tab-stops>
          <style:tab-stop style:type="left" style:position="2.3604in"/>
        </style:tab-stops>
      </style:paragraph-properties>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fo:text-indent="0.2479in"/>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style:style>
    <style:style style:name="T1641" style:parent-style-name="Domyślnaczcionkaakapitu" style:family="text">
      <style:text-properties style:text-underline-type="single" style:text-underline-style="solid" style:text-underline-width="auto" style:text-underline-mode="continuous"/>
    </style:style>
    <style:style style:name="T1642" style:parent-style-name="Domyślnaczcionkaakapitu" style:family="text">
      <style:text-properties fo:background-color="#80FFFF" style:text-underline-type="single" style:text-underline-style="solid" style:text-underline-width="auto" style:text-underline-mode="continuous"/>
    </style:style>
    <style:style style:name="T1643" style:parent-style-name="Domyślnaczcionkaakapitu" style:family="text">
      <style:text-properties style:text-underline-type="single" style:text-underline-style="solid" style:text-underline-width="auto" style:text-underline-mode="continuous"/>
    </style:style>
    <style:style style:name="T1644" style:parent-style-name="Domyślnaczcionkaakapitu" style:family="text">
      <style:text-properties fo:background-color="#80FFFF" style:text-underline-type="single" style:text-underline-style="solid" style:text-underline-width="auto" style:text-underline-mode="continuous"/>
    </style:style>
    <style:style style:name="T1645" style:parent-style-name="Domyślnaczcionkaakapitu" style:family="text">
      <style:text-properties style:text-underline-type="single" style:text-underline-style="solid" style:text-underline-width="auto" style:text-underline-mode="continuous"/>
    </style:style>
    <style:style style:name="T1646" style:parent-style-name="Domyślnaczcionkaakapitu" style:family="text">
      <style:text-properties fo:background-color="#80FFFF" style:text-underline-type="single" style:text-underline-style="solid" style:text-underline-width="auto" style:text-underline-mode="continuous"/>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479in"/>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style:text-underline-type="single" style:text-underline-style="solid" style:text-underline-width="auto" style:text-underline-mode="continuous"/>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fo:text-indent="0.2479in"/>
    </style:style>
    <style:style style:name="P1656" style:parent-style-name="Normalny" style:family="paragraph">
      <style:paragraph-properties fo:text-align="justify" fo:line-height="150%"/>
    </style:style>
    <style:style style:name="T1657" style:parent-style-name="Domyślnaczcionkaakapitu" style:family="text">
      <style:text-properties style:text-underline-type="single" style:text-underline-style="solid" style:text-underline-width="auto" style:text-underline-mode="continuous"/>
    </style:style>
    <style:style style:name="T1658" style:parent-style-name="Domyślnaczcionkaakapitu" style:family="text">
      <style:text-properties fo:background-color="#80FFFF" style:text-underline-type="single" style:text-underline-style="solid" style:text-underline-width="auto" style:text-underline-mode="continuous"/>
    </style:style>
    <style:style style:name="T1659" style:parent-style-name="Domyślnaczcionkaakapitu" style:family="text">
      <style:text-properties style:text-underline-type="single" style:text-underline-style="solid" style:text-underline-width="auto" style:text-underline-mode="continuous"/>
    </style:style>
    <style:style style:name="T1660" style:parent-style-name="Domyślnaczcionkaakapitu" style:family="text">
      <style:text-properties fo:background-color="#80FFFF" style:text-underline-type="single" style:text-underline-style="solid" style:text-underline-width="auto" style:text-underline-mode="continuous"/>
    </style:style>
    <style:style style:name="T1661" style:parent-style-name="Domyślnaczcionkaakapitu" style:family="text">
      <style:text-properties style:text-underline-type="single" style:text-underline-style="solid" style:text-underline-width="auto" style:text-underline-mode="continuous"/>
    </style:style>
    <style:style style:name="T1662" style:parent-style-name="Domyślnaczcionkaakapitu" style:family="text">
      <style:text-properties fo:background-color="#80FFFF"/>
    </style:style>
    <style:style style:name="P1663" style:parent-style-name="Normalny" style:family="paragraph">
      <style:paragraph-properties fo:text-align="justify" fo:line-height="150%" fo:text-indent="0.2479in"/>
    </style:style>
    <style:style style:name="T1664" style:parent-style-name="Domyślnaczcionkaakapitu" style:family="text">
      <style:text-properties fo:background-color="#80FFFF"/>
    </style:style>
    <style:style style:name="P1665" style:parent-style-name="Normalny" style:family="paragraph">
      <style:paragraph-properties fo:text-align="justify" fo:line-height="150%"/>
    </style:style>
    <style:style style:name="T1666" style:parent-style-name="Domyślnaczcionkaakapitu" style:family="text">
      <style:text-properties fo:background-color="#80FFFF" style:text-underline-type="single" style:text-underline-style="solid" style:text-underline-width="auto" style:text-underline-mode="continuous"/>
    </style:style>
    <style:style style:name="T1667" style:parent-style-name="Domyślnaczcionkaakapitu" style:family="text">
      <style:text-properties style:text-underline-type="single" style:text-underline-style="solid" style:text-underline-width="auto" style:text-underline-mode="continuous"/>
    </style:style>
    <style:style style:name="T1668" style:parent-style-name="Domyślnaczcionkaakapitu" style:family="text">
      <style:text-properties fo:background-color="#80FFFF" style:text-underline-type="single" style:text-underline-style="solid" style:text-underline-width="auto" style:text-underline-mode="continuous"/>
    </style:style>
    <style:style style:name="T1669" style:parent-style-name="Domyślnaczcionkaakapitu" style:family="text">
      <style:text-properties style:text-underline-type="single" style:text-underline-style="solid" style:text-underline-width="auto" style:text-underline-mode="continuous"/>
    </style:style>
    <style:style style:name="T1670" style:parent-style-name="Domyślnaczcionkaakapitu" style:family="text">
      <style:text-properties fo:background-color="#80FFFF" style:text-underline-type="single" style:text-underline-style="solid" style:text-underline-width="auto" style:text-underline-mode="continuous"/>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479in"/>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fo:text-indent="0.2479in"/>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479in"/>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P1720" style:parent-style-name="Normalny" style:family="paragraph">
      <style:paragraph-properties fo:text-align="justify" fo:line-height="150%" fo:text-indent="0.2479in"/>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P1786" style:parent-style-name="Normalny" style:family="paragraph">
      <style:paragraph-properties fo:text-align="justify" fo:line-height="150%" fo:text-indent="0.2479in"/>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fo:text-indent="0.2479in"/>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fo:text-indent="0.2479in">
        <style:tab-stops>
          <style:tab-stop style:type="left" style:position="5.177in"/>
        </style:tab-stops>
      </style:paragraph-properties>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479in"/>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P2030" style:parent-style-name="Normalny" style:family="paragraph">
      <style:paragraph-properties fo:text-align="justify" fo:line-height="150%" fo:text-indent="0.2479in">
        <style:tab-stops>
          <style:tab-stop style:type="left" style:position="1.477in"/>
        </style:tab-stops>
      </style:paragraph-properties>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479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fo:text-indent="0.2479in"/>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479in"/>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P2184" style:parent-style-name="Normalny" style:family="paragraph">
      <style:paragraph-properties fo:text-align="justify" fo:line-height="150%" fo:text-indent="0.2479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fo:text-indent="0.2479in"/>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479in"/>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P2246" style:parent-style-name="Normalny" style:family="paragraph">
      <style:paragraph-properties fo:text-align="justify" fo:line-height="150%" fo:text-indent="0.2479in"/>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fo:text-indent="0.2479in"/>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style:style>
    <style:style style:name="T2251" style:parent-style-name="Domyślnaczcionkaakapitu" style:family="text">
      <style:text-properties style:text-underline-type="single" style:text-underline-style="solid" style:text-underline-width="auto" style:text-underline-mode="continuous"/>
    </style:style>
    <style:style style:name="T2252" style:parent-style-name="Domyślnaczcionkaakapitu" style:family="text">
      <style:text-properties fo:background-color="#80FFFF" style:text-underline-type="single" style:text-underline-style="solid" style:text-underline-width="auto" style:text-underline-mode="continuous"/>
    </style:style>
    <style:style style:name="T2253" style:parent-style-name="Domyślnaczcionkaakapitu" style:family="text">
      <style:text-properties style:text-underline-type="single" style:text-underline-style="solid" style:text-underline-width="auto" style:text-underline-mode="continuous"/>
    </style:style>
    <style:style style:name="T2254" style:parent-style-name="Domyślnaczcionkaakapitu" style:family="text">
      <style:text-properties fo:background-color="#80FFFF" style:text-underline-type="single" style:text-underline-style="solid" style:text-underline-width="auto" style:text-underline-mode="continuous"/>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fo:text-indent="0.2479in"/>
    </style:style>
    <style:style style:name="P2257" style:parent-style-name="Normalny" style:family="paragraph">
      <style:paragraph-properties fo:text-align="justify" fo:line-height="150%"/>
    </style:style>
    <style:style style:name="T2258" style:parent-style-name="Domyślnaczcionkaakapitu" style:family="text">
      <style:text-properties style:text-underline-type="single" style:text-underline-style="solid" style:text-underline-width="auto" style:text-underline-mode="continuous"/>
    </style:style>
    <style:style style:name="P2259" style:parent-style-name="Normalny" style:family="paragraph">
      <style:paragraph-properties fo:text-align="justify" fo:line-height="150%" fo:text-indent="0.2479in"/>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fo:text-indent="0.2479in"/>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P2269" style:parent-style-name="Normalny" style:family="paragraph">
      <style:paragraph-properties fo:text-align="justify" fo:line-height="150%" fo:text-indent="0.2479in"/>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fo:text-indent="0.2479in"/>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fo:text-indent="0.2479in"/>
    </style:style>
    <style:style style:name="T2280" style:parent-style-name="Domyślnaczcionkaakapitu" style:family="text">
      <style:text-properties fo:background-color="#80FFFF"/>
    </style:style>
    <style:style style:name="P2281" style:parent-style-name="Normalny" style:family="paragraph">
      <style:paragraph-properties fo:text-align="justify" fo:line-height="150%" fo:text-indent="0.2479in"/>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style:style>
    <style:style style:name="T2284" style:parent-style-name="Domyślnaczcionkaakapitu" style:family="text">
      <style:text-properties style:text-underline-type="single" style:text-underline-style="solid" style:text-underline-width="auto" style:text-underline-mode="continuous"/>
    </style:style>
    <style:style style:name="T2285" style:parent-style-name="Domyślnaczcionkaakapitu" style:family="text">
      <style:text-properties fo:background-color="#80FFFF" style:text-underline-type="single" style:text-underline-style="solid" style:text-underline-width="auto" style:text-underline-mode="continuous"/>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fo:text-indent="0.2479in"/>
    </style:style>
    <style:style style:name="T2288" style:parent-style-name="Domyślnaczcionkaakapitu" style:family="text">
      <style:text-properties fo:background-color="#80FFFF"/>
    </style:style>
    <style:style style:name="P2289" style:parent-style-name="Normalny" style:family="paragraph">
      <style:paragraph-properties fo:text-align="justify" fo:line-height="150%" fo:text-indent="0.2479in"/>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P2296" style:parent-style-name="Normalny" style:family="paragraph">
      <style:paragraph-properties fo:text-align="justify" fo:line-height="150%" fo:text-indent="0.2479in"/>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479in"/>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fo:text-indent="0.2479in"/>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fo:text-indent="0.2479in"/>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fo:text-indent="0.2479in"/>
    </style:style>
    <style:style style:name="T2330" style:parent-style-name="Domyślnaczcionkaakapitu" style:family="text">
      <style:text-properties fo:background-color="#80FFFF"/>
    </style:style>
    <style:style style:name="P2331" style:parent-style-name="Normalny" style:family="paragraph">
      <style:paragraph-properties fo:text-align="justify" fo:line-height="150%" fo:text-indent="0.2479in"/>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P2340" style:parent-style-name="Normalny" style:family="paragraph">
      <style:paragraph-properties fo:text-align="justify" fo:line-height="150%" fo:text-indent="0.2479in"/>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479in"/>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fo:text-indent="0.2479in"/>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P2364" style:parent-style-name="Normalny" style:family="paragraph">
      <style:paragraph-properties fo:text-align="justify" fo:line-height="150%" fo:text-indent="0.2479in"/>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P2370" style:parent-style-name="Normalny" style:family="paragraph">
      <style:paragraph-properties fo:text-align="justify" fo:line-height="150%" fo:text-indent="0.2479in"/>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fo:text-indent="0.2479in"/>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479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P2403" style:parent-style-name="Normalny" style:family="paragraph">
      <style:paragraph-properties fo:text-align="justify" fo:line-height="150%" fo:text-indent="0.2479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479in"/>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fo:text-indent="0.2479in">
        <style:tab-stops>
          <style:tab-stop style:type="left" style:position="4.5541in"/>
        </style:tab-stops>
      </style:paragraph-properties>
    </style:style>
    <style:style style:name="T2422" style:parent-style-name="Domyślnaczcionkaakapitu" style:family="text">
      <style:text-properties fo:background-color="#80FFFF"/>
    </style:style>
    <style:style style:name="P2423" style:parent-style-name="Normalny" style:family="paragraph">
      <style:paragraph-properties fo:text-align="justify" fo:line-height="150%" fo:text-indent="0.2479in"/>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fo:text-indent="0.2479in"/>
    </style:style>
    <style:style style:name="P2435" style:parent-style-name="Normalny" style:family="paragraph">
      <style:paragraph-properties fo:text-align="justify" fo:line-height="150%" fo:text-indent="0.2479in"/>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P2438" style:parent-style-name="Normalny" style:family="paragraph">
      <style:paragraph-properties fo:text-align="justify" fo:line-height="150%" fo:text-indent="0.2479in"/>
    </style:style>
    <style:style style:name="P2439" style:parent-style-name="Normalny" style:family="paragraph">
      <style:paragraph-properties fo:text-align="justify" fo:line-height="150%"/>
    </style:style>
    <style:style style:name="T2440" style:parent-style-name="Domyślnaczcionkaakapitu" style:family="text">
      <style:text-properties style:text-underline-type="single" style:text-underline-style="solid" style:text-underline-width="auto" style:text-underline-mode="continuous"/>
    </style:style>
    <style:style style:name="T2441" style:parent-style-name="Domyślnaczcionkaakapitu" style:family="text">
      <style:text-properties fo:background-color="#80FFFF" style:text-underline-type="single" style:text-underline-style="solid" style:text-underline-width="auto" style:text-underline-mode="continuous"/>
    </style:style>
    <style:style style:name="T2442" style:parent-style-name="Domyślnaczcionkaakapitu" style:family="text">
      <style:text-properties style:text-underline-type="single" style:text-underline-style="solid" style:text-underline-width="auto" style:text-underline-mode="continuous"/>
    </style:style>
    <style:style style:name="T2443" style:parent-style-name="Domyślnaczcionkaakapitu" style:family="text">
      <style:text-properties fo:background-color="#80FFFF" style:text-underline-type="single" style:text-underline-style="solid" style:text-underline-width="auto" style:text-underline-mode="continuous"/>
    </style:style>
    <style:style style:name="T2444" style:parent-style-name="Domyślnaczcionkaakapitu" style:family="text">
      <style:text-properties style:text-underline-type="single" style:text-underline-style="solid" style:text-underline-width="auto" style:text-underline-mode="continuous"/>
    </style:style>
    <style:style style:name="T2445" style:parent-style-name="Domyślnaczcionkaakapitu" style:family="text">
      <style:text-properties fo:background-color="#80FFFF" style:text-underline-type="single" style:text-underline-style="solid" style:text-underline-width="auto" style:text-underline-mode="continuous"/>
    </style:style>
    <style:style style:name="T2446" style:parent-style-name="Domyślnaczcionkaakapitu" style:family="text">
      <style:text-properties style:text-underline-type="single" style:text-underline-style="solid" style:text-underline-width="auto" style:text-underline-mode="continuous"/>
    </style:style>
    <style:style style:name="P2447" style:parent-style-name="Normalny" style:family="paragraph">
      <style:paragraph-properties fo:text-align="justify" fo:line-height="150%" fo:text-indent="0.2479in"/>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P2452" style:parent-style-name="Normalny" style:family="paragraph">
      <style:paragraph-properties fo:text-align="justify" fo:line-height="150%" fo:text-indent="0.2479in"/>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fo:text-indent="0.2479in"/>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style:style>
    <style:style style:name="T2467" style:parent-style-name="Domyślnaczcionkaakapitu" style:family="text">
      <style:text-properties style:text-underline-type="single" style:text-underline-style="solid" style:text-underline-width="auto" style:text-underline-mode="continuous"/>
    </style:style>
    <style:style style:name="T2468" style:parent-style-name="Domyślnaczcionkaakapitu" style:family="text">
      <style:text-properties fo:background-color="#80FFFF" style:text-underline-type="single" style:text-underline-style="solid" style:text-underline-width="auto" style:text-underline-mode="continuous"/>
    </style:style>
    <style:style style:name="P2469" style:parent-style-name="Normalny" style:family="paragraph">
      <style:paragraph-properties fo:text-align="justify" fo:line-height="150%" fo:text-indent="0.2479in"/>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fo:text-indent="0.2479in"/>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fo:text-indent="0.2479in"/>
    </style:style>
    <style:style style:name="P2476" style:parent-style-name="Normalny" style:family="paragraph">
      <style:paragraph-properties fo:text-align="justify" fo:line-height="150%"/>
    </style:style>
    <style:style style:name="T2477" style:parent-style-name="Domyślnaczcionkaakapitu" style:family="text">
      <style:text-properties style:text-underline-type="single" style:text-underline-style="solid" style:text-underline-width="auto" style:text-underline-mode="continuous"/>
    </style:style>
    <style:style style:name="P2478" style:parent-style-name="Normalny" style:family="paragraph">
      <style:paragraph-properties fo:text-align="justify" fo:line-height="150%" fo:text-indent="0.2479in"/>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fo:text-indent="0.2479in"/>
    </style:style>
    <style:style style:name="P2486" style:parent-style-name="Normalny" style:family="paragraph">
      <style:paragraph-properties fo:text-align="justify" fo:line-height="150%" fo:text-indent="0.2479in"/>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P2503" style:parent-style-name="Normalny" style:family="paragraph">
      <style:paragraph-properties fo:text-align="justify" fo:line-height="150%" fo:text-indent="0.2479in"/>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P2510" style:parent-style-name="Normalny" style:family="paragraph">
      <style:paragraph-properties fo:text-align="justify" fo:line-height="150%" fo:text-indent="0.2479in"/>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fo:text-indent="0.2479in"/>
    </style:style>
    <style:style style:name="T2517" style:parent-style-name="Domyślnaczcionkaakapitu" style:family="text">
      <style:text-properties fo:background-color="#80FFFF"/>
    </style:style>
    <style:style style:name="P2518" style:parent-style-name="Normalny" style:family="paragraph">
      <style:paragraph-properties fo:text-align="justify" fo:line-height="150%"/>
    </style:style>
    <style:style style:name="T2519" style:parent-style-name="Domyślnaczcionkaakapitu" style:family="text">
      <style:text-properties fo:background-color="#80FFFF" style:text-underline-type="single" style:text-underline-style="solid" style:text-underline-width="auto" style:text-underline-mode="continuous"/>
    </style:style>
    <style:style style:name="T2520" style:parent-style-name="Domyślnaczcionkaakapitu" style:family="text">
      <style:text-properties style:text-underline-type="single" style:text-underline-style="solid" style:text-underline-width="auto" style:text-underline-mode="continuous"/>
    </style:style>
    <style:style style:name="T2521" style:parent-style-name="Domyślnaczcionkaakapitu" style:family="text">
      <style:text-properties fo:background-color="#80FFFF" style:text-underline-type="single" style:text-underline-style="solid" style:text-underline-width="auto" style:text-underline-mode="continuous"/>
    </style:style>
    <style:style style:name="T2522" style:parent-style-name="Domyślnaczcionkaakapitu" style:family="text">
      <style:text-properties fo:background-color="#80FFFF"/>
    </style:style>
    <style:style style:name="P2523" style:parent-style-name="Normalny" style:family="paragraph">
      <style:paragraph-properties fo:text-align="justify" fo:line-height="150%" fo:text-indent="0.2479in"/>
    </style:style>
    <style:style style:name="P2524" style:parent-style-name="Normalny" style:family="paragraph">
      <style:paragraph-properties fo:text-align="justify" fo:line-height="150%" fo:text-indent="0.2479in"/>
    </style:style>
    <style:style style:name="P2525" style:parent-style-name="Normalny" style:family="paragraph">
      <style:paragraph-properties fo:text-align="justify" fo:line-height="150%"/>
    </style:style>
    <style:style style:name="P2526" style:parent-style-name="Normalny" style:family="paragraph">
      <style:paragraph-properties fo:text-align="justify" fo:line-height="150%"/>
    </style:style>
    <style:style style:name="T2527" style:parent-style-name="Domyślnaczcionkaakapitu" style:family="text">
      <style:text-properties fo:background-color="#80FFFF"/>
    </style:style>
    <style:style style:name="P2528" style:parent-style-name="Normalny" style:family="paragraph">
      <style:paragraph-properties fo:text-align="justify" fo:line-height="150%"/>
    </style:style>
    <style:style style:name="P2529" style:parent-style-name="Normalny" style:family="paragraph">
      <style:paragraph-properties fo:text-align="justify" fo:line-height="150%"/>
    </style:style>
    <style:style style:name="T2530" style:parent-style-name="Domyślnaczcionkaakapitu" style:family="text">
      <style:text-properties fo:background-color="#80FFFF"/>
    </style:style>
    <style:style style:name="P2531" style:parent-style-name="Normalny" style:family="paragraph">
      <style:paragraph-properties fo:text-align="justify" fo:line-height="150%"/>
    </style:style>
    <style:style style:name="P2532" style:parent-style-name="Normalny" style:family="paragraph">
      <style:paragraph-properties fo:text-align="justify" fo:line-height="150%"/>
    </style:style>
    <style:style style:name="T2533" style:parent-style-name="Domyślnaczcionkaakapitu" style:family="text">
      <style:text-properties style:text-underline-type="single" style:text-underline-style="solid" style:text-underline-width="auto" style:text-underline-mode="continuous"/>
    </style:style>
    <style:style style:name="T2534" style:parent-style-name="Domyślnaczcionkaakapitu" style:family="text">
      <style:text-properties fo:background-color="#80FFFF" style:text-underline-type="single" style:text-underline-style="solid" style:text-underline-width="auto" style:text-underline-mode="continuous"/>
    </style:style>
    <style:style style:name="T2535" style:parent-style-name="Domyślnaczcionkaakapitu" style:family="text">
      <style:text-properties style:text-underline-type="single" style:text-underline-style="solid" style:text-underline-width="auto" style:text-underline-mode="continuous"/>
    </style:style>
    <style:style style:name="T2536" style:parent-style-name="Domyślnaczcionkaakapitu" style:family="text">
      <style:text-properties fo:background-color="#80FFFF" style:text-underline-type="single" style:text-underline-style="solid" style:text-underline-width="auto" style:text-underline-mode="continuous"/>
    </style:style>
    <style:style style:name="T2537" style:parent-style-name="Domyślnaczcionkaakapitu" style:family="text">
      <style:text-properties style:text-underline-type="single" style:text-underline-style="solid" style:text-underline-width="auto" style:text-underline-mode="continuous"/>
    </style:style>
    <style:style style:name="T2538" style:parent-style-name="Domyślnaczcionkaakapitu" style:family="text">
      <style:text-properties fo:background-color="#80FFFF" style:text-underline-type="single" style:text-underline-style="solid" style:text-underline-width="auto" style:text-underline-mode="continuous"/>
    </style:style>
    <style:style style:name="T2539" style:parent-style-name="Domyślnaczcionkaakapitu" style:family="text">
      <style:text-properties style:text-underline-type="single" style:text-underline-style="solid" style:text-underline-width="auto" style:text-underline-mode="continuous"/>
    </style:style>
    <style:style style:name="P2540" style:parent-style-name="Normalny" style:family="paragraph">
      <style:paragraph-properties fo:text-align="justify" fo:line-height="150%" fo:text-indent="0.2479in"/>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479in"/>
    </style:style>
    <style:style style:name="P2545" style:parent-style-name="Normalny" style:family="paragraph">
      <style:paragraph-properties fo:text-align="justify" fo:line-height="150%" fo:text-indent="0.2479in"/>
    </style:style>
    <style:style style:name="P2546" style:parent-style-name="Normalny" style:family="paragraph">
      <style:paragraph-properties fo:text-align="justify" fo:line-height="150%" fo:text-indent="0.2479in"/>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fo:text-indent="0.2479in"/>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fo:text-indent="0.2479in"/>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P2566" style:parent-style-name="Normalny" style:family="paragraph">
      <style:paragraph-properties fo:text-align="justify" fo:line-height="150%" fo:text-indent="0.2479in"/>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P2573" style:parent-style-name="Normalny" style:family="paragraph">
      <style:paragraph-properties fo:text-align="justify" fo:line-height="150%" fo:text-indent="0.2479in"/>
    </style:style>
    <style:style style:name="P2574" style:parent-style-name="Normalny" style:family="paragraph">
      <style:paragraph-properties fo:text-align="justify" fo:line-height="150%" fo:text-indent="0.2479in"/>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P2577" style:parent-style-name="Normalny" style:family="paragraph">
      <style:paragraph-properties fo:text-align="justify" fo:line-height="150%" fo:text-indent="0.2479in"/>
    </style:style>
    <style:style style:name="T2578" style:parent-style-name="Domyślnaczcionkaakapitu" style:family="text">
      <style:text-properties fo:background-color="#80FFFF"/>
    </style:style>
    <style:style style:name="P2579" style:parent-style-name="Normalny" style:family="paragraph">
      <style:paragraph-properties fo:text-align="justify" fo:line-height="150%"/>
    </style:style>
    <style:style style:name="T2580" style:parent-style-name="Domyślnaczcionkaakapitu" style:family="text">
      <style:text-properties fo:background-color="#80FFFF" style:text-underline-type="single" style:text-underline-style="solid" style:text-underline-width="auto" style:text-underline-mode="continuous"/>
    </style:style>
    <style:style style:name="T2581" style:parent-style-name="Domyślnaczcionkaakapitu" style:family="text">
      <style:text-properties style:text-underline-type="single" style:text-underline-style="solid" style:text-underline-width="auto" style:text-underline-mode="continuous"/>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fo:text-indent="0.2479in"/>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fo:text-indent="0.2479in"/>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P2589" style:parent-style-name="Normalny" style:family="paragraph">
      <style:paragraph-properties fo:text-align="justify" fo:line-height="150%"/>
    </style:style>
    <style:style style:name="T2590" style:parent-style-name="Domyślnaczcionkaakapitu" style:family="text">
      <style:text-properties style:text-underline-type="single" style:text-underline-style="solid" style:text-underline-width="auto" style:text-underline-mode="continuous"/>
    </style:style>
    <style:style style:name="T2591" style:parent-style-name="Domyślnaczcionkaakapitu" style:family="text">
      <style:text-properties fo:background-color="#80FFFF" style:text-underline-type="single" style:text-underline-style="solid" style:text-underline-width="auto" style:text-underline-mode="continuous"/>
    </style:style>
    <style:style style:name="T2592" style:parent-style-name="Domyślnaczcionkaakapitu" style:family="text">
      <style:text-properties style:text-underline-type="single" style:text-underline-style="solid" style:text-underline-width="auto" style:text-underline-mode="continuous"/>
    </style:style>
    <style:style style:name="T2593" style:parent-style-name="Domyślnaczcionkaakapitu" style:family="text">
      <style:text-properties fo:background-color="#80FFFF" style:text-underline-type="single" style:text-underline-style="solid" style:text-underline-width="auto" style:text-underline-mode="continuous"/>
    </style:style>
    <style:style style:name="T2594" style:parent-style-name="Domyślnaczcionkaakapitu" style:family="text">
      <style:text-properties style:text-underline-type="single" style:text-underline-style="solid" style:text-underline-width="auto" style:text-underline-mode="continuous"/>
    </style:style>
    <style:style style:name="P2595" style:parent-style-name="Normalny" style:family="paragraph">
      <style:paragraph-properties fo:text-align="justify" fo:line-height="150%" fo:text-indent="0.2479in"/>
    </style:style>
    <style:style style:name="P2596" style:parent-style-name="Normalny" style:family="paragraph">
      <style:paragraph-properties fo:text-align="justify" fo:line-height="150%"/>
    </style:style>
    <style:style style:name="T2597" style:parent-style-name="Domyślnaczcionkaakapitu" style:family="text">
      <style:text-properties fo:background-color="#80FFFF" style:text-underline-type="single" style:text-underline-style="solid" style:text-underline-width="auto" style:text-underline-mode="continuous"/>
    </style:style>
    <style:style style:name="T2598" style:parent-style-name="Domyślnaczcionkaakapitu" style:family="text">
      <style:text-properties style:text-underline-type="single" style:text-underline-style="solid" style:text-underline-width="auto" style:text-underline-mode="continuous"/>
    </style:style>
    <style:style style:name="T2599" style:parent-style-name="Domyślnaczcionkaakapitu" style:family="text">
      <style:text-properties fo:background-color="#80FFFF"/>
    </style:style>
    <style:style style:name="P2600" style:parent-style-name="Normalny" style:family="paragraph">
      <style:paragraph-properties fo:text-align="justify" fo:line-height="150%" fo:text-indent="0.2479in"/>
    </style:style>
    <style:style style:name="T2601" style:parent-style-name="Domyślnaczcionkaakapitu" style:family="text">
      <style:text-properties fo:background-color="#80FFFF"/>
    </style:style>
    <style:style style:name="P2602" style:parent-style-name="Normalny" style:family="paragraph">
      <style:paragraph-properties fo:text-align="justify" fo:line-height="150%" fo:text-indent="0.2479in"/>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P2606" style:parent-style-name="Normalny" style:family="paragraph">
      <style:paragraph-properties fo:text-align="justify" fo:line-height="150%"/>
    </style:style>
    <style:style style:name="T2607" style:parent-style-name="Domyślnaczcionkaakapitu" style:family="text">
      <style:text-properties style:text-underline-type="single" style:text-underline-style="solid" style:text-underline-width="auto" style:text-underline-mode="continuous"/>
    </style:style>
    <style:style style:name="P2608" style:parent-style-name="Normalny" style:family="paragraph">
      <style:paragraph-properties fo:text-align="justify" fo:line-height="150%" fo:text-indent="0.2479in"/>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P2614" style:parent-style-name="Normalny" style:family="paragraph">
      <style:paragraph-properties fo:text-align="justify" fo:line-height="150%"/>
    </style:style>
    <style:style style:name="T2615" style:parent-style-name="Domyślnaczcionkaakapitu" style:family="text">
      <style:text-properties fo:background-color="#80FFFF" style:text-underline-type="single" style:text-underline-style="solid" style:text-underline-width="auto" style:text-underline-mode="continuous"/>
    </style:style>
    <style:style style:name="T2616" style:parent-style-name="Domyślnaczcionkaakapitu" style:family="text">
      <style:text-properties style:text-underline-type="single" style:text-underline-style="solid" style:text-underline-width="auto" style:text-underline-mode="continuous"/>
    </style:style>
    <style:style style:name="T2617" style:parent-style-name="Domyślnaczcionkaakapitu" style:family="text">
      <style:text-properties fo:background-color="#80FFFF"/>
    </style:style>
    <style:style style:name="P2618" style:parent-style-name="Normalny" style:family="paragraph">
      <style:paragraph-properties fo:text-align="justify" fo:line-height="150%" fo:text-indent="0.2479in"/>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fo:text-indent="0.2479in"/>
    </style:style>
    <style:style style:name="T2633" style:parent-style-name="Domyślnaczcionkaakapitu" style:family="text">
      <style:text-properties fo:background-color="#80FFFF"/>
    </style:style>
    <style:style style:name="P2634" style:parent-style-name="Normalny" style:family="paragraph">
      <style:paragraph-properties fo:text-align="justify" fo:line-height="150%" fo:text-indent="0.2479in"/>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fo:text-indent="0.2479in"/>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P2644" style:parent-style-name="Normalny" style:family="paragraph">
      <style:paragraph-properties fo:text-align="justify" fo:line-height="150%" fo:text-indent="0.2479in"/>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style:style>
    <style:style style:name="T2647" style:parent-style-name="Domyślnaczcionkaakapitu" style:family="text">
      <style:text-properties fo:background-color="#80FFFF" style:text-underline-type="single" style:text-underline-style="solid" style:text-underline-width="auto" style:text-underline-mode="continuous"/>
    </style:style>
    <style:style style:name="T2648" style:parent-style-name="Domyślnaczcionkaakapitu" style:family="text">
      <style:text-properties style:text-underline-type="single" style:text-underline-style="solid" style:text-underline-width="auto" style:text-underline-mode="continuous"/>
    </style:style>
    <style:style style:name="T2649" style:parent-style-name="Domyślnaczcionkaakapitu" style:family="text">
      <style:text-properties fo:background-color="#80FFFF" style:text-underline-type="single" style:text-underline-style="solid" style:text-underline-width="auto" style:text-underline-mode="continuous"/>
    </style:style>
    <style:style style:name="T2650" style:parent-style-name="Domyślnaczcionkaakapitu" style:family="text">
      <style:text-properties style:text-underline-type="single" style:text-underline-style="solid" style:text-underline-width="auto" style:text-underline-mode="continuous"/>
    </style:style>
    <style:style style:name="T2651" style:parent-style-name="Domyślnaczcionkaakapitu" style:family="text">
      <style:text-properties fo:background-color="#80FFFF" style:text-underline-type="single" style:text-underline-style="solid" style:text-underline-width="auto" style:text-underline-mode="continuous"/>
    </style:style>
    <style:style style:name="P2652" style:parent-style-name="Normalny" style:family="paragraph">
      <style:paragraph-properties fo:text-align="justify" fo:line-height="150%" fo:text-indent="0.2479in"/>
    </style:style>
    <style:style style:name="T2653" style:parent-style-name="Domyślnaczcionkaakapitu" style:family="text">
      <style:text-properties fo:background-color="#80FFFF"/>
    </style:style>
    <style:style style:name="P2654" style:parent-style-name="Normalny" style:family="paragraph">
      <style:paragraph-properties fo:text-align="justify" fo:line-height="150%"/>
    </style:style>
    <style:style style:name="T2655" style:parent-style-name="Domyślnaczcionkaakapitu" style:family="text">
      <style:text-properties fo:background-color="#80FFFF" style:text-underline-type="single" style:text-underline-style="solid" style:text-underline-width="auto" style:text-underline-mode="continuous"/>
    </style:style>
    <style:style style:name="T2656" style:parent-style-name="Domyślnaczcionkaakapitu" style:family="text">
      <style:text-properties style:text-underline-type="single" style:text-underline-style="solid" style:text-underline-width="auto" style:text-underline-mode="continuous"/>
    </style:style>
    <style:style style:name="T2657" style:parent-style-name="Domyślnaczcionkaakapitu" style:family="text">
      <style:text-properties fo:background-color="#80FFFF"/>
    </style:style>
    <style:style style:name="P2658" style:parent-style-name="Normalny" style:family="paragraph">
      <style:paragraph-properties fo:text-align="justify" fo:line-height="150%" fo:text-indent="0.2479in"/>
    </style:style>
    <style:style style:name="P2659" style:parent-style-name="Normalny" style:family="paragraph">
      <style:paragraph-properties fo:text-align="justify" fo:line-height="150%"/>
    </style:style>
    <style:style style:name="T2660" style:parent-style-name="Domyślnaczcionkaakapitu" style:family="text">
      <style:text-properties fo:background-color="#80FFFF" style:text-underline-type="single" style:text-underline-style="solid" style:text-underline-width="auto" style:text-underline-mode="continuous"/>
    </style:style>
    <style:style style:name="T2661" style:parent-style-name="Domyślnaczcionkaakapitu" style:family="text">
      <style:text-properties style:text-underline-type="single" style:text-underline-style="solid" style:text-underline-width="auto" style:text-underline-mode="continuous"/>
    </style:style>
    <style:style style:name="T2662" style:parent-style-name="Domyślnaczcionkaakapitu" style:family="text">
      <style:text-properties fo:background-color="#80FFFF" style:text-underline-type="single" style:text-underline-style="solid" style:text-underline-width="auto" style:text-underline-mode="continuous"/>
    </style:style>
    <style:style style:name="T2663" style:parent-style-name="Domyślnaczcionkaakapitu" style:family="text">
      <style:text-properties style:text-underline-type="single" style:text-underline-style="solid" style:text-underline-width="auto" style:text-underline-mode="continuous"/>
    </style:style>
    <style:style style:name="T2664" style:parent-style-name="Domyślnaczcionkaakapitu" style:family="text">
      <style:text-properties fo:background-color="#80FFFF" style:text-underline-type="single" style:text-underline-style="solid" style:text-underline-width="auto" style:text-underline-mode="continuous"/>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479in"/>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style:style>
    <style:style style:name="T2670" style:parent-style-name="Domyślnaczcionkaakapitu" style:family="text">
      <style:text-properties fo:background-color="#80FFFF" style:text-underline-type="single" style:text-underline-style="solid" style:text-underline-width="auto" style:text-underline-mode="continuous"/>
    </style:style>
    <style:style style:name="T2671" style:parent-style-name="Domyślnaczcionkaakapitu" style:family="text">
      <style:text-properties style:text-underline-type="single" style:text-underline-style="solid" style:text-underline-width="auto" style:text-underline-mode="continuous"/>
    </style:style>
    <style:style style:name="T2672" style:parent-style-name="Domyślnaczcionkaakapitu" style:family="text">
      <style:text-properties fo:background-color="#80FFFF"/>
    </style:style>
    <style:style style:name="P2673" style:parent-style-name="Normalny" style:family="paragraph">
      <style:paragraph-properties fo:text-align="justify" fo:line-height="150%" fo:text-indent="0.2479in">
        <style:tab-stops>
          <style:tab-stop style:type="left" style:leader-style="solid" style:leader-text="_" style:position="2.0583in"/>
        </style:tab-stops>
      </style:paragraph-properties>
    </style:style>
    <style:style style:name="P2674" style:parent-style-name="Normalny" style:family="paragraph">
      <style:paragraph-properties fo:text-align="justify" fo:line-height="150%"/>
    </style:style>
    <style:style style:name="T2675" style:parent-style-name="Domyślnaczcionkaakapitu" style:family="text">
      <style:text-properties style:text-underline-type="single" style:text-underline-style="solid" style:text-underline-width="auto" style:text-underline-mode="continuous"/>
    </style:style>
    <style:style style:name="T2676" style:parent-style-name="Domyślnaczcionkaakapitu" style:family="text">
      <style:text-properties fo:background-color="#80FFFF" style:text-underline-type="single" style:text-underline-style="solid" style:text-underline-width="auto" style:text-underline-mode="continuous"/>
    </style:style>
    <style:style style:name="P2677" style:parent-style-name="Normalny" style:family="paragraph">
      <style:paragraph-properties fo:text-align="justify" fo:line-height="150%" fo:text-indent="0.2479in"/>
    </style:style>
    <style:style style:name="T2678" style:parent-style-name="Domyślnaczcionkaakapitu" style:family="text">
      <style:text-properties fo:background-color="#80FFFF"/>
    </style:style>
    <style:style style:name="P2679" style:parent-style-name="Normalny" style:family="paragraph">
      <style:paragraph-properties fo:text-align="justify" fo:line-height="150%" fo:text-indent="0.2479in"/>
    </style:style>
    <style:style style:name="T2680" style:parent-style-name="Domyślnaczcionkaakapitu" style:family="text">
      <style:text-properties fo:background-color="#80FFFF"/>
    </style:style>
    <style:style style:name="P2681" style:parent-style-name="Normalny" style:family="paragraph">
      <style:paragraph-properties fo:text-align="justify" fo:line-height="150%" fo:text-indent="0.2479in"/>
    </style:style>
    <style:style style:name="P2682" style:parent-style-name="Normalny" style:family="paragraph">
      <style:paragraph-properties fo:text-align="justify" fo:line-height="150%"/>
    </style:style>
    <style:style style:name="T2683" style:parent-style-name="Domyślnaczcionkaakapitu" style:family="text">
      <style:text-properties fo:background-color="#80FFFF" style:text-underline-type="single" style:text-underline-style="solid" style:text-underline-width="auto" style:text-underline-mode="continuous"/>
    </style:style>
    <style:style style:name="T2684" style:parent-style-name="Domyślnaczcionkaakapitu" style:family="text">
      <style:text-properties style:text-underline-type="single" style:text-underline-style="solid" style:text-underline-width="auto" style:text-underline-mode="continuous"/>
    </style:style>
    <style:style style:name="T2685" style:parent-style-name="Domyślnaczcionkaakapitu" style:family="text">
      <style:text-properties fo:background-color="#80FFFF"/>
    </style:style>
    <style:style style:name="P2686" style:parent-style-name="Normalny" style:family="paragraph">
      <style:paragraph-properties fo:text-align="justify" fo:line-height="150%" fo:text-indent="0.2479in"/>
    </style:style>
    <style:style style:name="P2687" style:parent-style-name="Normalny" style:family="paragraph">
      <style:paragraph-properties fo:text-align="justify" fo:line-height="150%"/>
    </style:style>
    <style:style style:name="T2688" style:parent-style-name="Domyślnaczcionkaakapitu" style:family="text">
      <style:text-properties style:text-underline-type="single" style:text-underline-style="solid" style:text-underline-width="auto" style:text-underline-mode="continuous"/>
    </style:style>
    <style:style style:name="T2689" style:parent-style-name="Domyślnaczcionkaakapitu" style:family="text">
      <style:text-properties fo:background-color="#80FFFF" style:text-underline-type="single" style:text-underline-style="solid" style:text-underline-width="auto" style:text-underline-mode="continuous"/>
    </style:style>
    <style:style style:name="P2690" style:parent-style-name="Normalny" style:family="paragraph">
      <style:paragraph-properties fo:text-align="justify" fo:line-height="150%" fo:text-indent="0.2479in"/>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P2693" style:parent-style-name="Normalny" style:family="paragraph">
      <style:paragraph-properties fo:text-align="justify" fo:line-height="150%" fo:text-indent="0.2479in"/>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P2696" style:parent-style-name="Normalny" style:family="paragraph">
      <style:paragraph-properties fo:text-align="justify" fo:line-height="150%" fo:text-indent="0.2479in"/>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P2700" style:parent-style-name="Normalny" style:family="paragraph">
      <style:paragraph-properties fo:text-align="justify" fo:line-height="150%"/>
    </style:style>
    <style:style style:name="T2701" style:parent-style-name="Domyślnaczcionkaakapitu" style:family="text">
      <style:text-properties fo:background-color="#80FFFF" style:text-underline-type="single" style:text-underline-style="solid" style:text-underline-width="auto" style:text-underline-mode="continuous"/>
    </style:style>
    <style:style style:name="T2702" style:parent-style-name="Domyślnaczcionkaakapitu" style:family="text">
      <style:text-properties style:text-underline-type="single" style:text-underline-style="solid" style:text-underline-width="auto" style:text-underline-mode="continuous"/>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fo:text-indent="0.2479in"/>
    </style:style>
    <style:style style:name="T2705" style:parent-style-name="Domyślnaczcionkaakapitu" style:family="text">
      <style:text-properties fo:background-color="#80FFFF"/>
    </style:style>
    <style:style style:name="P2706" style:parent-style-name="Normalny" style:family="paragraph">
      <style:paragraph-properties fo:text-align="justify" fo:line-height="150%"/>
    </style:style>
    <style:style style:name="T2707" style:parent-style-name="Domyślnaczcionkaakapitu" style:family="text">
      <style:text-properties fo:background-color="#80FFFF" style:text-underline-type="single" style:text-underline-style="solid" style:text-underline-width="auto" style:text-underline-mode="continuous"/>
    </style:style>
    <style:style style:name="T2708" style:parent-style-name="Domyślnaczcionkaakapitu" style:family="text">
      <style:text-properties style:text-underline-type="single" style:text-underline-style="solid" style:text-underline-width="auto" style:text-underline-mode="continuous"/>
    </style:style>
    <style:style style:name="T2709" style:parent-style-name="Domyślnaczcionkaakapitu" style:family="text">
      <style:text-properties fo:background-color="#80FFFF"/>
    </style:style>
    <style:style style:name="P2710" style:parent-style-name="Normalny" style:family="paragraph">
      <style:paragraph-properties fo:text-align="justify" fo:line-height="150%" fo:text-indent="0.2479in"/>
      <style:text-properties fo:background-color="#80FFFF"/>
    </style:style>
    <style:style style:name="P2711" style:parent-style-name="Normalny" style:family="paragraph">
      <style:paragraph-properties fo:text-align="justify" fo:line-height="150%"/>
    </style:style>
    <style:style style:name="P2712" style:parent-style-name="Normalny" style:family="paragraph">
      <style:paragraph-properties fo:text-align="justify" fo:line-height="150%"/>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style:style>
    <style:style style:name="P2716" style:parent-style-name="Normalny" style:family="paragraph">
      <style:paragraph-properties fo:text-align="justify" fo:line-height="150%"/>
    </style:style>
    <style:style style:name="T2717" style:parent-style-name="Domyślnaczcionkaakapitu" style:family="text">
      <style:text-properties fo:background-color="#80FFFF"/>
    </style:style>
    <style:style style:name="P2718" style:parent-style-name="Normalny" style:family="paragraph">
      <style:paragraph-properties fo:text-align="justify" fo:line-height="150%"/>
    </style:style>
    <style:style style:name="P2719" style:parent-style-name="Normalny" style:family="paragraph">
      <style:paragraph-properties fo:text-align="justify" fo:line-height="150%"/>
    </style:style>
    <style:style style:name="T2720" style:parent-style-name="Domyślnaczcionkaakapitu" style:family="text">
      <style:text-properties style:text-underline-type="single" style:text-underline-style="solid" style:text-underline-width="auto" style:text-underline-mode="continuous"/>
    </style:style>
    <style:style style:name="T2721" style:parent-style-name="Domyślnaczcionkaakapitu" style:family="text">
      <style:text-properties fo:background-color="#80FFFF" style:text-underline-type="single" style:text-underline-style="solid" style:text-underline-width="auto" style:text-underline-mode="continuous"/>
    </style:style>
    <style:style style:name="T2722" style:parent-style-name="Domyślnaczcionkaakapitu" style:family="text">
      <style:text-properties style:text-underline-type="single" style:text-underline-style="solid" style:text-underline-width="auto" style:text-underline-mode="continuous"/>
    </style:style>
    <style:style style:name="T2723" style:parent-style-name="Domyślnaczcionkaakapitu" style:family="text">
      <style:text-properties fo:background-color="#80FFFF" style:text-underline-type="single" style:text-underline-style="solid" style:text-underline-width="auto" style:text-underline-mode="continuous"/>
    </style:style>
    <style:style style:name="T2724" style:parent-style-name="Domyślnaczcionkaakapitu" style:family="text">
      <style:text-properties fo:background-color="#80FFFF"/>
    </style:style>
    <style:style style:name="P2725" style:parent-style-name="Normalny" style:family="paragraph">
      <style:paragraph-properties fo:text-align="justify" fo:line-height="150%" fo:text-indent="0.2479in"/>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P2728" style:parent-style-name="Normalny" style:family="paragraph">
      <style:paragraph-properties fo:text-align="justify" fo:line-height="150%" fo:text-indent="0.2479in"/>
    </style:style>
    <style:style style:name="P2729" style:parent-style-name="Normalny" style:family="paragraph">
      <style:paragraph-properties fo:text-align="justify" fo:line-height="150%"/>
    </style:style>
    <style:style style:name="T2730" style:parent-style-name="Domyślnaczcionkaakapitu" style:family="text">
      <style:text-properties fo:background-color="#80FFFF" style:text-underline-type="single" style:text-underline-style="solid" style:text-underline-width="auto" style:text-underline-mode="continuous"/>
    </style:style>
    <style:style style:name="T2731" style:parent-style-name="Domyślnaczcionkaakapitu" style:family="text">
      <style:text-properties style:text-underline-type="single" style:text-underline-style="solid" style:text-underline-width="auto" style:text-underline-mode="continuous"/>
    </style:style>
    <style:style style:name="P2732" style:parent-style-name="Normalny" style:family="paragraph">
      <style:paragraph-properties fo:text-align="justify" fo:line-height="150%" fo:text-indent="0.2479in"/>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P2735" style:parent-style-name="Normalny" style:family="paragraph">
      <style:paragraph-properties fo:text-align="justify" fo:line-height="150%" fo:text-indent="0.2479in"/>
    </style:style>
    <style:style style:name="T2736" style:parent-style-name="Domyślnaczcionkaakapitu" style:family="text">
      <style:text-properties fo:background-color="#80FFFF"/>
    </style:style>
    <style:style style:name="P2737" style:parent-style-name="Normalny" style:family="paragraph">
      <style:paragraph-properties fo:text-align="justify" fo:line-height="150%" fo:text-indent="0.2479in"/>
    </style:style>
    <style:style style:name="P2738" style:parent-style-name="Normalny" style:family="paragraph">
      <style:paragraph-properties fo:text-align="justify" fo:line-height="150%" fo:text-indent="0.2479in"/>
    </style:style>
    <style:style style:name="P2739" style:parent-style-name="Normalny" style:family="paragraph">
      <style:paragraph-properties fo:text-align="justify" fo:line-height="150%" fo:text-indent="0.2479in">
        <style:tab-stops>
          <style:tab-stop style:type="left" style:position="1.0256in"/>
        </style:tab-stops>
      </style:paragraph-properties>
    </style:style>
    <style:style style:name="P2740" style:parent-style-name="Normalny" style:family="paragraph">
      <style:paragraph-properties fo:text-align="justify" fo:line-height="150%" fo:text-indent="0.2479in">
        <style:tab-stops>
          <style:tab-stop style:type="left" style:position="1.0256in"/>
        </style:tab-stops>
      </style:paragraph-properties>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P2743" style:parent-style-name="Normalny" style:family="paragraph">
      <style:paragraph-properties fo:text-align="justify" fo:line-height="150%" fo:text-indent="0.2479in"/>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P2747" style:parent-style-name="Normalny" style:family="paragraph">
      <style:paragraph-properties fo:text-align="justify" fo:line-height="150%" fo:text-indent="0.2479in"/>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P2754" style:parent-style-name="Normalny" style:family="paragraph">
      <style:paragraph-properties fo:text-align="justify" fo:line-height="150%" fo:text-indent="0.2479in"/>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P2763" style:parent-style-name="Normalny" style:family="paragraph">
      <style:paragraph-properties fo:text-align="justify" fo:line-height="150%"/>
    </style:style>
    <style:style style:name="T2764" style:parent-style-name="Domyślnaczcionkaakapitu" style:family="text">
      <style:text-properties fo:background-color="#80FFFF" style:text-underline-type="single" style:text-underline-style="solid" style:text-underline-width="auto" style:text-underline-mode="continuous"/>
    </style:style>
    <style:style style:name="T2765" style:parent-style-name="Domyślnaczcionkaakapitu" style:family="text">
      <style:text-properties style:text-underline-type="single" style:text-underline-style="solid" style:text-underline-width="auto" style:text-underline-mode="continuous"/>
    </style:style>
    <style:style style:name="T2766" style:parent-style-name="Domyślnaczcionkaakapitu" style:family="text">
      <style:text-properties fo:background-color="#80FFFF" style:text-underline-type="single" style:text-underline-style="solid" style:text-underline-width="auto" style:text-underline-mode="continuous"/>
    </style:style>
    <style:style style:name="P2767" style:parent-style-name="Normalny" style:family="paragraph">
      <style:paragraph-properties fo:text-align="justify" fo:line-height="150%" fo:text-indent="0.2479in"/>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P2771" style:parent-style-name="Normalny" style:family="paragraph">
      <style:paragraph-properties fo:text-align="justify" fo:line-height="150%"/>
    </style:style>
    <style:style style:name="T2772" style:parent-style-name="Domyślnaczcionkaakapitu" style:family="text">
      <style:text-properties fo:background-color="#80FFFF" style:text-underline-type="single" style:text-underline-style="solid" style:text-underline-width="auto" style:text-underline-mode="continuous"/>
    </style:style>
    <style:style style:name="T2773" style:parent-style-name="Domyślnaczcionkaakapitu" style:family="text">
      <style:text-properties style:text-underline-type="single" style:text-underline-style="solid" style:text-underline-width="auto" style:text-underline-mode="continuous"/>
    </style:style>
    <style:style style:name="T2774" style:parent-style-name="Domyślnaczcionkaakapitu" style:family="text">
      <style:text-properties fo:background-color="#80FFFF"/>
    </style:style>
    <style:style style:name="P2775" style:parent-style-name="Normalny" style:family="paragraph">
      <style:paragraph-properties fo:text-align="justify" fo:line-height="150%" fo:text-indent="0.2479in"/>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P2778" style:parent-style-name="Normalny" style:family="paragraph">
      <style:paragraph-properties fo:text-align="justify" fo:line-height="150%"/>
    </style:style>
    <style:style style:name="T2779" style:parent-style-name="Domyślnaczcionkaakapitu" style:family="text">
      <style:text-properties style:text-underline-type="single" style:text-underline-style="solid" style:text-underline-width="auto" style:text-underline-mode="continuous"/>
    </style:style>
    <style:style style:name="P2780" style:parent-style-name="Normalny" style:family="paragraph">
      <style:paragraph-properties fo:text-align="justify" fo:line-height="150%" fo:text-indent="0.2479in"/>
    </style:style>
    <style:style style:name="P2781" style:parent-style-name="Normalny" style:family="paragraph">
      <style:paragraph-properties fo:text-align="justify" fo:line-height="150%"/>
    </style:style>
    <style:style style:name="T2782" style:parent-style-name="Domyślnaczcionkaakapitu" style:family="text">
      <style:text-properties fo:background-color="#80FFFF" style:text-underline-type="single" style:text-underline-style="solid" style:text-underline-width="auto" style:text-underline-mode="continuous"/>
    </style:style>
    <style:style style:name="T2783" style:parent-style-name="Domyślnaczcionkaakapitu" style:family="text">
      <style:text-properties style:text-underline-type="single" style:text-underline-style="solid" style:text-underline-width="auto" style:text-underline-mode="continuous"/>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fo:text-indent="0.2479in"/>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P2788" style:parent-style-name="Normalny" style:family="paragraph">
      <style:paragraph-properties fo:text-align="justify" fo:line-height="150%"/>
    </style:style>
    <style:style style:name="T2789" style:parent-style-name="Domyślnaczcionkaakapitu" style:family="text">
      <style:text-properties style:text-underline-type="single" style:text-underline-style="solid" style:text-underline-width="auto" style:text-underline-mode="continuous"/>
    </style:style>
    <style:style style:name="P2790" style:parent-style-name="Normalny" style:family="paragraph">
      <style:paragraph-properties fo:text-align="justify" fo:line-height="150%" fo:text-indent="0.2479in"/>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P2801" style:parent-style-name="Normalny" style:family="paragraph">
      <style:paragraph-properties fo:text-align="justify" fo:line-height="150%" fo:text-indent="0.2479in"/>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P2804" style:parent-style-name="Normalny" style:family="paragraph">
      <style:paragraph-properties fo:text-align="justify" fo:line-height="150%" fo:text-indent="0.2479in"/>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fo:text-indent="0.2479in"/>
    </style:style>
    <style:style style:name="T2810" style:parent-style-name="Domyślnaczcionkaakapitu" style:family="text">
      <style:text-properties fo:background-color="#80FFFF"/>
    </style:style>
    <style:style style:name="P2811" style:parent-style-name="Normalny" style:family="paragraph">
      <style:paragraph-properties fo:text-align="justify" fo:line-height="150%" fo:text-indent="0.2479in"/>
    </style:style>
    <style:style style:name="P2812" style:parent-style-name="Normalny" style:family="paragraph">
      <style:paragraph-properties fo:text-align="justify" fo:line-height="150%" fo:text-indent="0.2479in"/>
    </style:style>
    <style:style style:name="P2813" style:parent-style-name="Normalny" style:family="paragraph">
      <style:paragraph-properties fo:text-align="justify" fo:line-height="150%" fo:text-indent="0.2479in"/>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P2816" style:parent-style-name="Normalny" style:family="paragraph">
      <style:paragraph-properties fo:text-align="justify" fo:line-height="150%" fo:text-indent="0.2479in"/>
    </style:style>
    <style:style style:name="T2817" style:parent-style-name="Domyślnaczcionkaakapitu" style:family="text">
      <style:text-properties fo:background-color="#80FFFF"/>
    </style:style>
    <style:style style:name="P2818" style:parent-style-name="Normalny" style:family="paragraph">
      <style:paragraph-properties fo:text-align="justify" fo:line-height="150%" fo:text-indent="0.2479in"/>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P2824" style:parent-style-name="Normalny" style:family="paragraph">
      <style:paragraph-properties fo:text-align="justify" fo:line-height="150%" fo:text-indent="0.2479in"/>
    </style:style>
    <style:style style:name="T2825" style:parent-style-name="Domyślnaczcionkaakapitu" style:family="text">
      <style:text-properties fo:background-color="#80FFFF"/>
    </style:style>
    <style:style style:name="P2826" style:parent-style-name="Normalny" style:family="paragraph">
      <style:paragraph-properties fo:text-align="justify" fo:line-height="150%" fo:text-indent="0.2479in"/>
    </style:style>
    <style:style style:name="P2827" style:parent-style-name="Normalny" style:family="paragraph">
      <style:paragraph-properties fo:text-align="justify" fo:line-height="150%"/>
    </style:style>
    <style:style style:name="T2828" style:parent-style-name="Domyślnaczcionkaakapitu" style:family="text">
      <style:text-properties style:text-underline-type="single" style:text-underline-style="solid" style:text-underline-width="auto" style:text-underline-mode="continuous"/>
    </style:style>
    <style:style style:name="T2829" style:parent-style-name="Domyślnaczcionkaakapitu" style:family="text">
      <style:text-properties fo:background-color="#80FFFF" style:text-underline-type="single" style:text-underline-style="solid" style:text-underline-width="auto" style:text-underline-mode="continuous"/>
    </style:style>
    <style:style style:name="T2830" style:parent-style-name="Domyślnaczcionkaakapitu" style:family="text">
      <style:text-properties fo:background-color="#80FFFF"/>
    </style:style>
    <style:style style:name="P2831" style:parent-style-name="Normalny" style:family="paragraph">
      <style:paragraph-properties fo:text-align="justify" fo:line-height="150%" fo:text-indent="0.2479in"/>
    </style:style>
    <style:style style:name="P2832" style:parent-style-name="Normalny" style:family="paragraph">
      <style:paragraph-properties fo:text-align="justify" fo:line-height="150%"/>
    </style:style>
    <style:style style:name="T2833" style:parent-style-name="Domyślnaczcionkaakapitu" style:family="text">
      <style:text-properties fo:background-color="#80FFFF" style:text-underline-type="single" style:text-underline-style="solid" style:text-underline-width="auto" style:text-underline-mode="continuous"/>
    </style:style>
    <style:style style:name="T2834" style:parent-style-name="Domyślnaczcionkaakapitu" style:family="text">
      <style:text-properties style:text-underline-type="single" style:text-underline-style="solid" style:text-underline-width="auto" style:text-underline-mode="continuous"/>
    </style:style>
    <style:style style:name="T2835" style:parent-style-name="Domyślnaczcionkaakapitu" style:family="text">
      <style:text-properties fo:background-color="#80FFFF" style:text-underline-type="single" style:text-underline-style="solid" style:text-underline-width="auto" style:text-underline-mode="continuous"/>
    </style:style>
    <style:style style:name="T2836" style:parent-style-name="Domyślnaczcionkaakapitu" style:family="text">
      <style:text-properties style:text-underline-type="single" style:text-underline-style="solid" style:text-underline-width="auto" style:text-underline-mode="continuous"/>
    </style:style>
    <style:style style:name="P2837" style:parent-style-name="Normalny" style:family="paragraph">
      <style:paragraph-properties fo:text-align="justify" fo:line-height="150%" fo:text-indent="0.2479in"/>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P2841" style:parent-style-name="Normalny" style:family="paragraph">
      <style:paragraph-properties fo:text-align="justify" fo:line-height="150%" fo:text-indent="0.2479in"/>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P2844" style:parent-style-name="Normalny" style:family="paragraph">
      <style:paragraph-properties fo:text-align="justify" fo:line-height="150%" fo:text-indent="0.2479in"/>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P2847" style:parent-style-name="Normalny" style:family="paragraph">
      <style:paragraph-properties fo:text-align="justify" fo:line-height="150%" fo:text-indent="0.2479in"/>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P2851" style:parent-style-name="Normalny" style:family="paragraph">
      <style:paragraph-properties fo:text-align="justify" fo:line-height="150%" fo:text-indent="0.2479in"/>
    </style:style>
    <style:style style:name="T2852" style:parent-style-name="Domyślnaczcionkaakapitu" style:family="text">
      <style:text-properties fo:background-color="#80FFFF"/>
    </style:style>
    <style:style style:name="P2853" style:parent-style-name="Normalny" style:family="paragraph">
      <style:paragraph-properties fo:text-align="justify" fo:line-height="150%" fo:text-indent="0.2479in"/>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style:style>
    <style:style style:name="T2866" style:parent-style-name="Domyślnaczcionkaakapitu" style:family="text">
      <style:text-properties fo:background-color="#80FFFF" style:text-underline-type="single" style:text-underline-style="solid" style:text-underline-width="auto" style:text-underline-mode="continuous"/>
    </style:style>
    <style:style style:name="T2867" style:parent-style-name="Domyślnaczcionkaakapitu" style:family="text">
      <style:text-properties style:text-underline-type="single" style:text-underline-style="solid" style:text-underline-width="auto" style:text-underline-mode="continuous"/>
    </style:style>
    <style:style style:name="T2868" style:parent-style-name="Domyślnaczcionkaakapitu" style:family="text">
      <style:text-properties fo:background-color="#80FFFF"/>
    </style:style>
    <style:style style:name="P2869" style:parent-style-name="Normalny" style:family="paragraph">
      <style:paragraph-properties fo:text-align="justify" fo:line-height="150%" fo:text-indent="0.2479in"/>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P2875" style:parent-style-name="Normalny" style:family="paragraph">
      <style:paragraph-properties fo:text-align="justify" fo:line-height="150%"/>
    </style:style>
    <style:style style:name="T2876" style:parent-style-name="Domyślnaczcionkaakapitu" style:family="text">
      <style:text-properties style:text-underline-type="single" style:text-underline-style="solid" style:text-underline-width="auto" style:text-underline-mode="continuous"/>
    </style:style>
    <style:style style:name="P2877" style:parent-style-name="Normalny" style:family="paragraph">
      <style:paragraph-properties fo:text-align="justify" fo:line-height="150%" fo:text-indent="0.2479in"/>
    </style:style>
    <style:style style:name="T2878" style:parent-style-name="Domyślnaczcionkaakapitu" style:family="text">
      <style:text-properties fo:background-color="#80FFFF"/>
    </style:style>
    <style:style style:name="P2879" style:parent-style-name="Normalny" style:family="paragraph">
      <style:paragraph-properties fo:text-align="justify" fo:line-height="150%">
        <style:tab-stops>
          <style:tab-stop style:type="left" style:leader-style="solid" style:leader-text="_" style:position="2.1791in"/>
        </style:tab-stops>
      </style:paragraph-properties>
    </style:style>
    <style:style style:name="T2880" style:parent-style-name="Domyślnaczcionkaakapitu" style:family="text">
      <style:text-properties fo:background-color="#80FFFF" style:text-underline-type="single" style:text-underline-style="solid" style:text-underline-width="auto" style:text-underline-mode="continuous"/>
    </style:style>
    <style:style style:name="T2881" style:parent-style-name="Domyślnaczcionkaakapitu" style:family="text">
      <style:text-properties style:text-underline-type="single" style:text-underline-style="solid" style:text-underline-width="auto" style:text-underline-mode="continuous"/>
    </style:style>
    <style:style style:name="T2882" style:parent-style-name="Domyślnaczcionkaakapitu" style:family="text">
      <style:text-properties fo:background-color="#80FFFF"/>
    </style:style>
    <style:style style:name="P2883" style:parent-style-name="Normalny" style:family="paragraph">
      <style:paragraph-properties fo:text-align="justify" fo:line-height="150%" fo:text-indent="0.2479in"/>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P2886" style:parent-style-name="Normalny" style:family="paragraph">
      <style:paragraph-properties fo:text-align="justify" fo:line-height="150%"/>
    </style:style>
    <style:style style:name="T2887" style:parent-style-name="Domyślnaczcionkaakapitu" style:family="text">
      <style:text-properties style:text-underline-type="single" style:text-underline-style="solid" style:text-underline-width="auto" style:text-underline-mode="continuous"/>
    </style:style>
    <style:style style:name="T2888" style:parent-style-name="Domyślnaczcionkaakapitu" style:family="text">
      <style:text-properties fo:background-color="#80FFFF" style:text-underline-type="single" style:text-underline-style="solid" style:text-underline-width="auto" style:text-underline-mode="continuous"/>
    </style:style>
    <style:style style:name="T2889" style:parent-style-name="Domyślnaczcionkaakapitu" style:family="text">
      <style:text-properties style:text-underline-type="single" style:text-underline-style="solid" style:text-underline-width="auto" style:text-underline-mode="continuous"/>
    </style:style>
    <style:style style:name="T2890" style:parent-style-name="Domyślnaczcionkaakapitu" style:family="text">
      <style:text-properties fo:background-color="#80FFFF" style:text-underline-type="single" style:text-underline-style="solid" style:text-underline-width="auto" style:text-underline-mode="continuous"/>
    </style:style>
    <style:style style:name="T2891" style:parent-style-name="Domyślnaczcionkaakapitu" style:family="text">
      <style:text-properties style:text-underline-type="single" style:text-underline-style="solid" style:text-underline-width="auto" style:text-underline-mode="continuous"/>
    </style:style>
    <style:style style:name="T2892" style:parent-style-name="Domyślnaczcionkaakapitu" style:family="text">
      <style:text-properties fo:background-color="#80FFFF" style:text-underline-type="single" style:text-underline-style="solid" style:text-underline-width="auto" style:text-underline-mode="continuous"/>
    </style:style>
    <style:style style:name="T2893" style:parent-style-name="Domyślnaczcionkaakapitu" style:family="text">
      <style:text-properties fo:background-color="#80FFFF"/>
    </style:style>
    <style:style style:name="P2894" style:parent-style-name="Normalny" style:family="paragraph">
      <style:paragraph-properties fo:text-align="justify" fo:line-height="150%" fo:text-indent="0.2479in"/>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P2897" style:parent-style-name="Normalny" style:family="paragraph">
      <style:paragraph-properties fo:text-align="justify" fo:line-height="150%" fo:text-indent="0.2479in"/>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P2908" style:parent-style-name="Normalny" style:family="paragraph">
      <style:paragraph-properties fo:text-align="justify" fo:line-height="150%" fo:text-indent="0.2479in"/>
    </style:style>
    <style:style style:name="P2909" style:parent-style-name="Normalny" style:family="paragraph">
      <style:paragraph-properties fo:text-align="justify" fo:line-height="150%" fo:text-indent="0.2479in"/>
    </style:style>
    <style:style style:name="P2910" style:parent-style-name="Normalny" style:family="paragraph">
      <style:paragraph-properties fo:text-align="justify" fo:line-height="150%" fo:text-indent="0.2479in"/>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P2913" style:parent-style-name="Normalny" style:family="paragraph">
      <style:paragraph-properties fo:text-align="justify" fo:line-height="150%" fo:text-indent="0.2479in"/>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P2916" style:parent-style-name="Normalny" style:family="paragraph">
      <style:paragraph-properties fo:text-align="justify" fo:line-height="150%" fo:text-indent="0.2479in"/>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P2931" style:parent-style-name="Normalny" style:family="paragraph">
      <style:paragraph-properties fo:text-align="justify" fo:line-height="150%" fo:text-indent="0.2479in"/>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fo:text-indent="0.2479in"/>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P2941" style:parent-style-name="Normalny" style:family="paragraph">
      <style:paragraph-properties fo:text-align="justify" fo:line-height="150%" fo:text-indent="0.2479in"/>
    </style:style>
    <style:style style:name="T2942" style:parent-style-name="Domyślnaczcionkaakapitu" style:family="text">
      <style:text-properties fo:background-color="#80FFFF"/>
    </style:style>
    <style:style style:name="P2943" style:parent-style-name="Normalny" style:family="paragraph">
      <style:paragraph-properties fo:text-align="justify" fo:line-height="150%" fo:text-indent="0.2479in"/>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P2949" style:parent-style-name="Normalny" style:family="paragraph">
      <style:paragraph-properties fo:text-align="justify" fo:line-height="150%" fo:text-indent="0.2479in"/>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P2954" style:parent-style-name="Normalny" style:family="paragraph">
      <style:paragraph-properties fo:text-align="justify" fo:line-height="150%" fo:text-indent="0.2479in"/>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P2957" style:parent-style-name="Normalny" style:family="paragraph">
      <style:paragraph-properties fo:text-align="justify" fo:line-height="150%" fo:text-indent="0.2479in"/>
    </style:style>
    <style:style style:name="P2958" style:parent-style-name="Normalny" style:family="paragraph">
      <style:paragraph-properties fo:text-align="justify" fo:line-height="150%" fo:text-indent="0.2479in"/>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P2962" style:parent-style-name="Normalny" style:family="paragraph">
      <style:paragraph-properties fo:text-align="justify" fo:line-height="150%" fo:text-indent="0.2479in"/>
    </style:style>
    <style:style style:name="P2963" style:parent-style-name="Normalny" style:family="paragraph">
      <style:paragraph-properties fo:text-align="justify" fo:line-height="150%" fo:text-indent="0.2479in"/>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P2966" style:parent-style-name="Normalny" style:family="paragraph">
      <style:paragraph-properties fo:text-align="justify" fo:line-height="150%" fo:text-indent="0.2479in"/>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P2971" style:parent-style-name="Normalny" style:family="paragraph">
      <style:paragraph-properties fo:text-align="justify" fo:line-height="150%" fo:text-indent="0.2479in"/>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P2982" style:parent-style-name="Normalny" style:family="paragraph">
      <style:paragraph-properties fo:text-align="justify" fo:line-height="150%" fo:text-indent="0.2479in">
        <style:tab-stops>
          <style:tab-stop style:type="left" style:position="1.018in"/>
        </style:tab-stops>
      </style:paragraph-properties>
    </style:style>
    <style:style style:name="T2983" style:parent-style-name="Domyślnaczcionkaakapitu" style:family="text">
      <style:text-properties fo:background-color="#80FFFF"/>
    </style:style>
    <style:style style:name="P2984" style:parent-style-name="Normalny" style:family="paragraph">
      <style:paragraph-properties fo:text-align="justify" fo:line-height="150%">
        <style:tab-stops>
          <style:tab-stop style:type="left" style:position="1.018in"/>
        </style:tab-stops>
      </style:paragraph-properties>
    </style:style>
    <style:style style:name="T2985" style:parent-style-name="Domyślnaczcionkaakapitu" style:family="text">
      <style:text-properties style:text-underline-type="single" style:text-underline-style="solid" style:text-underline-width="auto" style:text-underline-mode="continuous"/>
    </style:style>
    <style:style style:name="T2986" style:parent-style-name="Domyślnaczcionkaakapitu" style:family="text">
      <style:text-properties fo:background-color="#80FFFF" style:text-underline-type="single" style:text-underline-style="solid" style:text-underline-width="auto" style:text-underline-mode="continuous"/>
    </style:style>
    <style:style style:name="P2987" style:parent-style-name="Normalny" style:family="paragraph">
      <style:paragraph-properties fo:text-align="justify" fo:line-height="150%" fo:text-indent="0.2479in"/>
    </style:style>
    <style:style style:name="P2988" style:parent-style-name="Normalny" style:family="paragraph">
      <style:paragraph-properties fo:text-align="justify" fo:line-height="150%"/>
    </style:style>
    <style:style style:name="T2989" style:parent-style-name="Domyślnaczcionkaakapitu" style:family="text">
      <style:text-properties style:text-underline-type="single" style:text-underline-style="solid" style:text-underline-width="auto" style:text-underline-mode="continuous"/>
    </style:style>
    <style:style style:name="T2990" style:parent-style-name="Domyślnaczcionkaakapitu" style:family="text">
      <style:text-properties fo:background-color="#80FFFF" style:text-underline-type="single" style:text-underline-style="solid" style:text-underline-width="auto" style:text-underline-mode="continuous"/>
    </style:style>
    <style:style style:name="T2991" style:parent-style-name="Domyślnaczcionkaakapitu" style:family="text">
      <style:text-properties style:text-underline-type="single" style:text-underline-style="solid" style:text-underline-width="auto" style:text-underline-mode="continuous"/>
    </style:style>
    <style:style style:name="T2992" style:parent-style-name="Domyślnaczcionkaakapitu" style:family="text">
      <style:text-properties fo:background-color="#80FFFF" style:text-underline-type="single" style:text-underline-style="solid" style:text-underline-width="auto" style:text-underline-mode="continuous"/>
    </style:style>
    <style:style style:name="T2993" style:parent-style-name="Domyślnaczcionkaakapitu" style:family="text">
      <style:text-properties style:text-underline-type="single" style:text-underline-style="solid" style:text-underline-width="auto" style:text-underline-mode="continuous"/>
    </style:style>
    <style:style style:name="P2994" style:parent-style-name="Normalny" style:family="paragraph">
      <style:paragraph-properties fo:text-align="justify" fo:line-height="150%" fo:text-indent="0.2479in"/>
    </style:style>
    <style:style style:name="P2995" style:parent-style-name="Normalny" style:family="paragraph">
      <style:paragraph-properties fo:text-align="justify" fo:line-height="150%"/>
    </style:style>
    <style:style style:name="T2996" style:parent-style-name="Domyślnaczcionkaakapitu" style:family="text">
      <style:text-properties fo:background-color="#80FFFF" style:text-underline-type="single" style:text-underline-style="solid" style:text-underline-width="auto" style:text-underline-mode="continuous"/>
    </style:style>
    <style:style style:name="T2997" style:parent-style-name="Domyślnaczcionkaakapitu" style:family="text">
      <style:text-properties style:text-underline-type="single" style:text-underline-style="solid" style:text-underline-width="auto" style:text-underline-mode="continuous"/>
    </style:style>
    <style:style style:name="T2998" style:parent-style-name="Domyślnaczcionkaakapitu" style:family="text">
      <style:text-properties fo:background-color="#80FFFF"/>
    </style:style>
    <style:style style:name="P2999" style:parent-style-name="Normalny" style:family="paragraph">
      <style:paragraph-properties fo:text-align="justify" fo:line-height="150%" fo:text-indent="0.2479in"/>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P3004" style:parent-style-name="Normalny" style:family="paragraph">
      <style:paragraph-properties fo:text-align="justify" fo:line-height="150%" fo:text-indent="0.2479in"/>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P3012" style:parent-style-name="Normalny" style:family="paragraph">
      <style:paragraph-properties fo:text-align="justify" fo:line-height="150%"/>
    </style:style>
    <style:style style:name="T3013" style:parent-style-name="Domyślnaczcionkaakapitu" style:family="text">
      <style:text-properties style:text-underline-type="single" style:text-underline-style="solid" style:text-underline-width="auto" style:text-underline-mode="continuous"/>
    </style:style>
    <style:style style:name="P3014" style:parent-style-name="Normalny" style:family="paragraph">
      <style:paragraph-properties fo:text-align="justify" fo:line-height="150%" fo:text-indent="0.2479in"/>
    </style:style>
    <style:style style:name="T3015" style:parent-style-name="Domyślnaczcionkaakapitu" style:family="text">
      <style:text-properties fo:background-color="#80FFFF"/>
    </style:style>
    <style:style style:name="P3016" style:parent-style-name="Normalny" style:family="paragraph">
      <style:paragraph-properties fo:text-align="justify" fo:line-height="150%" fo:text-indent="0.2479in"/>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P3019" style:parent-style-name="Normalny" style:family="paragraph">
      <style:paragraph-properties fo:text-align="justify" fo:line-height="150%"/>
    </style:style>
    <style:style style:name="T3020" style:parent-style-name="Domyślnaczcionkaakapitu" style:family="text">
      <style:text-properties fo:background-color="#80FFFF" style:text-underline-type="single" style:text-underline-style="solid" style:text-underline-width="auto" style:text-underline-mode="continuous"/>
    </style:style>
    <style:style style:name="T3021" style:parent-style-name="Domyślnaczcionkaakapitu" style:family="text">
      <style:text-properties style:text-underline-type="single" style:text-underline-style="solid" style:text-underline-width="auto" style:text-underline-mode="continuous"/>
    </style:style>
    <style:style style:name="T3022" style:parent-style-name="Domyślnaczcionkaakapitu" style:family="text">
      <style:text-properties fo:background-color="#80FFFF"/>
    </style:style>
    <style:style style:name="P3023" style:parent-style-name="Normalny" style:family="paragraph">
      <style:paragraph-properties fo:text-align="justify" fo:line-height="150%" fo:text-indent="0.2479in"/>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P3029" style:parent-style-name="Normalny" style:family="paragraph">
      <style:paragraph-properties fo:text-align="justify" fo:line-height="150%"/>
    </style:style>
    <style:style style:name="T3030" style:parent-style-name="Domyślnaczcionkaakapitu" style:family="text">
      <style:text-properties fo:background-color="#80FFFF" style:text-underline-type="single" style:text-underline-style="solid" style:text-underline-width="auto" style:text-underline-mode="continuous"/>
    </style:style>
    <style:style style:name="T3031" style:parent-style-name="Domyślnaczcionkaakapitu" style:family="text">
      <style:text-properties style:text-underline-type="single" style:text-underline-style="solid" style:text-underline-width="auto" style:text-underline-mode="continuous"/>
    </style:style>
    <style:style style:name="T3032" style:parent-style-name="Domyślnaczcionkaakapitu" style:family="text">
      <style:text-properties fo:background-color="#80FFFF"/>
    </style:style>
    <style:style style:name="P3033" style:parent-style-name="Normalny" style:family="paragraph">
      <style:paragraph-properties fo:text-align="justify" fo:line-height="150%" fo:text-indent="0.2479in"/>
    </style:style>
    <style:style style:name="P3034" style:parent-style-name="Normalny" style:family="paragraph">
      <style:paragraph-properties fo:text-align="justify" fo:line-height="150%"/>
    </style:style>
    <style:style style:name="T3035" style:parent-style-name="Domyślnaczcionkaakapitu" style:family="text">
      <style:text-properties fo:background-color="#80FFFF" style:text-underline-type="single" style:text-underline-style="solid" style:text-underline-width="auto" style:text-underline-mode="continuous"/>
    </style:style>
    <style:style style:name="T3036" style:parent-style-name="Domyślnaczcionkaakapitu" style:family="text">
      <style:text-properties style:text-underline-type="single" style:text-underline-style="solid" style:text-underline-width="auto" style:text-underline-mode="continuous"/>
    </style:style>
    <style:style style:name="T3037" style:parent-style-name="Domyślnaczcionkaakapitu" style:family="text">
      <style:text-properties fo:background-color="#80FFFF"/>
    </style:style>
    <style:style style:name="P3038" style:parent-style-name="Normalny" style:family="paragraph">
      <style:paragraph-properties fo:text-align="justify" fo:line-height="150%" fo:text-indent="0.2479in"/>
    </style:style>
    <style:style style:name="P3039" style:parent-style-name="Normalny" style:family="paragraph">
      <style:paragraph-properties fo:text-align="justify" fo:line-height="150%" fo:text-indent="0.2479in"/>
    </style:style>
    <style:style style:name="P3040" style:parent-style-name="Normalny" style:family="paragraph">
      <style:paragraph-properties fo:text-align="justify" fo:line-height="150%"/>
    </style:style>
    <style:style style:name="T3041" style:parent-style-name="Domyślnaczcionkaakapitu" style:family="text">
      <style:text-properties fo:background-color="#80FFFF" style:text-underline-type="single" style:text-underline-style="solid" style:text-underline-width="auto" style:text-underline-mode="continuous"/>
    </style:style>
    <style:style style:name="T3042" style:parent-style-name="Domyślnaczcionkaakapitu" style:family="text">
      <style:text-properties style:text-underline-type="single" style:text-underline-style="solid" style:text-underline-width="auto" style:text-underline-mode="continuous"/>
    </style:style>
    <style:style style:name="T3043" style:parent-style-name="Domyślnaczcionkaakapitu" style:family="text">
      <style:text-properties fo:background-color="#80FFFF"/>
    </style:style>
    <style:style style:name="P3044" style:parent-style-name="Normalny" style:family="paragraph">
      <style:paragraph-properties fo:text-align="justify" fo:line-height="150%" fo:text-indent="0.2479in"/>
    </style:style>
    <style:style style:name="P3045" style:parent-style-name="Normalny" style:family="paragraph">
      <style:paragraph-properties fo:text-align="justify" fo:line-height="150%"/>
    </style:style>
    <style:style style:name="T3046" style:parent-style-name="Domyślnaczcionkaakapitu" style:family="text">
      <style:text-properties fo:background-color="#80FFFF" style:text-underline-type="single" style:text-underline-style="solid" style:text-underline-width="auto" style:text-underline-mode="continuous"/>
    </style:style>
    <style:style style:name="T3047" style:parent-style-name="Domyślnaczcionkaakapitu" style:family="text">
      <style:text-properties style:text-underline-type="single" style:text-underline-style="solid" style:text-underline-width="auto" style:text-underline-mode="continuous"/>
    </style:style>
    <style:style style:name="T3048" style:parent-style-name="Domyślnaczcionkaakapitu" style:family="text">
      <style:text-properties fo:background-color="#80FFFF"/>
    </style:style>
    <style:style style:name="P3049" style:parent-style-name="Normalny" style:family="paragraph">
      <style:paragraph-properties fo:text-align="justify" fo:line-height="150%" fo:text-indent="0.2479in"/>
    </style:style>
    <style:style style:name="T3050" style:parent-style-name="Domyślnaczcionkaakapitu" style:family="text">
      <style:text-properties fo:background-color="#80FFFF"/>
    </style:style>
    <style:style style:name="P3051" style:parent-style-name="Normalny" style:family="paragraph">
      <style:paragraph-properties fo:text-align="justify" fo:line-height="150%" fo:text-indent="0.2479in"/>
    </style:style>
    <style:style style:name="P3052" style:parent-style-name="Normalny" style:family="paragraph">
      <style:paragraph-properties fo:text-align="justify" fo:line-height="150%"/>
    </style:style>
    <style:style style:name="T3053" style:parent-style-name="Domyślnaczcionkaakapitu" style:family="text">
      <style:text-properties fo:background-color="#80FFFF" style:text-underline-type="single" style:text-underline-style="solid" style:text-underline-width="auto" style:text-underline-mode="continuous"/>
    </style:style>
    <style:style style:name="T3054" style:parent-style-name="Domyślnaczcionkaakapitu" style:family="text">
      <style:text-properties style:text-underline-type="single" style:text-underline-style="solid" style:text-underline-width="auto" style:text-underline-mode="continuous"/>
    </style:style>
    <style:style style:name="T3055" style:parent-style-name="Domyślnaczcionkaakapitu" style:family="text">
      <style:text-properties fo:background-color="#80FFFF"/>
    </style:style>
    <style:style style:name="P3056" style:parent-style-name="Normalny" style:family="paragraph">
      <style:paragraph-properties fo:text-align="justify" fo:line-height="150%" fo:text-indent="0.2479in"/>
    </style:style>
    <style:style style:name="P3057" style:parent-style-name="Normalny" style:family="paragraph">
      <style:paragraph-properties fo:text-align="justify" fo:line-height="150%" fo:text-indent="0.2479in"/>
    </style:style>
    <style:style style:name="P3058" style:parent-style-name="Normalny" style:family="paragraph">
      <style:paragraph-properties fo:text-align="justify" fo:line-height="150%"/>
    </style:style>
    <style:style style:name="T3059" style:parent-style-name="Domyślnaczcionkaakapitu" style:family="text">
      <style:text-properties style:text-underline-type="single" style:text-underline-style="solid" style:text-underline-width="auto" style:text-underline-mode="continuous"/>
    </style:style>
    <style:style style:name="P3060" style:parent-style-name="Normalny" style:family="paragraph">
      <style:paragraph-properties fo:text-align="justify" fo:line-height="150%" fo:text-indent="0.2479in"/>
    </style:style>
    <style:style style:name="T3061" style:parent-style-name="Domyślnaczcionkaakapitu" style:family="text">
      <style:text-properties fo:background-color="#80FFFF"/>
    </style:style>
    <style:style style:name="P3062" style:parent-style-name="Normalny" style:family="paragraph">
      <style:paragraph-properties fo:text-align="justify" fo:line-height="150%">
        <style:tab-stops>
          <style:tab-stop style:type="left" style:leader-style="solid" style:leader-text="_" style:position="2.3819in"/>
        </style:tab-stops>
      </style:paragraph-properties>
    </style:style>
    <style:style style:name="T3063" style:parent-style-name="Domyślnaczcionkaakapitu" style:family="text">
      <style:text-properties fo:background-color="#80FFFF" style:text-underline-type="single" style:text-underline-style="solid" style:text-underline-width="auto" style:text-underline-mode="continuous"/>
    </style:style>
    <style:style style:name="T3064" style:parent-style-name="Domyślnaczcionkaakapitu" style:family="text">
      <style:text-properties style:text-underline-type="single" style:text-underline-style="solid" style:text-underline-width="auto" style:text-underline-mode="continuous"/>
    </style:style>
    <style:style style:name="T3065" style:parent-style-name="Domyślnaczcionkaakapitu" style:family="text">
      <style:text-properties fo:background-color="#80FFFF"/>
    </style:style>
    <style:style style:name="P3066" style:parent-style-name="Normalny" style:family="paragraph">
      <style:paragraph-properties fo:text-align="justify" fo:line-height="150%" fo:text-indent="0.2479in"/>
    </style:style>
    <style:style style:name="T3067" style:parent-style-name="Domyślnaczcionkaakapitu" style:family="text">
      <style:text-properties fo:background-color="#80FFFF"/>
    </style:style>
    <style:style style:name="P3068" style:parent-style-name="Normalny" style:family="paragraph">
      <style:paragraph-properties fo:text-align="justify" fo:line-height="150%"/>
    </style:style>
    <style:style style:name="T3069" style:parent-style-name="Domyślnaczcionkaakapitu" style:family="text">
      <style:text-properties fo:background-color="#80FFFF" style:text-underline-type="single" style:text-underline-style="solid" style:text-underline-width="auto" style:text-underline-mode="continuous"/>
    </style:style>
    <style:style style:name="T3070" style:parent-style-name="Domyślnaczcionkaakapitu" style:family="text">
      <style:text-properties style:text-underline-type="single" style:text-underline-style="solid" style:text-underline-width="auto" style:text-underline-mode="continuous"/>
    </style:style>
    <style:style style:name="T3071" style:parent-style-name="Domyślnaczcionkaakapitu" style:family="text">
      <style:text-properties fo:background-color="#80FFFF"/>
    </style:style>
    <style:style style:name="P3072" style:parent-style-name="Normalny" style:family="paragraph">
      <style:paragraph-properties fo:text-align="justify" fo:line-height="150%" fo:text-indent="0.2479in"/>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P3077" style:parent-style-name="Normalny" style:family="paragraph">
      <style:paragraph-properties fo:text-align="justify" fo:line-height="150%"/>
    </style:style>
    <style:style style:name="T3078" style:parent-style-name="Domyślnaczcionkaakapitu" style:family="text">
      <style:text-properties fo:background-color="#80FFFF" style:text-underline-type="single" style:text-underline-style="solid" style:text-underline-width="auto" style:text-underline-mode="continuous"/>
    </style:style>
    <style:style style:name="T3079" style:parent-style-name="Domyślnaczcionkaakapitu" style:family="text">
      <style:text-properties style:text-underline-type="single" style:text-underline-style="solid" style:text-underline-width="auto" style:text-underline-mode="continuous"/>
    </style:style>
    <style:style style:name="T3080" style:parent-style-name="Domyślnaczcionkaakapitu" style:family="text">
      <style:text-properties fo:background-color="#80FFFF"/>
    </style:style>
    <style:style style:name="P3081" style:parent-style-name="Normalny" style:family="paragraph">
      <style:paragraph-properties fo:text-align="justify" fo:line-height="150%" fo:text-indent="0.2479in"/>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P3087" style:parent-style-name="Normalny" style:family="paragraph">
      <style:paragraph-properties fo:text-align="justify" fo:line-height="150%"/>
    </style:style>
    <style:style style:name="T3088" style:parent-style-name="Domyślnaczcionkaakapitu" style:family="text">
      <style:text-properties style:text-underline-type="single" style:text-underline-style="solid" style:text-underline-width="auto" style:text-underline-mode="continuous"/>
    </style:style>
    <style:style style:name="P3089" style:parent-style-name="Normalny" style:family="paragraph">
      <style:paragraph-properties fo:text-align="justify" fo:line-height="150%" fo:text-indent="0.2479in"/>
    </style:style>
    <style:style style:name="P3090" style:parent-style-name="Normalny" style:family="paragraph">
      <style:paragraph-properties fo:text-align="justify" fo:line-height="150%"/>
    </style:style>
    <style:style style:name="T3091" style:parent-style-name="Domyślnaczcionkaakapitu" style:family="text">
      <style:text-properties fo:background-color="#80FFFF" style:text-underline-type="single" style:text-underline-style="solid" style:text-underline-width="auto" style:text-underline-mode="continuous"/>
    </style:style>
    <style:style style:name="T3092" style:parent-style-name="Domyślnaczcionkaakapitu" style:family="text">
      <style:text-properties style:text-underline-type="single" style:text-underline-style="solid" style:text-underline-width="auto" style:text-underline-mode="continuous"/>
    </style:style>
    <style:style style:name="T3093" style:parent-style-name="Domyślnaczcionkaakapitu" style:family="text">
      <style:text-properties fo:background-color="#80FFFF"/>
    </style:style>
    <style:style style:name="P3094" style:parent-style-name="Normalny" style:family="paragraph">
      <style:paragraph-properties fo:text-align="justify" fo:line-height="150%" fo:text-indent="0.2479in"/>
    </style:style>
    <style:style style:name="T3095" style:parent-style-name="Domyślnaczcionkaakapitu" style:family="text">
      <style:text-properties fo:background-color="#80FFFF"/>
    </style:style>
    <style:style style:name="P3096" style:parent-style-name="Normalny" style:family="paragraph">
      <style:paragraph-properties fo:text-align="justify" fo:line-height="150%"/>
    </style:style>
    <style:style style:name="T3097" style:parent-style-name="Domyślnaczcionkaakapitu" style:family="text">
      <style:text-properties fo:background-color="#80FFFF" style:text-underline-type="single" style:text-underline-style="solid" style:text-underline-width="auto" style:text-underline-mode="continuous"/>
    </style:style>
    <style:style style:name="T3098" style:parent-style-name="Domyślnaczcionkaakapitu" style:family="text">
      <style:text-properties style:text-underline-type="single" style:text-underline-style="solid" style:text-underline-width="auto" style:text-underline-mode="continuous"/>
    </style:style>
    <style:style style:name="T3099" style:parent-style-name="Domyślnaczcionkaakapitu" style:family="text">
      <style:text-properties fo:background-color="#80FFFF"/>
    </style:style>
    <style:style style:name="P3100" style:parent-style-name="Normalny" style:family="paragraph">
      <style:paragraph-properties fo:text-align="justify" fo:line-height="150%" fo:text-indent="0.2479in"/>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P3108" style:parent-style-name="Normalny" style:family="paragraph">
      <style:paragraph-properties fo:text-align="justify" fo:line-height="150%"/>
    </style:style>
    <style:style style:name="T3109" style:parent-style-name="Domyślnaczcionkaakapitu" style:family="text">
      <style:text-properties style:text-underline-type="single" style:text-underline-style="solid" style:text-underline-width="auto" style:text-underline-mode="continuous"/>
    </style:style>
    <style:style style:name="P3110" style:parent-style-name="Normalny" style:family="paragraph">
      <style:paragraph-properties fo:text-align="justify" fo:line-height="150%" fo:text-indent="0.2479in"/>
    </style:style>
    <style:style style:name="P3111" style:parent-style-name="Normalny" style:family="paragraph">
      <style:paragraph-properties fo:text-align="justify" fo:line-height="150%"/>
    </style:style>
    <style:style style:name="T3112" style:parent-style-name="Domyślnaczcionkaakapitu" style:family="text">
      <style:text-properties fo:background-color="#80FFFF" style:text-underline-type="single" style:text-underline-style="solid" style:text-underline-width="auto" style:text-underline-mode="continuous"/>
    </style:style>
    <style:style style:name="T3113" style:parent-style-name="Domyślnaczcionkaakapitu" style:family="text">
      <style:text-properties style:text-underline-type="single" style:text-underline-style="solid" style:text-underline-width="auto" style:text-underline-mode="continuous"/>
    </style:style>
    <style:style style:name="T3114" style:parent-style-name="Domyślnaczcionkaakapitu" style:family="text">
      <style:text-properties fo:background-color="#80FFFF"/>
    </style:style>
    <style:style style:name="P3115" style:parent-style-name="Normalny" style:family="paragraph">
      <style:paragraph-properties fo:text-align="justify" fo:line-height="150%" fo:text-indent="0.2479in"/>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P3122" style:parent-style-name="Normalny" style:family="paragraph">
      <style:paragraph-properties fo:text-align="justify" fo:line-height="150%"/>
    </style:style>
    <style:style style:name="T3123" style:parent-style-name="Domyślnaczcionkaakapitu" style:family="text">
      <style:text-properties fo:background-color="#80FFFF" style:text-underline-type="single" style:text-underline-style="solid" style:text-underline-width="auto" style:text-underline-mode="continuous"/>
    </style:style>
    <style:style style:name="T3124" style:parent-style-name="Domyślnaczcionkaakapitu" style:family="text">
      <style:text-properties style:text-underline-type="single" style:text-underline-style="solid" style:text-underline-width="auto" style:text-underline-mode="continuous"/>
    </style:style>
    <style:style style:name="T3125" style:parent-style-name="Domyślnaczcionkaakapitu" style:family="text">
      <style:text-properties fo:background-color="#80FFFF"/>
    </style:style>
    <style:style style:name="P3126" style:parent-style-name="Normalny" style:family="paragraph">
      <style:paragraph-properties fo:text-align="justify" fo:line-height="150%" fo:text-indent="0.2479in"/>
    </style:style>
    <style:style style:name="P3127" style:parent-style-name="Normalny" style:family="paragraph">
      <style:paragraph-properties fo:text-align="justify" fo:line-height="150%"/>
    </style:style>
    <style:style style:name="T3128" style:parent-style-name="Domyślnaczcionkaakapitu" style:family="text">
      <style:text-properties fo:background-color="#80FFFF" style:text-underline-type="single" style:text-underline-style="solid" style:text-underline-width="auto" style:text-underline-mode="continuous"/>
    </style:style>
    <style:style style:name="T3129" style:parent-style-name="Domyślnaczcionkaakapitu" style:family="text">
      <style:text-properties style:text-underline-type="single" style:text-underline-style="solid" style:text-underline-width="auto" style:text-underline-mode="continuous"/>
    </style:style>
    <style:style style:name="T3130" style:parent-style-name="Domyślnaczcionkaakapitu" style:family="text">
      <style:text-properties fo:background-color="#80FFFF"/>
    </style:style>
    <style:style style:name="P3131" style:parent-style-name="Normalny" style:family="paragraph">
      <style:paragraph-properties fo:text-align="justify" fo:line-height="150%" fo:text-indent="0.2479in"/>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P3134"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3135" style:parent-style-name="Normalny" style:family="paragraph">
      <style:paragraph-properties fo:text-align="justify" fo:line-height="150%" fo:text-indent="0.2479in"/>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T3139" style:parent-style-name="Domyślnaczcionkaakapitu" style:family="text">
      <style:text-properties fo:background-color="#80FFFF"/>
    </style:style>
    <style:style style:name="P3140" style:parent-style-name="Normalny" style:family="paragraph">
      <style:paragraph-properties fo:text-align="justify" fo:line-height="150%"/>
    </style:style>
    <style:style style:name="T3141" style:parent-style-name="Domyślnaczcionkaakapitu" style:family="text">
      <style:text-properties fo:background-color="#80FFFF" style:text-underline-type="single" style:text-underline-style="solid" style:text-underline-width="auto" style:text-underline-mode="continuous"/>
    </style:style>
    <style:style style:name="T3142" style:parent-style-name="Domyślnaczcionkaakapitu" style:family="text">
      <style:text-properties style:text-underline-type="single" style:text-underline-style="solid" style:text-underline-width="auto" style:text-underline-mode="continuous"/>
    </style:style>
    <style:style style:name="T3143" style:parent-style-name="Domyślnaczcionkaakapitu" style:family="text">
      <style:text-properties fo:background-color="#80FFFF"/>
    </style:style>
    <style:style style:name="P3144" style:parent-style-name="Normalny" style:family="paragraph">
      <style:paragraph-properties fo:text-align="justify" fo:line-height="150%" fo:text-indent="0.2479in"/>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P3149" style:parent-style-name="Normalny" style:family="paragraph">
      <style:paragraph-properties fo:text-align="justify" fo:line-height="150%" fo:text-indent="0.2479in"/>
    </style:style>
    <style:style style:name="T3150" style:parent-style-name="Domyślnaczcionkaakapitu" style:family="text">
      <style:text-properties fo:background-color="#80FFFF"/>
    </style:style>
    <style:style style:name="P3151" style:parent-style-name="Normalny" style:family="paragraph">
      <style:paragraph-properties fo:text-align="justify" fo:line-height="150%" fo:text-indent="0.2479in"/>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style:style>
    <style:style style:name="T3154" style:parent-style-name="Domyślnaczcionkaakapitu" style:family="text">
      <style:text-properties fo:background-color="#80FFFF" style:text-underline-type="single" style:text-underline-style="solid" style:text-underline-width="auto" style:text-underline-mode="continuous"/>
    </style:style>
    <style:style style:name="T3155" style:parent-style-name="Domyślnaczcionkaakapitu" style:family="text">
      <style:text-properties style:text-underline-type="single" style:text-underline-style="solid" style:text-underline-width="auto" style:text-underline-mode="continuous"/>
    </style:style>
    <style:style style:name="T3156" style:parent-style-name="Domyślnaczcionkaakapitu" style:family="text">
      <style:text-properties fo:background-color="#80FFFF" style:text-underline-type="single" style:text-underline-style="solid" style:text-underline-width="auto" style:text-underline-mode="continuous"/>
    </style:style>
    <style:style style:name="P3157" style:parent-style-name="Normalny" style:family="paragraph">
      <style:paragraph-properties fo:text-align="justify" fo:line-height="150%" fo:text-indent="0.2479in"/>
    </style:style>
    <style:style style:name="P3158" style:parent-style-name="Normalny" style:family="paragraph">
      <style:paragraph-properties fo:text-align="justify" fo:line-height="150%"/>
    </style:style>
    <style:style style:name="T3159" style:parent-style-name="Domyślnaczcionkaakapitu" style:family="text">
      <style:text-properties fo:background-color="#80FFFF" style:text-underline-type="single" style:text-underline-style="solid" style:text-underline-width="auto" style:text-underline-mode="continuous"/>
    </style:style>
    <style:style style:name="T3160" style:parent-style-name="Domyślnaczcionkaakapitu" style:family="text">
      <style:text-properties style:text-underline-type="single" style:text-underline-style="solid" style:text-underline-width="auto" style:text-underline-mode="continuous"/>
    </style:style>
    <style:style style:name="T3161" style:parent-style-name="Domyślnaczcionkaakapitu" style:family="text">
      <style:text-properties fo:background-color="#80FFFF"/>
    </style:style>
    <style:style style:name="P3162" style:parent-style-name="Normalny" style:family="paragraph">
      <style:paragraph-properties fo:text-align="justify" fo:line-height="150%" fo:text-indent="0.2479in"/>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P3173" style:parent-style-name="Normalny" style:family="paragraph">
      <style:paragraph-properties fo:text-align="justify" fo:line-height="150%"/>
    </style:style>
    <style:style style:name="T3174" style:parent-style-name="Domyślnaczcionkaakapitu" style:family="text">
      <style:text-properties fo:background-color="#80FFFF" style:text-underline-type="single" style:text-underline-style="solid" style:text-underline-width="auto" style:text-underline-mode="continuous"/>
    </style:style>
    <style:style style:name="T3175" style:parent-style-name="Domyślnaczcionkaakapitu" style:family="text">
      <style:text-properties style:text-underline-type="single" style:text-underline-style="solid" style:text-underline-width="auto" style:text-underline-mode="continuous"/>
    </style:style>
    <style:style style:name="T3176" style:parent-style-name="Domyślnaczcionkaakapitu" style:family="text">
      <style:text-properties fo:background-color="#80FFFF"/>
    </style:style>
    <style:style style:name="P3177" style:parent-style-name="Normalny" style:family="paragraph">
      <style:paragraph-properties fo:text-align="justify" fo:line-height="150%" fo:text-indent="0.2479in"/>
    </style:style>
    <style:style style:name="P3178" style:parent-style-name="Normalny" style:family="paragraph">
      <style:paragraph-properties fo:text-align="justify" fo:line-height="150%"/>
    </style:style>
    <style:style style:name="T3179" style:parent-style-name="Domyślnaczcionkaakapitu" style:family="text">
      <style:text-properties fo:background-color="#80FFFF" style:text-underline-type="single" style:text-underline-style="solid" style:text-underline-width="auto" style:text-underline-mode="continuous"/>
    </style:style>
    <style:style style:name="T3180" style:parent-style-name="Domyślnaczcionkaakapitu" style:family="text">
      <style:text-properties style:text-underline-type="single" style:text-underline-style="solid" style:text-underline-width="auto" style:text-underline-mode="continuous"/>
    </style:style>
    <style:style style:name="T3181" style:parent-style-name="Domyślnaczcionkaakapitu" style:family="text">
      <style:text-properties fo:background-color="#80FFFF"/>
    </style:style>
    <style:style style:name="P3182" style:parent-style-name="Normalny" style:family="paragraph">
      <style:paragraph-properties fo:text-align="justify" fo:line-height="150%" fo:text-indent="0.2479in"/>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P3185" style:parent-style-name="Normalny" style:family="paragraph">
      <style:paragraph-properties fo:text-align="justify" fo:line-height="150%"/>
    </style:style>
    <style:style style:name="T3186" style:parent-style-name="Domyślnaczcionkaakapitu" style:family="text">
      <style:text-properties style:text-underline-type="single" style:text-underline-style="solid" style:text-underline-width="auto" style:text-underline-mode="continuous"/>
    </style:style>
    <style:style style:name="T3187" style:parent-style-name="Domyślnaczcionkaakapitu" style:family="text">
      <style:text-properties fo:background-color="#80FFFF" style:text-underline-type="single" style:text-underline-style="solid" style:text-underline-width="auto" style:text-underline-mode="continuous"/>
    </style:style>
    <style:style style:name="T3188" style:parent-style-name="Domyślnaczcionkaakapitu" style:family="text">
      <style:text-properties style:text-underline-type="single" style:text-underline-style="solid" style:text-underline-width="auto" style:text-underline-mode="continuous"/>
    </style:style>
    <style:style style:name="P3189" style:parent-style-name="Normalny" style:family="paragraph">
      <style:paragraph-properties fo:text-align="justify" fo:line-height="150%" fo:text-indent="0.2479in"/>
    </style:style>
    <style:style style:name="P3190" style:parent-style-name="Normalny" style:family="paragraph">
      <style:paragraph-properties fo:text-align="justify" fo:line-height="150%" fo:text-indent="0.2479in"/>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P3194" style:parent-style-name="Normalny" style:family="paragraph">
      <style:paragraph-properties fo:text-align="justify" fo:line-height="150%" fo:text-indent="0.2479in"/>
    </style:style>
    <style:style style:name="T3195" style:parent-style-name="Domyślnaczcionkaakapitu" style:family="text">
      <style:text-properties fo:background-color="#80FFFF"/>
    </style:style>
    <style:style style:name="P3196" style:parent-style-name="Normalny" style:family="paragraph">
      <style:paragraph-properties fo:text-align="justify" fo:line-height="150%"/>
    </style:style>
    <style:style style:name="T3197" style:parent-style-name="Domyślnaczcionkaakapitu" style:family="text">
      <style:text-properties style:text-underline-type="single" style:text-underline-style="solid" style:text-underline-width="auto" style:text-underline-mode="continuous"/>
    </style:style>
    <style:style style:name="T3198" style:parent-style-name="Domyślnaczcionkaakapitu" style:family="text">
      <style:text-properties fo:background-color="#80FFFF" style:text-underline-type="single" style:text-underline-style="solid" style:text-underline-width="auto" style:text-underline-mode="continuous"/>
    </style:style>
    <style:style style:name="T3199" style:parent-style-name="Domyślnaczcionkaakapitu" style:family="text">
      <style:text-properties fo:background-color="#80FFFF"/>
    </style:style>
    <style:style style:name="P3200" style:parent-style-name="Normalny" style:family="paragraph">
      <style:paragraph-properties fo:text-align="justify" fo:line-height="150%" fo:text-indent="0.2479in"/>
    </style:style>
    <style:style style:name="P3201" style:parent-style-name="Normalny" style:family="paragraph">
      <style:paragraph-properties fo:text-align="justify" fo:line-height="150%"/>
    </style:style>
    <style:style style:name="T3202" style:parent-style-name="Domyślnaczcionkaakapitu" style:family="text">
      <style:text-properties fo:background-color="#80FFFF" style:text-underline-type="single" style:text-underline-style="solid" style:text-underline-width="auto" style:text-underline-mode="continuous"/>
    </style:style>
    <style:style style:name="T3203" style:parent-style-name="Domyślnaczcionkaakapitu" style:family="text">
      <style:text-properties style:text-underline-type="single" style:text-underline-style="solid" style:text-underline-width="auto" style:text-underline-mode="continuous"/>
    </style:style>
    <style:style style:name="T3204" style:parent-style-name="Domyślnaczcionkaakapitu" style:family="text">
      <style:text-properties fo:background-color="#80FFFF"/>
    </style:style>
    <style:style style:name="P3205" style:parent-style-name="Normalny" style:family="paragraph">
      <style:paragraph-properties fo:text-align="justify" fo:line-height="150%" fo:text-indent="0.2479in"/>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P3208" style:parent-style-name="Normalny" style:family="paragraph">
      <style:paragraph-properties fo:text-align="justify" fo:line-height="150%"/>
    </style:style>
    <style:style style:name="T3209" style:parent-style-name="Domyślnaczcionkaakapitu" style:family="text">
      <style:text-properties style:text-underline-type="single" style:text-underline-style="solid" style:text-underline-width="auto" style:text-underline-mode="continuous"/>
    </style:style>
    <style:style style:name="T3210" style:parent-style-name="Domyślnaczcionkaakapitu" style:family="text">
      <style:text-properties fo:background-color="#80FFFF" style:text-underline-type="single" style:text-underline-style="solid" style:text-underline-width="auto" style:text-underline-mode="continuous"/>
    </style:style>
    <style:style style:name="T3211" style:parent-style-name="Domyślnaczcionkaakapitu" style:family="text">
      <style:text-properties style:text-underline-type="single" style:text-underline-style="solid" style:text-underline-width="auto" style:text-underline-mode="continuous"/>
    </style:style>
    <style:style style:name="T3212" style:parent-style-name="Domyślnaczcionkaakapitu" style:family="text">
      <style:text-properties fo:background-color="#80FFFF" style:text-underline-type="single" style:text-underline-style="solid" style:text-underline-width="auto" style:text-underline-mode="continuous"/>
    </style:style>
    <style:style style:name="T3213" style:parent-style-name="Domyślnaczcionkaakapitu" style:family="text">
      <style:text-properties style:text-underline-type="single" style:text-underline-style="solid" style:text-underline-width="auto" style:text-underline-mode="continuous"/>
    </style:style>
    <style:style style:name="T3214" style:parent-style-name="Domyślnaczcionkaakapitu" style:family="text">
      <style:text-properties fo:background-color="#80FFFF" style:text-underline-type="single" style:text-underline-style="solid" style:text-underline-width="auto" style:text-underline-mode="continuous"/>
    </style:style>
    <style:style style:name="T3215" style:parent-style-name="Domyślnaczcionkaakapitu" style:family="text">
      <style:text-properties fo:background-color="#80FFFF"/>
    </style:style>
    <style:style style:name="P3216" style:parent-style-name="Normalny" style:family="paragraph">
      <style:paragraph-properties fo:text-align="justify" fo:line-height="150%" fo:text-indent="0.2479in"/>
    </style:style>
    <style:style style:name="P3217" style:parent-style-name="Normalny" style:family="paragraph">
      <style:paragraph-properties fo:text-align="justify" fo:line-height="150%" fo:text-indent="0.2479in"/>
    </style:style>
    <style:style style:name="P3218" style:parent-style-name="Normalny" style:family="paragraph">
      <style:paragraph-properties fo:text-align="justify" fo:line-height="150%" fo:text-indent="0.2479in"/>
    </style:style>
    <style:style style:name="T3219" style:parent-style-name="Domyślnaczcionkaakapitu" style:family="text">
      <style:text-properties fo:background-color="#80FFFF"/>
    </style:style>
    <style:style style:name="P3220" style:parent-style-name="Normalny" style:family="paragraph">
      <style:paragraph-properties fo:text-align="justify" fo:line-height="150%"/>
    </style:style>
    <style:style style:name="T3221" style:parent-style-name="Domyślnaczcionkaakapitu" style:family="text">
      <style:text-properties fo:background-color="#80FFFF" style:text-underline-type="single" style:text-underline-style="solid" style:text-underline-width="auto" style:text-underline-mode="continuous"/>
    </style:style>
    <style:style style:name="T3222" style:parent-style-name="Domyślnaczcionkaakapitu" style:family="text">
      <style:text-properties style:text-underline-type="single" style:text-underline-style="solid" style:text-underline-width="auto" style:text-underline-mode="continuous"/>
    </style:style>
    <style:style style:name="T3223" style:parent-style-name="Domyślnaczcionkaakapitu" style:family="text">
      <style:text-properties fo:background-color="#80FFFF"/>
    </style:style>
    <style:style style:name="P3224" style:parent-style-name="Normalny" style:family="paragraph">
      <style:paragraph-properties fo:text-align="justify" fo:line-height="150%" fo:text-indent="0.2479in"/>
    </style:style>
    <style:style style:name="P3225" style:parent-style-name="Normalny" style:family="paragraph">
      <style:paragraph-properties fo:text-align="justify" fo:line-height="150%"/>
    </style:style>
    <style:style style:name="T3226" style:parent-style-name="Domyślnaczcionkaakapitu" style:family="text">
      <style:text-properties style:text-underline-type="single" style:text-underline-style="solid" style:text-underline-width="auto" style:text-underline-mode="continuous"/>
    </style:style>
    <style:style style:name="P3227" style:parent-style-name="Normalny" style:family="paragraph">
      <style:paragraph-properties fo:text-align="justify" fo:line-height="150%" fo:text-indent="0.2479in"/>
    </style:style>
    <style:style style:name="T3228" style:parent-style-name="Domyślnaczcionkaakapitu" style:family="text">
      <style:text-properties fo:background-color="#80FFFF"/>
    </style:style>
    <style:style style:name="P3229" style:parent-style-name="Normalny" style:family="paragraph">
      <style:paragraph-properties fo:text-align="justify" fo:line-height="150%" fo:text-indent="0.2479in"/>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P3233" style:parent-style-name="Normalny" style:family="paragraph">
      <style:paragraph-properties fo:text-align="justify" fo:line-height="150%" fo:text-indent="0.2479in"/>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P3237" style:parent-style-name="Normalny" style:family="paragraph">
      <style:paragraph-properties fo:text-align="justify" fo:line-height="150%" fo:text-indent="0.2479in">
        <style:tab-stops>
          <style:tab-stop style:type="left" style:position="1.025in"/>
        </style:tab-stops>
      </style:paragraph-properties>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P3241" style:parent-style-name="Normalny" style:family="paragraph">
      <style:paragraph-properties fo:text-align="justify" fo:line-height="150%" fo:text-indent="0.2479in">
        <style:tab-stops>
          <style:tab-stop style:type="left" style:position="1.025in"/>
        </style:tab-stops>
      </style:paragraph-properties>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P3244" style:parent-style-name="Normalny" style:family="paragraph">
      <style:paragraph-properties fo:text-align="justify" fo:line-height="150%" fo:text-indent="0.2479in"/>
    </style:style>
    <style:style style:name="T3245" style:parent-style-name="Domyślnaczcionkaakapitu" style:family="text">
      <style:text-properties fo:background-color="#80FFFF"/>
    </style:style>
    <style:style style:name="P3246" style:parent-style-name="Normalny" style:family="paragraph">
      <style:paragraph-properties fo:text-align="justify" fo:line-height="150%" fo:text-indent="0.2479in"/>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P3249" style:parent-style-name="Normalny" style:family="paragraph">
      <style:paragraph-properties fo:text-align="justify" fo:line-height="150%" fo:text-indent="0.2479in"/>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P3253" style:parent-style-name="Normalny" style:family="paragraph">
      <style:paragraph-properties fo:text-align="justify" fo:line-height="150%"/>
    </style:style>
    <style:style style:name="T3254" style:parent-style-name="Domyślnaczcionkaakapitu" style:family="text">
      <style:text-properties fo:background-color="#80FFFF" style:text-underline-type="single" style:text-underline-style="solid" style:text-underline-width="auto" style:text-underline-mode="continuous"/>
    </style:style>
    <style:style style:name="T3255" style:parent-style-name="Domyślnaczcionkaakapitu" style:family="text">
      <style:text-properties style:text-underline-type="single" style:text-underline-style="solid" style:text-underline-width="auto" style:text-underline-mode="continuous"/>
    </style:style>
    <style:style style:name="T3256" style:parent-style-name="Domyślnaczcionkaakapitu" style:family="text">
      <style:text-properties fo:background-color="#80FFFF"/>
    </style:style>
    <style:style style:name="P3257" style:parent-style-name="Normalny" style:family="paragraph">
      <style:paragraph-properties fo:text-align="justify" fo:line-height="150%" fo:text-indent="0.2479in"/>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P3260" style:parent-style-name="Normalny" style:family="paragraph">
      <style:paragraph-properties fo:text-align="justify" fo:line-height="150%"/>
    </style:style>
    <style:style style:name="T3261" style:parent-style-name="Domyślnaczcionkaakapitu" style:family="text">
      <style:text-properties fo:background-color="#80FFFF" style:text-underline-type="single" style:text-underline-style="solid" style:text-underline-width="auto" style:text-underline-mode="continuous"/>
    </style:style>
    <style:style style:name="T3262" style:parent-style-name="Domyślnaczcionkaakapitu" style:family="text">
      <style:text-properties style:text-underline-type="single" style:text-underline-style="solid" style:text-underline-width="auto" style:text-underline-mode="continuous"/>
    </style:style>
    <style:style style:name="T3263" style:parent-style-name="Domyślnaczcionkaakapitu" style:family="text">
      <style:text-properties fo:background-color="#80FFFF" style:text-underline-type="single" style:text-underline-style="solid" style:text-underline-width="auto" style:text-underline-mode="continuous"/>
    </style:style>
    <style:style style:name="T3264" style:parent-style-name="Domyślnaczcionkaakapitu" style:family="text">
      <style:text-properties style:text-underline-type="single" style:text-underline-style="solid" style:text-underline-width="auto" style:text-underline-mode="continuous"/>
    </style:style>
    <style:style style:name="T3265" style:parent-style-name="Domyślnaczcionkaakapitu" style:family="text">
      <style:text-properties fo:background-color="#80FFFF" style:text-underline-type="single" style:text-underline-style="solid" style:text-underline-width="auto" style:text-underline-mode="continuous"/>
    </style:style>
    <style:style style:name="T3266" style:parent-style-name="Domyślnaczcionkaakapitu" style:family="text">
      <style:text-properties style:text-underline-type="single" style:text-underline-style="solid" style:text-underline-width="auto" style:text-underline-mode="continuous"/>
    </style:style>
    <style:style style:name="T3267" style:parent-style-name="Domyślnaczcionkaakapitu" style:family="text">
      <style:text-properties fo:background-color="#80FFFF" style:text-underline-type="single" style:text-underline-style="solid" style:text-underline-width="auto" style:text-underline-mode="continuous"/>
    </style:style>
    <style:style style:name="T3268" style:parent-style-name="Domyślnaczcionkaakapitu" style:family="text">
      <style:text-properties fo:background-color="#80FFFF"/>
    </style:style>
    <style:style style:name="P3269" style:parent-style-name="Normalny" style:family="paragraph">
      <style:paragraph-properties fo:text-align="justify" fo:line-height="150%" fo:text-indent="0.2479in">
        <style:tab-stops>
          <style:tab-stop style:type="left" style:position="1.025in"/>
        </style:tab-stops>
      </style:paragraph-properties>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P3276" style:parent-style-name="Normalny" style:family="paragraph">
      <style:paragraph-properties fo:text-align="justify" fo:line-height="150%" fo:text-indent="0.2479in">
        <style:tab-stops>
          <style:tab-stop style:type="left" style:position="1.025in"/>
        </style:tab-stops>
      </style:paragraph-properties>
    </style:style>
    <style:style style:name="T3277" style:parent-style-name="Domyślnaczcionkaakapitu" style:family="text">
      <style:text-properties fo:background-color="#80FFFF"/>
    </style:style>
    <style:style style:name="P3278" style:parent-style-name="Normalny" style:family="paragraph">
      <style:paragraph-properties fo:text-align="justify" fo:line-height="150%" fo:text-indent="0.2479in">
        <style:tab-stops>
          <style:tab-stop style:type="left" style:position="1.025in"/>
        </style:tab-stops>
      </style:paragraph-properties>
    </style:style>
    <style:style style:name="T3279" style:parent-style-name="Domyślnaczcionkaakapitu" style:family="text">
      <style:text-properties fo:background-color="#80FFFF"/>
    </style:style>
    <style:style style:name="P3280" style:parent-style-name="Normalny" style:family="paragraph">
      <style:paragraph-properties fo:text-align="justify" fo:line-height="150%" fo:text-indent="0.2479in">
        <style:tab-stops>
          <style:tab-stop style:type="left" style:position="1.025in"/>
        </style:tab-stops>
      </style:paragraph-properties>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P3283" style:parent-style-name="Normalny" style:family="paragraph">
      <style:paragraph-properties fo:text-align="justify" fo:line-height="150%" fo:text-indent="0.2479in">
        <style:tab-stops>
          <style:tab-stop style:type="left" style:position="1.025in"/>
        </style:tab-stops>
      </style:paragraph-properties>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P3286" style:parent-style-name="Normalny" style:family="paragraph">
      <style:paragraph-properties fo:text-align="justify" fo:line-height="150%" fo:text-indent="0.2479in">
        <style:tab-stops>
          <style:tab-stop style:type="left" style:position="1.025in"/>
        </style:tab-stops>
      </style:paragraph-properties>
    </style:style>
    <style:style style:name="T3287" style:parent-style-name="Domyślnaczcionkaakapitu" style:family="text">
      <style:text-properties fo:background-color="#80FFFF"/>
    </style:style>
    <style:style style:name="P3288" style:parent-style-name="Normalny" style:family="paragraph">
      <style:paragraph-properties fo:text-align="justify" fo:line-height="150%" fo:text-indent="0.2479in">
        <style:tab-stops>
          <style:tab-stop style:type="left" style:position="1.025in"/>
        </style:tab-stops>
      </style:paragraph-properties>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P3292" style:parent-style-name="Normalny" style:family="paragraph">
      <style:paragraph-properties fo:text-align="justify" fo:line-height="150%" fo:text-indent="0.2479in">
        <style:tab-stops>
          <style:tab-stop style:type="left" style:position="1.025in"/>
        </style:tab-stops>
      </style:paragraph-properties>
    </style:style>
    <style:style style:name="P3293" style:parent-style-name="Normalny" style:family="paragraph">
      <style:paragraph-properties fo:text-align="justify" fo:line-height="150%"/>
    </style:style>
    <style:style style:name="T3294" style:parent-style-name="Domyślnaczcionkaakapitu" style:family="text">
      <style:text-properties fo:background-color="#80FFFF" style:text-underline-type="single" style:text-underline-style="solid" style:text-underline-width="auto" style:text-underline-mode="continuous"/>
    </style:style>
    <style:style style:name="T3295" style:parent-style-name="Domyślnaczcionkaakapitu" style:family="text">
      <style:text-properties style:text-underline-type="single" style:text-underline-style="solid" style:text-underline-width="auto" style:text-underline-mode="continuous"/>
    </style:style>
    <style:style style:name="T3296" style:parent-style-name="Domyślnaczcionkaakapitu" style:family="text">
      <style:text-properties fo:background-color="#80FFFF" style:text-underline-type="single" style:text-underline-style="solid" style:text-underline-width="auto" style:text-underline-mode="continuous"/>
    </style:style>
    <style:style style:name="T3297" style:parent-style-name="Domyślnaczcionkaakapitu" style:family="text">
      <style:text-properties style:text-underline-type="single" style:text-underline-style="solid" style:text-underline-width="auto" style:text-underline-mode="continuous"/>
    </style:style>
    <style:style style:name="T3298" style:parent-style-name="Domyślnaczcionkaakapitu" style:family="text">
      <style:text-properties fo:background-color="#80FFFF" style:text-underline-type="single" style:text-underline-style="solid" style:text-underline-width="auto" style:text-underline-mode="continuous"/>
    </style:style>
    <style:style style:name="P3299" style:parent-style-name="Normalny" style:family="paragraph">
      <style:paragraph-properties fo:text-align="justify" fo:line-height="150%" fo:text-indent="0.2479in"/>
    </style:style>
    <style:style style:name="P3300" style:parent-style-name="Normalny" style:family="paragraph">
      <style:paragraph-properties fo:text-align="justify" fo:line-height="150%"/>
    </style:style>
    <style:style style:name="T3301" style:parent-style-name="Domyślnaczcionkaakapitu" style:family="text">
      <style:text-properties style:text-underline-type="single" style:text-underline-style="solid" style:text-underline-width="auto" style:text-underline-mode="continuous"/>
    </style:style>
    <style:style style:name="T3302" style:parent-style-name="Domyślnaczcionkaakapitu" style:family="text">
      <style:text-properties fo:background-color="#80FFFF" style:text-underline-type="single" style:text-underline-style="solid" style:text-underline-width="auto" style:text-underline-mode="continuous"/>
    </style:style>
    <style:style style:name="T3303" style:parent-style-name="Domyślnaczcionkaakapitu" style:family="text">
      <style:text-properties fo:background-color="#80FFFF"/>
    </style:style>
    <style:style style:name="P3304" style:parent-style-name="Normalny" style:family="paragraph">
      <style:paragraph-properties fo:text-align="justify" fo:line-height="150%" fo:text-indent="0.2479in"/>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P3308" style:parent-style-name="Normalny" style:family="paragraph">
      <style:paragraph-properties fo:text-align="justify" fo:line-height="150%" fo:text-indent="0.2479in"/>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P3313" style:parent-style-name="Normalny" style:family="paragraph">
      <style:paragraph-properties fo:text-align="justify" fo:line-height="150%"/>
    </style:style>
    <style:style style:name="T3314" style:parent-style-name="Domyślnaczcionkaakapitu" style:family="text">
      <style:text-properties fo:background-color="#80FFFF" style:text-underline-type="single" style:text-underline-style="solid" style:text-underline-width="auto" style:text-underline-mode="continuous"/>
    </style:style>
    <style:style style:name="T3315" style:parent-style-name="Domyślnaczcionkaakapitu" style:family="text">
      <style:text-properties style:text-underline-type="single" style:text-underline-style="solid" style:text-underline-width="auto" style:text-underline-mode="continuous"/>
    </style:style>
    <style:style style:name="T3316" style:parent-style-name="Domyślnaczcionkaakapitu" style:family="text">
      <style:text-properties fo:background-color="#80FFFF"/>
    </style:style>
    <style:style style:name="P3317" style:parent-style-name="Normalny" style:family="paragraph">
      <style:paragraph-properties fo:text-align="justify" fo:line-height="150%" fo:text-indent="0.2479in"/>
    </style:style>
    <style:style style:name="T3318" style:parent-style-name="Domyślnaczcionkaakapitu" style:family="text">
      <style:text-properties fo:background-color="#80FFFF"/>
    </style:style>
    <style:style style:name="P3319" style:parent-style-name="Normalny" style:family="paragraph">
      <style:paragraph-properties fo:text-align="justify" fo:line-height="150%"/>
    </style:style>
    <style:style style:name="T3320" style:parent-style-name="Domyślnaczcionkaakapitu" style:family="text">
      <style:text-properties style:text-underline-type="single" style:text-underline-style="solid" style:text-underline-width="auto" style:text-underline-mode="continuous"/>
    </style:style>
    <style:style style:name="T3321" style:parent-style-name="Domyślnaczcionkaakapitu" style:family="text">
      <style:text-properties fo:background-color="#80FFFF" style:text-underline-type="single" style:text-underline-style="solid" style:text-underline-width="auto" style:text-underline-mode="continuous"/>
    </style:style>
    <style:style style:name="P3322" style:parent-style-name="Normalny" style:family="paragraph">
      <style:paragraph-properties fo:text-align="justify" fo:line-height="150%" fo:text-indent="0.2479in"/>
    </style:style>
    <style:style style:name="P3323" style:parent-style-name="Normalny" style:family="paragraph">
      <style:paragraph-properties fo:text-align="justify" fo:line-height="150%"/>
    </style:style>
    <style:style style:name="T3324" style:parent-style-name="Domyślnaczcionkaakapitu" style:family="text">
      <style:text-properties fo:background-color="#80FFFF" style:text-underline-type="single" style:text-underline-style="solid" style:text-underline-width="auto" style:text-underline-mode="continuous"/>
    </style:style>
    <style:style style:name="T3325" style:parent-style-name="Domyślnaczcionkaakapitu" style:family="text">
      <style:text-properties style:text-underline-type="single" style:text-underline-style="solid" style:text-underline-width="auto" style:text-underline-mode="continuous"/>
    </style:style>
    <style:style style:name="T3326" style:parent-style-name="Domyślnaczcionkaakapitu" style:family="text">
      <style:text-properties fo:background-color="#80FFFF"/>
    </style:style>
    <style:style style:name="P3327" style:parent-style-name="Normalny" style:family="paragraph">
      <style:paragraph-properties fo:text-align="justify" fo:line-height="150%" fo:text-indent="0.2479in"/>
    </style:style>
    <style:style style:name="P3328" style:parent-style-name="Normalny" style:family="paragraph">
      <style:paragraph-properties fo:text-align="justify" fo:line-height="150%"/>
    </style:style>
    <style:style style:name="T3329" style:parent-style-name="Domyślnaczcionkaakapitu" style:family="text">
      <style:text-properties style:text-underline-type="single" style:text-underline-style="solid" style:text-underline-width="auto" style:text-underline-mode="continuous"/>
    </style:style>
    <style:style style:name="P3330" style:parent-style-name="Normalny" style:family="paragraph">
      <style:paragraph-properties fo:text-align="justify" fo:line-height="150%" fo:text-indent="0.2479in"/>
    </style:style>
    <style:style style:name="T3331" style:parent-style-name="Domyślnaczcionkaakapitu" style:family="text">
      <style:text-properties fo:background-color="#80FFFF"/>
    </style:style>
    <style:style style:name="P3332" style:parent-style-name="Normalny" style:family="paragraph">
      <style:paragraph-properties fo:text-align="justify" fo:line-height="150%"/>
    </style:style>
    <style:style style:name="T3333" style:parent-style-name="Domyślnaczcionkaakapitu" style:family="text">
      <style:text-properties fo:background-color="#80FFFF" style:text-underline-type="single" style:text-underline-style="solid" style:text-underline-width="auto" style:text-underline-mode="continuous"/>
    </style:style>
    <style:style style:name="T3334" style:parent-style-name="Domyślnaczcionkaakapitu" style:family="text">
      <style:text-properties style:text-underline-type="single" style:text-underline-style="solid" style:text-underline-width="auto" style:text-underline-mode="continuous"/>
    </style:style>
    <style:style style:name="T3335" style:parent-style-name="Domyślnaczcionkaakapitu" style:family="text">
      <style:text-properties fo:background-color="#80FFFF"/>
    </style:style>
    <style:style style:name="P3336" style:parent-style-name="Normalny" style:family="paragraph">
      <style:paragraph-properties fo:text-align="justify" fo:line-height="150%" fo:text-indent="0.2479in"/>
    </style:style>
    <style:style style:name="T3337" style:parent-style-name="Domyślnaczcionkaakapitu" style:family="text">
      <style:text-properties fo:background-color="#80FFFF"/>
    </style:style>
    <style:style style:name="P3338" style:parent-style-name="Normalny" style:family="paragraph">
      <style:paragraph-properties fo:text-align="justify" fo:line-height="150%"/>
    </style:style>
    <style:style style:name="T3339" style:parent-style-name="Domyślnaczcionkaakapitu" style:family="text">
      <style:text-properties style:text-underline-type="single" style:text-underline-style="solid" style:text-underline-width="auto" style:text-underline-mode="continuous"/>
    </style:style>
    <style:style style:name="T3340" style:parent-style-name="Domyślnaczcionkaakapitu" style:family="text">
      <style:text-properties fo:background-color="#80FFFF" style:text-underline-type="single" style:text-underline-style="solid" style:text-underline-width="auto" style:text-underline-mode="continuous"/>
    </style:style>
    <style:style style:name="T3341" style:parent-style-name="Domyślnaczcionkaakapitu" style:family="text">
      <style:text-properties style:text-underline-type="single" style:text-underline-style="solid" style:text-underline-width="auto" style:text-underline-mode="continuous"/>
    </style:style>
    <style:style style:name="T3342" style:parent-style-name="Domyślnaczcionkaakapitu" style:family="text">
      <style:text-properties fo:background-color="#80FFFF" style:text-underline-type="single" style:text-underline-style="solid" style:text-underline-width="auto" style:text-underline-mode="continuous"/>
    </style:style>
    <style:style style:name="T3343" style:parent-style-name="Domyślnaczcionkaakapitu" style:family="text">
      <style:text-properties style:text-underline-type="single" style:text-underline-style="solid" style:text-underline-width="auto" style:text-underline-mode="continuous"/>
    </style:style>
    <style:style style:name="P3344" style:parent-style-name="Normalny" style:family="paragraph">
      <style:paragraph-properties fo:text-align="justify" fo:line-height="150%" fo:text-indent="0.2479in"/>
    </style:style>
    <style:style style:name="T3345" style:parent-style-name="Domyślnaczcionkaakapitu" style:family="text">
      <style:text-properties fo:background-color="#80FFFF"/>
    </style:style>
    <style:style style:name="P3346" style:parent-style-name="Normalny" style:family="paragraph">
      <style:paragraph-properties fo:text-align="justify" fo:line-height="150%"/>
    </style:style>
    <style:style style:name="T3347" style:parent-style-name="Domyślnaczcionkaakapitu" style:family="text">
      <style:text-properties style:text-underline-type="single" style:text-underline-style="solid" style:text-underline-width="auto" style:text-underline-mode="continuous"/>
    </style:style>
    <style:style style:name="T3348" style:parent-style-name="Domyślnaczcionkaakapitu" style:family="text">
      <style:text-properties fo:background-color="#80FFFF" style:text-underline-type="single" style:text-underline-style="solid" style:text-underline-width="auto" style:text-underline-mode="continuous"/>
    </style:style>
    <style:style style:name="T3349" style:parent-style-name="Domyślnaczcionkaakapitu" style:family="text">
      <style:text-properties style:text-underline-type="single" style:text-underline-style="solid" style:text-underline-width="auto" style:text-underline-mode="continuous"/>
    </style:style>
    <style:style style:name="T3350" style:parent-style-name="Domyślnaczcionkaakapitu" style:family="text">
      <style:text-properties fo:background-color="#80FFFF" style:text-underline-type="single" style:text-underline-style="solid" style:text-underline-width="auto" style:text-underline-mode="continuous"/>
    </style:style>
    <style:style style:name="P3351" style:parent-style-name="Normalny" style:family="paragraph">
      <style:paragraph-properties fo:text-align="justify" fo:line-height="150%" fo:text-indent="0.2479in"/>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P3360" style:parent-style-name="Normalny" style:family="paragraph">
      <style:paragraph-properties fo:text-align="justify" fo:line-height="150%"/>
    </style:style>
    <style:style style:name="T3361" style:parent-style-name="Domyślnaczcionkaakapitu" style:family="text">
      <style:text-properties fo:background-color="#80FFFF" style:text-underline-type="single" style:text-underline-style="solid" style:text-underline-width="auto" style:text-underline-mode="continuous"/>
    </style:style>
    <style:style style:name="T3362" style:parent-style-name="Domyślnaczcionkaakapitu" style:family="text">
      <style:text-properties style:text-underline-type="single" style:text-underline-style="solid" style:text-underline-width="auto" style:text-underline-mode="continuous"/>
    </style:style>
    <style:style style:name="T3363" style:parent-style-name="Domyślnaczcionkaakapitu" style:family="text">
      <style:text-properties fo:background-color="#80FFFF" style:text-underline-type="single" style:text-underline-style="solid" style:text-underline-width="auto" style:text-underline-mode="continuous"/>
    </style:style>
    <style:style style:name="T3364" style:parent-style-name="Domyślnaczcionkaakapitu" style:family="text">
      <style:text-properties style:text-underline-type="single" style:text-underline-style="solid" style:text-underline-width="auto" style:text-underline-mode="continuous"/>
    </style:style>
    <style:style style:name="T3365" style:parent-style-name="Domyślnaczcionkaakapitu" style:family="text">
      <style:text-properties fo:background-color="#80FFFF" style:text-underline-type="single" style:text-underline-style="solid" style:text-underline-width="auto" style:text-underline-mode="continuous"/>
    </style:style>
    <style:style style:name="T3366" style:parent-style-name="Domyślnaczcionkaakapitu" style:family="text">
      <style:text-properties fo:background-color="#80FFFF"/>
    </style:style>
    <style:style style:name="P3367" style:parent-style-name="Normalny" style:family="paragraph">
      <style:paragraph-properties fo:text-align="justify" fo:line-height="150%" fo:text-indent="0.2479in"/>
    </style:style>
    <style:style style:name="T3368" style:parent-style-name="Domyślnaczcionkaakapitu" style:family="text">
      <style:text-properties fo:background-color="#80FFFF"/>
    </style:style>
    <style:style style:name="P3369" style:parent-style-name="Normalny" style:family="paragraph">
      <style:paragraph-properties fo:text-align="justify" fo:line-height="150%"/>
    </style:style>
    <style:style style:name="T3370" style:parent-style-name="Domyślnaczcionkaakapitu" style:family="text">
      <style:text-properties style:text-underline-type="single" style:text-underline-style="solid" style:text-underline-width="auto" style:text-underline-mode="continuous"/>
    </style:style>
    <style:style style:name="T3371" style:parent-style-name="Domyślnaczcionkaakapitu" style:family="text">
      <style:text-properties fo:background-color="#80FFFF" style:text-underline-type="single" style:text-underline-style="solid" style:text-underline-width="auto" style:text-underline-mode="continuous"/>
    </style:style>
    <style:style style:name="T3372" style:parent-style-name="Domyślnaczcionkaakapitu" style:family="text">
      <style:text-properties style:text-underline-type="single" style:text-underline-style="solid" style:text-underline-width="auto" style:text-underline-mode="continuous"/>
    </style:style>
    <style:style style:name="P3373" style:parent-style-name="Normalny" style:family="paragraph">
      <style:paragraph-properties fo:text-align="justify" fo:line-height="150%" fo:text-indent="0.2479in"/>
    </style:style>
    <style:style style:name="T3374" style:parent-style-name="Domyślnaczcionkaakapitu" style:family="text">
      <style:text-properties fo:background-color="#80FFFF"/>
    </style:style>
    <style:style style:name="P3375" style:parent-style-name="Normalny" style:family="paragraph">
      <style:paragraph-properties fo:text-align="justify" fo:line-height="150%"/>
    </style:style>
    <style:style style:name="T3376" style:parent-style-name="Domyślnaczcionkaakapitu" style:family="text">
      <style:text-properties style:text-underline-type="single" style:text-underline-style="solid" style:text-underline-width="auto" style:text-underline-mode="continuous"/>
    </style:style>
    <style:style style:name="T3377" style:parent-style-name="Domyślnaczcionkaakapitu" style:family="text">
      <style:text-properties fo:background-color="#80FFFF" style:text-underline-type="single" style:text-underline-style="solid" style:text-underline-width="auto" style:text-underline-mode="continuous"/>
    </style:style>
    <style:style style:name="T3378" style:parent-style-name="Domyślnaczcionkaakapitu" style:family="text">
      <style:text-properties style:text-underline-type="single" style:text-underline-style="solid" style:text-underline-width="auto" style:text-underline-mode="continuous"/>
    </style:style>
    <style:style style:name="T3379" style:parent-style-name="Domyślnaczcionkaakapitu" style:family="text">
      <style:text-properties fo:background-color="#80FFFF" style:text-underline-type="single" style:text-underline-style="solid" style:text-underline-width="auto" style:text-underline-mode="continuous"/>
    </style:style>
    <style:style style:name="T3380" style:parent-style-name="Domyślnaczcionkaakapitu" style:family="text">
      <style:text-properties style:text-underline-type="single" style:text-underline-style="solid" style:text-underline-width="auto" style:text-underline-mode="continuous"/>
    </style:style>
    <style:style style:name="P3381" style:parent-style-name="Normalny" style:family="paragraph">
      <style:paragraph-properties fo:text-align="justify" fo:line-height="150%" fo:text-indent="0.2479in"/>
    </style:style>
    <style:style style:name="P3382" style:parent-style-name="Normalny" style:family="paragraph">
      <style:paragraph-properties fo:text-align="justify" fo:line-height="150%"/>
    </style:style>
    <style:style style:name="T3383" style:parent-style-name="Domyślnaczcionkaakapitu" style:family="text">
      <style:text-properties style:text-underline-type="single" style:text-underline-style="solid" style:text-underline-width="auto" style:text-underline-mode="continuous"/>
    </style:style>
    <style:style style:name="T3384" style:parent-style-name="Domyślnaczcionkaakapitu" style:family="text">
      <style:text-properties fo:background-color="#80FFFF" style:text-underline-type="single" style:text-underline-style="solid" style:text-underline-width="auto" style:text-underline-mode="continuous"/>
    </style:style>
    <style:style style:name="T3385" style:parent-style-name="Domyślnaczcionkaakapitu" style:family="text">
      <style:text-properties fo:background-color="#80FFFF"/>
    </style:style>
    <style:style style:name="P3386" style:parent-style-name="Normalny" style:family="paragraph">
      <style:paragraph-properties fo:text-align="justify" fo:line-height="150%" fo:text-indent="0.2479in"/>
    </style:style>
    <style:style style:name="T3387" style:parent-style-name="Domyślnaczcionkaakapitu" style:family="text">
      <style:text-properties fo:background-color="#80FFFF"/>
    </style:style>
    <style:style style:name="P3388" style:parent-style-name="Normalny" style:family="paragraph">
      <style:paragraph-properties fo:text-align="justify" fo:line-height="150%"/>
    </style:style>
    <style:style style:name="T3389" style:parent-style-name="Domyślnaczcionkaakapitu" style:family="text">
      <style:text-properties style:text-underline-type="single" style:text-underline-style="solid" style:text-underline-width="auto" style:text-underline-mode="continuous"/>
    </style:style>
    <style:style style:name="T3390" style:parent-style-name="Domyślnaczcionkaakapitu" style:family="text">
      <style:text-properties fo:background-color="#80FFFF" style:text-underline-type="single" style:text-underline-style="solid" style:text-underline-width="auto" style:text-underline-mode="continuous"/>
    </style:style>
    <style:style style:name="T3391" style:parent-style-name="Domyślnaczcionkaakapitu" style:family="text">
      <style:text-properties style:text-underline-type="single" style:text-underline-style="solid" style:text-underline-width="auto" style:text-underline-mode="continuous"/>
    </style:style>
    <style:style style:name="T3392" style:parent-style-name="Domyślnaczcionkaakapitu" style:family="text">
      <style:text-properties fo:background-color="#80FFFF" style:text-underline-type="single" style:text-underline-style="solid" style:text-underline-width="auto" style:text-underline-mode="continuous"/>
    </style:style>
    <style:style style:name="P3393" style:parent-style-name="Normalny" style:family="paragraph">
      <style:paragraph-properties fo:text-align="justify" fo:line-height="150%" fo:text-indent="0.2479in"/>
    </style:style>
    <style:style style:name="T3394" style:parent-style-name="Domyślnaczcionkaakapitu" style:family="text">
      <style:text-properties fo:background-color="#80FFFF"/>
    </style:style>
    <style:style style:name="P3395" style:parent-style-name="Normalny" style:family="paragraph">
      <style:paragraph-properties fo:text-align="justify" fo:line-height="150%" fo:text-indent="0.2479in"/>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P3401" style:parent-style-name="Normalny" style:family="paragraph">
      <style:paragraph-properties fo:text-align="justify" fo:line-height="150%" fo:text-indent="0.2479in"/>
    </style:style>
    <style:style style:name="T3402" style:parent-style-name="Domyślnaczcionkaakapitu" style:family="text">
      <style:text-properties fo:background-color="#80FFFF"/>
    </style:style>
    <style:style style:name="P3403" style:parent-style-name="Normalny" style:family="paragraph">
      <style:paragraph-properties fo:text-align="justify" fo:line-height="150%" fo:text-indent="0.2479in"/>
    </style:style>
    <style:style style:name="P3404" style:parent-style-name="Normalny" style:family="paragraph">
      <style:paragraph-properties fo:text-align="justify" fo:line-height="150%" fo:text-indent="0.2479in"/>
    </style:style>
    <style:style style:name="T3405" style:parent-style-name="Domyślnaczcionkaakapitu" style:family="text">
      <style:text-properties fo:background-color="#80FFFF"/>
    </style:style>
    <style:style style:name="P3406" style:parent-style-name="Normalny" style:family="paragraph">
      <style:paragraph-properties fo:text-align="justify" fo:line-height="150%" fo:text-indent="0.2479in"/>
    </style:style>
    <style:style style:name="T3407" style:parent-style-name="Domyślnaczcionkaakapitu" style:family="text">
      <style:text-properties fo:background-color="#80FFFF"/>
    </style:style>
    <style:style style:name="P3408" style:parent-style-name="Normalny" style:family="paragraph">
      <style:paragraph-properties fo:text-align="justify" fo:line-height="150%" fo:text-indent="0.2479in"/>
    </style:style>
    <style:style style:name="T3409" style:parent-style-name="Domyślnaczcionkaakapitu" style:family="text">
      <style:text-properties fo:background-color="#80FFFF"/>
    </style:style>
    <style:style style:name="P3410" style:parent-style-name="Normalny" style:family="paragraph">
      <style:paragraph-properties fo:text-align="justify" fo:line-height="150%" fo:text-indent="0.2479in">
        <style:tab-stops>
          <style:tab-stop style:type="left" style:position="1.0208in"/>
        </style:tab-stops>
      </style:paragraph-properties>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P3417" style:parent-style-name="Normalny" style:family="paragraph">
      <style:paragraph-properties fo:text-align="justify" fo:line-height="150%" fo:text-indent="0.2479in"/>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P3423" style:parent-style-name="Normalny" style:family="paragraph">
      <style:paragraph-properties fo:text-align="justify" fo:line-height="150%" fo:text-indent="0.2479in">
        <style:tab-stops>
          <style:tab-stop style:type="left" style:position="1.0208in"/>
        </style:tab-stops>
      </style:paragraph-properties>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T3432" style:parent-style-name="Domyślnaczcionkaakapitu" style:family="text">
      <style:text-properties fo:background-color="#80FFFF"/>
    </style:style>
    <style:style style:name="T3433" style:parent-style-name="Domyślnaczcionkaakapitu" style:family="text">
      <style:text-properties fo:background-color="#80FFFF"/>
    </style:style>
    <style:style style:name="P3434" style:parent-style-name="Normalny" style:family="paragraph">
      <style:paragraph-properties fo:text-align="justify" fo:line-height="150%" fo:text-indent="0.2479in">
        <style:tab-stops>
          <style:tab-stop style:type="left" style:position="1.0208in"/>
        </style:tab-stops>
      </style:paragraph-properties>
    </style:style>
    <style:style style:name="T3435" style:parent-style-name="Domyślnaczcionkaakapitu" style:family="text">
      <style:text-properties fo:background-color="#80FFFF"/>
    </style:style>
    <style:style style:name="P3436" style:parent-style-name="Normalny" style:family="paragraph">
      <style:paragraph-properties fo:text-align="justify" fo:line-height="150%" fo:text-indent="0.2479in">
        <style:tab-stops>
          <style:tab-stop style:type="left" style:position="1.0208in"/>
        </style:tab-stops>
      </style:paragraph-properties>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P3439" style:parent-style-name="Normalny" style:family="paragraph">
      <style:paragraph-properties fo:text-align="justify" fo:line-height="150%">
        <style:tab-stops>
          <style:tab-stop style:type="left" style:leader-style="dotted" style:leader-text="." style:position="2.9416in"/>
          <style:tab-stop style:type="left" style:leader-style="dotted" style:leader-text="." style:position="3.9236in"/>
          <style:tab-stop style:type="left" style:leader-style="dotted" style:leader-text="." style:position="4.075in"/>
        </style:tab-stops>
      </style:paragraph-properties>
    </style:style>
    <style:style style:name="T3440" style:parent-style-name="Domyślnaczcionkaakapitu" style:family="text">
      <style:text-properties fo:background-color="#80FFFF" style:text-underline-type="single" style:text-underline-style="solid" style:text-underline-width="auto" style:text-underline-mode="continuous"/>
    </style:style>
    <style:style style:name="T3441" style:parent-style-name="Domyślnaczcionkaakapitu" style:family="text">
      <style:text-properties style:text-underline-type="single" style:text-underline-style="solid" style:text-underline-width="auto" style:text-underline-mode="continuous"/>
    </style:style>
    <style:style style:name="T3442" style:parent-style-name="Domyślnaczcionkaakapitu" style:family="text">
      <style:text-properties fo:background-color="#80FFFF"/>
    </style:style>
    <style:style style:name="P3443" style:parent-style-name="Normalny" style:family="paragraph">
      <style:paragraph-properties fo:text-align="justify" fo:line-height="150%" fo:text-indent="0.2479in"/>
    </style:style>
    <style:style style:name="P3444" style:parent-style-name="Normalny" style:family="paragraph">
      <style:paragraph-properties fo:text-align="justify" fo:line-height="150%"/>
    </style:style>
    <style:style style:name="T3445" style:parent-style-name="Domyślnaczcionkaakapitu" style:family="text">
      <style:text-properties fo:background-color="#80FFFF" style:text-underline-type="single" style:text-underline-style="solid" style:text-underline-width="auto" style:text-underline-mode="continuous"/>
    </style:style>
    <style:style style:name="T3446" style:parent-style-name="Domyślnaczcionkaakapitu" style:family="text">
      <style:text-properties style:text-underline-type="single" style:text-underline-style="solid" style:text-underline-width="auto" style:text-underline-mode="continuous"/>
    </style:style>
    <style:style style:name="T3447" style:parent-style-name="Domyślnaczcionkaakapitu" style:family="text">
      <style:text-properties fo:background-color="#80FFFF" style:text-underline-type="single" style:text-underline-style="solid" style:text-underline-width="auto" style:text-underline-mode="continuous"/>
    </style:style>
    <style:style style:name="T3448" style:parent-style-name="Domyślnaczcionkaakapitu" style:family="text">
      <style:text-properties fo:background-color="#80FFFF"/>
    </style:style>
    <style:style style:name="P3449" style:parent-style-name="Normalny" style:family="paragraph">
      <style:paragraph-properties fo:text-align="justify" fo:line-height="150%" fo:text-indent="0.2479in"/>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P3452" style:parent-style-name="Normalny" style:family="paragraph">
      <style:paragraph-properties fo:text-align="justify" fo:line-height="150%" fo:text-indent="0.2479in"/>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P3456" style:parent-style-name="Normalny" style:family="paragraph">
      <style:paragraph-properties fo:text-align="justify" fo:line-height="150%"/>
    </style:style>
    <style:style style:name="T3457" style:parent-style-name="Domyślnaczcionkaakapitu" style:family="text">
      <style:text-properties style:text-underline-type="single" style:text-underline-style="solid" style:text-underline-width="auto" style:text-underline-mode="continuous"/>
    </style:style>
    <style:style style:name="T3458" style:parent-style-name="Domyślnaczcionkaakapitu" style:family="text">
      <style:text-properties fo:background-color="#80FFFF" style:text-underline-type="single" style:text-underline-style="solid" style:text-underline-width="auto" style:text-underline-mode="continuous"/>
    </style:style>
    <style:style style:name="T3459" style:parent-style-name="Domyślnaczcionkaakapitu" style:family="text">
      <style:text-properties style:text-underline-type="single" style:text-underline-style="solid" style:text-underline-width="auto" style:text-underline-mode="continuous"/>
    </style:style>
    <style:style style:name="T3460" style:parent-style-name="Domyślnaczcionkaakapitu" style:family="text">
      <style:text-properties fo:background-color="#80FFFF"/>
    </style:style>
    <style:style style:name="P3461" style:parent-style-name="Normalny" style:family="paragraph">
      <style:paragraph-properties fo:text-align="justify" fo:line-height="150%" fo:text-indent="0.2479in"/>
    </style:style>
    <style:style style:name="P3462" style:parent-style-name="Normalny" style:family="paragraph">
      <style:paragraph-properties fo:text-align="justify" fo:line-height="150%"/>
    </style:style>
    <style:style style:name="T3463" style:parent-style-name="Domyślnaczcionkaakapitu" style:family="text">
      <style:text-properties style:text-underline-type="single" style:text-underline-style="solid" style:text-underline-width="auto" style:text-underline-mode="continuous"/>
    </style:style>
    <style:style style:name="T3464" style:parent-style-name="Domyślnaczcionkaakapitu" style:family="text">
      <style:text-properties fo:background-color="#80FFFF" style:text-underline-type="single" style:text-underline-style="solid" style:text-underline-width="auto" style:text-underline-mode="continuous"/>
    </style:style>
    <style:style style:name="T3465" style:parent-style-name="Domyślnaczcionkaakapitu" style:family="text">
      <style:text-properties style:text-underline-type="single" style:text-underline-style="solid" style:text-underline-width="auto" style:text-underline-mode="continuous"/>
    </style:style>
    <style:style style:name="T3466" style:parent-style-name="Domyślnaczcionkaakapitu" style:family="text">
      <style:text-properties fo:background-color="#80FFFF" style:text-underline-type="single" style:text-underline-style="solid" style:text-underline-width="auto" style:text-underline-mode="continuous"/>
    </style:style>
    <style:style style:name="T3467" style:parent-style-name="Domyślnaczcionkaakapitu" style:family="text">
      <style:text-properties fo:background-color="#80FFFF"/>
    </style:style>
    <style:style style:name="P3468" style:parent-style-name="Normalny" style:family="paragraph">
      <style:paragraph-properties fo:text-align="justify" fo:line-height="150%" fo:text-indent="0.2479in"/>
    </style:style>
    <style:style style:name="P3469" style:parent-style-name="Normalny" style:family="paragraph">
      <style:paragraph-properties fo:text-align="justify" fo:line-height="150%"/>
    </style:style>
    <style:style style:name="T3470" style:parent-style-name="Domyślnaczcionkaakapitu" style:family="text">
      <style:text-properties fo:background-color="#80FFFF" style:text-underline-type="single" style:text-underline-style="solid" style:text-underline-width="auto" style:text-underline-mode="continuous"/>
    </style:style>
    <style:style style:name="T3471" style:parent-style-name="Domyślnaczcionkaakapitu" style:family="text">
      <style:text-properties style:text-underline-type="single" style:text-underline-style="solid" style:text-underline-width="auto" style:text-underline-mode="continuous"/>
    </style:style>
    <style:style style:name="T3472" style:parent-style-name="Domyślnaczcionkaakapitu" style:family="text">
      <style:text-properties fo:background-color="#80FFFF"/>
    </style:style>
    <style:style style:name="P3473" style:parent-style-name="Normalny" style:family="paragraph">
      <style:paragraph-properties fo:text-align="justify" fo:line-height="150%" fo:text-indent="0.2479in"/>
    </style:style>
    <style:style style:name="T3474" style:parent-style-name="Domyślnaczcionkaakapitu" style:family="text">
      <style:text-properties fo:background-color="#80FFFF"/>
    </style:style>
    <style:style style:name="P3475" style:parent-style-name="Normalny" style:family="paragraph">
      <style:paragraph-properties fo:text-align="justify" fo:line-height="150%" fo:text-indent="0.2479in"/>
    </style:style>
    <style:style style:name="P3476" style:parent-style-name="Normalny" style:family="paragraph">
      <style:paragraph-properties fo:text-align="justify" fo:line-height="150%"/>
    </style:style>
    <style:style style:name="T3477" style:parent-style-name="Domyślnaczcionkaakapitu" style:family="text">
      <style:text-properties style:text-underline-type="single" style:text-underline-style="solid" style:text-underline-width="auto" style:text-underline-mode="continuous"/>
    </style:style>
    <style:style style:name="T3478" style:parent-style-name="Domyślnaczcionkaakapitu" style:family="text">
      <style:text-properties fo:background-color="#80FFFF" style:text-underline-type="single" style:text-underline-style="solid" style:text-underline-width="auto" style:text-underline-mode="continuous"/>
    </style:style>
    <style:style style:name="T3479" style:parent-style-name="Domyślnaczcionkaakapitu" style:family="text">
      <style:text-properties fo:background-color="#80FFFF"/>
    </style:style>
    <style:style style:name="P3480" style:parent-style-name="Normalny" style:family="paragraph">
      <style:paragraph-properties fo:text-align="justify" fo:line-height="150%" fo:text-indent="0.2479in"/>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P3484" style:parent-style-name="Normalny" style:family="paragraph">
      <style:paragraph-properties fo:text-align="justify" fo:line-height="150%" fo:text-indent="0.2479in"/>
    </style:style>
    <style:style style:name="T3485" style:parent-style-name="Domyślnaczcionkaakapitu" style:family="text">
      <style:text-properties fo:background-color="#80FFFF"/>
    </style:style>
    <style:style style:name="P3486" style:parent-style-name="Normalny" style:family="paragraph">
      <style:paragraph-properties fo:text-align="justify" fo:line-height="150%" fo:text-indent="0.2479in"/>
    </style:style>
    <style:style style:name="P3487" style:parent-style-name="Normalny" style:family="paragraph">
      <style:paragraph-properties fo:text-align="justify" fo:line-height="150%"/>
    </style:style>
    <style:style style:name="T3488" style:parent-style-name="Domyślnaczcionkaakapitu" style:family="text">
      <style:text-properties fo:background-color="#80FFFF" style:text-underline-type="single" style:text-underline-style="solid" style:text-underline-width="auto" style:text-underline-mode="continuous"/>
    </style:style>
    <style:style style:name="T3489" style:parent-style-name="Domyślnaczcionkaakapitu" style:family="text">
      <style:text-properties style:text-underline-type="single" style:text-underline-style="solid" style:text-underline-width="auto" style:text-underline-mode="continuous"/>
    </style:style>
    <style:style style:name="T3490" style:parent-style-name="Domyślnaczcionkaakapitu" style:family="text">
      <style:text-properties fo:background-color="#80FFFF" style:text-underline-type="single" style:text-underline-style="solid" style:text-underline-width="auto" style:text-underline-mode="continuous"/>
    </style:style>
    <style:style style:name="T3491" style:parent-style-name="Domyślnaczcionkaakapitu" style:family="text">
      <style:text-properties style:text-underline-type="single" style:text-underline-style="solid" style:text-underline-width="auto" style:text-underline-mode="continuous"/>
    </style:style>
    <style:style style:name="P3492" style:parent-style-name="Normalny" style:family="paragraph">
      <style:paragraph-properties fo:text-align="justify" fo:line-height="150%" fo:text-indent="0.2479in"/>
    </style:style>
    <style:style style:name="T3493" style:parent-style-name="Domyślnaczcionkaakapitu" style:family="text">
      <style:text-properties fo:background-color="#80FFFF"/>
    </style:style>
    <style:style style:name="P3494" style:parent-style-name="Normalny" style:family="paragraph">
      <style:paragraph-properties fo:text-align="justify" fo:line-height="150%"/>
    </style:style>
    <style:style style:name="T3495" style:parent-style-name="Domyślnaczcionkaakapitu" style:family="text">
      <style:text-properties style:text-underline-type="single" style:text-underline-style="solid" style:text-underline-width="auto" style:text-underline-mode="continuous"/>
    </style:style>
    <style:style style:name="T3496" style:parent-style-name="Domyślnaczcionkaakapitu" style:family="text">
      <style:text-properties fo:background-color="#80FFFF" style:text-underline-type="single" style:text-underline-style="solid" style:text-underline-width="auto" style:text-underline-mode="continuous"/>
    </style:style>
    <style:style style:name="T3497" style:parent-style-name="Domyślnaczcionkaakapitu" style:family="text">
      <style:text-properties style:text-underline-type="single" style:text-underline-style="solid" style:text-underline-width="auto" style:text-underline-mode="continuous"/>
    </style:style>
    <style:style style:name="P3498" style:parent-style-name="Normalny" style:family="paragraph">
      <style:paragraph-properties fo:text-align="justify" fo:line-height="150%" fo:text-indent="0.2479in"/>
    </style:style>
    <style:style style:name="P3499" style:parent-style-name="Normalny" style:family="paragraph">
      <style:paragraph-properties fo:text-align="justify" fo:line-height="150%" fo:text-indent="0.2479in"/>
    </style:style>
    <style:style style:name="P3500" style:parent-style-name="Normalny" style:family="paragraph">
      <style:paragraph-properties fo:text-align="justify" fo:line-height="150%"/>
    </style:style>
    <style:style style:name="T3501" style:parent-style-name="Domyślnaczcionkaakapitu" style:family="text">
      <style:text-properties style:text-underline-type="single" style:text-underline-style="solid" style:text-underline-width="auto" style:text-underline-mode="continuous"/>
    </style:style>
    <style:style style:name="T3502" style:parent-style-name="Domyślnaczcionkaakapitu" style:family="text">
      <style:text-properties fo:background-color="#80FFFF" style:text-underline-type="single" style:text-underline-style="solid" style:text-underline-width="auto" style:text-underline-mode="continuous"/>
    </style:style>
    <style:style style:name="T3503" style:parent-style-name="Domyślnaczcionkaakapitu" style:family="text">
      <style:text-properties style:text-underline-type="single" style:text-underline-style="solid" style:text-underline-width="auto" style:text-underline-mode="continuous"/>
    </style:style>
    <style:style style:name="T3504" style:parent-style-name="Domyślnaczcionkaakapitu" style:family="text">
      <style:text-properties fo:background-color="#80FFFF" style:text-underline-type="single" style:text-underline-style="solid" style:text-underline-width="auto" style:text-underline-mode="continuous"/>
    </style:style>
    <style:style style:name="P3505" style:parent-style-name="Normalny" style:family="paragraph">
      <style:paragraph-properties fo:text-align="justify" fo:line-height="150%" fo:text-indent="0.2479in"/>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P3508" style:parent-style-name="Normalny" style:family="paragraph">
      <style:paragraph-properties fo:text-align="justify" fo:line-height="150%"/>
    </style:style>
    <style:style style:name="T3509" style:parent-style-name="Domyślnaczcionkaakapitu" style:family="text">
      <style:text-properties fo:background-color="#80FFFF" style:text-underline-type="single" style:text-underline-style="solid" style:text-underline-width="auto" style:text-underline-mode="continuous"/>
    </style:style>
    <style:style style:name="T3510" style:parent-style-name="Domyślnaczcionkaakapitu" style:family="text">
      <style:text-properties style:text-underline-type="single" style:text-underline-style="solid" style:text-underline-width="auto" style:text-underline-mode="continuous"/>
    </style:style>
    <style:style style:name="T3511" style:parent-style-name="Domyślnaczcionkaakapitu" style:family="text">
      <style:text-properties fo:background-color="#80FFFF"/>
    </style:style>
    <style:style style:name="P3512" style:parent-style-name="Normalny" style:family="paragraph">
      <style:paragraph-properties fo:text-align="justify" fo:line-height="150%" fo:text-indent="0.2479in"/>
    </style:style>
    <style:style style:name="T3513" style:parent-style-name="Domyślnaczcionkaakapitu" style:family="text">
      <style:text-properties fo:background-color="#80FFFF"/>
    </style:style>
    <style:style style:name="T3514" style:parent-style-name="Domyślnaczcionkaakapitu" style:family="text">
      <style:text-properties fo:background-color="#80FFFF"/>
    </style:style>
    <style:style style:name="T3515" style:parent-style-name="Domyślnaczcionkaakapitu" style:family="text">
      <style:text-properties fo:background-color="#80FFFF"/>
    </style:style>
    <style:style style:name="P3516" style:parent-style-name="Normalny" style:family="paragraph">
      <style:paragraph-properties fo:text-align="justify" fo:line-height="150%"/>
    </style:style>
    <style:style style:name="T3517" style:parent-style-name="Domyślnaczcionkaakapitu" style:family="text">
      <style:text-properties style:text-underline-type="single" style:text-underline-style="solid" style:text-underline-width="auto" style:text-underline-mode="continuous"/>
    </style:style>
    <style:style style:name="T3518" style:parent-style-name="Domyślnaczcionkaakapitu" style:family="text">
      <style:text-properties fo:background-color="#80FFFF" style:text-underline-type="single" style:text-underline-style="solid" style:text-underline-width="auto" style:text-underline-mode="continuous"/>
    </style:style>
    <style:style style:name="T3519" style:parent-style-name="Domyślnaczcionkaakapitu" style:family="text">
      <style:text-properties style:text-underline-type="single" style:text-underline-style="solid" style:text-underline-width="auto" style:text-underline-mode="continuous"/>
    </style:style>
    <style:style style:name="T3520" style:parent-style-name="Domyślnaczcionkaakapitu" style:family="text">
      <style:text-properties fo:background-color="#80FFFF" style:text-underline-type="single" style:text-underline-style="solid" style:text-underline-width="auto" style:text-underline-mode="continuous"/>
    </style:style>
    <style:style style:name="T3521" style:parent-style-name="Domyślnaczcionkaakapitu" style:family="text">
      <style:text-properties style:text-underline-type="single" style:text-underline-style="solid" style:text-underline-width="auto" style:text-underline-mode="continuous"/>
    </style:style>
    <style:style style:name="T3522" style:parent-style-name="Domyślnaczcionkaakapitu" style:family="text">
      <style:text-properties fo:background-color="#80FFFF" style:text-underline-type="single" style:text-underline-style="solid" style:text-underline-width="auto" style:text-underline-mode="continuous"/>
    </style:style>
    <style:style style:name="P3523" style:parent-style-name="Normalny" style:family="paragraph">
      <style:paragraph-properties fo:text-align="justify" fo:line-height="150%" fo:text-indent="0.2479in"/>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P3527" style:parent-style-name="Normalny" style:family="paragraph">
      <style:paragraph-properties fo:text-align="justify" fo:line-height="150%"/>
    </style:style>
    <style:style style:name="T3528" style:parent-style-name="Domyślnaczcionkaakapitu" style:family="text">
      <style:text-properties fo:background-color="#80FFFF" style:text-underline-type="single" style:text-underline-style="solid" style:text-underline-width="auto" style:text-underline-mode="continuous"/>
    </style:style>
    <style:style style:name="T3529" style:parent-style-name="Domyślnaczcionkaakapitu" style:family="text">
      <style:text-properties style:text-underline-type="single" style:text-underline-style="solid" style:text-underline-width="auto" style:text-underline-mode="continuous"/>
    </style:style>
    <style:style style:name="P3530" style:parent-style-name="Normalny" style:family="paragraph">
      <style:paragraph-properties fo:text-align="justify" fo:line-height="150%" fo:text-indent="0.2479in"/>
    </style:style>
    <style:style style:name="T3531" style:parent-style-name="Domyślnaczcionkaakapitu" style:family="text">
      <style:text-properties fo:background-color="#80FFFF"/>
    </style:style>
    <style:style style:name="P3532" style:parent-style-name="Normalny" style:family="paragraph">
      <style:paragraph-properties fo:text-align="justify" fo:line-height="150%"/>
    </style:style>
    <style:style style:name="T3533" style:parent-style-name="Domyślnaczcionkaakapitu" style:family="text">
      <style:text-properties style:text-underline-type="single" style:text-underline-style="solid" style:text-underline-width="auto" style:text-underline-mode="continuous"/>
    </style:style>
    <style:style style:name="P3534" style:parent-style-name="Normalny" style:family="paragraph">
      <style:paragraph-properties fo:text-align="justify" fo:line-height="150%" fo:text-indent="0.2479in"/>
    </style:style>
    <style:style style:name="P3535" style:parent-style-name="Normalny" style:family="paragraph">
      <style:paragraph-properties fo:text-align="justify" fo:line-height="150%"/>
    </style:style>
    <style:style style:name="T3536" style:parent-style-name="Domyślnaczcionkaakapitu" style:family="text">
      <style:text-properties style:text-underline-type="single" style:text-underline-style="solid" style:text-underline-width="auto" style:text-underline-mode="continuous"/>
    </style:style>
    <style:style style:name="T3537" style:parent-style-name="Domyślnaczcionkaakapitu" style:family="text">
      <style:text-properties fo:background-color="#80FFFF" style:text-underline-type="single" style:text-underline-style="solid" style:text-underline-width="auto" style:text-underline-mode="continuous"/>
    </style:style>
    <style:style style:name="T3538" style:parent-style-name="Domyślnaczcionkaakapitu" style:family="text">
      <style:text-properties style:text-underline-type="single" style:text-underline-style="solid" style:text-underline-width="auto" style:text-underline-mode="continuous"/>
    </style:style>
    <style:style style:name="T3539" style:parent-style-name="Domyślnaczcionkaakapitu" style:family="text">
      <style:text-properties fo:background-color="#80FFFF" style:text-underline-type="single" style:text-underline-style="solid" style:text-underline-width="auto" style:text-underline-mode="continuous"/>
    </style:style>
    <style:style style:name="T3540" style:parent-style-name="Domyślnaczcionkaakapitu" style:family="text">
      <style:text-properties fo:background-color="#80FFFF"/>
    </style:style>
    <style:style style:name="P3541" style:parent-style-name="Normalny" style:family="paragraph">
      <style:paragraph-properties fo:text-align="justify" fo:line-height="150%" fo:text-indent="0.2479in"/>
    </style:style>
    <style:style style:name="T3542" style:parent-style-name="Domyślnaczcionkaakapitu" style:family="text">
      <style:text-properties fo:background-color="#80FFFF"/>
    </style:style>
    <style:style style:name="P3543" style:parent-style-name="Normalny" style:family="paragraph">
      <style:paragraph-properties fo:text-align="justify" fo:line-height="150%"/>
    </style:style>
    <style:style style:name="T3544" style:parent-style-name="Domyślnaczcionkaakapitu" style:family="text">
      <style:text-properties style:text-underline-type="single" style:text-underline-style="solid" style:text-underline-width="auto" style:text-underline-mode="continuous"/>
    </style:style>
    <style:style style:name="P3545" style:parent-style-name="Normalny" style:family="paragraph">
      <style:paragraph-properties fo:text-align="justify" fo:line-height="150%" fo:text-indent="0.2479in"/>
    </style:style>
    <style:style style:name="T3546" style:parent-style-name="Domyślnaczcionkaakapitu" style:family="text">
      <style:text-properties fo:background-color="#80FFFF"/>
    </style:style>
    <style:style style:name="P3547" style:parent-style-name="Normalny" style:family="paragraph">
      <style:paragraph-properties fo:text-align="justify" fo:line-height="150%"/>
    </style:style>
    <style:style style:name="T3548" style:parent-style-name="Domyślnaczcionkaakapitu" style:family="text">
      <style:text-properties style:text-underline-type="single" style:text-underline-style="solid" style:text-underline-width="auto" style:text-underline-mode="continuous"/>
    </style:style>
    <style:style style:name="T3549" style:parent-style-name="Domyślnaczcionkaakapitu" style:family="text">
      <style:text-properties fo:background-color="#80FFFF" style:text-underline-type="single" style:text-underline-style="solid" style:text-underline-width="auto" style:text-underline-mode="continuous"/>
    </style:style>
    <style:style style:name="T3550" style:parent-style-name="Domyślnaczcionkaakapitu" style:family="text">
      <style:text-properties style:text-underline-type="single" style:text-underline-style="solid" style:text-underline-width="auto" style:text-underline-mode="continuous"/>
    </style:style>
    <style:style style:name="T3551" style:parent-style-name="Domyślnaczcionkaakapitu" style:family="text">
      <style:text-properties fo:background-color="#80FFFF" style:text-underline-type="single" style:text-underline-style="solid" style:text-underline-width="auto" style:text-underline-mode="continuous"/>
    </style:style>
    <style:style style:name="T3552" style:parent-style-name="Domyślnaczcionkaakapitu" style:family="text">
      <style:text-properties style:text-underline-type="single" style:text-underline-style="solid" style:text-underline-width="auto" style:text-underline-mode="continuous"/>
    </style:style>
    <style:style style:name="T3553" style:parent-style-name="Domyślnaczcionkaakapitu" style:family="text">
      <style:text-properties fo:background-color="#80FFFF" style:text-underline-type="single" style:text-underline-style="solid" style:text-underline-width="auto" style:text-underline-mode="continuous"/>
    </style:style>
    <style:style style:name="P3554" style:parent-style-name="Normalny" style:family="paragraph">
      <style:paragraph-properties fo:text-align="justify" fo:line-height="150%" fo:text-indent="0.2479in"/>
    </style:style>
    <style:style style:name="T3555" style:parent-style-name="Domyślnaczcionkaakapitu" style:family="text">
      <style:text-properties fo:background-color="#80FFFF"/>
    </style:style>
    <style:style style:name="P3556" style:parent-style-name="Normalny" style:family="paragraph">
      <style:paragraph-properties fo:text-align="justify" fo:line-height="150%">
        <style:tab-stops>
          <style:tab-stop style:type="left" style:leader-style="solid" style:leader-text="_" style:position="2.5805in"/>
        </style:tab-stops>
      </style:paragraph-properties>
    </style:style>
    <style:style style:name="T3557" style:parent-style-name="Domyślnaczcionkaakapitu" style:family="text">
      <style:text-properties fo:background-color="#80FFFF" style:text-underline-type="single" style:text-underline-style="solid" style:text-underline-width="auto" style:text-underline-mode="continuous"/>
    </style:style>
    <style:style style:name="T3558" style:parent-style-name="Domyślnaczcionkaakapitu" style:family="text">
      <style:text-properties style:text-underline-type="single" style:text-underline-style="solid" style:text-underline-width="auto" style:text-underline-mode="continuous"/>
    </style:style>
    <style:style style:name="T3559" style:parent-style-name="Domyślnaczcionkaakapitu" style:family="text">
      <style:text-properties fo:background-color="#80FFFF"/>
    </style:style>
    <style:style style:name="P3560" style:parent-style-name="Normalny" style:family="paragraph">
      <style:paragraph-properties fo:text-align="justify" fo:line-height="150%" fo:text-indent="0.2479in"/>
    </style:style>
    <style:style style:name="T3561" style:parent-style-name="Domyślnaczcionkaakapitu" style:family="text">
      <style:text-properties fo:background-color="#80FFFF"/>
    </style:style>
    <style:style style:name="T3562" style:parent-style-name="Domyślnaczcionkaakapitu" style:family="text">
      <style:text-properties fo:background-color="#80FFFF"/>
    </style:style>
    <style:style style:name="P3563" style:parent-style-name="Normalny" style:family="paragraph">
      <style:paragraph-properties fo:text-align="justify" fo:line-height="150%"/>
    </style:style>
    <style:style style:name="T3564" style:parent-style-name="Domyślnaczcionkaakapitu" style:family="text">
      <style:text-properties style:text-underline-type="single" style:text-underline-style="solid" style:text-underline-width="auto" style:text-underline-mode="continuous"/>
    </style:style>
    <style:style style:name="P3565" style:parent-style-name="Normalny" style:family="paragraph">
      <style:paragraph-properties fo:text-align="justify" fo:line-height="150%" fo:text-indent="0.2479in"/>
    </style:style>
    <style:style style:name="P3566" style:parent-style-name="Normalny" style:family="paragraph">
      <style:paragraph-properties fo:text-align="justify" fo:line-height="150%"/>
    </style:style>
    <style:style style:name="T3567" style:parent-style-name="Domyślnaczcionkaakapitu" style:family="text">
      <style:text-properties style:text-underline-type="single" style:text-underline-style="solid" style:text-underline-width="auto" style:text-underline-mode="continuous"/>
    </style:style>
    <style:style style:name="P3568" style:parent-style-name="Normalny" style:family="paragraph">
      <style:paragraph-properties fo:text-align="justify" fo:line-height="150%" fo:text-indent="0.2479in"/>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P3571" style:parent-style-name="Normalny" style:family="paragraph">
      <style:paragraph-properties fo:text-align="justify" fo:line-height="150%"/>
    </style:style>
    <style:style style:name="T3572" style:parent-style-name="Domyślnaczcionkaakapitu" style:family="text">
      <style:text-properties style:text-underline-type="single" style:text-underline-style="solid" style:text-underline-width="auto" style:text-underline-mode="continuous"/>
    </style:style>
    <style:style style:name="T3573" style:parent-style-name="Domyślnaczcionkaakapitu" style:family="text">
      <style:text-properties fo:background-color="#80FFFF" style:text-underline-type="single" style:text-underline-style="solid" style:text-underline-width="auto" style:text-underline-mode="continuous"/>
    </style:style>
    <style:style style:name="T3574" style:parent-style-name="Domyślnaczcionkaakapitu" style:family="text">
      <style:text-properties style:text-underline-type="single" style:text-underline-style="solid" style:text-underline-width="auto" style:text-underline-mode="continuous"/>
    </style:style>
    <style:style style:name="T3575" style:parent-style-name="Domyślnaczcionkaakapitu" style:family="text">
      <style:text-properties fo:background-color="#80FFFF" style:text-underline-type="single" style:text-underline-style="solid" style:text-underline-width="auto" style:text-underline-mode="continuous"/>
    </style:style>
    <style:style style:name="T3576" style:parent-style-name="Domyślnaczcionkaakapitu" style:family="text">
      <style:text-properties style:text-underline-type="single" style:text-underline-style="solid" style:text-underline-width="auto" style:text-underline-mode="continuous"/>
    </style:style>
    <style:style style:name="T3577" style:parent-style-name="Domyślnaczcionkaakapitu" style:family="text">
      <style:text-properties fo:background-color="#80FFFF" style:text-underline-type="single" style:text-underline-style="solid" style:text-underline-width="auto" style:text-underline-mode="continuous"/>
    </style:style>
    <style:style style:name="P3578" style:parent-style-name="Normalny" style:family="paragraph">
      <style:paragraph-properties fo:text-align="justify" fo:line-height="150%" fo:text-indent="0.2479in"/>
    </style:style>
    <style:style style:name="T3579" style:parent-style-name="Domyślnaczcionkaakapitu" style:family="text">
      <style:text-properties fo:background-color="#80FFFF"/>
    </style:style>
    <style:style style:name="P3580" style:parent-style-name="Normalny" style:family="paragraph">
      <style:paragraph-properties fo:text-align="justify" fo:line-height="150%"/>
    </style:style>
    <style:style style:name="T3581" style:parent-style-name="Domyślnaczcionkaakapitu" style:family="text">
      <style:text-properties style:text-underline-type="single" style:text-underline-style="solid" style:text-underline-width="auto" style:text-underline-mode="continuous"/>
    </style:style>
    <style:style style:name="T3582" style:parent-style-name="Domyślnaczcionkaakapitu" style:family="text">
      <style:text-properties fo:background-color="#80FFFF" style:text-underline-type="single" style:text-underline-style="solid" style:text-underline-width="auto" style:text-underline-mode="continuous"/>
    </style:style>
    <style:style style:name="P3583" style:parent-style-name="Normalny" style:family="paragraph">
      <style:paragraph-properties fo:text-align="justify" fo:line-height="150%" fo:text-indent="0.2479in"/>
    </style:style>
    <style:style style:name="T3584" style:parent-style-name="Domyślnaczcionkaakapitu" style:family="text">
      <style:text-properties fo:background-color="#80FFFF"/>
    </style:style>
    <style:style style:name="P3585" style:parent-style-name="Normalny" style:family="paragraph">
      <style:paragraph-properties fo:text-align="justify" fo:line-height="150%"/>
    </style:style>
    <style:style style:name="T3586" style:parent-style-name="Domyślnaczcionkaakapitu" style:family="text">
      <style:text-properties style:text-underline-type="single" style:text-underline-style="solid" style:text-underline-width="auto" style:text-underline-mode="continuous"/>
    </style:style>
    <style:style style:name="P3587" style:parent-style-name="Normalny" style:family="paragraph">
      <style:paragraph-properties fo:text-align="justify" fo:line-height="150%" fo:text-indent="0.2479in"/>
    </style:style>
    <style:style style:name="P3588" style:parent-style-name="Normalny" style:family="paragraph">
      <style:paragraph-properties fo:text-align="justify" fo:line-height="150%"/>
    </style:style>
    <style:style style:name="T3589" style:parent-style-name="Domyślnaczcionkaakapitu" style:family="text">
      <style:text-properties fo:background-color="#80FFFF" style:text-underline-type="single" style:text-underline-style="solid" style:text-underline-width="auto" style:text-underline-mode="continuous"/>
    </style:style>
    <style:style style:name="T3590" style:parent-style-name="Domyślnaczcionkaakapitu" style:family="text">
      <style:text-properties style:text-underline-type="single" style:text-underline-style="solid" style:text-underline-width="auto" style:text-underline-mode="continuous"/>
    </style:style>
    <style:style style:name="P3591" style:parent-style-name="Normalny" style:family="paragraph">
      <style:paragraph-properties fo:text-align="justify" fo:line-height="150%" fo:text-indent="0.2479in"/>
    </style:style>
    <style:style style:name="T3592" style:parent-style-name="Domyślnaczcionkaakapitu" style:family="text">
      <style:text-properties fo:background-color="#80FFFF"/>
    </style:style>
    <style:style style:name="P3593" style:parent-style-name="Normalny" style:family="paragraph">
      <style:paragraph-properties fo:text-align="justify" fo:line-height="150%">
        <style:tab-stops>
          <style:tab-stop style:type="left" style:position="4.8229in"/>
        </style:tab-stops>
      </style:paragraph-properties>
    </style:style>
    <style:style style:name="T3594" style:parent-style-name="Domyślnaczcionkaakapitu" style:family="text">
      <style:text-properties style:text-underline-type="single" style:text-underline-style="solid" style:text-underline-width="auto" style:text-underline-mode="continuous"/>
    </style:style>
    <style:style style:name="P3595" style:parent-style-name="Normalny" style:family="paragraph">
      <style:paragraph-properties fo:text-align="justify" fo:line-height="150%" fo:text-indent="0.2479in"/>
    </style:style>
    <style:style style:name="T3596" style:parent-style-name="Domyślnaczcionkaakapitu" style:family="text">
      <style:text-properties fo:background-color="#80FFFF"/>
    </style:style>
    <style:style style:name="P3597" style:parent-style-name="Normalny" style:family="paragraph">
      <style:paragraph-properties fo:text-align="justify" fo:line-height="150%"/>
    </style:style>
    <style:style style:name="T3598" style:parent-style-name="Domyślnaczcionkaakapitu" style:family="text">
      <style:text-properties style:text-underline-type="single" style:text-underline-style="solid" style:text-underline-width="auto" style:text-underline-mode="continuous"/>
    </style:style>
    <style:style style:name="T3599" style:parent-style-name="Domyślnaczcionkaakapitu" style:family="text">
      <style:text-properties fo:background-color="#80FFFF" style:text-underline-type="single" style:text-underline-style="solid" style:text-underline-width="auto" style:text-underline-mode="continuous"/>
    </style:style>
    <style:style style:name="P3600" style:parent-style-name="Normalny" style:family="paragraph">
      <style:paragraph-properties fo:text-align="justify" fo:line-height="150%" fo:text-indent="0.2479in"/>
    </style:style>
    <style:style style:name="P3601" style:parent-style-name="Normalny" style:family="paragraph">
      <style:paragraph-properties fo:text-align="justify" fo:line-height="150%" fo:text-indent="0.2479in"/>
    </style:style>
    <style:style style:name="T3602"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Stowarzyszeń i Samorządu Terytorialnego</text:p>
      <text:p text:style-name="P3">TYTUŁ= STENOGRAM z posiedzenia Grupy do spraw Samorządu Terytorialnego [5]</text:p>
      <text:p text:style-name="P4">DATA= 4 marca 1989 r.</text:p>
      <text:p text:style-name="P5">SYGNATURA= C9540/14</text:p>
      <text:p text:style-name="P6">INW= 46046</text:p>
      <text:p text:style-name="P7">TEKST=</text:p>
      <text:p text:style-name="P8">Stenogram<text:s/><text:span text:style-name="T9">z</text:span><text:s/>posiedzenia Podzespołu do spraw Samorządu Terytorialnego w dniu 4 marca 1989 r.</text:p>
      <text:p text:style-name="P10">/Obradom<text:s/>przewodniczy<text:s/><text:span text:style-name="T11">-</text:span><text:s/>ob.<text:s/><text:span text:style-name="T12">J</text:span><text:span text:style-name="T13">erzy Regulski</text:span>/.</text:p>
      <text:p text:style-name="P14"><text:span text:style-name="T15">Przewodniczący</text:span><text:span text:style-name="T16">:</text:span></text:p>
      <text:p text:style-name="P17">Kolejny dzień naszej dyskusji o samorządzie. Rozumiem,<text:s/><text:span text:style-name="T18">ż</text:span>e dzisiaj będziemy podejmowali, zgodnie z tym cośmy mówili, b<text:span text:style-name="T19">ędzi</text:span>emy<text:s/><text:span text:style-name="T20">pod</text:span>ej<text:span text:style-name="T21">mo</text:span>w<text:span text:style-name="T22">ali</text:span><text:s/>próby z<text:span text:style-name="T23">ak</text:span>ończenia, co n<text:span text:style-name="T24">aj</text:span>mniej zasadniczego sformułowania<text:s/>protokołu, który by mógł być podstawą do dyskusji<text:s/><text:span text:style-name="T25">ju</text:span>ż na szczeblu podzespołu stowarzyszeniowo-samorządowego. I rozumiem, że tak ja<text:span text:style-name="T26">k</text:span>żeśmy mówili wczoraj, pierwszymi mówcami będą pani prof. Zawadzka i pan sędzia Stolz, którzy byli łaskawi po<text:span text:style-name="T27">dją</text:span>ć próbę zazn<text:span text:style-name="T28">ajo</text:span>mienia si<text:span text:style-name="T29">ę</text:span><text:span text:style-name="T30"><text:s/></text:span>z materiałami<text:span text:style-name="T31">.</text:span><text:s/>Czy tak przyjmujemy? Czy można by może zasugerować, że właśnie państwo zajęli w tej fazie stanowisko, jako punkt wyjścia do dyskusji, która by mogła nas poprowadzić ku s<text:span text:style-name="T32">fo</text:span>rmułowaniom ostatecznych naszych poglądów? Czy można panią prosić?</text:p>
      <text:p text:style-name="P33"><text:span text:style-name="T34">Ob</text:span><text:span text:style-name="T35">.</text:span><text:span text:style-name="T36"><text:s/>Barbara Zawadzka:</text:span></text:p>
      <text:p text:style-name="P37">Rozumiem, żeśmy wczoraj się zgodzili na definicję charakteru rad narodowych jako organu władzy publicznej, która na swoim terenie reprezentują interesy mieszkańców, a ponadto są zobowiązane do respektowania interesu ogólnego na podstawie ustaw, i to chyba możemy zostawić za przyjęte.</text:p>
      <text:p text:style-name="P38">Zapoznałam się z państwa materiałami, ponadlokalne organizacje już wczoraj dyskutowaliśmy ten materiał, wydaje<text:s/>się on do przyjęcia, przy wcieleniu<text:s/><text:span text:style-name="T39">w</text:span><text:s/>całość koncepcji<text:span text:style-name="T40">.</text:span></text:p>
      <text:p text:style-name="P41">Jeśli idzie o opracowanie instytucje wspomagające, mnie się wydaje, że nie ma tu nic do odrzucenia. Natomiast mam wątpliwości czy konieczne jest zapisywanie tego w dokumencie. Bo związek miast i gmin polskich powinien chyba wynikać z inicjatywy samych wzorowych miast i gmin, i chyba nie byłoby właściwe sugerowanie w centralnych dokumentach, że coś takiego ma powstać. To samo dotyczy chyba banków komunalnych.</text:p>
      <text:p text:style-name="P42">Jednostki i programy<text:s/><text:span text:style-name="T43">b</text:span>adawcze, owszem, może tak. Jednostki i programy doksz<text:span text:style-name="T44">ta</text:span>łcania kadry i pracowników administracji, na pewno tak<text:span text:style-name="T45">,</text:span><text:s/>a istnieje taka baza kształcenia pracowników administrac<text:span text:style-name="T46">ji</text:span>, byłby to chyba postulat uwzględnienia w jej programach problematyki samorządu w większym niż dotychczas stopniu. Stowarzyszenia społeczne dla programowania władzy i zain<text:span text:style-name="T47">te</text:span>resowania samorządem, to jest taki postulat ogólnospołeczny, i chyba pod rządami nowego prawa o stowarzyszeniach, które nam się szykuje, chyba nie ma potrzeby wysuwania go oddzielnie.</text:p>
      <text:p text:style-name="P48">Natomiast ustalenia realizacyjne, musze powiedzieć, że nie wydają mi się posuwać spr<text:span text:style-name="T49">a</text:span>wy naprzód, natomiast formułują szereg rzeczy chyba w sposób zaos<text:span text:style-name="T50">tr</text:span>z<text:span text:style-name="T51">ają</text:span>cy. Bardzo wiele można powiedzieć<text:s/><text:span text:style-name="T52">w</text:span><text:s/>sposób spokojny, po co formułować w takich sytuacjach sposób, który może budzić czyjeś opory.</text:p>
      <text:p text:style-name="P53">Więc tak, punkt 1, niezbędne jest z<text:span text:style-name="T54">ag</text:span>warantowanie w konstytucji obyw<text:span text:style-name="T55">at</text:span>elskiego prawa do samorządu,<text:s/><text:soft-page-break/>jestem za, nie tylko samorządu rytualnego, ale w ogóle do samorządu. Jest wiele samorządów w naszym kraju. Wszystkie mają ten sam społeczny i polityczny status. Ale chyba nie ma potrzeby<text:s/>forsowania tego teraz, poczekajmy te dw<text:span text:style-name="T56">a</text:span><text:s/>lata do nowej konstytucji. Chyba od tego nic specjalnie nie zależy<text:span text:style-name="T57">.</text:span></text:p>
      <text:p text:style-name="P58">S<text:span text:style-name="T59">ze</text:span>f<text:s/><text:span text:style-name="T60">bi</text:span>e<text:span text:style-name="T61">żą</text:span>cej k<text:span text:style-name="T62">ad</text:span>encji dokona nowe<text:span text:style-name="T63">l</text:span>iz<text:span text:style-name="T64">acji,</text:span><text:s/><text:span text:style-name="T65">to</text:span><text:s/><text:span text:style-name="T66">jest<text:s/></text:span>już właściwie załatwione, tylko problemy szczegółowe<text:span text:style-name="T67">,</text:span><text:s/>że tam rady miast i gmin, czym one są, tośmy już ustalili wczoraj nieco<text:s/><text:span text:style-name="T68">i</text:span>naczej<text:span text:style-name="T69">.</text:span><text:s/>Przekazy terenowej organizacji administracji stopnia podstawowego, ich urzędy, wyłącznie w gestii samorządów ter<text:span text:style-name="T70">yt</text:span>orialnych, proponuję od s<text:span text:style-name="T71">fo</text:span>rmułowania nie od tego stosunku, że mają to by<text:span text:style-name="T72">ć</text:span><text:s/>organy wykonawcze samorządu, bo tośmy też uchwalili. Natomiast to s<text:span text:style-name="T73">fo</text:span>rmułowanie o przekazaniu będzie bardzo źle przyjęte, obawiam się i będzie niepotrzebne budzić emocje<text:span text:style-name="T74">.</text:span></text:p>
      <text:p text:style-name="P75"><text:span text:style-name="T76">J</text:span>a proponowałabym, nie porozumiewałam się z nikim, bo nie było możliwości ani czasu, wydaje mi się, że z naszych wczorajszych wypowiedzi, z obu stron, wynika<text:span text:style-name="T77">.</text:span><text:s/>że możemy się zgodzić na formułę organów wykonawczych samorządu terytorialnego, przez niego wybieranych, powoływanych i urzędów za<text:span text:style-name="T78">tr</text:span>udnianych, które wykonyw<text:span text:style-name="T79">a</text:span>ją zleconą funkcję administra<text:span text:style-name="T80">cji<text:s/></text:span>państwowej.<text:s/><text:span text:style-name="T81">I</text:span><text:s/>chyba trzeba będzie się zgodzić, że o ile w s<text:span text:style-name="T82">pr</text:span>awach<text:s/><text:span text:style-name="T83">te</text:span>renowyc<text:span text:style-name="T84">h</text:span>, s<text:span text:style-name="T85">pr</text:span>awach lokalnyc<text:span text:style-name="T86">h</text:span>, nadzór<text:s/>celow<text:span text:style-name="T87">oś</text:span>ciowy jest<text:s/>wykluczony, to<text:s/><text:span text:style-name="T88">w</text:span><text:s/>tych sprawach zlecanych jest również dopuszczalny nadzór celowościowy i<text:s/><text:span text:style-name="T89">w</text:span>tedy interesy jednolitej polityki państwa w tych dziedzinach, w których mu<text:span text:style-name="T90">si</text:span><text:s/>być ona<text:s/><text:span text:style-name="T91">j</text:span>ednoli<text:span text:style-name="T92">ta</text:span>, był<text:span text:style-name="T93">y</text:span>by<text:s/><text:span text:style-name="T94">ch</text:span>yba n<text:span text:style-name="T95">al</text:span>eży<text:span text:style-name="T96">ci</text:span>e z<text:span text:style-name="T97">ab</text:span>ez<text:span text:style-name="T98">pi</text:span>eczo<text:span text:style-name="T99">ne.<text:s/></text:span>A są to o wiele łagodniejsze s<text:span text:style-name="T100">fo</text:span>rmułowania, nie budzące tyle sprzeciwu. To jest punkt<text:s/>„b”, punkt<text:s/>„c”, statut pracownika komunalnego, na pewno trzeba, ale nie wiem czy trzeba to oddzielnie specjalnie zapisywać. Będzie taki pracownik, będzie musiał ukształtować się status, jest to chyba spra<text:span text:style-name="T101">w</text:span>a<text:s/><text:span text:style-name="T102">p</text:span>ra<text:span text:style-name="T103">w</text:span>a pracy<text:span text:style-name="T104">.</text:span><text:s/>J<text:span text:style-name="T105">a</text:span><text:s/>zasadniczych, pryncypialnych sprzeciwów<text:s/><text:span text:style-name="T106">n</text:span>ie zgłaszam, ale nie wydaje mi się konieczne zap<text:span text:style-name="T107">i</text:span>sywanie tego<text:span text:style-name="T108">. W</text:span><text:s/>ciągu 3 miesięcy, komisje obywatelskie.</text:p>
      <text:p text:style-name="P109">Punkt 3<text:span text:style-name="T110">.</text:span><text:s/>wydaje mi si<text:span text:style-name="T111">ę</text:span><text:s/>niepo<text:span text:style-name="T112">tr</text:span>zebny<text:span text:style-name="T113">.</text:span><text:s/><text:span text:style-name="T114">W</text:span><text:s/>sytuacji kiedy będzie ustawa o stowarzyszeniach nie ma sensu dekretować cokolwiek, z jakiegokolwiek centralnego szczebla o tym co powstanie. Co obywatele będ<text:span text:style-name="T115">ą</text:span><text:s/>chcieli, to<text:s/><text:span text:style-name="T116">w</text:span><text:s/>trybie przyjętym przez ustawę o stowarzyszeniach powołają<text:span text:style-name="T117">.</text:span></text:p>
      <text:p text:style-name="P118"><text:span text:style-name="T119">Se</text:span>jm bieżącej kadencji uchwalił ustawę o mieniu komunalnym, to jest już w toku realizacji<text:span text:style-name="T120">.</text:span><text:s/>Proces legislacyjny powinien się zakończyć. Wydaje mi się, że byłoby pożytecznym ewentual<text:span text:style-name="T121">nie</text:span>,<text:s/><text:span text:style-name="T122">j</text:span>eżelibyśmy<text:s/><text:span text:style-name="T123">formuł</text:span>ow<text:span text:style-name="T124">ali</text:span><text:s/><text:span text:style-name="T125">jaki</text:span>eś<text:s/><text:span text:style-name="T126">te</text:span>rmin<text:span text:style-name="T127">y</text:span>, br<text:span text:style-name="T128">a</text:span>ć pod uwagę ten fakt, że konstytucja nowa jest planowana,<text:s/><text:span text:style-name="T129">je</text:span>j zakończenie prac na rok 1991, i coś trzeba będzie do tej nowej konstytucji zostawić, to co jest potrzebne niewątpliwie teraz to rzeczywiście do końca roku 1<text:span text:style-name="T130">9</text:span>89, czy 1990, natomiast niektóre rzeczy, niektóre regulacje, ja jeszcze w tej chwili nie jestem przygotowana do tego, żeby to rozgraniczać, ale niektóre, jak n<text:span text:style-name="T131">p.</text:span><text:s/>prawo do samorządu można pozostawić do nowej konstytucji.</text:p>
      <text:p text:style-name="P132">Skoro<text:s/><text:span text:style-name="T133">ju</text:span>ż mowa o ustawie o mieniu komunalnym, wczoraj właściwie żeśmy nad nią nie dyskutowal<text:span text:style-name="T134">i</text:span>, mnie się wydaje,<text:s/><text:span text:style-name="T135">że</text:span><text:s/>państwo, wbrew zapowiedziom,<text:s/><text:span text:style-name="T136">n</text:span>ie zgłosiliście jakiś istotnych zastrzeżeń. To co panowie dwaj zreferowali, to były takie dosyć ogólne uwagi, typu, że to budzi niebezpieczeństwo, to budzi niepokój, a tamto<text:s/>nie zad<text:span text:style-name="T137">o</text:span>wala<text:span text:style-name="T138">,</text:span><text:s/>ale konkretnych propozy<text:span text:style-name="T139">cji</text:span><text:s/>właściwie nie było. Była uwaga o tych podmiotach, których nie można wbrew ich woli uwłaszczać, ale przecież w § 2, w § 3 punkt 3 jest mowa o tym,<text:s/><text:span text:style-name="T140">ż</text:span>e na wniosek rad<text:s/>narodowych stopnia podstawowego uzyskają mienie komunalne, więc właśnie to s<text:span text:style-name="T141">fo</text:span>rmułowanie jest. A pozostałe uwagi miały tak ogólny charakter, że trudno by je było do tekstu ustawy włączyć<text:span text:style-name="T142">.</text:span></text:p>
      <text:soft-page-break/>
      <text:p text:style-name="P143">Mnie się<text:s/><text:span text:style-name="T144">ju</text:span>ż zdarzało sporo razy opiniować jakieś projekty aktów prawnych, jestem nauczona doświadczeniem, że jeżeli chce się wywrzeć wpływ na treść aktu prawnego, to<text:s/><text:span text:style-name="T145">tr</text:span>z<text:span text:style-name="T146">eb</text:span>a dawać konkretne<text:s/><text:span text:style-name="T147">pr</text:span>o<text:span text:style-name="T148">po</text:span>zy<text:span text:style-name="T149">cje</text:span><text:s/><text:span text:style-name="T150">po</text:span>z<text:span text:style-name="T151">yty</text:span>wn<text:span text:style-name="T152">e</text:span>. Same<text:s/><text:span text:style-name="T153">taki</text:span>e og<text:span text:style-name="T154">ól</text:span>ne uwagi, że to złe,<text:s/><text:span text:style-name="T155">a</text:span><text:s/>tamto niepokojące, naprawdę nic nie dają. Bo weźmy sytuację organu, który musi podjęć decyzję. Takie uwagi można formułować, wtedy kiedy się nie decyduje. Natomiast organ decyzyjny, który często dał takie, a nie inne<text:s/><text:span text:style-name="T156">sfor</text:span>mułowanie proponuje nie z jakichś przyczyn makiawelistycznych, ale po prostu dlatego, że tak to widz<text:span text:style-name="T157">i</text:span><text:s/>albo że inaczej nie umie. Jeżeli nie uzyska innych propozycji, to po prostu nie zrobi inaczej niż to potrafi zrobić.</text:p>
      <text:p text:style-name="P158">Tak że wydaje mi się, że jeżeli byście państwo mogli sformułować konkretne propozycje co do projektu tej ustawy, no to byśmy je przedyskutowali. Ale w tej chwili nie widzę wśród tego, co panowie wczoraj zaprezentowali propozycji konkretnych i nie wiem, czy w tej sytuacji, skoro<text:s/><text:span text:style-name="T159">ju</text:span>ż ten projekt jest od dłuższego czasu<text:s/><text:span text:style-name="T160">w</text:span><text:s/>obiegu społecznym, czy ma sens formułowanie postulatu, wiadomo, że on wpłynie do Sejmu niebawe<text:span text:style-name="T161">m</text:span><text:s/>i że S<text:span text:style-name="T162">ejm</text:span><text:s/><text:span text:style-name="T163">g</text:span>o uchwali.</text:p>
      <text:p text:style-name="P164">Tak że ogólnie biorąc wydaje mi się, że chyba porozumieliśmy się co do spr<text:span text:style-name="T165">a</text:span>w n<text:span text:style-name="T166">aj</text:span>ważnie<text:span text:style-name="T167">js</text:span>zych.<text:s/><text:span text:style-name="T168">S</text:span>ądz<text:span text:style-name="T169">ę</text:span>, że to co, że z<text:s/><text:span text:style-name="T170">ty</text:span>ch ustaleń re<text:span text:style-name="T171">al</text:span>izacyjnych,<text:s/><text:span text:style-name="T172">ja</text:span>ko osobnego dokume<text:span text:style-name="T173">ntu</text:span><text:s/>n<text:span text:style-name="T174">al</text:span>eży zrezygnować, tym bardziej, że większość spraw mer<text:span text:style-name="T175">yt</text:span>orycznych tu poruszonych<text:s/><text:span text:style-name="T176">ju</text:span>ż zamknęliśmy w innych sformuło<text:span text:style-name="T177">w</text:span>aniac<text:span text:style-name="T178">h,</text:span><text:s/><text:span text:style-name="T179">w</text:span><text:s/>innych ustaleniach. I ewentualni<text:span text:style-name="T180">e</text:span><text:s/>jeszcze się zastanowić nad tym<text:span text:style-name="T181">,</text:span><text:s/>co z legislacji odłożyć do czasu utworzenia konstytucji.</text:p>
      <text:p text:style-name="P182">D<text:span text:style-name="T183">zi</text:span>ęku<text:span text:style-name="T184">ję</text:span><text:s/>b<text:span text:style-name="T185">ar</text:span>dz<text:span text:style-name="T186">o.</text:span></text:p>
      <text:p text:style-name="P187"><text:span text:style-name="T188">Pr</text:span><text:span text:style-name="T189">zewodnicząc</text:span><text:span text:style-name="T190">y</text:span>:</text:p>
      <text:p text:style-name="P191">Pan profesor Sokolewicz.</text:p>
      <text:p text:style-name="P192">B<text:span text:style-name="T193">ar</text:span>dzo<text:s/><text:span text:style-name="T194">pr</text:span>oszę o<text:s/><text:span text:style-name="T195">pr</text:span>zypom<text:span text:style-name="T196">ni</text:span>eniu o pr<text:span text:style-name="T197">ze</text:span>d<text:span text:style-name="T198">staw</text:span>i<text:span text:style-name="T199">ani</text:span>u się przed k<text:span text:style-name="T200">a</text:span>żdym powiedzeniem, przed zabraniem głosu, o podaniu nazwisk<text:span text:style-name="T201">a</text:span>, żeby można b<text:span text:style-name="T202">ył</text:span>o się<text:s/><text:span text:style-name="T203">zi</text:span>de<text:span text:style-name="T204">ntyfi</text:span>kowa<text:span text:style-name="T205">ć.</text:span></text:p>
      <text:p text:style-name="P206"><text:span text:style-name="T207">O</text:span><text:span text:style-name="T208">b.</text:span><text:span text:style-name="T209"><text:s/>Wojciech<text:s/></text:span><text:span text:style-name="T210">S</text:span><text:span text:style-name="T211">okolewic</text:span><text:span text:style-name="T212">z</text:span><text:span text:style-name="T213">:</text:span></text:p>
      <text:p text:style-name="P214">Panie<text:s/><text:span text:style-name="T215">prze</text:span>wod<text:span text:style-name="T216">ni</text:span>czący, dla uniknięcia nieporozum<text:span text:style-name="T217">ie</text:span>ń, dla wyjaśnienia stanowiska strony koalicyjno-rządowe<text:span text:style-name="T218">j</text:span>, wydaje mi się<text:span text:style-name="T219">,</text:span><text:s/>że chodzi dzisiaj o dyskusję nad wyraźnie sprecyzowanymi<text:s/><text:span text:style-name="T220">sta</text:span>no<text:span text:style-name="T221">wisk</text:span>ami<text:s/><text:span text:style-name="T222">str</text:span>o<text:span text:style-name="T223">n</text:span>.</text:p>
      <text:p text:style-name="P224">Chciałem wyjaśnić, że wystąpienie pani prof<text:span text:style-name="T225">.</text:span><text:s/>Barbary Zawadzkiej było bardzo cennym wys<text:span text:style-name="T226">tą</text:span>pieniem, ale prezentu<text:span text:style-name="T227">ją</text:span>cym jej stanowisko, jej pogląd<text:span text:style-name="T228">.</text:span></text:p>
      <text:p text:style-name="P229">Dla u<text:span text:style-name="T230">pr</text:span>oszczenia, myślę, i skonkretyzowania tej dyskusji bardzo bym prosił pana przewodnicząceg<text:span text:style-name="T231">o</text:span>, żeby może przed udzieleniem głosu koledze Stolzowi, zechciał pan udzielić głosu panu dyrektorowi Wilkanowiczowi oraz panu ministrowi Małeckiemu, którzy zaprezentują oficjalne stanowisko strony koalicy<text:span text:style-name="T232">jn</text:span>o-rządowej. To po prostu ułatwi dalszą dyskusję. Bo my rozdzielajmy od siebie te wypowiedzi, które mają charakter osobistych refleksji uczestników od tych wypowiedzi, które wyrażają stanowisko p<text:span text:style-name="T233">e</text:span>wnej strony.</text:p>
      <text:p text:style-name="P234">Bros<text:span text:style-name="T235">zę</text:span><text:s/>b<text:span text:style-name="T236">ar</text:span>dzo,<text:s/><text:span text:style-name="T237">przepras</text:span>za<text:span text:style-name="T238">m</text:span>, na mome<text:span text:style-name="T239">nt</text:span><text:s/>z<text:span text:style-name="T240">ap</text:span>om<text:span text:style-name="T241">niał</text:span>em, że to pan<text:s/><text:span text:style-name="T242">pr</text:span>zewodniczy. Przepraszam ogromnie.</text:p>
      <text:p text:style-name="P243"><text:span text:style-name="T244">Pr</text:span><text:span text:style-name="T245">zewod</text:span><text:span text:style-name="T246">ni</text:span><text:span text:style-name="T247">cząc</text:span><text:span text:style-name="T248">y</text:span><text:span text:style-name="T249">:</text:span></text:p>
      <text:p text:style-name="P250">Proszę bardzo<text:span text:style-name="T251">,</text:span><text:s/>pan dyrektor Wilkanowicz.</text:p>
      <text:p text:style-name="P252"><text:span text:style-name="T253">O</text:span><text:span text:style-name="T254">b</text:span><text:span text:style-name="T255">.</text:span><text:span text:style-name="T256"><text:s/>Miłosz Wilk</text:span><text:span text:style-name="T257">an</text:span><text:span text:style-name="T258">owicz</text:span><text:span text:style-name="T259">:</text:span></text:p>
      <text:p text:style-name="P260"><text:span text:style-name="T261">Z</text:span><text:s/>całą u<text:span text:style-name="T262">w</text:span>agą przestudiowaliśmy te dokumenty, które zostały przedłożone i chciałbym zwrócić uwagę,<text:s/><text:soft-page-break/>najpierw na tak<text:span text:style-name="T263">ą</text:span><text:s/>drobną rzecz, abyśmy<text:s/><text:span text:style-name="T264">w</text:span><text:s/>końcowyc<text:span text:style-name="T265">h</text:span>,<text:s/><text:span text:style-name="T266">o</text:span>czywiście traktując, że s<text:span text:style-name="T267">ą</text:span><text:s/>to nasze robocze, pomocnicze dokumenty, abyśmy<text:s/><text:span text:style-name="T268">w</text:span><text:s/>tym protokole uzgodnień uniknęli pewnej niezręczności zbyt imper<text:span text:style-name="T269">at</text:span>ywnego tonu, że my jako grupa robocza ustalamy co ma zrobić Sejm. M<text:span text:style-name="T270">a</text:span>my tutaj stosunek do tego, że s<text:span text:style-name="T271">ą</text:span><text:s/>to dokumenty robocze, natomiast w dokumencie końcowym te imper<text:span text:style-name="T272">at</text:span>ywności pod adresem Sejmu, wydaje mi się powinniśmy od tego odejść.</text:p>
      <text:p text:style-name="P273"><text:span text:style-name="T274">I</text:span><text:s/>z tą pozycją Sejmu wiąże się nasz pogląd, co do sy<text:span text:style-name="T275">stemu</text:span><text:s/>um<text:span text:style-name="T276">acniani</text:span>a r<text:span text:style-name="T277">ad</text:span><text:s/>n<text:span text:style-name="T278">ar</text:span>odowych<text:s/><text:span text:style-name="T279">i</text:span><text:s/><text:span text:style-name="T280">pe</text:span>wnego sp<text:span text:style-name="T281">oł</text:span>ecznego n<text:span text:style-name="T282">ad</text:span>zoru i wglądu nad całym procesem reform, n<text:span text:style-name="T283">a</text:span>d którymi dyskutujemy. Zakładając, a myślę, że jest to już niemal przesądzone z r<text:span text:style-name="T284">a</text:span>cji innych rozmów politycznych i nad kształtem ordynacji wyborcze<text:span text:style-name="T285">j</text:span>, że ten Sejm i te wybory, które jeszcze w tym roku nas czekają, one doprowadzą do tego, że Sejm będzie miał charakter<text:s/><text:span text:style-name="T286">p</text:span>lur<text:span text:style-name="T287">a</text:span>l<text:span text:style-name="T288">is</text:span>tyc<text:span text:style-name="T289">zn</text:span>y i<text:s/><text:span text:style-name="T290">w</text:span><text:s/>tym Sejmie znajdzie się szeroka reprezenta<text:span text:style-name="T291">cj</text:span>a kręgów o niezależnych poglądach, związku<text:s/>„Solidarność”<text:s/>i opozycji konstruktywnej.</text:p>
      <text:p text:style-name="P292"><text:span text:style-name="T293">W</text:span><text:s/>związku z tym to rozwiązanie, które obecnie jest zapisane w ustawie o systemie rad narodowych, iż samodzielność działania rad narodowych gwarantowana jest pieczą Sejmu, wydaje się na tle tych czekających nas przeobrażeń co do samego kształtu personalnego przyszłego parlamentu, i jest rozwiązaniem zadowal<text:span text:style-name="T294">ają</text:span>cym. W związku z tym te propozycje<text:span text:style-name="T295">,</text:span><text:s/>które zostały zawarte<text:s/><text:span text:style-name="T296">w</text:span><text:s/>tym programie realizacy<text:span text:style-name="T297">jn</text:span>ym my<text:span text:style-name="T298">ś</text:span>l<text:span text:style-name="T299">ę,</text:span><text:s/><text:span text:style-name="T300">ż</text:span>e powinniśmy właśnie, nie poza prawnymi rozwiązaniami zapewniać, a poprzez to właśnie taki system.</text:p>
      <text:p text:style-name="P301">Z pozycją rad narodowych wi<text:span text:style-name="T302">ą</text:span>że<text:s/><text:span text:style-name="T303">s</text:span>i<text:span text:style-name="T304">ę,</text:span><text:s/>z tym proces<text:span text:style-name="T305">e</text:span>m reform wiąże się również kwestia samej definicji rad narodowych, my wczoraj po przeanalizowaniu przebiegu dyskusji chcieliśmy zaproponować taką formułę, która z jednej strony daje wyr<text:span text:style-name="T306">a</text:span>z postęp<text:span text:style-name="T307">uj</text:span>ącemu procesowi przekształcania rad<text:s/><text:span text:style-name="T308">n</text:span>arodowych w organy samorządu<text:s/><text:span text:style-name="T309">te</text:span>r<text:span text:style-name="T310">yt</text:span>orialnego i tego, że funkcje wykonywane przez rady narodowe z dziedziny władztwa<text:span text:style-name="T311">,</text:span><text:s/>mają dopełni<text:span text:style-name="T312">ają</text:span>cy, ale z tendencją ogranicz<text:span text:style-name="T313">aj</text:span>ącą, charakter<text:span text:style-name="T314">.</text:span><text:s/>W związku z tym t<text:span text:style-name="T315">a</text:span><text:s/>definicja byłaby, propozycja tej definicji byłaby taka, że rady są organami uchw<text:span text:style-name="T316">ał</text:span>odawczymi samorządu terytorialnego i na obszarze swojego działania, na podstawie Konstytucji i<text:s/><text:span text:style-name="T317">u</text:span>staw, wykonują funkcję organów władzy państwowej.</text:p>
      <text:p text:style-name="P318"><text:span text:style-name="T319">J</text:span>est to więc formuła, która daje wyjście na traktowanie tych zadań państwowych jako wypełnianie t<text:span text:style-name="T320">e</text:span>go pustego pola, o które, czy tego przenikania się funkcji samorządowyc<text:span text:style-name="T321">h</text:span>, i publicznych, o których mówił pan Stolz i co znalazło zrozumienie, jak się wydaje, obu stron.</text:p>
      <text:p text:style-name="P322">W stosunku do tego co powiedziała pani prof. Zawadzka, chciałem potwierdzić, że nasza strona uważa, że z tych względów, o których tu już wcześniej dyskutowaliśmy,<text:s/><text:span text:style-name="T323">uwa</text:span>ża, żebyśmy po pierwsze w pełni podzielamy poglądy co do pozycji wojewódzkich rad narodowych i tych procesów, które tu są zaznaczone zarówno jeśli chodzi o taką stabilizacy<text:span text:style-name="T324">jn</text:span>ą funkcję wojewódzkich rad narodo<text:span text:style-name="T325">w</text:span>ych dla całego systemu, jak i umacnianie kontrolnych<text:s/><text:span text:style-name="T326">fu</text:span>nkc<text:span text:style-name="T327">ji</text:span><text:s/>rad narodowych wobec administra<text:span text:style-name="T328">cji</text:span>.</text:p>
      <text:p text:style-name="P329">Natomiast jednocześnie traktując, że<text:s/><text:span text:style-name="T330">w</text:span><text:s/>pe<text:span text:style-name="T331">w</text:span>nym procesie tworzenia związków międzykom<text:span text:style-name="T332">unal</text:span>nych ta funkcja wo<text:span text:style-name="T333">je</text:span>wódzkich rad narodowych również będzi<text:span text:style-name="T334">e</text:span><text:s/>miała pewien wygasający charakter i być może kontrola będzie lepsza poprzez związki międzykomunalne, aniżeli dzisiaj się realizuje w stosunku do pewnych składników mienia komunalnego, to jednak<text:s/><text:span text:style-name="T335">w</text:span><text:s/>tym pierwszy okresie,<text:span text:style-name="T336"><text:s/></text:span>pozostawia<text:span text:style-name="T337">j</text:span>ąc tu oczywiście swobodę i deklarując tworzenie w perspektywie związków międzykomunalnyc<text:span text:style-name="T338">h</text:span>, to żeby jednak w tym pierwszym okresie wyodrębnić te składniki, które dziś byłyby w gestii WR<text:span text:style-name="T339">N</text:span>, jutro natomiast byłyby<text:s/><text:soft-page-break/>przejmowane w naturalnym procesie poprzez związki międzykomunalne.</text:p>
      <text:p text:style-name="P340"><text:span text:style-name="T341">A</text:span><text:s/>więc po prostu wypowiadamy się za takimi rozwiązaniami i elastycznością tych rozwiązań, która nie blokowałaby w sposób taki nieco sztuczny, deklaratory<text:span text:style-name="T342">jn</text:span>y sprawy, pewnych procesów społeczno-gospodarczych, które będ<text:span text:style-name="T343">ą</text:span><text:s/>zachodziły.</text:p>
      <text:p text:style-name="P344">Na tym tle wydaje się, że powinniśmy zmierzać do tego, aby wo<text:span text:style-name="T345">je</text:span>wódzkie rady narodowe były wybierane na podstawie oczywiście innej ordynacji wyborczej aniżeli dotychczasowe rozwiązani<text:span text:style-name="T346">e,</text:span><text:s/>zdemokratyzowanego prawa wyborczego, żeby były wybierane w wyborach<text:s/><text:span text:style-name="T347">je</text:span>dnak bezpośrednic<text:span text:style-name="T348">h.</text:span></text:p>
      <text:p text:style-name="P349">Uzasadnienie ma to takie, że jeśli przywiązujemy, jest to pewna konsekwen<text:span text:style-name="T350">cj</text:span>a, jeśli idziemy na to, że podmiotowość obywatelska jest źródłem tej samorządności<text:s/><text:span text:style-name="T351">te</text:span>r<text:span text:style-name="T352">yt</text:span>orialn<text:span text:style-name="T353">ej,<text:s/></text:span>którą uważamy za proces, który powinien się rozszerzać również i w górę, to odnosząc to do tej podmiotowości obywatelskiej, to wydaje się stosowniejszą formą pójścia na wybory bezpośrednie, a nie traktowanie województw jako federacji miast i gmin.</text:p>
      <text:p text:style-name="P354"><text:span text:style-name="T355">I</text:span><text:s/>sprawa kolejna, to spr<text:span text:style-name="T356">a</text:span>wa terminu przeprowadzenia wyborów<text:span text:style-name="T357">.</text:span><text:s/>Uważamy<text:span text:style-name="T358">,</text:span><text:s/>że dzisiaj dek<text:span text:style-name="T359">r</text:span>etowanie terminu przeprowad<text:span text:style-name="T360">ze</text:span>nia wyb<text:span text:style-name="T361">or</text:span>ów i s<text:span text:style-name="T362">kr</text:span>aca<text:span text:style-name="T363">ni</text:span>a kaden<text:span text:style-name="T364">cji</text:span><text:s/>r<text:span text:style-name="T365">ad</text:span><text:s/>n<text:span text:style-name="T366">arodo</text:span>wy<text:span text:style-name="T367">ch</text:span><text:s/>b<text:span text:style-name="T368">yłab</text:span>y sprawą przedwczesn<text:span text:style-name="T369">y</text:span>, a co gorsza ona praktycznie rzecz biorąc,<text:s/><text:span text:style-name="T370">ju</text:span>ż dzisiaj spowodowałaby takie zjawiska jakie obserwuje się w końcu kadencji każdego organu kolegialnego,<text:s/><text:span text:style-name="T371">tj.</text:span><text:s/>osłabienie aktywności, podczas kiedy po<text:span text:style-name="T372">tr</text:span>zeby społeczne są właśnie takie, żeby ta kontrole społeczna<text:s/><text:span text:style-name="T373">w</text:span><text:s/>obecnych warunkach społeczno-gospodarczych<text:s/><text:span text:style-name="T374">fu</text:span>nk<text:span text:style-name="T375">cjo</text:span>nowała skutecznie, jeśli my ogłosimy z uzgodnień<text:s/>„okrągłego stołu”, ż<text:span text:style-name="T376">e</text:span><text:s/>dekretujemy skrócenie kadencji o dwa lata i rady narodowe, które jeszcze ledwo co zostały wybrane, jeszcze nie mają za sob<text:span text:style-name="T377">ą</text:span><text:s/>roku kadencji, a ci ludzie uczą się dopiero tej nowej sztuki, bo przecież skład rad został odno<text:span text:style-name="T378">w</text:span>iony<text:span text:style-name="T379">.</text:span><text:s/><text:span text:style-name="T380">W</text:span><text:s/>odniesieniu do niektórych r<text:span text:style-name="T381">a</text:span>d narodowych nawet w 70%<text:span text:style-name="T382">.</text:span><text:s/>Musimy sobie zdawać konsekwencje z tego, że wywołamy określone szkody społeczne i tę aktywność społeczną, na której obu stronom zależy będziemy wygaszali, a nie pobudzali ją.</text:p>
      <text:p text:style-name="P383"><text:span text:style-name="T384">W</text:span><text:s/>związku z tym proponowalibyśm<text:span text:style-name="T385">y</text:span>, aby<text:s/><text:span text:style-name="T386">w</text:span><text:s/>tym protokole naszych wspólnych uzgodnień, dokonać takiego zapisu, z czym się wcześniej godziły obie strony, że trzeba przeprowadzić wybory do rad narodowych na podstawie zdemokratyzowane<text:span text:style-name="T387">j<text:s/></text:span>ordynacji wyborczej od zaraz podjąć działanie tak,<text:s/><text:span text:style-name="T388">a</text:span>by zapewnić pluralistyczny charakter rad narodowych.</text:p>
      <text:p text:style-name="P389"><text:span text:style-name="T390">N</text:span>atom<text:span text:style-name="T391">i</text:span>ast od zaraz rady narodowe powinny podjęć takie działania, aby nie czeka<text:span text:style-name="T392">j</text:span>ąc na żaden termin wyborów włączyć do swojej pracy poprzez komisje, poprzez konsultacje, włączyć stro<text:span text:style-name="T393">n</text:span>ę opozycyj<text:span text:style-name="T394">n</text:span>ą, mó<text:span text:style-name="T395">w</text:span>iąc skrótowo.</text:p>
      <text:p text:style-name="P396">Wyr<text:span text:style-name="T397">a</text:span>zem tej tendencji i tego typu dążeń są te obywatelskie konwenty konsultac<text:span text:style-name="T398">yjn</text:span>e przewodniczących wojewódzkich rad narodowych, obecnie rozszerzono, nawet zalecono wręcz i powstają takie konwenty również<text:s/><text:span text:style-name="T399">w</text:span><text:s/>niektórych radach narodowych stopnia pod<text:span text:style-name="T400">st</text:span>a<text:span text:style-name="T401">w</text:span>o<text:span text:style-name="T402">w</text:span>eg<text:span text:style-name="T403">o</text:span>. Nie uważany, że jest to rozwiązani<text:span text:style-name="T404">e<text:s/></text:span>satysfak<text:span text:style-name="T405">cjo</text:span>nu<text:span text:style-name="T406">ją</text:span>ce<text:span text:style-name="T407">,</text:span><text:s/><text:span text:style-name="T408">a</text:span>le<text:s/><text:span text:style-name="T409">w</text:span><text:s/>każdym razie dzisiaj je<text:span text:style-name="T410">ś</text:span>li nie chcemy zburzyć tego co istnieje, dając<text:s/><text:span text:style-name="T411">w</text:span><text:s/>zamian nic więcej, to powinniśmy iść<text:s/><text:span text:style-name="T412">w</text:span><text:s/>takim kierunku<text:span text:style-name="T413">.</text:span></text:p>
      <text:p text:style-name="P414">Jeszcze jedną uwagę<text:span text:style-name="T415">,</text:span><text:s/>jakby dla wzmocnienia tego. My na<text:span text:style-name="T416">pr</text:span>awdę<text:s/><text:span text:style-name="T417">w</text:span><text:s/>r<text:span text:style-name="T418">ad</text:span>a<text:span text:style-name="T419">ch</text:span><text:s/>n<text:span text:style-name="T420">ar</text:span>o<text:span text:style-name="T421">do</text:span>wy<text:span text:style-name="T422">ch</text:span><text:s/>nie<text:s/><text:span text:style-name="T423">ci</text:span>er<text:span text:style-name="T424">pi</text:span>my w<text:s/><text:span text:style-name="T425">te</text:span>j chwi<text:span text:style-name="T426">li</text:span><text:s/>n<text:span text:style-name="T427">a<text:s/></text:span>brak krytycznych, społecznych ocen rzeczywis<text:span text:style-name="T428">to</text:span>ści<text:span text:style-name="T429">.</text:span><text:s/>Natomiast problem polega na tym<text:span text:style-name="T430">,</text:span><text:s/>że te słuszne krytyczne uwagi nie m<text:span text:style-name="T431">a</text:span>ją materialnych podstaw do zaspokojenia tych oczekiwań społecznych<text:span text:style-name="T432">.</text:span><text:s/>Tak że naprawdę, proszę mi wierzyć, że nie ciężar problemu, z punktu widzenia politycznego musimy zapewnić<text:s/><text:soft-page-break/>pluralistyczny charakter rad narodowych, natomiast z punktu widzenia<text:s/><text:span text:style-name="T433">fu</text:span>nkc<text:span text:style-name="T434">ji</text:span><text:s/>społecznych, jakie rady narodowe pełnią to naprawdę na brak społecznej, słusznej sygnalizacji i krytycznych ocen<text:s/><text:span text:style-name="T435">w</text:span><text:s/>tej chwili my nie cierpimy.<text:s/><text:span text:style-name="T436">A</text:span><text:s/>problem leży w możliwościach realizacy<text:span text:style-name="T437">jn</text:span>ych<text:span text:style-name="T438">.</text:span></text:p>
      <text:p text:style-name="P439"><text:span text:style-name="T440">Pr</text:span><text:span text:style-name="T441">zewod</text:span><text:span text:style-name="T442">ni</text:span><text:span text:style-name="T443">c</text:span><text:span text:style-name="T444">zą</text:span><text:span text:style-name="T445">c</text:span><text:span text:style-name="T446">y</text:span><text:span text:style-name="T447">:</text:span></text:p>
      <text:p text:style-name="P448">Bardzo prosz<text:span text:style-name="T449">ę</text:span>.</text:p>
      <text:p text:style-name="P450"><text:span text:style-name="T451">O</text:span><text:span text:style-name="T452">b. <text:s text:c="22"/></text:span><text:span text:style-name="T453">:</text:span></text:p>
      <text:p text:style-name="P454">Panie dyrektorze, jak pan widzi rolę organu administracji lokalnej?</text:p>
      <text:p text:style-name="P455"><text:span text:style-name="T456">Pr</text:span><text:span text:style-name="T457">ze</text:span><text:span text:style-name="T458">wodnicz</text:span><text:span text:style-name="T459">ący</text:span><text:span text:style-name="T460">:</text:span></text:p>
      <text:p text:style-name="P461">Na te<text:span text:style-name="T462">n</text:span><text:s/>temat minister Małecki się wypowie. Proszę bardzo pan minister Małecki.</text:p>
      <text:p text:style-name="P463"><text:span text:style-name="T464">O</text:span><text:span text:style-name="T465">b.</text:span><text:span text:style-name="T466"><text:s/></text:span><text:span text:style-name="T467">K</text:span><text:span text:style-name="T468">a</text:span><text:span text:style-name="T469">z</text:span><text:span text:style-name="T470">i</text:span><text:span text:style-name="T471">mie</text:span><text:span text:style-name="T472">r</text:span><text:span text:style-name="T473">z</text:span><text:span text:style-name="T474"><text:s/></text:span><text:span text:style-name="T475">Małe</text:span><text:span text:style-name="T476">c</text:span><text:span text:style-name="T477">ki</text:span><text:span text:style-name="T478">:</text:span></text:p>
      <text:p text:style-name="P479">Panie P<text:span text:style-name="T480">rze</text:span>w<text:span text:style-name="T481">odni</text:span>cz<text:span text:style-name="T482">ą</text:span>cy, Szanowni Państwo!<text:s/><text:span text:style-name="T483">Ja</text:span><text:s/>chciałbym kilka uwag przedstawić ogólniejszej natury<text:span text:style-name="T484">.</text:span><text:s/>Zaproponować pewie<text:span text:style-name="T485">n</text:span><text:s/>punkt widzenia na rolę organów admini<text:span text:style-name="T486">str</text:span>a<text:span text:style-name="T487">cji</text:span><text:s/>państwowej<text:s/><text:span text:style-name="T488">w</text:span><text:s/>tym nowym układzie proponowanym i dyskutowanym tuta<text:span text:style-name="T489">j.<text:s/></text:span>Otóż po pierwsze<text:span text:style-name="T490">,</text:span><text:s/>jeśli państwo pozwolą, to chciałbym panie<text:s/><text:span text:style-name="T491">prof</text:span>es<text:span text:style-name="T492">or</text:span>ze poczy<text:span text:style-name="T493">ni</text:span>ć<text:s/><text:span text:style-name="T494">t</text:span>a<text:span text:style-name="T495">k</text:span>ą uwa<text:span text:style-name="T496">gę</text:span>, może<text:s/><text:span text:style-name="T497">bar</text:span>d<text:span text:style-name="T498">zi</text:span>e<text:span text:style-name="T499">j</text:span><text:s/>o<text:span text:style-name="T500">gó</text:span>lną, k<text:span text:style-name="T501">tó</text:span>ra nasuwa mi się pod wpły<text:span text:style-name="T502">w</text:span>em przysłuchiwania się naszej dyskusji, a także dyskusji, którą toczymy w kuluarowej, z rozmów, przecież też tam wymieniane są poglądy.</text:p>
      <text:p text:style-name="P503">Otóż wydaje mi się, ż<text:span text:style-name="T504">e</text:span>, co jest oczywiście zrozumiałe, na tej dyskusji i na propozycjach w konsekwencji zgłaszanych, ciąży doświadczenie lat minionych i to ciąży w tak poważnym stopniu, że nie bardzo jak gdyby - tak przynajmniej ja to oceniam - potrafimy się od tego uwolnić<text:span text:style-name="T505">.</text:span><text:s/>Czyli krótko mówiąc towarzyszy nam cały ten bagaż doświadczeń i pod w<text:span text:style-name="T506">p</text:span>ływem tego wł<text:span text:style-name="T507">aś</text:span>nie m.in.<text:s/><text:span text:style-name="T508">pr</text:span>oponujemy określone rozwiązani<text:span text:style-name="T509">a,</text:span><text:s/>k<text:span text:style-name="T510">tó</text:span>re mo<text:span text:style-name="T511">g</text:span>ą<text:span text:style-name="T512"><text:s/></text:span>bud<text:span text:style-name="T513">zić</text:span>,<text:s/><text:span text:style-name="T514">pr</text:span>zyna<text:span text:style-name="T515">jmni</text:span>ej wątpliwoś<text:span text:style-name="T516">ci.</text:span></text:p>
      <text:p text:style-name="P517">Chciałbym zwrócić uwagę, że moment, w którym dyskutujemy kwestie samorządu<text:s/><text:span text:style-name="T518">te</text:span>r<text:span text:style-name="T519">yt</text:span>orialnego jest momentem szczególnym i chciałbym, oczywiście nie przypominać o tym dlatego, że zakładam, iż nie ma świadomości po obu stronach tego faktu, wręcz przeciwnie, zakładam, że ta świadomość jest, ale po to, by ten fakt w sposób szczególny podkreślić. Otóż my dyskutujemy nad rolę samorządu i<text:s/><text:span text:style-name="T520">fu</text:span>nk<text:span text:style-name="T521">cj</text:span>onowaniem naszego państwa<text:s/><text:span text:style-name="T522">w</text:span><text:s/>terenie w momencie,<text:s/><text:span text:style-name="T523">w</text:span><text:s/>którym toczą się przecież dyskusje równolegle przy innych stołach, toczy się w ogóle generalnie dyskusja nad przebudowę państwa. Ta dys<text:span text:style-name="T524">k</text:span>u<text:span text:style-name="T525">sja</text:span><text:s/><text:span text:style-name="T526">w</text:span><text:s/>konsekwencji przecież należy zakładać<text:span text:style-name="T527">,</text:span><text:s/>bo<text:s/><text:span text:style-name="T528">w</text:span><text:s/>tym c<text:span text:style-name="T529">e</text:span>lu<text:s/>„okrągły stół”<text:s/>został także zwołany<text:span text:style-name="T530">,</text:span><text:s/>prowadzi do określonych ustaleń, które<text:s/><text:span text:style-name="T531">w</text:span><text:s/>konsekwen<text:span text:style-name="T532">cji</text:span><text:s/>także doprowadza do wyłonienia si<text:span text:style-name="T533">ę</text:span><text:s/>jakiegoś docelowego kształtu organizacji życia państwa<text:s/><text:span text:style-name="T534">w</text:span><text:s/>różnych dziedzinach, życia politycznego także<text:span text:style-name="T535">,</text:span><text:s/><text:span text:style-name="T536">w</text:span><text:s/>związku<text:s/><text:span text:style-name="T537">z</text:span><text:s/>tym wydaje si<text:span text:style-name="T538">ę</text:span>, iż nie powinniśmy rozpatrywać wszystkich tutaj proponowanych rozwiązań jak gdyby tylko w kontekście określonego bagażu doświadczeń, które mamy i zamiaru przebudowania tego odcinka w izolacji od innych rozwiązań<text:span text:style-name="T539">.</text:span></text:p>
      <text:p text:style-name="P540">Otóż chcę zwrócić uwagę, i w<text:span text:style-name="T541">yr</text:span>aźnie podkreślić, że przecież cała przebudowa systemu prawnego, proponowane us<text:span text:style-name="T542">p</text:span>rawni<text:span text:style-name="T543">e</text:span>nie sy<text:span text:style-name="T544">ste</text:span>mu<text:s/><text:span text:style-name="T545">pol</text:span>ityc<text:span text:style-name="T546">znego</text:span>, w<text:s/><text:span text:style-name="T547">ty</text:span>m łą<text:span text:style-name="T548">cznie</text:span><text:s/>z<text:s/><text:span text:style-name="T549">or</text:span>dyna<text:span text:style-name="T550">cj</text:span>ą<text:span text:style-name="T551"><text:s/></text:span>wyborczą, z pojawieniem się szeregu innych elementów w życiu politycznym, które już następuje i następować będzie, będzie takż<text:span text:style-name="T552">e,</text:span><text:s/>jak sądzę nakazywa<text:span text:style-name="T553">ć</text:span>, przynajmniej wymusza<text:span text:style-name="T554">ć,</text:span><text:s/><text:span text:style-name="T555">n</text:span>ie tyle nakazywać, co wymuszać, n<text:span text:style-name="T556">a</text:span><text:s/>nas spojrzenie także na rady narodowe i samorząd terytorialny w całym tym kontekście. Przecież to nie będzie jakaś wyizolowana dziedzina działalności państwa i organiza<text:span text:style-name="T557">cj</text:span>i społeczeństw<text:span text:style-name="T558">a,</text:span><text:s/>a będzie się to mieścić w określonym nowym<text:s/><text:soft-page-break/>już układzie.</text:p>
      <text:p text:style-name="P559">Dlaczego o tym mówię. Otóż mówię o tym dlatego, byśmy po prostu może zechcieli spojrzeć na problem, który dyskutujemy<text:s/><text:span text:style-name="T560">w</text:span><text:s/>ten sposób,<text:s/><text:span text:style-name="T561">ż</text:span>e on się będzie zupełnie albo prawie zupełnie inaczej jawić<text:s/><text:span text:style-name="T562">w</text:span><text:s/>momencie kiedy właśnie ta inna organizacja życia politycznego będzie następować i będzie<text:s/><text:span text:style-name="T563">fu</text:span>nk<text:span text:style-name="T564">cj</text:span>onować, zacznie funkcjonować<text:span text:style-name="T565">.</text:span><text:s/>Chciałbym, żebyśmy<text:s/><text:span text:style-name="T566">w</text:span><text:s/>tej perspektywie na ten problem popatrzyli i popatrzyli także na ten problem z założeniem, iż będzie to pewien proces jak każdy proces, proces ewolucyjny dochodzenia do rozw<text:span text:style-name="T567">i</text:span>ąz<text:span text:style-name="T568">a</text:span>ń docelowych. Dlatego też<text:s/><text:span text:style-name="T569">ni</text:span>e wykluczając<text:s/><text:span text:style-name="T570">w</text:span><text:s/>docelowym układzie dojścia do rozwiązań<text:span text:style-name="T571">,</text:span><text:s/>które<text:s/><text:span text:style-name="T572">w</text:span><text:s/>konsekwencji doprowadziłyby do samorządu ter<text:span text:style-name="T573">yt</text:span>orialnego<text:s/><text:span text:style-name="T574">w</text:span><text:s/>takiej postaci jak gdyby klasycznej, chociaż trudno tutaj jest, ponieważ wielość rozwiązań jest, takż<text:span text:style-name="T575">e</text:span><text:s/>i w innych krajach różna, znaczy jest wiele różnych rozwiązań<text:s/><text:span text:style-name="T576">w</text:span><text:s/>tym zakresie, więc trudno przyjąć jakiś jeden model za optymalny<text:span text:style-name="T577">,</text:span><text:s/>najlepiej byłoby gdybyśmy<text:s/><text:span text:style-name="T578">w</text:span>ydysku<text:span text:style-name="T579">to</text:span>wali taki model<text:span text:style-name="T580">,</text:span><text:s/>optym<text:span text:style-name="T581">a</text:span>l<text:span text:style-name="T582">n</text:span>y,<text:s/><text:span text:style-name="T583">a</text:span>le podkreślam docelowy<text:span text:style-name="T584">.</text:span><text:s/>Otóż dlaczego tak to z naciskiem podkreślam. Przecież my gwałtownie poprzez przejście od organów władzy państwowej w postaci rad narodowych do organów samorządu nie zmienimy naszego życia i tych wszystkich<text:s/><text:span text:style-name="T585">je</text:span>go elementów, z którymi mamy dzisiaj do czynienia<text:span text:style-name="T586">.</text:span><text:s/>To bę<text:span text:style-name="T587">d</text:span>zie ta sama społeczność, te same problemy, te same braki, te same niedostatki. Wczoraj tu było podnoszone, przepraszam, że nawiązuję do wczorajszej dyskusji, ż<text:span text:style-name="T588">e</text:span><text:s/>urzędnik, który będzie tylko miał zmieniony szyld z urzędnika państwowego na urzędnika komunalnego, natychmiast będzie urzędnikiem prawym, czystym, nie podatnym na różne, mówiąc już dosadniej, wprost przekupstwa, będzie to podobny urzędnik,<text:s/><text:span text:style-name="T589">b</text:span>o będzie mieć te same problemy, te same niedostatki, z tymi samymi problemami ludzie będą do niego przychodzić.<text:s/><text:span text:style-name="T590">O</text:span>n będzie w dalszym ciągu dzielić i rozdzielać tak długo, jak długo będziemy mieć taką sytuację<text:span text:style-name="T591">.</text:span><text:s/>I tym samym występować będą te zjawiska i te problemy, z którymi ten obecnie krytykowany urzędnik się<text:s/><text:span text:style-name="T592">sty</text:span>ka i jest podatny na różne delikatnie mówiąc, świadczenia, jeśli takie zjawisko w skali rzeczywiście masowej występuje<text:span text:style-name="T593">.</text:span></text:p>
      <text:p text:style-name="P594">Ponieważ nie to powoduje, że tak<text:span text:style-name="T595">ą</text:span><text:s/>mamy sytuację,<text:s/>tylko przyczyny są inne, o których tylko chciałem wspomnieć. Myślę<text:span text:style-name="T596">,</text:span><text:s/>że dla tej społeczności lokalnej, czy to będzie władza rady narodowej, czy to będzie organ samorządu terytorialnego<text:span text:style-name="T597"><text:s/></text:span>mają<text:span text:style-name="T598">c</text:span><text:s/>także na uwadze doświadczenia<text:s/><text:span text:style-name="T599">ki</text:span>lkud<text:span text:style-name="T600">zie</text:span>sięciol<text:span text:style-name="T601">etni</text:span>e zakodowane w świadomości, bo przecież to jest bariera ś<text:span text:style-name="T602">wi</text:span>adomościowa olbrzymia, myślę, że byłoby nawet nietaktem przekony<text:span text:style-name="T603">w</text:span>a<text:span text:style-name="T604">ć</text:span><text:s/>państwa, że ta bariera występuje<text:span text:style-name="T605">.</text:span><text:s/>To będzie si<text:span text:style-name="T606">ę</text:span><text:s/><text:span text:style-name="T607">ja</text:span>wić jako podobny urzędnik, do którego<text:s/><text:span text:style-name="T608">tr</text:span>zeba pójść, któremu trzeba się nisko pokłonić, żeby wydał określoną decyzję, żeby załatwił określoną sprawę, w szczególności na wsi w dalszym ciągu będ<text:span text:style-name="T609">ę</text:span><text:s/>odgrywać te same układy rolę jak dotychczas te same animozje<text:span text:style-name="T610">.</text:span><text:s/>Niewiele tu się zmieni oczywiście<text:span text:style-name="T611">.</text:span><text:span text:style-name="T612"><text:s/></text:span>To nie znaczy,<text:s/><text:span text:style-name="T613">że</text:span><text:s/>nie powinniśmy zmieniać, tylko powinniśmy mieć pełną świadomość, że tym zmianom powinna towarzyszyć jakaś określona droga dojścia. Ż<text:span text:style-name="T614">e</text:span><text:s/>jeśli to się stanie gwałtownie, a zakładam<text:span text:style-name="T615">,</text:span><text:s/>że wszystkim nam zależy na tym, żeby w<text:span text:style-name="T616">yjś</text:span>ć z tego stanu, który wspólnie określamy negatyw<text:span text:style-name="T617">ni</text:span>e, i zmierzać<text:span text:style-name="T618"><text:s/></text:span>ku lepszemu, i żeby nie powstał, przepraszam za to określenie pewien dołek i jeszcze większy bałagan<text:s/><text:span text:style-name="T619">w</text:span><text:s/><text:span text:style-name="T620">t</text:span>ym momencie przejśc<text:span text:style-name="T621">i</text:span>owym,<text:span text:style-name="T622"><text:s/></text:span>to powinniśmy do tego dochodzić, jak się wydaje etapami.</text:p>
      <text:p text:style-name="P623"><text:span text:style-name="T624">I</text:span><text:s/>stąd my proponujemy, od tym mówił<text:s/><text:span text:style-name="T625">ju</text:span>ż dyrektor Wilkanowicz, proponujemy, żeby dokonując tego<text:s/><text:span text:style-name="T626">prze</text:span>wa<text:span text:style-name="T627">rt</text:span>o<text:span text:style-name="T628">ści</text:span>owania i stawiając jak gdyby na pierwszym miejscu radę narodową<text:span text:style-name="T629"><text:s/></text:span>czy radę jako organ samorządu terytorialnego wypełniającą równocześnie określone zadania publiczne, określone<text:s/><text:span text:style-name="T630">w</text:span><text:s/>ustawach, określone w Konstytucji, żeby<text:s/><text:span text:style-name="T631">w</text:span><text:s/>tym okresie prze<text:span text:style-name="T632">jś</text:span>ciowym, który musi jak się wydaje tutaj obowiązywa<text:span text:style-name="T633">ć</text:span>, i<text:s/><text:soft-page-break/>myślę,<text:s/><text:span text:style-name="T634">ż</text:span>e co do tego powinniśmy się porozumieć,<text:s/>działa jak gdyby<text:s/><text:span text:style-name="T635">w</text:span><text:s/>postaci dualistyczne<text:span text:style-name="T636">j.</text:span><text:s/>Oczywiście z przewagę zada<text:span text:style-name="T637">ń</text:span><text:s/>samor<text:span text:style-name="T638">zą</text:span>do<text:span text:style-name="T639">w</text:span>y<text:span text:style-name="T640">ch</text:span>,<text:s/><text:span text:style-name="T641">to</text:span><text:s/><text:span text:style-name="T642">p</text:span>ew<text:span text:style-name="T643">ne.</text:span></text:p>
      <text:p text:style-name="P644"><text:span text:style-name="T645">W</text:span><text:s/>konsekwencji odpowiednio po<text:span text:style-name="T646">w</text:span>inna nastąpić organizacja adminis<text:span text:style-name="T647">tr</text:span>ac<text:span text:style-name="T648">ji,</text:span><text:s/>która by temu miała służyć<text:span text:style-name="T649">.</text:span><text:s/>Oczywiście tu możemy się sprzeczać o nazwę, czy to będzie administracja samorządowa, czy komunalna, czy to będz<text:span text:style-name="T650">i</text:span>e adm<text:span text:style-name="T651">i</text:span>n<text:span text:style-name="T652">i</text:span>s<text:span text:style-name="T653">tr</text:span>a<text:span text:style-name="T654">cj</text:span>a publiczna,<text:s/><text:span text:style-name="T655">w</text:span><text:s/>k<text:span text:style-name="T656">a</text:span>żdym razie nam się wydaje, że powinniśmy, i takie stanowisko prezen<text:span text:style-name="T657">tuje</text:span>my, zakładając przeniesienie jak gdyby tego układu na organ adminis<text:span text:style-name="T658">tr</text:span>ac<text:span text:style-name="T659">ji,</text:span><text:s/>przyjęć takie rozwiązanie, iż organ ten wykonuje określone zadania publiczne, zadania państwa te właśnie określone<text:s/><text:span text:style-name="T660">w</text:span><text:s/>ustawach, w Konstytucji.<text:s/><text:span text:style-name="T661">W</text:span><text:s/>tym zakresie jest podporządkowany czyli jest<text:s/><text:span text:style-name="T662">w</text:span><text:s/>nadzorze, pozostaje w nadzorze i zależności od organu adminis<text:span text:style-name="T663">tr</text:span>a<text:span text:style-name="T664">cji</text:span><text:s/>wyższego szczebla, mam na myśli wojewodę<text:span text:style-name="T665">.</text:span><text:s/>Natomiast, jeśli chodzi o zadania samorządowe, należałoby, tak proponujemy, wyłonić jak gdyby zaczątek tej adminis<text:span text:style-name="T666">tr</text:span>a<text:span text:style-name="T667">cj</text:span>i samorządowej w postaci n<text:span text:style-name="T668">p</text:span>. zarządu komunalnego,<text:s/><text:span text:style-name="T669">któ</text:span>ry byłby podp<text:span text:style-name="T670">orzą</text:span>dkow<text:span text:style-name="T671">an</text:span>y radzie n<text:span text:style-name="T672">ar</text:span>odowej<text:s/><text:span text:style-name="T673">fu</text:span>nkc<text:span text:style-name="T674">j</text:span>onuj<text:span text:style-name="T675">ą</text:span>c<text:span text:style-name="T676">e</text:span>j jako organ samorządu terytorialnego z możliwością wpływu oczywiście tej rady na obsadę stanowisk urzędniczych tych, które by były<text:s/><text:span text:style-name="T677">p</text:span>r<text:span text:style-name="T678">zewi</text:span>d<text:span text:style-name="T679">z</text:span>i<text:span text:style-name="T680">an</text:span>e<text:s/><text:span text:style-name="T681">w</text:span><text:s/>takim zarządzie komunalny<text:span text:style-name="T682">m.</text:span></text:p>
      <text:p text:style-name="P683">Czyli krótko mówiąc, żeby była realna możliwość wpływu tego organu samorządu w zakresie spraw samorządowych na kadrę urzędniczą, nie chciałbym używać tej formuły urzędniczą, bo czy to będzie urzędnik komunalny, czy państ<text:span text:style-name="T684">w</text:span>o<text:span text:style-name="T685">w</text:span>y, czy publiczny to będzie on nadal urzędnikiem, tutaj nie powinniśmy dokonywać podziałów<text:span text:style-name="T686">.</text:span><text:s/>Będzie właśnie funkcjonować w zależności od tej rady narodowej, która tu będzie wykonywać określone funkcje samorządowe, zaś<text:s/><text:span text:style-name="T687">w</text:span><text:s/>tym zakresie<text:s/><text:span text:style-name="T688">w</text:span><text:s/>jakim będzie wykon<text:span text:style-name="T689">y</text:span>w<text:span text:style-name="T690">ać</text:span><text:s/>zadania, podkreślam<text:s/><text:span text:style-name="T691">w</text:span><text:s/>tym okresie prze<text:span text:style-name="T692">jś</text:span>ciowym, który<text:s/><text:span text:style-name="T693">w</text:span><text:s/>tej chwili trudno byłoby określ<text:span text:style-name="T694">i</text:span>ć jak długo powinien trwać, będzie wykonywać znaczną część zadań publicznych czy państwowych<text:span text:style-name="T695">.</text:span><text:s/>Państwo<text:s/><text:span text:style-name="T696">wo</text:span>li<text:span text:style-name="T697">ci</text:span>e określenie publ<text:span text:style-name="T698">i</text:span>cznych.</text:p>
      <text:p text:style-name="P699">Dlaczego także to podkreślam, otóż z taką zmianą łączyć się będzie potrzeba dość gruntownego<text:s/><text:span text:style-name="T700">p</text:span>rz<text:span text:style-name="T701">e</text:span>budo<text:span text:style-name="T702">w</text:span>ania prawa materialnego z zakresu kompetenc<text:span text:style-name="T703">ji.</text:span><text:s/>My tego nie zrobimy tak zaraz. Oczywiście to wszystko wymaga głębokiego rozważe<text:span text:style-name="T704">ni</text:span>a, prac<text:s/><text:span text:style-name="T705">ta</text:span>kż<text:span text:style-name="T706">e</text:span><text:s/><text:span text:style-name="T707">stu</text:span>di<text:span text:style-name="T708">al</text:span>n<text:span text:style-name="T709">yc</text:span>h<text:s/><text:span text:style-name="T710">i</text:span><text:s/>do<text:span text:style-name="T711">sto</text:span>sowa<text:span text:style-name="T712">ni</text:span>a ró<text:span text:style-name="T713">żn</text:span>ych k<text:span text:style-name="T714">om</text:span>pet<text:span text:style-name="T715">e</text:span>ncji, które w różnych przepisach p<text:span text:style-name="T716">r</text:span>a<text:span text:style-name="T717">w</text:span>a m<text:span text:style-name="T718">at</text:span>erialnego są lokowane do tych nowych w<text:span text:style-name="T719">ar</text:span>unków.</text:p>
      <text:p text:style-name="P720"><text:span text:style-name="T721">W</text:span><text:s/>związku z tym, zakładając<text:span text:style-name="T722">,</text:span><text:s/>że wchodzimy w tę reformę w określonym stanie prawnym, który będzie zmieniany, to jednak będzie on zmieniany j<text:span text:style-name="T723">a</text:span>k się wydaje w sposób postępowy, określ<text:span text:style-name="T724">ają</text:span>c<text:s/><text:span text:style-name="T725">to</text:span><text:s/>można to o<text:span text:style-name="T726">kreśli</text:span>ć p<text:span text:style-name="T727">ojęci</text:span>em obiegowym ś<text:span text:style-name="T728">ci</text:span>eżkę d<text:span text:style-name="T729">oj</text:span>ścia do<text:s/><text:span text:style-name="T730">te</text:span>j docelowej<text:s/><text:span text:style-name="T731">formuł</text:span>y, k<text:span text:style-name="T732">tó</text:span>r<text:span text:style-name="T733">ej</text:span><text:s/>będzie<text:s/><text:span text:style-name="T734">to</text:span>w<text:span text:style-name="T735">ar</text:span>zyszyć zmiana w zakresie prawa materialnego i to będzie się odbywać<text:s/>w pewnym procesie<text:span text:style-name="T736">.</text:span></text:p>
      <text:p text:style-name="P737">Chciałbym także podkreślić, panie przewodnicząc<text:span text:style-name="T738">y,</text:span><text:s/>by te formuły, które zostaną wypracowane i które bądź staną się<text:s/><text:span text:style-name="T739">fo</text:span>rm<text:span text:style-name="T740">uł</text:span>ami<text:s/><text:span text:style-name="T741">uzgo</text:span>d<text:span text:style-name="T742">ni</text:span>ony<text:span text:style-name="T743">mi</text:span><text:s/><text:span text:style-name="T744">mi</text:span>ędzy n<text:span text:style-name="T745">ami</text:span>, bądź będą<text:s/><text:span text:style-name="T746">prze</text:span>d<text:span text:style-name="T747">mi</text:span>o<text:span text:style-name="T748">te</text:span>m ro<text:span text:style-name="T749">zb</text:span>ieżn<text:span text:style-name="T750">ości</text:span>, b<text:span text:style-name="T751">ył</text:span>y także, by można b<text:span text:style-name="T752">ył</text:span>o u<text:span text:style-name="T753">stal</text:span>ić ich mo<text:span text:style-name="T754">żli</text:span>wość konsultacji. Otóż ja mam wrażenie,<text:s/><text:span text:style-name="T755">ż</text:span>e my jak gdyby trochę na siłę chcemy uszcz<text:span text:style-name="T756">ęś</text:span>liwić, oby to uszczęśliwienie<text:s/>tyło zbawienne dla tej społeczności miejscowej, samorządowej przyszłej, bez jakby można przypuszczać rozeznania do końca<text:s/>potrzeb<text:s/><text:span text:style-name="T757">i</text:span><text:s/>oczekiwa<text:span text:style-name="T758">ń.</text:span><text:s/>Oczywiście można tutaj się spotkać z odpowiedzią,<text:s/><text:span text:style-name="T759">ż</text:span>e ponieważ<text:s/><text:span text:style-name="T760">s</text:span>t<text:span text:style-name="T761">a</text:span>n świadomośc<text:span text:style-name="T762">i</text:span><text:s/>jest taki jaki jest<text:span text:style-name="T763">,<text:s/></text:span>to<text:s/><text:span text:style-name="T764">tr</text:span>udno dokładnie sondować te potrzeby i oczekiwania<text:span text:style-name="T765">.<text:s/></text:span>To fakt<text:span text:style-name="T766">,</text:span><text:s/>ale zwracam na to uwagę,<text:s/><text:span text:style-name="T767">w</text:span>ydaje mi<text:s/><text:span text:style-name="T768">s</text:span>ię to ważne<text:span text:style-name="T769">, że</text:span>by nie zderzyć się ze stanem nie<text:span text:style-name="T770">pr</text:span>zygotowania tych społeczności lokalnych do przejęcia na siebie takich ci<text:span text:style-name="T771">ę</text:span>żarów, i gotowości ich podjęcia<text:span text:style-name="T772">.</text:span><text:s/><text:span text:style-name="T773">I</text:span><text:s/>przyn<text:span text:style-name="T774">aj</text:span>mniej dla zorientowania się w jakim stopniu te rozwiązani<text:span text:style-name="T775">a,</text:span><text:s/>które proponujemy, będę przyswajalne przez społeczności lokalne, powinniśmy taką<text:span text:style-name="T776"><text:s/></text:span>formę i<text:s/><text:soft-page-break/>dać temu wyraz<text:s/><text:span text:style-name="T777">w</text:span><text:s/>naszych ustaleniach przewidzie<text:span text:style-name="T778">ć</text:span>, jeżeli zakładamy, a ja zakładam,<text:s/><text:span text:style-name="T779">ż</text:span>e takie jest nasze założenie, rzeczywiście chcemy zmierzać ku rozwiązaniom najlepszym, najwłaściwszym i ku zadowoleniu tych społeczności lokalnych, cięgle ma<text:span text:style-name="T780">j</text:span>ąc na uwadze stan świadomości, stan przygotowania i zaszłości oraz przyzwycz<text:span text:style-name="T781">aj</text:span>enia, nawet te niedobre, które tu krytykujemy, ale one<text:s/><text:span text:style-name="T782">są</text:span><text:s/>faktem po prostu i z nimi trzeba, jak sądzę, się liczyć<text:span text:style-name="T783">.</text:span></text:p>
      <text:p text:style-name="P784">Także proponowałbym na t<text:span text:style-name="T785">e</text:span><text:s/>elementy w naszej dyskusji zwrócić uwagę<text:s/><text:span text:style-name="T786">i</text:span><text:s/>wyraźnie także, tu bym apelował do współprzewodniczących<text:span text:style-name="T787">,</text:span><text:s/>przedyskutować, zastanowić się nad ścieżkami dojścia, jak ja to określam, czyli po prostu terminami kiedy w jakich terminach te poszczególne zamierzenia byłyby re<text:span text:style-name="T788">a</text:span>lizowane przy założeniu,<text:s/><text:span text:style-name="T789">że</text:span><text:s/>z naszej strony będzie prezentowane stanowisko, któremu dałem wyraz, iż powinien temu towarzyszyć okres przejściowy i pewne etapy, nie zaś takie gwałtowne przejście od organów władzy, czyli tego dualistycznego klasycznego układu, który w tej chwili obowiązuje, i który państwo<text:s/><text:span text:style-name="T790">kr</text:span>ytykujecie, do tego, który wynikał z propozycji przedstawionych przez nas i poddanych pod dyskusję<text:span text:style-name="T791">.</text:span></text:p>
      <text:p text:style-name="P792">Dziękuję<text:span text:style-name="T793">.</text:span></text:p>
      <text:p text:style-name="P794"><text:span text:style-name="T795">Pr</text:span><text:span text:style-name="T796">zewod</text:span><text:span text:style-name="T797">ni</text:span><text:span text:style-name="T798">cząc</text:span><text:span text:style-name="T799">y</text:span>:</text:p>
      <text:p text:style-name="P800">Dzięku<text:span text:style-name="T801">ję</text:span><text:s/>bardzo.</text:p>
      <text:p text:style-name="P802">Przepraszam,<text:s/><text:span text:style-name="T803">m</text:span>am zgłoszonego p<text:span text:style-name="T804">a</text:span>n<text:span text:style-name="T805">a</text:span><text:s/>Martyniuka, bo rozumiem, że dobrze byłoby zrobić teraz tak<text:span text:style-name="T806">ą</text:span><text:s/>rundkę pewnych stanowisk<text:s/><text:span text:style-name="T807">w</text:span><text:s/>tej sprawie.</text:p>
      <text:p text:style-name="P808">Może pan Martyniuk.</text:p>
      <text:p text:style-name="P809"><text:span text:style-name="T810">Ob. Henryk Martyniuk</text:span>:</text:p>
      <text:p text:style-name="P811">Moje wystąpienie jest wystąpieniem ostatnim na tym forum.<text:s/><text:span text:style-name="T812">J</text:span>est to wystąpienie może pesymistyczn<text:span text:style-name="T813">e</text:span>,<text:s/><text:span text:style-name="T814">a</text:span>l<text:span text:style-name="T815">e</text:span><text:s/>nie ma<text:span text:style-name="T816">ją</text:span>ce n<text:span text:style-name="T817">a</text:span><text:s/>celu prowadzić destrukcję w wasze obrady. Otóż ja chcę wyrazić pewne votum separatum, ale to jest votum separatum nie OPZZ ani innej struktury organizacy<text:span text:style-name="T818">jnej,</text:span><text:s/>tylko<text:s/><text:span text:style-name="T819">v</text:span>ot<text:span text:style-name="T820">u</text:span>m separatum Henryka Martyniuka, obywatela tego kraju, który nazywa się też Polska i uczestnika te<text:span text:style-name="T821">g</text:span>o<text:s/>„stołu”, który stoi<text:s/><text:span text:style-name="T822">w</text:span><text:s/>stolicy Polski.<text:s/><text:span text:style-name="T823">I</text:span><text:s/>ja na początku, jeszcze<text:s/><text:span text:style-name="T824">w</text:span><text:s/>podzespole, powiedziałem, że n<text:span text:style-name="T825">ajc</text:span>ennie<text:span text:style-name="T826">js</text:span>zy jest dzisiaj czas. Proszę pa<text:span text:style-name="T827">ń</text:span>stw<text:span text:style-name="T828">a</text:span>, tracimy czas.<text:s/><text:span text:style-name="T829">A</text:span><text:s/>nasze harmonogramy rozkładane na lata, to co powinno być załatwione w tygodniach i<text:s/><text:span text:style-name="T830">w</text:span><text:s/>miesiącach, to jest tragiczne. My stoimy proszę państwa przed zagrożeniem w 1995 r. nowego rozbioru Polski. Miejcie świadomość tego stanu.<text:s/><text:span text:style-name="T831">W</text:span><text:s/>1992 r. jest na zachodzie Europy zjednoczona potężna siła ekonomiczna.<text:s/><text:span text:style-name="T832">Na</text:span><text:s/>wschodzie Europy również będzie też potężna siła, ale nie wiem jeszcze jaka. A my będziemy w środku, w środku Europy i w środku dwóch potężnych sił. Te siły muszą ustanowić w 1995 r. nowy ład europejski, ponieważ wygasają<text:s/><text:span text:style-name="T833">w</text:span><text:s/>1995 r<text:span text:style-name="T834">.<text:s/></text:span>układy poczdamski<text:span text:style-name="T835">e</text:span>, które ustaliły ład Europy na 50 lat.<text:s/><text:span text:style-name="T836">I</text:span><text:s/>miejmy tą świadomość<text:span text:style-name="T837">,</text:span><text:s/><text:span text:style-name="T838">ż</text:span>e stoimy przed zagrożen<text:span text:style-name="T839">i</text:span>em rozbioru Polski, który<text:s/><text:span text:style-name="T840">n</text:span>ie będzie powtórzeniem rozbioru<text:s/><text:span text:style-name="T841">s</text:span>przed<text:s/><text:span text:style-name="T842">2</text:span>00 lat. Bo nie o taki rozbiór będzie chodziło<text:span text:style-name="T843">,</text:span><text:s/>tylko<text:s/><text:span text:style-name="T844">E</text:span>uropa będzi<text:span text:style-name="T845">e<text:s/></text:span>coś musiała z chorym człowiekiem<text:s/><text:span text:style-name="T846">w</text:span><text:s/>Europie zrobić<text:span text:style-name="T847">,</text:span><text:s/>wyleczyć go<text:span text:style-name="T848">.</text:span><text:s/><text:span text:style-name="T849">J</text:span>edna z wersji nowego rozbioru Polski, o to się<text:s/><text:span text:style-name="T850">ju</text:span>ż zaczyna dziać proszę państw<text:span text:style-name="T851">a</text:span>, będzie żądanie ponad naszymi głowami umówionych dwóch silnych stron zachodniej i wschodniej, żeby Polskę zrobić jedną wielką strefą bezcłową<text:span text:style-name="T852">.</text:span><text:s/>B<text:span text:style-name="T853">ez<text:s/></text:span>odbierania państwowości, bez odbierania struktur politycznych - jedną wielką strefą bezcłową. To jest jeden z wariantów<text:span text:style-name="T854">.</text:span><text:span text:style-name="T855"><text:s/></text:span><text:span text:style-name="T856">I</text:span><text:s/>miejmy to proszę państwa na uwadze. Czas.</text:p>
      <text:p text:style-name="P857">Druga sprawa. My obracamy się, niby chce<text:span text:style-name="T858">m</text:span>y obracać si<text:span text:style-name="T859">ę</text:span><text:s/><text:span text:style-name="T860">w</text:span><text:s/>świecie rzeczywistym, a nie mówimy o c<text:span text:style-name="T861">a</text:span>łym świecie rzeczywistym<text:span text:style-name="T862">.</text:span><text:s/>Bo jeżeli nie znamy do końca rzeczywistości, to błędy popełniamy<text:span text:style-name="T863">.</text:span><text:s/>My<text:s/><text:soft-page-break/>mówimy tutaj o istniejących strukturach formalno-prawnych państwa, czy rady, czy gminy, czy terytorium<text:span text:style-name="T864">.</text:span><text:s/>A proszę państwa, dzisiaj<text:s/><text:span text:style-name="T865">w</text:span><text:s/>Polsce nie decydują<text:s/><text:span text:style-name="T866">te</text:span><text:s/><text:span text:style-name="T867">fo</text:span>rm<text:span text:style-name="T868">aln</text:span>o-<text:span text:style-name="T869">p</text:span>rawne<text:s/><text:span text:style-name="T870">si</text:span>ły, któ<text:span text:style-name="T871">re</text:span><text:s/><text:span text:style-name="T872">są.</text:span><text:s/>Siłą s<text:span text:style-name="T873">pr</text:span>awczą wszystkiego co się<text:s/><text:span text:style-name="T874">w</text:span><text:s/>rzeczywistości dzieje są struktury nieformalne.<text:s/><text:span text:style-name="T875">J</text:span>a nie mam na myśli nielegalnej<text:s/>„Solidarności”, ale również i w tym.</text:p>
      <text:p text:style-name="P876">Przecież<text:s/><text:span text:style-name="T877">pr</text:span>osz<text:span text:style-name="T878">ę</text:span><text:s/>państwa, wczoraj dostaliśmy dokument, ze strony rzędowej.<text:s/><text:span text:style-name="T879">W</text:span><text:s/>tym dokumencie, punkt<text:s/>„b<text:span text:style-name="T880">”</text:span>, ja go pięć razy czytałem wieczorem wczora<text:span text:style-name="T881">j</text:span>. Punkt<text:s/>„b”, co to jest punkt<text:s/>„b”<text:s/>? Myśmy obradowali tu kolejnych dni tyle, i jak ja go czytam, to odpowiadam sobie t<text:span text:style-name="T882">a</text:span>k, jak dużo trzeba zmienić, żeby się nic nie zmieniło<text:span text:style-name="T883">.</text:span><text:s/>Jak ja patrzę na dzisiejsze rady, dzisiejszy strukturę i czytam ten punkt, to<text:s/>my to<text:s/><text:span text:style-name="T884">mam</text:span>y<text:span text:style-name="T885">.</text:span><text:s/>Proszę państwa, czy to<text:s/><text:span text:style-name="T886">je</text:span>st stanowisko rządu<text:span text:style-name="T887">,</text:span><text:s/>ja nie wiem<text:span text:style-name="T888">.</text:span><text:s/>Bo przecież we władzach centralnych nie decyduje s<text:span text:style-name="T889">tr</text:span>u<text:span text:style-name="T890">ktu</text:span>ra tej w<text:span text:style-name="T891">ład</text:span>zy o<text:span text:style-name="T892">ficjalna.</text:span><text:s/>Bo<text:s/><text:span text:style-name="T893">pr</text:span>ze<text:span text:style-name="T894">ci</text:span>eż t<text:span text:style-name="T895">aje</text:span>m<text:span text:style-name="T896">ni</text:span>cą Poliszynela jest. Są we władzy centralnej cztery ugrupowania nieformalne, ja nie będ<text:span text:style-name="T897">ę</text:span><text:s/>tu wyliczał, bo niektórzy znaj<text:span text:style-name="T898">ą</text:span>. Ja nie wie<text:span text:style-name="T899">m</text:span>, które to ugrupowanie nieformalne wstrzeliło tę sprawę<text:span text:style-name="T900">.<text:s/></text:span>A więc struktury nieformalne są wszędzie<text:span text:style-name="T901">.</text:span><text:s/><text:span text:style-name="T902">W</text:span><text:s/>przedsiębiorstwach,<text:s/><text:span text:style-name="T903">w</text:span><text:s/>gminac<text:span text:style-name="T904">h</text:span>,<text:s/><text:span text:style-name="T905">w</text:span><text:s/><text:span text:style-name="T906">miast</text:span>a<text:span text:style-name="T907">ch</text:span><text:s/>i one f<text:span text:style-name="T908">unkcj</text:span>o<text:span text:style-name="T909">nuj</text:span>ą, a<text:s/><text:span text:style-name="T910">w</text:span><text:s/><text:span text:style-name="T911">ni</text:span>e<text:span text:style-name="T912">któ</text:span>rych<text:s/><text:span text:style-name="T913">pr</text:span>zypadkach mają c<text:span text:style-name="T914">h</text:span>arakter mafijny.<text:s/><text:span text:style-name="T915">I</text:span><text:s/>one decyduję o wszystkim.<text:s/><text:span text:style-name="T916">C</text:span>o potem jest ubierane poprzez formalne struktury<text:s/><text:span text:style-name="T917">w</text:span><text:s/>odpowiednie działania.</text:p>
      <text:p text:style-name="P918">Pan prof. Sokolewicz powiedział wczoraj, zareagował na to, że gdzie<text:span text:style-name="T919">ś</text:span><text:s/>tam, aha pan<text:s/><text:span text:style-name="T920">B</text:span>ujak powiedział, że musi łapówkę dać,<text:s/><text:span text:style-name="T921">ż</text:span>eby uruchomił jak<text:span text:style-name="T922">ą</text:span>ś działalność. Urzędniczka trzyma papiery.<text:s/><text:span text:style-name="T923">I</text:span><text:s/>pan mówi, że nie wszyscy urzędnicy<text:s/><text:span text:style-name="T924">są</text:span><text:s/>skorumpowani. Panie profesorze, ja miałem przebój w 1<text:span text:style-name="T925">9</text:span>66 r. jeszcze, jako dyrektor<text:s/>„Stomil<text:span text:style-name="T926">a</text:span>”,<text:s/><text:span text:style-name="T927">pr</text:span>oduk<text:span text:style-name="T928">ują</text:span>cego opony na Polskę, walki z mafi<text:span text:style-name="T929">ę</text:span>, która tak handlowała oponami, miała tyle opon, żeby opony na ladzie w sklepach nie leżały. I to była mafia, bo miałem prawo kontrolowania handlu w tym zakresie<text:span text:style-name="T930">.</text:span><text:s/><text:span text:style-name="T931">I</text:span><text:s/>ja nie rozpocząłem wojny, bo bym zginął w wypadku samochodowym.</text:p>
      <text:p text:style-name="P932">Tak że proszę państwa Polską rządzą układy nieformalne. I miejmy świadomość tego, drugiej tej rzeczywistości. Jeżeli ją pomijamy, no to my nie widzimy całego obrazu.</text:p>
      <text:p text:style-name="P933">Proszę państwa, następna sprawa<text:span text:style-name="T934">,</text:span><text:s/>żyjemy w świecie iluzji. Tu chcę się zbliżać<text:s/><text:span text:style-name="T935">ju</text:span>ż do trzech właściwie punktów słabej naszej dyskusji tutaj w trzech punktach: kadrowym, funduszów i struktury organizacy<text:span text:style-name="T936">jn</text:span>ej.<text:s/>Ale wpierw jeszcze o iluzji<text:span text:style-name="T937">.</text:span><text:s/>Proszę państwa, przy<text:s/>„okrągły<text:span text:style-name="T938">m<text:s/></text:span>stol<text:span text:style-name="T939">e</text:span>”, je<text:span text:style-name="T940">s</text:span>t to też struktura właściwie opini<text:span text:style-name="T941">ot</text:span>wórcz<text:span text:style-name="T942">a</text:span>, wyłącznie, a nie władcza<text:span text:style-name="T943">,</text:span><text:s/>my nic nie<text:s/><text:span text:style-name="T944">mam</text:span>y do powiedzen<text:span text:style-name="T945">i</text:span>a jako władza.<text:s/><text:span text:style-name="T946">W</text:span>ładza dopiero przeczyta to<text:s/><text:span text:style-name="T947">i</text:span><text:s/>zdecyduje co z tym zrobić. Otóż, proszę państwa, al<text:span text:style-name="T948">e</text:span><text:s/>ten<text:s/>„okrągły stół”<text:s/>ma znacze<text:span text:style-name="T949">ni</text:span>e hi<text:span text:style-name="T950">storyczne.</text:span><text:s/>T<text:span text:style-name="T951">ak</text:span><text:s/><text:span text:style-name="T952">ja</text:span>k<text:s/><text:span text:style-name="T953">znaczenie</text:span><text:s/>hi<text:span text:style-name="T954">story</text:span>cz<text:span text:style-name="T955">ne</text:span><text:s/><text:span text:style-name="T956">miał</text:span>o<text:s/><text:span text:style-name="T957">X</text:span><text:s/>Plenum KC PZPR. Historyczne znaczenie<text:span text:style-name="T958">.</text:span><text:s/>Tylko, proszę państ<text:span text:style-name="T959">w</text:span>a, głosowanie na<text:s/><text:span text:style-name="T960">X</text:span><text:s/>Plenum KC PZPR przez podniesienie rąk, to historia kiedyś uzna również, że to nie było też zwycięstwo tylko poddanie się przez podniesienie ręki<text:span text:style-name="T961">.</text:span><text:s/>T<text:span text:style-name="T962">a</text:span>k historia oceni, ja sądzę, to jest mój pogląd. Otóż<text:s/>„okrągły stół”<text:s/>też jest wydarzeniem historycznym. Tylko ja chcę przytoczyć słowa poety Wys<text:span text:style-name="T963">pi</text:span>ańs<text:span text:style-name="T964">ki</text:span>ego z<text:s/>„Wesela”, doskon<text:span text:style-name="T965">ał</text:span>eg<text:span text:style-name="T966">o,</text:span><text:s/><text:span text:style-name="T967">p</text:span>oli<text:span text:style-name="T968">ty</text:span>c<text:span text:style-name="T969">znej<text:s/></text:span>sztuki,<text:s/>„Wesele”<text:s/>Wyspiańskiego.<text:s/>„<text:span text:style-name="T970">M</text:span>iałeś chamie złoty róg, został ci się ino sznur”. Żebyśmy tak<text:s/>„okrągłego stołu”<text:s/>nie ocenili, historia nie oceniła, to nam zagraża.</text:p>
      <text:p text:style-name="P971"><text:span text:style-name="T972">W</text:span><text:s/>ogóle całe<text:s/>„Wesele”<text:s/>Wyspiańskiego pokazuje wyraźnie jak Polacy<text:s/><text:span text:style-name="T973">w</text:span><text:s/>połowie żyją w świecie iluzji, uznając<text:span text:style-name="T974"><text:s/></text:span>ją za rzeczywistość, a tylko w połowie jest prawdą to co robią i rzeczywistością.<text:s/><text:span text:style-name="T975">I</text:span><text:s/>tu, proszę państwa, my żyjemy<text:s/><text:span text:style-name="T976">w</text:span><text:s/>świecie iluzji, że my zbudujemy samorz<text:span text:style-name="T977">ą</text:span>dy terytorialne dobre. Nie<text:span text:style-name="T978"><text:s/></text:span>zbudujemy dobrych, bo nie ma kadr.<text:s/><text:span text:style-name="T979">I</text:span><text:s/>to powiedział na poprzednim spotkaniu prof. Lange. Nie ma kadr ukształtowanych pro-samorządnościow<text:span text:style-name="T980">o.</text:span><text:s/>J<text:span text:style-name="T981">a</text:span><text:s/>chciałem mówić o kuźni kadr, gdzie takie kadry wykuwać,<text:s/><text:span text:style-name="T982">a</text:span>le<text:s/><text:soft-page-break/>to nie znalazło zrozumienia u państwa<text:span text:style-name="T983">.</text:span><text:s/><text:span text:style-name="T984">W</text:span><text:s/>samorządach przedstawicielskich. Mo<text:span text:style-name="T985">że</text:span>m<text:span text:style-name="T986">y</text:span><text:s/>dzisiaj mówić o pluralizmie<text:span text:style-name="T987">,</text:span><text:s/>bo to trzeba zrobić, al<text:span text:style-name="T988">e</text:span><text:s/>do tego<text:s/><text:span text:style-name="T989">w</text:span><text:s/>ogóle nie trzeba zmieniać struktury, tylko wprowadzić pluralizm<text:s/><text:span text:style-name="T990">w</text:span><text:s/>tym co jest,<text:s/><text:span text:style-name="T991">i</text:span><text:s/>dopiero. Zresztą<text:s/><text:span text:style-name="T992">sam</text:span><text:s/>pluralizm, to znaczy inny podział władzy nie może być cel<text:span text:style-name="T993">e</text:span>m samym<text:s/><text:span text:style-name="T994">w</text:span><text:s/>sobie. Bo to je<text:span text:style-name="T995">s</text:span>t podcelem<text:span text:style-name="T996">,</text:span><text:s/>ż<text:span text:style-name="T997">e</text:span><text:s/>to<text:s/><text:span text:style-name="T998">m</text:span>a nam dać lepsze gospodarowanie i funkcjonowanie naszej gospodarki. I to jest cel<text:span text:style-name="T999">,</text:span><text:s/><text:span text:style-name="T1000">a</text:span><text:s/>jak ten cel rozważamy, to musimy mówić o kadrach, i o funduszach, i o strukturze<text:span text:style-name="T1001">.</text:span></text:p>
      <text:p text:style-name="P1002"><text:span text:style-name="T1003">I</text:span><text:s/>kończąc, o kadrach<text:span text:style-name="T1004">,</text:span><text:s/>proszę państwa<text:span text:style-name="T1005">.</text:span><text:s/>J<text:span text:style-name="T1006">a</text:span><text:s/>proponowałem mówić o kuźni kadr samorządowych. One si<text:span text:style-name="T1007">ę</text:span><text:s/>niestety nie wykują<text:s/><text:span text:style-name="T1008">w</text:span><text:s/>strukturach samorządów przedstawicielskic<text:span text:style-name="T1009">h,</text:span><text:s/>ani na akademiach i na uczelniach, też się nie nauczą. To się wykuwa<text:s/><text:span text:style-name="T1010">w</text:span><text:s/>rzeczywistoś<text:span text:style-name="T1011">ci.</text:span><text:s/><text:span text:style-name="T1012">I</text:span><text:s/><text:span text:style-name="T1013">tr</text:span>z<text:span text:style-name="T1014">eb</text:span>a ta<text:span text:style-name="T1015">ki</text:span>e s<text:span text:style-name="T1016">tr</text:span>u<text:span text:style-name="T1017">ktur</text:span>y budow<text:span text:style-name="T1018">ać,</text:span><text:s/><text:span text:style-name="T1019">ja</text:span><text:s/><text:span text:style-name="T1020">to</text:span><text:s/>p<text:span text:style-name="T1021">ostu</text:span>low<text:span text:style-name="T1022">ał</text:span>em<text:span text:style-name="T1023">.</text:span></text:p>
      <text:p text:style-name="P1024">Fundusze. Znowu iluzje, zapisujemy tutaj, że będą dotacje z budżetu państwa<text:span text:style-name="T1025">.</text:span><text:s/>Ale przecież z pustego garnka ni<text:span text:style-name="T1026">e<text:s/></text:span>da się wziąć niczego. Co mamy, już mamy bilion złotych deficytu w budżecie państwa. Przez t<text:span text:style-name="T1027">e</text:span>n rok dojdzie jeszcze jeden bilion, będzie dwa i pół biliona na koniec roku.<text:s/><text:span text:style-name="T1028">W</text:span>ięc z czego będziemy brali<text:span text:style-name="T1029">.</text:span><text:s/>Jak mają się gospod<text:span text:style-name="T1030">ar</text:span>ować. Przyjmijmy,<text:s/><text:span text:style-name="T1031">ż</text:span>e t<text:span text:style-name="T1032">o</text:span><text:s/>jest droga dobra, żeby dotować z budżetu państwa, ja jestem innego zdania<text:span text:style-name="T1033">.</text:span><text:s/><text:span text:style-name="T1034">I</text:span><text:s/>tutaj żeśmy nic nie mówili jak samorządy terytorialne mają funkcjonować i<text:s/><text:span text:style-name="T1035">w</text:span><text:s/>jakim sensie mogą za<text:span text:style-name="T1036">fu</text:span>nkc<text:span text:style-name="T1037">jo</text:span>nować, żeby one poprawiały gospodarkę i zwiększały dochody i nie czerpały z budżetu państwa. O tym nie mówiliśmy.</text:p>
      <text:p text:style-name="P1038"><text:span text:style-name="T1039">I</text:span><text:s/><text:span text:style-name="T1040">pr</text:span>oszę państw<text:span text:style-name="T1041">a</text:span>, st<text:span text:style-name="T1042">ruktur</text:span>a organizacy<text:span text:style-name="T1043">jn</text:span>a<text:span text:style-name="T1044">.</text:span><text:s/><text:span text:style-name="T1045">Ja</text:span><text:s/>już nie mówię o tym, że tutaj się nic nie zmienia, czy powiedzmy tyle się zmienia, żeby się nic nie zmieniło, ale i wersja ta<text:span text:style-name="T1046"><text:s/></text:span>jest nie do przyjęcia absolutnie. Dwuwładzy w terenie.<text:s/><text:span text:style-name="T1047">Z</text:span><text:s/>dwoma odrębnymi adminis<text:span text:style-name="T1048">tr</text:span>ac<text:span text:style-name="T1049">ja</text:span>mi.<text:s/><text:span text:style-name="T1050">Z</text:span>resztą, ani dobrych<text:s/><text:span text:style-name="T1051">ka</text:span>dr adminis<text:span text:style-name="T1052">tr</text:span>acy<text:span text:style-name="T1053">jnyc</text:span>h, pan minister o tym<text:s/><text:span text:style-name="T1054">m</text:span>ó<text:span text:style-name="T1055">w</text:span>ił,<text:s/><text:span text:style-name="T1056">n</text:span>ie<text:s/><text:span text:style-name="T1057">ma</text:span>my<text:span text:style-name="T1058">.</text:span><text:s/>To będzie taka sama adminis<text:span text:style-name="T1059">tr</text:span>acja jak wszystkie inn<text:span text:style-name="T1060">e</text:span>. Ani dwuwładza<text:s/><text:span text:style-name="T1061">w</text:span><text:s/>terenie, przecież my<text:s/><text:span text:style-name="T1062">mam</text:span>y historyczne<text:s/><text:span text:style-name="T1063">1</text:span>0-<text:span text:style-name="T1064">l</text:span>et<text:span text:style-name="T1065">n</text:span>i<text:span text:style-name="T1066">e</text:span><text:s/>doświadcz<text:span text:style-name="T1067">e</text:span>nie<text:s/><text:span text:style-name="T1068">z</text:span><text:s/>systemem dwóch wł<text:span text:style-name="T1069">a</text:span>dz<text:s/><text:span text:style-name="T1070">w</text:span><text:s/>Polsce<text:span text:style-name="T1071">.</text:span><text:s/>Dlaczego m<text:span text:style-name="T1072">a</text:span>jąc<text:span text:style-name="T1073"><text:s/></text:span>takie doświadczenia chcemy ten sam b<text:span text:style-name="T1074">ł</text:span>ąd zrob<text:span text:style-name="T1075">i</text:span>ć, na jakim<text:span text:style-name="T1076">ś<text:s/></text:span>tam innym szczeblu<text:span text:style-name="T1077">.</text:span><text:s/>Przecież<text:s/><text:span text:style-name="T1078">fu</text:span>nkc<text:span text:style-name="T1079">jo</text:span>nowaliśmy ciągle<text:s/><text:span text:style-name="T1080">w</text:span><text:s/>systemie dwuwładzy<text:span text:style-name="T1081">,</text:span><text:s/>PZP<text:span text:style-name="T1082">P</text:span><text:s/>i rząd<text:s/><text:span text:style-name="T1083">P</text:span>RL. Gdzie<text:s/><text:span text:style-name="T1084">s</text:span>i<text:span text:style-name="T1085">ę</text:span><text:s/><text:span text:style-name="T1086">w</text:span><text:s/>terenie, n<text:span text:style-name="T1087">a</text:span><text:s/>dole<text:span text:style-name="T1088"><text:s/>ja</text:span>k<text:s/><text:span text:style-name="T1089">si</text:span>ę<text:s/><text:span text:style-name="T1090">to</text:span><text:s/>wszy<text:span text:style-name="T1091">stk</text:span>o<text:s/><text:span text:style-name="T1092">kr</text:span>zyżow<text:span text:style-name="T1093">ało.</text:span><text:s/><text:span text:style-name="T1094">My</text:span><text:s/><text:span text:style-name="T1095">to</text:span><text:s/><text:span text:style-name="T1096">ter</text:span>az ch<text:span text:style-name="T1097">cem</text:span>y u<text:span text:style-name="T1098">porz</text:span>ądkowa<text:span text:style-name="T1099">ć.</text:span><text:s/>A ten sam błąd chcemy zrobić tutaj. To jest generalna<text:s/><text:span text:style-name="T1100">str</text:span>u<text:span text:style-name="T1101">kturaln</text:span>a<text:s/><text:span text:style-name="T1102">pr</text:span>zyczyn<text:span text:style-name="T1103">a,</text:span><text:s/><text:span text:style-name="T1104">któr</text:span>a po<text:s/><text:span text:style-name="T1105">pr</text:span>os<text:span text:style-name="T1106">tu</text:span><text:s/>wyłoży c<text:span text:style-name="T1107">ał</text:span>ą s<text:span text:style-name="T1108">pra</text:span>w<text:span text:style-name="T1109">ę.</text:span></text:p>
      <text:p text:style-name="P1110"><text:span text:style-name="T1111">I</text:span><text:s/>dlatego, ja ustosu<text:span text:style-name="T1112">n</text:span>kowu<text:span text:style-name="T1113">j</text:span>ąc się krótko do wypowiedzi wczorajszej pana Bujaka chcę powiedzieć,<text:s/><text:span text:style-name="T1114">ż</text:span>e pan Bujak<text:s/><text:span text:style-name="T1115">ż</text:span>yj<text:span text:style-name="T1116">e<text:s/></text:span>iluzją.<text:s/><text:span text:style-name="T1117">Ż</text:span>e mówi t<text:span text:style-name="T1118">a</text:span>k, taką sy<text:span text:style-name="T1119">n</text:span>tezę powiem: nie<text:s/><text:span text:style-name="T1120">ma<text:s/></text:span>legalnej<text:s/>„Solidarności”<text:s/>bez au<text:span text:style-name="T1121">tent</text:span>ycznych samorządów, przynajmniej na szczeblu gminnym<text:span text:style-name="T1122">,</text:span><text:s/>bez autentycznych.</text:p>
      <text:p text:style-name="P1123">Otóż my żyj<text:span text:style-name="T1124">e</text:span>my w iluzji, ż<text:span text:style-name="T1125">e</text:span><text:s/>nam si<text:span text:style-name="T1126">ę</text:span><text:s/><text:span text:style-name="T1127">u</text:span>d<text:span text:style-name="T1128">a</text:span><text:s/>stworzyć<text:s/>rzeczywisty samorząd<text:s/>nie s<text:span text:style-name="T1129">i</text:span>ęgając głębiej do korzeni wszystkieg<text:span text:style-name="T1130">o</text:span>, od spodu<text:span text:style-name="T1131">.</text:span><text:s/>To jest iluzja<text:span text:style-name="T1132">.</text:span><text:s/><text:span text:style-name="T1133">S</text:span>tąd mój głos chyba głosem końcowym, ja<text:s/><text:span text:style-name="T1134">n</text:span>ie b<text:span text:style-name="T1135">ę</text:span>d<text:span text:style-name="T1136">ą</text:span><text:s/>opuszczał obrad, b<text:span text:style-name="T1137">ę</text:span>d<text:span text:style-name="T1138">ę</text:span><text:s/>uczestn<text:span text:style-name="T1139">i</text:span>czył j<text:span text:style-name="T1140">a</text:span>ko<text:s/><text:span text:style-name="T1141">ob</text:span>serwator i do końca wy<text:span text:style-name="T1142">tr</text:span>wam z państwem. Ale uważam,<text:s/><text:span text:style-name="T1143">że</text:span><text:s/>te<text:span text:style-name="T1144">m</text:span>po i te wszystkie elementy podniesione przeze mnie decydują, ż<text:span text:style-name="T1145">e<text:s/></text:span><text:span text:style-name="T1146">„</text:span>okrągły stół”, przynajmniej nasz<text:s/>„stolik”, nie o<text:span text:style-name="T1147">s</text:span>iągnie tego efektu, z którym ja tutaj pierwszy raz zasiadłem<text:s/><text:span text:style-name="T1148">w</text:span><text:s/>tym budynku<text:span text:style-name="T1149">.</text:span></text:p>
      <text:p text:style-name="P1150">Dziękuję<text:span text:style-name="T1151">.</text:span></text:p>
      <text:p text:style-name="P1152"><text:span text:style-name="T1153">Prze</text:span><text:span text:style-name="T1154">w</text:span><text:span text:style-name="T1155">odnicząc</text:span><text:span text:style-name="T1156">y</text:span><text:span text:style-name="T1157">:</text:span></text:p>
      <text:p text:style-name="P1158">Proszę bardzo, p<text:span text:style-name="T1159">an</text:span><text:s/>Pari<text:span text:style-name="T1160">s.</text:span></text:p>
      <text:p text:style-name="P1161"><text:span text:style-name="T1162">O</text:span><text:span text:style-name="T1163">b.</text:span><text:span text:style-name="T1164"><text:s/>A</text:span><text:span text:style-name="T1165">n</text:span><text:span text:style-name="T1166">to</text:span><text:span text:style-name="T1167">ni</text:span><text:span text:style-name="T1168"><text:s/></text:span><text:span text:style-name="T1169">Pa</text:span><text:span text:style-name="T1170">ri</text:span><text:span text:style-name="T1171">s</text:span><text:span text:style-name="T1172">:</text:span></text:p>
      <text:p text:style-name="P1173">Po głosie pana Martyniuka, jest<text:s/><text:span text:style-name="T1174">m</text:span>i b<text:span text:style-name="T1175">a</text:span>rdzo trudno zebrać my<text:span text:style-name="T1176">ś</text:span>li, bo głęboki pesymizm nie był<text:s/><text:span text:style-name="T1177">ni</text:span>gdy domeną<text:s/><text:span text:style-name="T1178">m</text:span>ojego życia<text:span text:style-name="T1179">.<text:s/></text:span>Al<text:span text:style-name="T1180">e</text:span><text:s/>racji było bardzo wiele<text:s/><text:span text:style-name="T1181">w</text:span><text:s/>wystąpieniu pana Martyniuka, a zwłaszcza te ostatnie słowa<text:span text:style-name="T1182">,</text:span><text:s/>które<text:s/><text:span text:style-name="T1183">m</text:span>ówią, że dobić si<text:span text:style-name="T1184">ę</text:span><text:s/>do tego samorządu, to nie jest stworzyć sa<text:span text:style-name="T1185">m</text:span>o prawo. To jest słuszne<text:s/><text:soft-page-break/>bardzo stwierdzenie ze strony robotnicze . Faktycznie na tej wsi jest tak,<text:s/><text:span text:style-name="T1186">ż</text:span>e my oczekujemy po prostu władzy, czekamy na prawdziwą władzę.<text:s/><text:span text:style-name="T1187">J</text:span>eż<text:span text:style-name="T1188">e</text:span>li powied<text:span text:style-name="T1189">zi</text:span>ałem tutaj<text:s/><text:span text:style-name="T1190">ar</text:span>tykułując myśli moich kolegów, że nam zależy n<text:span text:style-name="T1191">a</text:span><text:s/>władzy samorządowej, to dlatego, że my w gronie ludzi, którzy ma<text:span text:style-name="T1192">ją</text:span><text:s/>jak<text:span text:style-name="T1193">ąś<text:s/></text:span>świadomość polityczną,<text:s/><text:span text:style-name="T1194">w</text:span><text:s/>związkach rolników, bądź<text:s/><text:span text:style-name="T1195">w</text:span><text:s/>innych związkach spółdzielczych rozmawiamy<text:s/><text:span text:style-name="T1196">ju</text:span>ż o szczegółach, któr<text:span text:style-name="T1197">e<text:s/></text:span>nazywaj<text:span text:style-name="T1198">ą</text:span><text:s/>si<text:span text:style-name="T1199">ę</text:span><text:s/>szczegółami ustrojowymi. Natomiast chłop zwykły polski, mój kolega sąsiad po prostu, to jemu<text:s/><text:span text:style-name="T1200">w</text:span><text:s/>zasadzie na nazwach nie zależy. Natomiast jest t<text:span text:style-name="T1201">e</text:span>go samego zdania co pan Martyniuk, że ciągle nie wiadomo kto tu rządzi.</text:p>
      <text:p text:style-name="P1202"><text:span text:style-name="T1203">I</text:span><text:s/>dlatego ta jed<text:span text:style-name="T1204">n</text:span>olitość, którą państwo ze strony<text:s/>„Solidarności”<text:s/>żeście zaproponowali, mieszcząca w sobie równocześnie tą demokrację, czyli samorząd, nam odpowiada. Ale s<text:span text:style-name="T1205">ą<text:s/></text:span>również i pytania szczegółowe. Np. spór o nazw<text:span text:style-name="T1206">ę</text:span>, czy rada narodowa, czy rada gminna<text:span text:style-name="T1207">.</text:span><text:s/>No, jesteśmy poza tym sporem. Chcemy być poza tym sporem. J<text:span text:style-name="T1208">a</text:span><text:s/>absolutnie nie uważam tego za spór.</text:p>
      <text:p text:style-name="P1209">N<text:span text:style-name="T1210">at</text:span>omia<text:span text:style-name="T1211">st</text:span><text:s/>b<text:span text:style-name="T1212">ar</text:span>d<text:span text:style-name="T1213">zo</text:span><text:s/>ist<text:span text:style-name="T1214">otn</text:span>e<text:s/><text:span text:style-name="T1215">jest</text:span><text:s/>t<text:span text:style-name="T1216">o,</text:span><text:s/>żeby<text:s/><text:span text:style-name="T1217">to</text:span><text:s/>sobie mocno wyartykułowa<text:span text:style-name="T1218">ć</text:span>, co już dzisiaj słyszę,<text:s/><text:span text:style-name="T1219">ż</text:span>e ma<text:span text:style-name="T1220">rn</text:span>y w zasadzie poglądy po dwóch stronach stołu jednakowe, że samorząd będzie przyjmował zlecone funkcje od państwa. A wi<text:span text:style-name="T1221">ę</text:span>c będzie władzą<text:s/>samorządową<text:s/><text:span text:style-name="T1222">i</text:span><text:s/>będzie przyjmował zlecone funkcje od państwa<text:span text:style-name="T1223">.<text:s/></text:span>Czyli nie będzie to ta dwuwładza, o której kolega Martyniuk mówi<text:span text:style-name="T1224">ł.</text:span><text:s/><text:span text:style-name="T1225">I</text:span><text:s/>ta dwuwł<text:span text:style-name="T1226">ad</text:span>z<text:span text:style-name="T1227">a</text:span>, czy trój-w<text:span text:style-name="T1228">ład</text:span>z<text:span text:style-name="T1229">a</text:span>, czy wielowła<text:span text:style-name="T1230">dza</text:span><text:s/>n<text:span text:style-name="T1231">a w</text:span>si<text:span text:style-name="T1232">,</text:span><text:s/>która naprawdę obrzydła chłopu polskiemu, przepraszam za to bardzo<text:s/><text:span text:style-name="T1233">b</text:span>rzydkie wyrażenie, ale obrzydła<text:span text:style-name="T1234">.</text:span><text:s/>My dzisiaj idąc nawet po zakupy, to ciągle myślimy, czy to<text:s/><text:span text:style-name="T1235">ju</text:span>ż nie jest<text:s/><text:span text:style-name="T1236">w</text:span><text:s/><text:span text:style-name="T1237">pr</text:span>zydziałach<text:span text:style-name="T1238">.</text:span><text:s/><text:span text:style-name="T1239">I</text:span><text:s/>teraz u kogo będziemy szukać tego przydziału<text:span text:style-name="T1240">.</text:span><text:s/><text:span text:style-name="T1241">I</text:span><text:s/>tak dalej, i tak dalej<text:span text:style-name="T1242">.</text:span><text:s/>Tak wygląd<text:span text:style-name="T1243">a</text:span><text:s/>nasza bi<text:span text:style-name="T1244">e</text:span>da<text:span text:style-name="T1245">.</text:span></text:p>
      <text:p text:style-name="P1246">Ale póki co do rzeczywistośc<text:span text:style-name="T1247">i</text:span>, bo bądźmy realistami. Są jeszcze bardzo ważne sprawy, którym warto by było, żeby obecny tutaj<text:s/>„podstolik”, czy<text:s/><text:span text:style-name="T1248">jak<text:s/></text:span>to się formalnie nazywa, prze<text:span text:style-name="T1249">pr</text:span>asz<text:span text:style-name="T1250">am,</text:span><text:s/><text:span text:style-name="T1251">ni</text:span>e wiem naw<text:span text:style-name="T1252">et</text:span>, zes<text:span text:style-name="T1253">pół</text:span><text:s/>na<text:s/><text:span text:style-name="T1254">pe</text:span>wno r<text:span text:style-name="T1255">oboc</text:span>z<text:span text:style-name="T1256">y,</text:span><text:s/><text:span text:style-name="T1257">si</text:span>ę z<text:span text:style-name="T1258">aj</text:span>ą<text:span text:style-name="T1259">ł</text:span>. Mianowicie<text:s/>„stół”<text:s/>rolniczy, proszę państwa, panowie<text:s/><text:span text:style-name="T1260">pr</text:span>z<text:span text:style-name="T1261">e</text:span>wodniczący, mówię to oficjalnie, ponieważ mnie koleżanki, koledzy do tego zobowiązali, ten<text:s/>„podstół”<text:s/>rolniczy zdecydował się wyłonić spośród siebie grupę roboczą samorządową<text:span text:style-name="T1262">,</text:span><text:s/>która miała dać jakby nam podpowiedź, jakie ich jest spojrzenie tego szerszego gremium<text:s/><text:span text:style-name="T1263">w</text:span><text:s/>tym okręgu,<text:s/>„okr<text:span text:style-name="T1264">ą</text:span>głego stołu”<text:s/>rolniczego, na samorząd rol<text:span text:style-name="T1265">ni</text:span>cz<text:span text:style-name="T1266">y.</text:span></text:p>
      <text:p text:style-name="P1267">Ja zapytałem się szczegółowo wszystkich moich kolegów i koleżanek, którzy tam uczestniczą, oni powiedzieli, że nie mo<text:span text:style-name="T1268">g</text:span>ą doprosić się<text:span text:style-name="T1269">,</text:span><text:s/>przepraszam, że to mówię na tym stole, ale o współpracę z kolegami z<text:s/>„Solidarności”. Bardzo proszę, gdybyście mogli apelować, żeby jednak roboczo siąść, porozmawi<text:span text:style-name="T1270">ać,</text:span><text:s/>bo my m<text:span text:style-name="T1271">am</text:span>y<text:s/><text:span text:style-name="T1272">ju</text:span>ż o<text:span text:style-name="T1273">s</text:span>iąg<text:span text:style-name="T1274">ni</text:span>ę<text:span text:style-name="T1275">ci</text:span>a<text:s/><text:span text:style-name="T1276">jak</text:span>o rol<text:span text:style-name="T1277">ni</text:span>cy ch<text:span text:style-name="T1278">yb</text:span>a n<text:span text:style-name="T1279">a<text:s/></text:span>„stole okrągłym”. S<text:span text:style-name="T1280">a</text:span>ma sprawa pisania wspólnie ustawy o związkach zawodowych jest sprawą<text:span text:style-name="T1281">,</text:span><text:s/>moim zdaniem, bez precedensu, która mówi o tym, że nam zależy na spokoju i nam zależy<text:s/><text:span text:style-name="T1282">n</text:span>a<text:s/>dobrej robocie, wszystkim, bez względu na to, do czego my<text:s/>należymy, to nie jest istotne<text:span text:style-name="T1283">.</text:span><text:s/><text:span text:style-name="T1284">I</text:span><text:s/>wt<text:span text:style-name="T1285">e</text:span>dy może warto by było spojrzeć na takie rzeczy<text:span text:style-name="T1286">,</text:span><text:s/>które my zgłosimy<text:span text:style-name="T1287">.</text:span><text:s/><text:span text:style-name="T1288">Ja</text:span><text:s/>od razu sygnalizuję, j<text:span text:style-name="T1289">a</text:span><text:s/>chciałbym wiedzieć bardzo, w imieniu moich kolegów, którzy troszeczkę na samorządzi<text:span text:style-name="T1290">e</text:span>,<text:s/><text:span text:style-name="T1291">pr</text:span>zyn<text:span text:style-name="T1292">ajm</text:span>niej zawodowo si<text:span text:style-name="T1293">ę</text:span><text:s/>zn<text:span text:style-name="T1294">aj</text:span>ą, a wiecie państwo,<text:s/><text:span text:style-name="T1295">że</text:span><text:s/>t<text:span text:style-name="T1296">e</text:span>n samorz<text:span text:style-name="T1297">ą</text:span>d zawodowy ki<text:span text:style-name="T1298">e</text:span>dyś spełniał wiele funkcji zleconych od państwa i coś tam<text:s/><text:span text:style-name="T1299">w</text:span><text:s/>ty<text:span text:style-name="T1300">m<text:s/></text:span>samorządzie jeszcze zostało<text:span text:style-name="T1301">.</text:span><text:s/><text:span text:style-name="T1302">M</text:span>y chcemy wiedzieć jakie b<text:span text:style-name="T1303">ę</text:span>dzie tych samorządów zawodowych, przeróżnych, i spółdzielczych, i związków zawodowych, i s<text:span text:style-name="T1304">po</text:span>ł<text:span text:style-name="T1305">e</text:span>czno-<text:span text:style-name="T1306">z</text:span>awodowych organizacji, miejsce<text:s/><text:span text:style-name="T1307">w</text:span><text:s/>samorządzie<text:s/><text:span text:style-name="T1308">w</text:span><text:s/>samorządzie ter<text:span text:style-name="T1309">yt</text:span>orialnym.<text:s/><text:span text:style-name="T1310">I</text:span><text:s/>tu j<text:span text:style-name="T1311">e</text:span>st<text:span text:style-name="T1312"><text:s/></text:span>pytanie<text:span text:style-name="T1313">.</text:span><text:s/>Czy nazwa to będzi<text:span text:style-name="T1314">e</text:span>, bo ja<text:s/><text:span text:style-name="T1315">z</text:span><text:s/>nazwę ł<text:span text:style-name="T1316">ą</text:span>czę również i jakość, terytorialny, czy to będzie samorząd obywatelski<text:span text:style-name="T1317">.<text:s/></text:span>Dla mnie jest to bardzo istotne. Dzisiaj ja państwu podawałem przykład chyba,<text:s/><text:span text:style-name="T1318">ż</text:span>e dzisiaj pracując na rz<text:span text:style-name="T1319">e</text:span>cz jednej<text:s/><text:soft-page-break/>gminy, a mieszkając<text:s/><text:span text:style-name="T1320">w</text:span><text:s/>drugiej jednostce admini<text:span text:style-name="T1321">str</text:span>ac<text:span text:style-name="T1322">yjnej,</text:span><text:s/>ja nie mam żadnych, pł<text:span text:style-name="T1323">a</text:span>c<text:span text:style-name="T1324">ą</text:span>c jednocześnie n<text:span text:style-name="T1325">a</text:span><text:s/>t<text:span text:style-name="T1326">ą</text:span><text:s/>gminę<text:span text:style-name="T1327">,</text:span><text:s/>w której pracuję, ja przecież daj<text:span text:style-name="T1328">ę</text:span><text:s/>tej gminie odpowiednie korzyści jako jednostka gospodarcza i<text:s/><text:span text:style-name="T1329">w</text:span><text:s/>końcu wszystkie podmioty gospodarcze b<text:span text:style-name="T1330">ę</text:span>dą przecież na tą gminę pracować, równo, mam wrażenie, że na tym ta reforma ma poleg<text:span text:style-name="T1331">a</text:span>ć<text:span text:style-name="T1332">,</text:span><text:s/>to ja nie odbieram<text:s/><text:span text:style-name="T1333">w</text:span><text:s/>zamian za to żadnych usług<text:s/><text:span text:style-name="T1334">ze</text:span><text:s/>strony tej gminy. Powiadam, moje dziecko nie ma prawa do dopł<text:span text:style-name="T1335">at</text:span>y do kolonii, do wczasów. To jest zapisane również, uw<text:span text:style-name="T1336">a</text:span>żam, zapisane<text:s/><text:span text:style-name="T1337">w</text:span><text:s/>ustawie o funduszu socjalnym,<text:s/><text:span text:style-name="T1338">w</text:span><text:s/>taki to sposób, jaki był pr<text:span text:style-name="T1339">oj</text:span>e<text:span text:style-name="T1340">kt</text:span>ow<text:span text:style-name="T1341">a</text:span>ny<text:s/><text:span text:style-name="T1342">w</text:span><text:s/>ogóle w naszym ustroju rządzenia<text:s/><text:span text:style-name="T1343">w</text:span><text:s/>terenie<text:span text:style-name="T1344">.</text:span><text:s/><text:span text:style-name="T1345">Ż</text:span>e rada gminna jakby władza państwowa<text:span text:style-name="T1346">,</text:span><text:s/>czy naczelna jakaś władza<text:s/><text:span text:style-name="T1347">w</text:span><text:s/>tej gminie, ona będzie dysponentem wszystkieg<text:span text:style-name="T1348">o</text:span>.</text:p>
      <text:p text:style-name="P1349"><text:span text:style-name="T1350">J</text:span>a mam takie pytanie do obydwu stron. Na ile tam będą zapisy<text:s/><text:span text:style-name="T1351">w</text:span><text:s/>tych nowych przepisach, czy w tych przejściowych nawet, bo tu<text:s/><text:span text:style-name="T1352">jes</text:span>t formuła dochodzenia do t<text:span text:style-name="T1353">e</text:span>go samorz<text:span text:style-name="T1354">ą</text:span>du, które nie b<text:span text:style-name="T1355">ę</text:span>dą stawiać nas jako<text:s/><text:span text:style-name="T1356">ju</text:span>ż wyks<text:span text:style-name="T1357">zt</text:span>ałconych samorz<text:span text:style-name="T1358">ą</text:span>dów, jako ludzi, którzy mają określony sposób myślenia o swoim interesie, a interesy<text:s/><text:span text:style-name="T1359">w</text:span><text:s/>gmini<text:span text:style-name="T1360">e</text:span><text:s/>są bardzo różn<text:span text:style-name="T1361">e</text:span>, są gminy rol<text:span text:style-name="T1362">ni</text:span>cze, miesz<text:span text:style-name="T1363">ane</text:span>, wcz<text:span text:style-name="T1364">as</text:span>owe gmin<text:span text:style-name="T1365">y</text:span>, rob<text:span text:style-name="T1366">otnicze</text:span>,<text:s/><text:span text:style-name="T1367">gd</text:span>z<text:span text:style-name="T1368">i</text:span>e są<text:s/><text:span text:style-name="T1369">ty</text:span>lko sypialn<text:span text:style-name="T1370">i</text:span>ą, mi<text:span text:style-name="T1371">ejs</text:span>ko-gminne różne jednostki.<text:s/><text:span text:style-name="T1372">J</text:span>a j<text:span text:style-name="T1373">a</text:span>ko rolnik muszę zadbać<text:s/><text:span text:style-name="T1374">w</text:span><text:s/>tym momencie i<text:s/><text:span text:style-name="T1375">w</text:span><text:s/>tym miejscu o interes n<text:span text:style-name="T1376">i</text:span>e tylko tych samorządów jako organizacji, ale ogółu tych roln<text:span text:style-name="T1377">i</text:span>ków.<text:s/><text:span text:style-name="T1378">A</text:span><text:s/>więc jeżeli ja si<text:span text:style-name="T1379">ę</text:span><text:s/>przyczyniam jako rolnik, jako przedsiębiorca<text:s/><text:span text:style-name="T1380">w</text:span><text:s/>ty<text:span text:style-name="T1381">m</text:span><text:s/>terenie do rozwoju tej gminy, tej jednostki, to ja bym chciał mieć i miejsce w tej władzy, ale jednocześnie na pewno zagwarantowane miejsce, pozyc<text:span text:style-name="T1382">ji</text:span><text:s/>stosunku do tej władzy. A tutaj pozycja<text:s/><text:span text:style-name="T1383">w</text:span><text:s/>obecnym ustawodawstwie nie jest należycie, że tak powiem zapisana, przynajmniej jest bardzo wiele niedomówień<text:span text:style-name="T1384">.</text:span><text:s/><text:span text:style-name="T1385">Ja</text:span><text:s/>bym nie chciał tutaj rozśmieszać towarzystwa, ale właśnie m.in. dlatego mnie wczoraj nie było, bo są jednak spięcia między samorządem rolniczym<text:s/><text:span text:style-name="T1386">a</text:span><text:s/>sa<text:span text:style-name="T1387">m</text:span>orząd<text:span text:style-name="T1388">em<text:s/></text:span>ter<text:span text:style-name="T1389">yt</text:span>ori<text:span text:style-name="T1390">al</text:span>ny<text:span text:style-name="T1391">m</text:span>.</text:p>
      <text:p text:style-name="P1392">Nie uwłacza<text:span text:style-name="T1393">j</text:span>ąc nikomu są to spięcia, które spowodowane są być może, niedokł<text:span text:style-name="T1394">ad</text:span>nymi lub niewyczerpu<text:span text:style-name="T1395">j</text:span>ącymi interesów spojrzenia na wieś, bym powiedział,<text:s/><text:span text:style-name="T1396">w</text:span><text:s/>u<text:span text:style-name="T1397">s</text:span>t<text:span text:style-name="T1398">aw</text:span>od<text:span text:style-name="T1399">aw</text:span>stwi<text:span text:style-name="T1400">e.</text:span><text:span text:style-name="T1401"><text:s/></text:span>Bo jest taki np. problem. Je<text:span text:style-name="T1402">s</text:span>t zapis, który mówi, nie chciałbym, żeby to si<text:span text:style-name="T1403">ę</text:span><text:s/>później gdziekolwiek znalazło, który mówi o tym,<text:s/><text:span text:style-name="T1404">ż</text:span>e jeżeli rada narodowa, teraz się mówi o radzie narodowej, potem się może będzie mówiło o radzie miejskiej, albo się może będzie mówiło o zarz<text:span text:style-name="T1405">ą</text:span>dzie, ja nie wiem jak to<text:s/><text:span text:style-name="T1406">s</text:span>ię<text:span text:style-name="T1407"><text:s/></text:span>będz<text:span text:style-name="T1408">ie</text:span><text:s/>mówił<text:span text:style-name="T1409">o,</text:span><text:s/><text:span text:style-name="T1410">to</text:span><text:s/><text:span text:style-name="T1411">ni</text:span>e<text:s/><text:span text:style-name="T1412">jest</text:span><text:s/>t<text:span text:style-name="T1413">a</text:span>k<text:span text:style-name="T1414">ie</text:span><text:s/>i<text:span text:style-name="T1415">st</text:span>o<text:span text:style-name="T1416">tne.</text:span><text:s/><text:span text:style-name="T1417">Istota</text:span><text:s/><text:span text:style-name="T1418">pol</text:span>e<text:span text:style-name="T1419">ga</text:span><text:s/>na tym, że ten zarząd<text:span text:style-name="T1420">,</text:span><text:s/>czy ta rada, coś sobie projektuje.<text:s/><text:span text:style-name="T1421">Ja</text:span><text:s/>jako związek zawodowy, b<text:span text:style-name="T1422">ą</text:span>dź społeczno<text:span text:style-name="T1423">-</text:span>zawodow<text:span text:style-name="T1424">a</text:span><text:s/>organizacja, b<text:span text:style-name="T1425">ą</text:span>dź spółdzielcza organizacja, to mu<text:span text:style-name="T1426">s</text:span>zę si<text:span text:style-name="T1427">ę</text:span><text:s/>do<text:s/><text:span text:style-name="T1428">te</text:span>go<text:s/><text:span text:style-name="T1429">w</text:span><text:s/>ci<text:span text:style-name="T1430">ą</text:span>gu miesiąca odnieść<text:span text:style-name="T1431">.</text:span><text:s/><text:span text:style-name="T1432">A</text:span><text:s/>odwrotnie<text:span text:style-name="T1433">.</text:span><text:s/><text:span text:style-name="T1434">W</text:span><text:s/>przepisach wykonawczych jest bardzo różnie. Odwrotnie to j<text:span text:style-name="T1435">a</text:span><text:s/><text:span text:style-name="T1436">s</text:span>i<text:span text:style-name="T1437">ę</text:span><text:s/>wtedy posiłkuję swoj<text:span text:style-name="T1438">ą<text:s/></text:span>u<text:span text:style-name="T1439">sta</text:span>w<text:span text:style-name="T1440">ą.</text:span></text:p>
      <text:p text:style-name="P1441"><text:span text:style-name="T1442">J</text:span>a osobiście<text:span text:style-name="T1443">,</text:span><text:s/>jako Anton<text:span text:style-name="T1444">i</text:span><text:s/>Paris<text:span text:style-name="T1445">,</text:span><text:s/>umiem postępować, natomiast setki działaczy nie będę umiały postępować, bo to już trzeba być naprawdę figlarzem i kuglarzem, żeby d<text:span text:style-name="T1446">ojś</text:span>ć swojego prawa<text:span text:style-name="T1447">.</text:span><text:s/>Chciałbym,<text:s/><text:span text:style-name="T1448">a</text:span>by rzecz była jasno sformułowana. Takie są uprawnienia samorządów spółdzielczych<text:s/><text:span text:style-name="T1449">w</text:span><text:s/>stosunku do samorządu terytorialnego, jakby on się tam<text:s/><text:span text:style-name="T1450">n</text:span>i<text:span text:style-name="T1451">e</text:span><text:s/><text:span text:style-name="T1452">z</text:span>w<text:span text:style-name="T1453">a</text:span>ł<text:span text:style-name="T1454">. I</text:span><text:s/>odwrotnie. Bo niekoniecznie ja muszę poprzez desygnowanie do tego samorz<text:span text:style-name="T1455">ą</text:span>du, poddanie w końcu wyborowi tego człowieka, mieć tylko i wyłącznie ten wpływ n<text:span text:style-name="T1456">a</text:span><text:s/>życie tego, tej jednostki<text:s/><text:span text:style-name="T1457">te</text:span>r<text:span text:style-name="T1458">yt</text:span>orialne<text:span text:style-name="T1459">j</text:span>, nazwijmy to tak bardzo brzydko.</text:p>
      <text:p text:style-name="P1460">Mój wpływ uważam, j<text:span text:style-name="T1461">a</text:span>ko grupy rolników, przedsiębiorców lub przedsiębiorstwa na przykład duż<text:span text:style-name="T1462">e</text:span>go, powinien być określony w sposób nowoczesny,<text:s/><text:span text:style-name="T1463">a</text:span><text:s/>ni<text:span text:style-name="T1464">e</text:span><text:s/>w sposób taki, który my jeszcze mamy, jak to się mówi, zakodowany<text:s/><text:span text:style-name="T1465">w</text:span><text:s/>swoim myśleniu, że to się odbywa na zasadzie,<text:s/><text:span text:style-name="T1466">że</text:span><text:s/>część prawa ci oddamy albo to ci damy prawo<text:span text:style-name="T1467">,</text:span><text:s/>taki<text:span text:style-name="T1468">e</text:span><text:s/>uprawni<text:span text:style-name="T1469">e</text:span>ni<text:span text:style-name="T1470">e.</text:span><text:s/>Nic mi nie d<text:span text:style-name="T1471">a</text:span>cie, przepraszam za wyrażenie, nikt mi nic nie może dać, bo<text:s/><text:soft-page-break/>każdy, który ma pieniądze i każdy, który ma majątek, to ż<text:span text:style-name="T1472">ą</text:span>d<text:span text:style-name="T1473">a</text:span><text:s/>prawa przynajmniej w proporcji do swojej siły majątkowej i ekonomicznej<text:span text:style-name="T1474">.</text:span></text:p>
      <text:p text:style-name="P1475">Istnieje też i siła społeczna, prawda<text:span text:style-name="T1476">.</text:span><text:s/>Tak że to by było to<text:span text:style-name="T1477">.</text:span><text:s/><text:span text:style-name="T1478">W</text:span>ięc mamy takie z<text:span text:style-name="T1479">a</text:span>pisy, gdzie możemy jako samorząd rolniczy się sprzeciwić, n<text:span text:style-name="T1480">p.</text:span><text:s/>decyzjom organu niższego<text:s/>rzę<text:span text:style-name="T1481">d</text:span>u<text:span text:style-name="T1482">.</text:span><text:s/>Chciałbym potem wiedzieć,<text:s/><text:span text:style-name="T1483">w</text:span><text:s/>którymś miejscu, j<text:span text:style-name="T1484">a</text:span>k to będzie<text:s/><text:span text:style-name="T1485">z</text:span><text:s/>tym sprzeciwem, bo rzeczywiśc<text:span text:style-name="T1486">i</text:span>e, jeżeli coś teraz rada postanowi wbrew opinii naszej, wbrew interesowi temu rolniczemu, mamy prawo do sprzeciwu<text:span text:style-name="T1487">.</text:span></text:p>
      <text:p text:style-name="P1488">Chcę państwu powiedzieć,<text:s/><text:span text:style-name="T1489">ż</text:span>e wy<text:span text:style-name="T1490">grał</text:span>em<text:s/><text:span text:style-name="T1491">dw</text:span>a s<text:span text:style-name="T1492">pr</text:span>zeciwy n<text:span text:style-name="T1493">a</text:span><text:s/>szczeblu w<text:span text:style-name="T1494">oje</text:span>wódz<text:span text:style-name="T1495">ki</text:span>m<text:span text:style-name="T1496">.</text:span><text:s/>Al<text:span text:style-name="T1497">e</text:span><text:s/>jeżel<text:span text:style-name="T1498">i</text:span><text:s/>w w<text:span text:style-name="T1499">oje</text:span>wództwie będzie z kolei, tu będzie władza<text:s/><text:span text:style-name="T1500">s</text:span>a<text:span text:style-name="T1501">m</text:span>orządowa<text:span text:style-name="T1502">,</text:span><text:s/>t<text:span text:style-name="T1503">am</text:span><text:s/>będzie władza<text:s/><text:span text:style-name="T1504">pa</text:span>ństwow<text:span text:style-name="T1505">a</text:span>,<text:s/><text:span text:style-name="T1506">to</text:span><text:s/><text:span text:style-name="T1507">ja</text:span><text:s/>ch<text:span text:style-name="T1508">oć</text:span><text:s/><text:span text:style-name="T1509">jeste</text:span>m za<text:s/><text:span text:style-name="T1510">ty</text:span>m w<text:span text:style-name="T1511">ol</text:span>ny<text:span text:style-name="T1512">m</text:span>, czy<text:s/><text:span text:style-name="T1513">taki</text:span>m racjonalnym dochodzeniem do usamorządo<text:span text:style-name="T1514">w</text:span>ienia kraju, to ja jednakowoż praktycznie rzecz b<text:span text:style-name="T1515">i</text:span>orąc, jeszcze n<text:span text:style-name="T1516">i</text:span>e wiem j<text:span text:style-name="T1517">a</text:span>k się b<text:span text:style-name="T1518">ę</text:span>dę<text:s/><text:span text:style-name="T1519">w</text:span><text:s/>tym wszystkim czuł. Czy czasami rolnik dalej nie będzie zagubiony<text:span text:style-name="T1520">.</text:span><text:s/><text:span text:style-name="T1521">M</text:span>oże będzie inaczej zagubiony, ale z punktu widzenia jego zagubienia będzie prawie to sa<text:span text:style-name="T1522">m</text:span>o<text:span text:style-name="T1523">,<text:s/></text:span>panie profesorze.</text:p>
      <text:p text:style-name="P1524">Tak<text:s/><text:span text:style-name="T1525">ż</text:span>e ja mam pytanie nie natury naukowej, natom<text:span text:style-name="T1526">i</text:span>ast natury praktycznej. Ja będę być może mógł jeszcze inne pytania zadać, dlatego że ja dzisiaj, przepraszam, pamiętałem wprawdzie o tym spotkan<text:span text:style-name="T1527">i</text:span>u, ale już czekają na mnie ludzie z terenu<text:span text:style-name="T1528">.</text:span><text:s/><text:span text:style-name="T1529">J</text:span>a powołałem taki szybki zespół roboczy poza<text:s/>„stołem okr<text:span text:style-name="T1530">ą</text:span>głym”, który jeszcze mi b<text:span text:style-name="T1531">ar</text:span>d<text:span text:style-name="T1532">zo</text:span><text:s/>wiele pomoże.<text:s/><text:span text:style-name="T1533">J</text:span>a bym do państwa przyszedł z pewny<text:span text:style-name="T1534">mi</text:span><text:s/>konkretnymi ewentualnie jeszcz<text:span text:style-name="T1535">e</text:span><text:s/>pytaniam<text:span text:style-name="T1536">i.</text:span></text:p>
      <text:p text:style-name="P1537">Natomiast, jeszcze na sam koniec, bardzo proszę, właśnie stronę<text:s/>„Solidarności”<text:s/>o skonsumowanie<text:s/><text:span text:style-name="T1538">m</text:span>oj<text:span text:style-name="T1539">e</text:span>go<text:s/><text:span text:style-name="T1540">a</text:span>pelu o współpracę na<text:s/>„stoliku”, jeżeli chcę w ogóle o samorządzie mówić, bo t<text:span text:style-name="T1541">a</text:span>ka wola tam była, ż<text:span text:style-name="T1542">e</text:span>by r<text:span text:style-name="T1543">a</text:span>z<text:span text:style-name="T1544">e</text:span>m pracowali wszyscy rolnicy nad tym tematem, czyli<text:s/>„Solidarność”<text:s/><text:span text:style-name="T1545">i</text:span><text:s/><text:span text:style-name="T1546">in</text:span>ne grupy rolnicz<text:span text:style-name="T1547">e.</text:span></text:p>
      <text:p text:style-name="P1548">Dziękuję bardz<text:span text:style-name="T1549">o.</text:span></text:p>
      <text:p text:style-name="P1550"><text:span text:style-name="T1551">P</text:span><text:span text:style-name="T1552">rze</text:span><text:span text:style-name="T1553">w</text:span><text:span text:style-name="T1554">odn</text:span><text:span text:style-name="T1555">ic</text:span><text:span text:style-name="T1556">z</text:span><text:span text:style-name="T1557">ący</text:span><text:span text:style-name="T1558">:</text:span></text:p>
      <text:p text:style-name="P1559">Dzięk<text:span text:style-name="T1560">uję</text:span><text:s/><text:span text:style-name="T1561">ba</text:span>rdzo<text:span text:style-name="T1562">.</text:span></text:p>
      <text:p text:style-name="P1563">Pan kolega P<text:span text:style-name="T1564">ań</text:span>ko chc<text:span text:style-name="T1565">i</text:span>ał<text:s/><text:span text:style-name="T1566">w</text:span><text:s/><text:span text:style-name="T1567">te</text:span>j spr<text:span text:style-name="T1568">a</text:span>wi<text:span text:style-name="T1569">e</text:span><text:s/>rolniczej<text:span text:style-name="T1570">.</text:span></text:p>
      <text:p text:style-name="P1571"><text:span text:style-name="T1572">O</text:span><text:span text:style-name="T1573">b. Wa</text:span><text:span text:style-name="T1574">l</text:span><text:span text:style-name="T1575">e</text:span><text:span text:style-name="T1576">r</text:span><text:span text:style-name="T1577">i</text:span><text:span text:style-name="T1578">an</text:span><text:span text:style-name="T1579"><text:s/>P</text:span><text:span text:style-name="T1580">ańko</text:span>:</text:p>
      <text:p text:style-name="P1581">Informacja,<text:s/><text:span text:style-name="T1582">w</text:span><text:s/>poniedziałek<text:s/><text:span text:style-name="T1583">o</text:span><text:s/>13<text:span text:style-name="T1584">.</text:span>30, bodajże,<text:s/><text:span text:style-name="T1585">a</text:span><text:s/>w każdym razie po południu,<text:s/><text:span text:style-name="T1586">u</text:span><text:s/>prof. Si<text:span text:style-name="T1587">ar</text:span>kie<text:span text:style-name="T1588">w</text:span>icza spotyka<text:s/><text:span text:style-name="T1589">si</text:span>ę<text:s/><text:span text:style-name="T1590">g</text:span>ru<text:span text:style-name="T1591">pa</text:span><text:s/>rob<text:span text:style-name="T1592">oc</text:span>za<text:span text:style-name="T1593">,</text:span><text:s/>nato<text:span text:style-name="T1594">mias</text:span>t popr<text:span text:style-name="T1595">z</text:span>edni<text:s/><text:span text:style-name="T1596">termi</text:span>n<text:s/><text:span text:style-name="T1597">nie</text:span><text:s/>doszedł do skutku przez nasze posiedzenie sobotnie, bo m<text:span text:style-name="T1598">i</text:span>ało by<text:span text:style-name="T1599">ć<text:s/></text:span>o godz<text:span text:style-name="T1600">.</text:span><text:s/>10.00<text:span text:style-name="T1601">.</text:span><text:s/>T<text:span text:style-name="T1602">a</text:span>k ż<text:span text:style-name="T1603">e</text:span><text:s/><text:span text:style-name="T1604">w</text:span><text:s/>żadnym razie nie obarcza to odpowiedzi<text:span text:style-name="T1605">alno</text:span>ś<text:span text:style-name="T1606">cią</text:span><text:s/>jednej s<text:span text:style-name="T1607">tr</text:span>ony<text:span text:style-name="T1608">.</text:span></text:p>
      <text:p text:style-name="P1609">Prof<text:span text:style-name="T1610">.</text:span><text:s/><text:span text:style-name="T1611">Sia</text:span>rk<text:span text:style-name="T1612">i</text:span>ewicz spotkał si<text:span text:style-name="T1613">ę</text:span><text:s/>z Jackiem<text:s/><text:span text:style-name="T1614">S</text:span>zy<text:span text:style-name="T1615">m</text:span>andersk<text:span text:style-name="T1616">i</text:span>m<text:s/><text:span text:style-name="T1617">i</text:span><text:s/>t<text:span text:style-name="T1618">ę</text:span><text:s/>sprawę omówili<text:span text:style-name="T1619">.</text:span><text:s/>Sprawa jest całkowicie j<text:span text:style-name="T1620">a</text:span>sna<text:span text:style-name="T1621">.</text:span></text:p>
      <text:p text:style-name="P1622"><text:span text:style-name="T1623">Ob.</text:span><text:span text:style-name="T1624"><text:s/></text:span><text:span text:style-name="T1625">P</text:span><text:span text:style-name="T1626">a</text:span><text:span text:style-name="T1627">r</text:span><text:span text:style-name="T1628">is</text:span>:</text:p>
      <text:p text:style-name="P1629">J<text:span text:style-name="T1630">a</text:span><text:s/>bardzo dziękuję.</text:p>
      <text:p text:style-name="P1631"><text:span text:style-name="T1632">Je</text:span>dnocze<text:span text:style-name="T1633">ś</text:span>nie j<text:span text:style-name="T1634">a</text:span><text:s/>bardzo przepraszam panie profesorze, gdyby p<text:span text:style-name="T1635">a</text:span>n mnie chociaż n<text:span text:style-name="T1636">a</text:span><text:s/>d<text:span text:style-name="T1637">wie</text:span><text:s/>godziny zwolnił, to ja załat<text:span text:style-name="T1638">w</text:span>ię tam wszystkie sprawy zwi<text:span text:style-name="T1639">ą</text:span>zane z tym<text:s/>„stołem”.</text:p>
      <text:p text:style-name="P1640"><text:span text:style-name="T1641">Pr</text:span><text:span text:style-name="T1642">ze</text:span><text:span text:style-name="T1643">wod</text:span><text:span text:style-name="T1644">n</text:span><text:span text:style-name="T1645">icząc</text:span><text:span text:style-name="T1646">y</text:span><text:span text:style-name="T1647">:</text:span></text:p>
      <text:p text:style-name="P1648">Proszę bardz<text:span text:style-name="T1649">o</text:span>.</text:p>
      <text:p text:style-name="P1650"><text:span text:style-name="T1651">Ob</text:span><text:span text:style-name="T1652">.</text:span><text:span text:style-name="T1653"><text:s/>Paris</text:span><text:span text:style-name="T1654">:</text:span></text:p>
      <text:p text:style-name="P1655">Dziękuję bardzo.</text:p>
      <text:p text:style-name="P1656"><text:span text:style-name="T1657">Przew</text:span><text:span text:style-name="T1658">o</text:span><text:span text:style-name="T1659">d</text:span><text:span text:style-name="T1660">n</text:span><text:span text:style-name="T1661">iczący</text:span><text:span text:style-name="T1662">:</text:span></text:p>
      <text:soft-page-break/>
      <text:p text:style-name="P1663">Proszę pa<text:span text:style-name="T1664">ń</text:span>stwa pan sędzia Stolz.</text:p>
      <text:p text:style-name="P1665"><text:span text:style-name="T1666">O</text:span><text:span text:style-name="T1667">b</text:span><text:span text:style-name="T1668">.</text:span><text:span text:style-name="T1669"><text:s/>Stanisław Stol</text:span><text:span text:style-name="T1670">z</text:span><text:span text:style-name="T1671">:</text:span></text:p>
      <text:p text:style-name="P1672">Nie chciałbym powtarzać tego wszystkiego o czym mówiłem wczoraj<text:span text:style-name="T1673">,</text:span><text:s/>nie miałoby to celu ani sensu, natomiast chciałbym<text:s/><text:span text:style-name="T1674">w</text:span><text:s/>sposób ogólny może zaj<text:span text:style-name="T1675">ą</text:span>ć, swoje wł<text:span text:style-name="T1676">a</text:span>sne,<text:s/>i oparte o pewne dokumenty przedkongresowe, mojego stronnictwa, Stronnictwa Demokratycznego<text:span text:style-name="T1677">,</text:span><text:s/>stanowisko do niektórych problemów<text:s/><text:span text:style-name="T1678">pr</text:span>zedstawione przez stronę opozycy<text:span text:style-name="T1679">j</text:span>no-solidarnościową<text:span text:style-name="T1680">.</text:span></text:p>
      <text:p text:style-name="P1681">Chciałbym wyrazić następujący pogl<text:span text:style-name="T1682">ą</text:span>d<text:span text:style-name="T1683">.</text:span><text:s/>Co się tyczy dokumentu pod nazwą<text:s/><text:span text:style-name="T1684">„</text:span>Instytucje wspomag<text:span text:style-name="T1685">ają</text:span>ce<text:span text:style-name="T1686">”</text:span>, to<text:s/><text:span text:style-name="T1687">w</text:span>ydaje si<text:span text:style-name="T1688">ę</text:span>,<text:s/><text:span text:style-name="T1689">że</text:span><text:s/>rozważenia dość głębokiego wymaga t<text:span text:style-name="T1690">a</text:span>m punkt 1<text:span text:style-name="T1691">.</text:span><text:s/>Związek<text:s/><text:span text:style-name="T1692">mi</text:span>a<text:span text:style-name="T1693">st</text:span>, zwi<text:span text:style-name="T1694">ą</text:span>zek po<text:span text:style-name="T1695">wi</text:span>a<text:span text:style-name="T1696">tów</text:span>, to<text:s/><text:span text:style-name="T1697">nie</text:span><text:s/><text:span text:style-name="T1698">są</text:span><text:s/>in<text:span text:style-name="T1699">styt</text:span>u<text:span text:style-name="T1700">cj</text:span>e now<text:span text:style-name="T1701">e,</text:span><text:s/>o<text:span text:style-name="T1702">ne<text:s/></text:span>istniały<text:s/><text:span text:style-name="T1703">w</text:span><text:s/>okresie samorządu terytorialnego, ukształ<text:span text:style-name="T1704">t</text:span>owanego pod rządam<text:span text:style-name="T1705">i</text:span><text:s/>ustawy o częściowej zmianie samorządu terytorialnego z marca 1933 r.</text:p>
      <text:p text:style-name="P1706">Powrót do tych instytuc<text:span text:style-name="T1707">ji</text:span><text:s/>wydaje się być uzasadniony, choć oczywiści<text:span text:style-name="T1708">e</text:span><text:s/>sprawa wizji jak by wyglądał związek gmin, zważywsz<text:span text:style-name="T1709">y,</text:span><text:s/>że<text:s/><text:span text:style-name="T1710">jest</text:span><text:s/>ich<text:s/><text:span text:style-name="T1711">ki</text:span>lka<text:s/><text:span text:style-name="T1712">ty</text:span>sięc<text:span text:style-name="T1713">y</text:span>,<text:s/><text:span text:style-name="T1714">fu</text:span>nk<text:span text:style-name="T1715">cjo</text:span>nowa<text:span text:style-name="T1716">ni</text:span>e<text:s/><text:span text:style-name="T1717">te</text:span>go związku, ordynacje wyborcze<text:s/><text:span text:style-name="T1718">w</text:span><text:s/>tym związku, s<text:span text:style-name="T1719">ą</text:span><text:s/>problemem trudnym.</text:p>
      <text:p text:style-name="P1720">Natomiast ja chciałbym wrócić do pewnej kwestii, którą z pewnym uporem ponawiam tutaj<text:span text:style-name="T1721">.</text:span><text:s/>Wydaje mi się, że jeśli budujemy samorząd, to ten samorz<text:span text:style-name="T1722">ą</text:span>d powinien być budowany, jeszcze raz to podkreślam, ale wydaje mi się, że jest to celowe, m.in. z uwzględnieniem, żeby<text:s/><text:span text:style-name="T1723">w</text:span><text:s/>jego działaniu było jak najmniej prawa publicznego, w szczególności adminis<text:span text:style-name="T1724">tr</text:span>acy<text:span text:style-name="T1725">jn</text:span>ego, jak najwięcej prawa cywilnego. Żeby w jego działaniu było jak najw<text:span text:style-name="T1726">i</text:span>ęcej umów i dobrow<text:span text:style-name="T1727">ol</text:span>n<text:span text:style-name="T1728">oś</text:span>c<text:span text:style-name="T1729">i</text:span>,<text:s/><text:span text:style-name="T1730">ja</text:span>k na<text:span text:style-name="T1731">jm</text:span>niej nakazów adm<text:span text:style-name="T1732">i</text:span>n<text:span text:style-name="T1733">i</text:span>s<text:span text:style-name="T1734">tr</text:span>ac<text:span text:style-name="T1735">yjn</text:span>o-prawnych<text:s/><text:span text:style-name="T1736">i</text:span><text:s/>jeśli można użyć tego słowa.</text:p>
      <text:p text:style-name="P1737">Otóż<text:s/><text:span text:style-name="T1738">jeśl</text:span>i chod<text:span text:style-name="T1739">zi</text:span><text:s/>o f<text:span text:style-name="T1740">or</text:span>mułę pun<text:span text:style-name="T1741">ktu</text:span><text:s/><text:span text:style-name="T1742">1</text:span>,<text:s/><text:span text:style-name="T1743">te</text:span>go dokume<text:span text:style-name="T1744">ntu<text:s/></text:span>instytucje wspomaga<text:span text:style-name="T1745">ją</text:span>ce, to wydaje mi się nie formułujmy tego w sposób tak sta<text:span text:style-name="T1746">n</text:span>owczy. Przecież dlaczego każda g<text:span text:style-name="T1747">m</text:span>i<text:span text:style-name="T1748">n</text:span>a, a tak by wynikało z tego brzmienia, miałaby do tego związku n<text:span text:style-name="T1749">al</text:span>e<text:span text:style-name="T1750">że</text:span>ć. Będzie nale<text:span text:style-name="T1751">żeć</text:span>, jeż<text:span text:style-name="T1752">el</text:span>i b<text:span text:style-name="T1753">ędzi</text:span>e m<text:span text:style-name="T1754">iał</text:span>a<text:s/><text:span text:style-name="T1755">także</text:span><text:s/>życze<text:span text:style-name="T1756">nie.<text:s/></text:span>Wydaje mi się, że formuła powinna<text:s/><text:span text:style-name="T1757">b</text:span>rzmieć w ten sposób,<text:s/>ażeby przyszłe przepisy prawne dotyczące związków międzykomunalnych dawały również podst<text:span text:style-name="T1758">a</text:span>wę praw<text:span text:style-name="T1759">n</text:span>ą po temu<text:span text:style-name="T1760">,</text:span><text:s/>a<text:span text:style-name="T1761">że</text:span>by mogły powstać związki gmin, związk<text:span text:style-name="T1762">i</text:span><text:s/><text:span text:style-name="T1763">m</text:span>iast<text:s/><text:span text:style-name="T1764">a</text:span>l<text:span text:style-name="T1765">b</text:span>o<text:s/><text:span text:style-name="T1766">m</text:span>oż<text:span text:style-name="T1767">e</text:span><text:s/>związki gmin i miast<text:span text:style-name="T1768">,</text:span><text:s/>bo j<text:span text:style-name="T1769">a</text:span><text:s/>nie ma<text:span text:style-name="T1770">m</text:span><text:s/>wcal<text:span text:style-name="T1771">e</text:span><text:s/>pew<text:span text:style-name="T1772">n</text:span>o<text:span text:style-name="T1773">ś</text:span>ci, czy gminy i miasta będą chciały tworzyć związki wspólne czy odrębne.<text:s/><text:span text:style-name="T1774">A</text:span><text:s/>r<text:span text:style-name="T1775">ó</text:span>w<text:span text:style-name="T1776">ni</text:span>eż z<text:span text:style-name="T1777">wią</text:span>zki związ<text:span text:style-name="T1778">kó</text:span>w mi<text:span text:style-name="T1779">ęd</text:span>zyko<text:span text:style-name="T1780">mu</text:span>n<text:span text:style-name="T1781">al</text:span>ny<text:span text:style-name="T1782">ch,</text:span><text:s/>n<text:span text:style-name="T1783">p</text:span>. związków rejo<text:span text:style-name="T1784">now</text:span>yc<text:span text:style-name="T1785">h.</text:span></text:p>
      <text:p text:style-name="P1786">Wydaje mi s<text:span text:style-name="T1787">i</text:span>ę zatem,<text:s/><text:span text:style-name="T1788">że</text:span><text:s/>z jednej strony formuła wy<text:span text:style-name="T1789">maga</text:span><text:s/>rozsz<text:span text:style-name="T1790">e</text:span>rzenia<text:s/><text:span text:style-name="T1791">na</text:span><text:s/><text:span text:style-name="T1792">mo</text:span>żl<text:span text:style-name="T1793">iw</text:span>ość<text:s/><text:span text:style-name="T1794">kształt</text:span>o<text:span text:style-name="T1795">wan</text:span>i<text:span text:style-name="T1796">a</text:span><text:s/><text:span text:style-name="T1797">się</text:span><text:s/><text:span text:style-name="T1798">zw</text:span>i<text:span text:style-name="T1799">ą</text:span>zkó<text:span text:style-name="T1800">w<text:s/></text:span><text:span text:style-name="T1801">międ</text:span>z<text:span text:style-name="T1802">yk</text:span>o<text:span text:style-name="T1803">mu</text:span>n<text:span text:style-name="T1804">alnyc</text:span>h<text:s/><text:span text:style-name="T1805">ta</text:span>k<text:span text:style-name="T1806">że</text:span><text:s/><text:span text:style-name="T1807">w</text:span><text:s/>u<text:span text:style-name="T1808">kład</text:span>z<text:span text:style-name="T1809">ie</text:span><text:s/>ce<text:span text:style-name="T1810">nt</text:span>r<text:span text:style-name="T1811">alnym.</text:span><text:s/>Bo n<text:span text:style-name="T1812">p.</text:span><text:s/>dl<text:span text:style-name="T1813">acze</text:span>go łączyć<text:s/><text:span text:style-name="T1814">formułę,</text:span><text:s/>że<text:s/><text:span text:style-name="T1815">ni</text:span>e<text:s/><text:span text:style-name="T1816">m</text:span>oże powstać zw<text:span text:style-name="T1817">iąze</text:span>k uz<text:span text:style-name="T1818">dr</text:span>owisk<text:s/><text:span text:style-name="T1819">pol</text:span>skich<text:span text:style-name="T1820">.</text:span><text:s/>Byłby<text:s/><text:span text:style-name="T1821">to</text:span><text:s/>związek ogólno<text:span text:style-name="T1822">krajo</text:span>wy,<text:s/><text:span text:style-name="T1823">ale</text:span><text:s/>n<text:span text:style-name="T1824">al</text:span>eż<text:span text:style-name="T1825">ał</text:span>yby do niego tylko te gminy<text:s/><text:span text:style-name="T1826">m</text:span>ie<text:span text:style-name="T1827">jski</text:span>e i wi<text:span text:style-name="T1828">ejski</text:span>e,<text:s/><text:span text:style-name="T1829">któ</text:span>re m<text:span text:style-name="T1830">ają</text:span><text:s/>ch<text:span text:style-name="T1831">a</text:span>r<text:span text:style-name="T1832">a</text:span>k<text:span text:style-name="T1833">te</text:span>r uzdrowisk czy mie<text:span text:style-name="T1834">js</text:span>cowośc<text:span text:style-name="T1835">i</text:span><text:s/>pokrewnych.</text:p>
      <text:p text:style-name="P1836">Kr<text:span text:style-name="T1837">ótk</text:span>o mó<text:span text:style-name="T1838">wiąc,</text:span><text:s/>po<text:span text:style-name="T1839">ni</text:span>eważ<text:s/><text:span text:style-name="T1840">w</text:span><text:s/>t<text:span text:style-name="T1841">ej</text:span><text:s/>chw<text:span text:style-name="T1842">ili</text:span><text:s/>je<text:span text:style-name="T1843">s</text:span>zcze<text:s/><text:span text:style-name="T1844">nie</text:span><text:s/><text:span text:style-name="T1845">jes</text:span>teśmy na etapie formułowan<text:span text:style-name="T1846">i</text:span>a takich pół-<text:span text:style-name="T1847">n</text:span>or<text:span text:style-name="T1848">ma</text:span>tywnych zdań, które byłyby wynikiem naszej pracy ja wnoszę z jedn<text:span text:style-name="T1849">e</text:span>j strony rozszerzenia, a z drugiej strony, może p<text:span text:style-name="T1850">ań</text:span>stwo powiedzą, no rozwodnienie tego przepisu, ale<text:s/><text:span text:style-name="T1851">i</text:span>dzie mi o to, ażeby nie tworzyć wrażenia, ż<text:span text:style-name="T1852">e</text:span><text:s/>chcemy osiągnąć<text:s/><text:span text:style-name="T1853">n</text:span>ormę konsty<text:span text:style-name="T1854">tu</text:span>c<text:span text:style-name="T1855">yjn</text:span>o-<text:span text:style-name="T1856">p</text:span>rawn<text:span text:style-name="T1857">ą<text:s/></text:span>czy adminis<text:span text:style-name="T1858">tr</text:span>acy<text:span text:style-name="T1859">j</text:span>n<text:span text:style-name="T1860">o-</text:span>pra<text:span text:style-name="T1861">w</text:span>n<text:span text:style-name="T1862">ą</text:span><text:s/>nakazującą<text:s/><text:span text:style-name="T1863">n</text:span>a<text:span text:style-name="T1864">m</text:span><text:s/>istnienia związków miast i g<text:span text:style-name="T1865">m</text:span>in, czy w ogóle<text:s/><text:span text:style-name="T1866">ja</text:span>kiegokolwiek bąd<text:span text:style-name="T1867">ź</text:span><text:s/>związku komunalnego<text:span text:style-name="T1868">.</text:span><text:s/>Być może taki zw<text:span text:style-name="T1869">i</text:span>ązek byłby nieodzowny, jeśli z<text:span text:style-name="T1870">a<text:s/></text:span>związek międzykomunal<text:span text:style-name="T1871">n</text:span>y uznalibyśmy związki rewizyjne dl<text:span text:style-name="T1872">a<text:s/></text:span>celów budżetowych, ale to jest zagadnienie odrębne, t<text:span text:style-name="T1873">e</text:span>go<text:s/><text:span text:style-name="T1874">w</text:span><text:s/>tej chwili nie chciałbym poruszać.</text:p>
      <text:p text:style-name="P1875">Proszę państwa, jeżeli mogę jeszcze zaj<text:span text:style-name="T1876">ą</text:span>ć parę minut<text:s/><text:span text:style-name="T1877">w</text:span>asz<text:span text:style-name="T1878">e</text:span>j uwagi, to chciałbym<text:s/><text:span text:style-name="T1879">m</text:span>oż<text:span text:style-name="T1880">e</text:span><text:s/>ustosunkować<text:s/><text:soft-page-break/>s<text:span text:style-name="T1881">i</text:span>ę tylko do<text:s/>dwóch spraw<text:span text:style-name="T1882">,</text:span><text:s/><text:span text:style-name="T1883">z</text:span><text:s/>których jedna nie jest dl<text:span text:style-name="T1884">a</text:span><text:s/>mnie całkiem j<text:span text:style-name="T1885">a</text:span>sna, a druga budzi pewną trosk<text:span text:style-name="T1886">ę.</text:span><text:s/>Otóż,<text:s/><text:span text:style-name="T1887">m</text:span>y<text:span text:style-name="T1888">ś</text:span>my wczoraj, ja być może dokład<text:span text:style-name="T1889">n</text:span>ie tego nie pamiętam, jestem<text:s/><text:span text:style-name="T1890">ju</text:span>ż człowiekiem niemłodym, i nie<text:s/>n<text:span text:style-name="T1891">ajz</text:span>drowszym i trochę zmęczo<text:span text:style-name="T1892">n</text:span>ym życiem, al<text:span text:style-name="T1893">e</text:span><text:s/>jeśli<text:s/><text:span text:style-name="T1894">s</text:span>o<text:span text:style-name="T1895">b</text:span>ie<text:span text:style-name="T1896"><text:s/>pr</text:span>zy<text:span text:style-name="T1897">pominam,</text:span><text:s/>u<text:span text:style-name="T1898">sta</text:span>lil<text:span text:style-name="T1899">iś</text:span>m<text:span text:style-name="T1900">y</text:span>,<text:s/><text:span text:style-name="T1901">że</text:span><text:s/>p<text:span text:style-name="T1902">e</text:span>wne re<text:span text:style-name="T1903">gulacje</text:span><text:s/><text:span text:style-name="T1904">pr</text:span>awn<text:span text:style-name="T1905">e</text:span><text:s/>n<text:span text:style-name="T1906">as</text:span>tąpią<text:span text:style-name="T1907"><text:s/>n</text:span>iestety nie od razu, m.in. przegląd prawa materialnego będzie wymagał pewnego czasu<text:span text:style-name="T1908">.</text:span><text:s/>Otóż je<text:span text:style-name="T1909">ś</text:span>li idzie o<text:s/><text:span text:style-name="T1910">mó</text:span>j osobisty pogl<text:span text:style-name="T1911">ą</text:span>d, to jestem zdania, że<text:s/><text:span text:style-name="T1912">w</text:span><text:s/>rozsądnych warunkach i<text:s/><text:span text:style-name="T1913">w</text:span><text:s/>rozsądnych granicach, skrócenie czy wydłużen<text:span text:style-name="T1914">i</text:span>e kadencji czy to Sejmu, to nie j<text:span text:style-name="T1915">e</text:span>st żadna aluzja do niczego, poz<text:span text:style-name="T1916">a</text:span><text:s/>tym co miało miejsce<text:span text:style-name="T1917"><text:s/>w</text:span><text:s/>histor<text:span text:style-name="T1918">i</text:span>i, czy to rad narodowych, może być rz<text:span text:style-name="T1919">e</text:span>czą całkowicie rozsądną, pożądaną,<text:s/><text:span text:style-name="T1920">a</text:span><text:s/>nawet konieczną. Jest jedn<text:span text:style-name="T1921">a</text:span>k do tego kwestia<text:s/><text:span text:style-name="T1922">pr</text:span>zesłanek<text:span text:style-name="T1923">.</text:span><text:s/>Tych<text:s/><text:span text:style-name="T1924">pr</text:span>zesłanek nie można wywieźć z s<text:span text:style-name="T1925">am</text:span>ego terminu. Wydaje mi<text:s/><text:span text:style-name="T1926">s</text:span>ię, że do<text:span text:style-name="T1927">ś</text:span>ć<text:s/><text:span text:style-name="T1928">już</text:span><text:s/>jest tego rodzaju sytuacji,<text:s/><text:span text:style-name="T1929">w</text:span><text:s/>jakich znalazły si<text:span text:style-name="T1930">ę</text:span><text:s/>rady<text:s/><text:span text:style-name="T1931">n</text:span>arodowe bieżącej kadencji. Wybran<text:span text:style-name="T1932">o w</text:span><text:s/>czerwcu br.,<text:s/><text:span text:style-name="T1933">fu</text:span>nkc<text:span text:style-name="T1934">jo</text:span>now<text:span text:style-name="T1935">ał</text:span>y prz<text:span text:style-name="T1936">e</text:span>z ponad 6 miesięcy w systemi<text:span text:style-name="T1937">e</text:span>,<text:span text:style-name="T1938"><text:s/>w</text:span><text:s/><text:span text:style-name="T1939">s</text:span>tarej wersji ustawy o systemie rad narodowych i samorządu ter<text:span text:style-name="T1940">ytor</text:span>ialneg<text:span text:style-name="T1941">o.</text:span><text:s/>Od<text:s/><text:span text:style-name="T1942">1</text:span><text:s/>stycznia ci s<text:span text:style-name="T1943">am</text:span>i radni zaczęli funkcjonować<text:s/><text:span text:style-name="T1944">w</text:span><text:s/>wersji znowelizowan<text:span text:style-name="T1945">ej</text:span><text:s/>ustawy o systemie rad narodowych i samorządu terytorialnego. Jest to mocno zmieniony stan prawny,<text:s/><text:span text:style-name="T1946">a</text:span><text:s/>ten zmieniony stan prawny wywołuje określone zmi<text:span text:style-name="T1947">a</text:span>ny stanu faktycznego. Zresztą<text:s/><text:span text:style-name="T1948">w</text:span><text:s/>rachubę weszła nic tylko zmiana<text:s/><text:span text:style-name="T1949">tej</text:span><text:s/>ustaw<text:span text:style-name="T1950">y</text:span>, ale i niek<text:span text:style-name="T1951">tó</text:span>rych u<text:span text:style-name="T1952">st</text:span>a<text:span text:style-name="T1953">w</text:span><text:s/><text:span text:style-name="T1954">towa</text:span>rzys<text:span text:style-name="T1955">ząc</text:span>yc<text:span text:style-name="T1956">h.</text:span></text:p>
      <text:p text:style-name="P1957">W najbliższej przyszłości jest szansa,<text:s/><text:span text:style-name="T1958">że</text:span><text:s/>ci s<text:span text:style-name="T1959">am</text:span>i r<text:span text:style-name="T1960">a</text:span>dni zaczną pracować<text:s/><text:span text:style-name="T1961">w</text:span><text:s/>takim układzie prawnym, w którym będzie obo<text:span text:style-name="T1962">w</text:span>i<text:span text:style-name="T1963">ą</text:span>zywa<text:span text:style-name="T1964">ć</text:span><text:s/>ustawa o mi<text:span text:style-name="T1965">e</text:span>niu komunalnym plus zmiany j<text:span text:style-name="T1966">a</text:span>kie t<text:span text:style-name="T1967">a</text:span><text:s/>ustawa wprowadza do u<text:span text:style-name="T1968">s</text:span>tawy o systemie rad narodowych i samorządu terytorialneg<text:span text:style-name="T1969">o.</text:span></text:p>
      <text:p text:style-name="P1970">Byłoby chyba rzec<text:span text:style-name="T1971">z</text:span>ą<text:s/><text:span text:style-name="T1972">n</text:span>ie n<text:span text:style-name="T1973">a</text:span>jk<text:span text:style-name="T1974">or</text:span>z<text:span text:style-name="T1975">ystn</text:span>ie<text:span text:style-name="T1976">jsz</text:span>ą<text:span text:style-name="T1977">,</text:span><text:s/>gdyby<text:s/><text:span text:style-name="T1978">j</text:span>eszcze raz<text:span text:style-name="T1979">,</text:span><text:s/>gdyby<text:s/><text:span text:style-name="T1980">z</text:span><text:s/>kolei jeszcze r<text:span text:style-name="T1981">a</text:span>z ponowić sytuację,<text:s/><text:span text:style-name="T1982">w<text:s/></text:span>której dokonamy wyboru rad<text:s/><text:span text:style-name="T1983">na</text:span>rodowyc<text:span text:style-name="T1984">h,</text:span><text:s/><text:span text:style-name="T1985">a</text:span><text:s/>wi<text:span text:style-name="T1986">ę</text:span>c od<text:span text:style-name="T1987">bę</text:span>d<text:span text:style-name="T1988">zie</text:span>my<text:s/><text:span text:style-name="T1989">w</text:span>ybor<text:span text:style-name="T1990">y</text:span><text:s/>do r<text:span text:style-name="T1991">ad</text:span><text:s/>naro<text:span text:style-name="T1992">do</text:span>wy<text:span text:style-name="T1993">ch,</text:span><text:s/><text:span text:style-name="T1994">w</text:span>ybory<text:s/><text:span text:style-name="T1995">sa</text:span>m<text:span text:style-name="T1996">or</text:span>ządow<text:span text:style-name="T1997">e,</text:span><text:s/><text:span text:style-name="T1998">w</text:span>y<text:span text:style-name="T1999">bor</text:span>y<text:s/><text:span text:style-name="T2000">ko</text:span>munal<text:span text:style-name="T2001">ne</text:span><text:s/>na zasadzie, prz<text:span text:style-name="T2002">e</text:span>z pe<text:span text:style-name="T2003">w</text:span>i<text:span text:style-name="T2004">e</text:span>n cza<text:span text:style-name="T2005">s</text:span><text:s/>będzi<text:span text:style-name="T2006">e</text:span><text:s/>si<text:span text:style-name="T2007">ę</text:span><text:s/>pr<text:span text:style-name="T2008">aco</text:span>wa<text:span text:style-name="T2009">ło<text:s/></text:span>pod rządem jednego stanu pr<text:span text:style-name="T2010">a</text:span>wnego<text:span text:style-name="T2011">,</text:span><text:s/>potem pod rządem stanu drugiego prawnego, potem pod rządem trzeciego stanu p<text:span text:style-name="T2012">ra</text:span>w<text:span text:style-name="T2013">neg</text:span>o,<text:s/><text:span text:style-name="T2014">pr</text:span>zy czym r<text:span text:style-name="T2015">ad</text:span>nym<text:s/><text:span text:style-name="T2016">nie</text:span><text:s/><text:span text:style-name="T2017">pozo</text:span>st<text:span text:style-name="T2018">aj</text:span>e<text:s/><text:span text:style-name="T2019">ni</text:span>c i<text:span text:style-name="T2020">nne</text:span>go<text:s/><text:span text:style-name="T2021">ja</text:span>k<text:s/><text:span text:style-name="T2022">tylko</text:span><text:s/>szk<text:span text:style-name="T2023">olić<text:s/></text:span>si<text:span text:style-name="T2024">ę</text:span>, szkolić, szkolić, jednocześnie dobrze zapominać o tym, czego się nauczono przed rokiem, bo to już j<text:span text:style-name="T2025">e</text:span>st nieaktualne, niezgodne z obowiąz<text:span text:style-name="T2026">uj</text:span>ącym stanem prawnym,<text:s/><text:span text:style-name="T2027">n</text:span>ielegalne i podlegające uchyleniu<text:s/><text:span text:style-name="T2028">w</text:span><text:s/>trybie nadzoru<text:span text:style-name="T2029">.</text:span></text:p>
      <text:p text:style-name="P2030">Proszę państwa, mnie się wydaje,<text:s/><text:span text:style-name="T2031">ż</text:span>e wniosek o wybory powinien być wnioskiem, który może być lokowany<text:s/><text:span text:style-name="T2032">w</text:span><text:s/>cza<text:span text:style-name="T2033">s</text:span>ie<text:span text:style-name="T2034">,<text:s/></text:span>ja nie um<text:span text:style-name="T2035">i</text:span>em go ulokować<text:s/><text:span text:style-name="T2036">w</text:span><text:s/>tej chwili na konkretn<text:span text:style-name="T2037">y</text:span><text:s/>d<text:span text:style-name="T2038">a</text:span>t<text:span text:style-name="T2039">ę</text:span>, po o<text:span text:style-name="T2040">s</text:span>iąg<text:span text:style-name="T2041">nięc</text:span>iu<text:s/><text:span text:style-name="T2042">pier</text:span>wszeg<text:span text:style-name="T2043">o</text:span>,<text:s/><text:span text:style-name="T2044">al</text:span>e<text:s/><text:span text:style-name="T2045">i</text:span>s<text:span text:style-name="T2046">totn</text:span>eg<text:span text:style-name="T2047">o,</text:span><text:s/><text:span text:style-name="T2048">nie</text:span><text:s/><text:span text:style-name="T2049">ko</text:span>sme<text:span text:style-name="T2050">ty</text:span>cz<text:span text:style-name="T2051">ne</text:span>go etapu reformy za rzędu lokalnego<text:s/><text:span text:style-name="T2052">w</text:span><text:s/>Polsce<text:span text:style-name="T2053">.</text:span><text:s/>Wtedy możemy sobie powiedzieć, że nadszedł moment<text:s/><text:span text:style-name="T2054">w</text:span><text:s/>którym dokonana zostanie pewna weryfikacja<text:span text:style-name="T2055">.</text:span><text:s/>Rady narodowe wejdę<text:s/><text:span text:style-name="T2056">w</text:span><text:s/>układ bardziej<text:s/><text:span text:style-name="T2057">pl</text:span>uralistyczny, zresztą co będę powtarzał to co je<text:span text:style-name="T2058">s</text:span>t wiadome. Po prostu najpierw trzeba doprowadzić do pewnego unormowania stanu prawnego<text:s/><text:span text:style-name="T2059">w</text:span><text:s/>taki sposób,<text:s/><text:span text:style-name="T2060">a</text:span>żeby to był przynajmniej etap<text:span text:style-name="T2061">.</text:span><text:s/><text:span text:style-name="T2062">Ż</text:span>eby to była jak<text:span text:style-name="T2063">a</text:span>ś regulacja przynajmniej<text:s/><text:span text:style-name="T2064">n</text:span>a dwa,<text:s/><text:span text:style-name="T2065">tr</text:span>zy, cztery lat<text:span text:style-name="T2066">a</text:span>, jeśli przyjęl<text:span text:style-name="T2067">i</text:span>byśmy,<text:s/><text:span text:style-name="T2068">że</text:span><text:s/><text:span text:style-name="T2069">są</text:span><text:s/>to regula<text:span text:style-name="T2070">cje</text:span><text:s/>e<text:span text:style-name="T2071">ta</text:span>pow<text:span text:style-name="T2072">e</text:span>, a oba<text:span text:style-name="T2073">wi</text:span>am si<text:span text:style-name="T2074">ę</text:span>,<text:s/><text:span text:style-name="T2075">ni</text:span>e ch<text:span text:style-name="T2076">cę</text:span><text:s/><text:span text:style-name="T2077">pr</text:span>zesą<text:span text:style-name="T2078">d</text:span>z<text:span text:style-name="T2079">ać</text:span><text:s/><text:span text:style-name="T2080">tu<text:s/></text:span>wyników końcowyc<text:span text:style-name="T2081">h</text:span>, że na<text:s/><text:span text:style-name="T2082">taki</text:span>e regul<text:span text:style-name="T2083">acj</text:span>e<text:s/><text:span text:style-name="T2084">eta</text:span>powe będziemy musieli pó<text:span text:style-name="T2085">jś</text:span>ć<text:span text:style-name="T2086">.</text:span></text:p>
      <text:p text:style-name="P2087">Natomiast nie<text:s/><text:span text:style-name="T2088">w</text:span><text:s/>pełni rozumie<text:span text:style-name="T2089">m,</text:span><text:s/>punkt 3 ustalenia realizacyjne<text:span text:style-name="T2090">,</text:span><text:s/>znaczy rozumiem go<text:span text:style-name="T2091">,</text:span><text:s/><text:span text:style-name="T2092">mam</text:span><text:s/><text:span text:style-name="T2093">d</text:span>o niego<text:s/><text:span text:style-name="T2094">n</text:span>iezbyt życzliwe podejście albo być może rozumiem go<text:s/>w<text:s/>sposób niedostatecznie dokładny.<text:s/><text:span text:style-name="T2095">Ja</text:span><text:s/>odnoszę tego rodzaju wrażenie,<text:s/><text:span text:style-name="T2096">ż</text:span>e my<text:s/><text:span text:style-name="T2097">w</text:span><text:s/>tej chwili mamy do czynienia, nie będę upierał się przy tym zdaniu<text:span text:style-name="T2098">,</text:span><text:s/>jestem otwarty na kon<text:span text:style-name="T2099">trar</text:span>gumenty, mamy do czynienia z sytuacją,<text:s/><text:span text:style-name="T2100">w</text:span><text:s/>której autorytet wszelk<text:span text:style-name="T2101">i</text:span>ego rodzaju władzy publicz<text:span text:style-name="T2102">n</text:span>ej<text:s/><text:span text:style-name="T2103">w</text:span><text:s/>Pol<text:span text:style-name="T2104">s</text:span>ce zbyt wysoko nie stoi<text:span text:style-name="T2105">.</text:span></text:p>
      <text:p text:style-name="P2106">My musimy zdać sobie spra<text:span text:style-name="T2107">w</text:span>ę z jednego,<text:s/><text:span text:style-name="T2108">że</text:span><text:s/>jeżeli s<text:span text:style-name="T2109">t</text:span>worzy<text:span text:style-name="T2110">m</text:span>y komisje obywatels<text:span text:style-name="T2111">ki</text:span>e<text:span text:style-name="T2112">,</text:span><text:s/>to stwarzamy<text:s/><text:span text:style-name="T2113">w</text:span><text:s/><text:soft-page-break/>tej chwili sytuację, być moż<text:span text:style-name="T2114">e</text:span><text:s/>wymaga, to działamy prz<text:span text:style-name="T2115">e</text:span>de wszystkim<text:s/><text:span text:style-name="T2116">w</text:span><text:s/>sytuacji, która być może wymaga pewnych rozwiąza<text:span text:style-name="T2117">ń</text:span>, mnie j<text:span text:style-name="T2118">es</text:span>t przykro, ja nie m<text:span text:style-name="T2119">a</text:span>m tutaj dobrego, dobr<text:span text:style-name="T2120">e</text:span>j kon<text:span text:style-name="T2121">tr</text:span>propozy<text:span text:style-name="T2122">cji</text:span>, która miałaby kszta<text:span text:style-name="T2123">ł</text:span>t pozytyw<text:span text:style-name="T2124">n</text:span>y<text:span text:style-name="T2125">.</text:span><text:s/>Al<text:span text:style-name="T2126">e</text:span><text:s/>zdajmy sobie sprawę,<text:s/><text:span text:style-name="T2127">że</text:span><text:s/>tworzymy jak gdyby dwa rodzaje organów, które będą zajmowały się tym samym i nie b<text:span text:style-name="T2128">ę</text:span>dą na dobrą sprawę miały z<text:span text:style-name="T2129">e</text:span><text:s/>sobą wiele, ni<text:span text:style-name="T2130">e</text:span><text:s/>będą<text:span text:style-name="T2131"><text:s/></text:span>miały ze sobą wiele wspólnego. To nie będzie bowiem ścieranie się po<text:span text:style-name="T2132">g</text:span>lądów na sesji rady narodowej, na<text:s/><text:span text:style-name="T2133">k</text:span>omisji rady narodowej, ja nie bardzo wiem jak z tego wybrnąć<text:span text:style-name="T2134">.</text:span></text:p>
      <text:p text:style-name="P2135">Bo my utworzymy komisjo obywatelskie, zakładam,<text:s/><text:span text:style-name="T2136">że<text:s/></text:span>byłyby to, czy miałyby to być stow<text:span text:style-name="T2137">ar</text:span>zyszenia, to jest pierwsze pytanie które się nasuwa<text:span text:style-name="T2138">.</text:span><text:s/>Czy miałyby to być innego rodzaju instytucje prawne? Bo to j<text:span text:style-name="T2139">e</text:span>st pytanie właściwie wy<text:span text:style-name="T2140">jś</text:span>ciowe dla oceny tego.<text:s/><text:span text:style-name="T2141">B</text:span>iorę pod uwagę definicję, która zawart<text:span text:style-name="T2142">a<text:s/></text:span>jest w zdaniu drugim punktu 3<text:span text:style-name="T2143">.</text:span><text:s/>Ustalenia realizacy<text:span text:style-name="T2144">jn</text:span>e. B<text:span text:style-name="T2145">ę</text:span>d<text:span text:style-name="T2146">ę<text:s/></text:span>one, a więc te komisje obywatelskie, tworzone po uchwaleniu u<text:span text:style-name="T2147">s</text:span>ta<text:span text:style-name="T2148">w</text:span>y o stowarzyszeniach, być<text:s/><text:span text:style-name="T2149">może</text:span><text:s/>będą to stowarzyszenia, obserwatorami działalności rad i ich komisji,<text:s/><text:span text:style-name="T2150">s</text:span>pr<text:span text:style-name="T2151">a</text:span>wę w<text:span text:style-name="T2152">g</text:span>lą<text:span text:style-name="T2153">d</text:span>u<text:s/>do wszystkich akt i uczestniczenia<text:s/><text:span text:style-name="T2154">w</text:span><text:s/>obradach i<text:s/><text:span text:style-name="T2155">w</text:span><text:s/>pracach oraz do publicznego wyrażania opinii<text:span text:style-name="T2156">.</text:span></text:p>
      <text:p text:style-name="P2157">Proszę państwa, j<text:span text:style-name="T2158">e</text:span>śli to<text:s/><text:span text:style-name="T2159">ma</text:span><text:s/>by<text:span text:style-name="T2160">ć</text:span><text:s/>stowarzysze<text:span text:style-name="T2161">nie,</text:span><text:s/>to<text:s/><text:span text:style-name="T2162">s</text:span>ądzę, że<text:s/><text:span text:style-name="T2163">w</text:span><text:s/>granicach przyszłej ustawy o stowarzyszeniach moż<text:span text:style-name="T2164">e</text:span><text:s/>powstać wszelkiego rodzaju stowarzyszenie i my t<text:span text:style-name="T2165">e</text:span>ż nie mus<text:span text:style-name="T2166">i</text:span>my tego<text:s/><text:span text:style-name="T2167">w</text:span><text:s/>tym dokumencie tutaj oktrojować<text:span text:style-name="T2168">.</text:span><text:s/>Powstaną taki<text:span text:style-name="T2169">e st</text:span>ow<text:span text:style-name="T2170">a</text:span>rzys<text:span text:style-name="T2171">zeni</text:span>a<text:s/><text:span text:style-name="T2172">,</text:span><text:s/><text:span text:style-name="T2173">jaki</text:span>e obyw<text:span text:style-name="T2174">atel</text:span>e będą chcieli, aż<text:span text:style-name="T2175">eb</text:span>y pows<text:span text:style-name="T2176">tał</text:span>y plus to, żeby pojęcie stow<text:span text:style-name="T2177">ar</text:span>zyszeń, ich cel, ich zakres dz<text:span text:style-name="T2178">i</text:span>ałan<text:span text:style-name="T2179">i</text:span>a mieścił si<text:span text:style-name="T2180">ę</text:span><text:s/><text:span text:style-name="T2181">w</text:span><text:s/>granicach prawa mater<text:span text:style-name="T2182">i</text:span>alnego ustawy o stowarzyszeniach<text:span text:style-name="T2183">.</text:span></text:p>
      <text:p text:style-name="P2184">Jeżeli natomiast nie mają być to s<text:span text:style-name="T2185">to</text:span>w<text:span text:style-name="T2186">ar</text:span>zyszenia, to powstaje tu sprawa chyba potrzeby bliższego wyjaśnienia, co to<text:s/><text:span text:style-name="T2187">w</text:span><text:s/>takim razie ma być. Czy ma to być forma swoistego nadzoru, ale bez odpowiedzi<text:span text:style-name="T2188">alności</text:span><text:s/>z<text:span text:style-name="T2189">a</text:span><text:s/><text:span text:style-name="T2190">fu</text:span>nk<text:span text:style-name="T2191">cjon</text:span>ow<text:span text:style-name="T2192">an</text:span>ie organu<text:s/><text:span text:style-name="T2193">kontr</text:span>olowanego i n<text:span text:style-name="T2194">ad</text:span>zorowa<text:span text:style-name="T2195">ne</text:span>g<text:span text:style-name="T2196">o</text:span>, czy<text:s/><text:span text:style-name="T2197">ma</text:span><text:s/>to być<text:s/><text:span text:style-name="T2198">ja</text:span>k<text:span text:style-name="T2199">aś</text:span><text:s/>in<text:span text:style-name="T2200">ne</text:span><text:s/><text:span text:style-name="T2201">in</text:span>stytucj<text:span text:style-name="T2202">a</text:span>?</text:p>
      <text:p text:style-name="P2203">Powtarzam,<text:s/><text:span text:style-name="T2204">jeś</text:span>li<text:s/><text:span text:style-name="T2205">sto</text:span>w<text:span text:style-name="T2206">ar</text:span>zysze<text:span text:style-name="T2207">ni</text:span>e,<text:s/><text:span text:style-name="T2208">b</text:span>o<text:s/><text:span text:style-name="T2209">w</text:span><text:s/>wierszu pierwszym punktu 3<text:span text:style-name="T2210">,</text:span><text:s/>nawiązuje się w j<text:span text:style-name="T2211">a</text:span>ki<text:span text:style-name="T2212">ś</text:span><text:s/>sposób do ustawy o stowarzyszeniach, sprawa byłaby stosunkowo otw<text:span text:style-name="T2213">ar</text:span>ta<text:span text:style-name="T2214">,</text:span><text:s/>stosunkowo łatwa<text:span text:style-name="T2215"><text:s/></text:span>do zrozumienia. Ale co by to miało być? Jaki miałby to być charakter organu, dlatego, że chyba trzeba sobi<text:span text:style-name="T2216">e</text:span><text:s/>te sprawy wy<text:span text:style-name="T2217">jaś</text:span>nić<text:span text:style-name="T2218">.</text:span></text:p>
      <text:p text:style-name="P2219">I wreszcie jeszcze jedno. Poz<text:span text:style-name="T2220">w</text:span>oli<text:span text:style-name="T2221">ł</text:span>e<text:span text:style-name="T2222">m</text:span><text:s/>so<text:span text:style-name="T2223">b</text:span>i<text:span text:style-name="T2224">e</text:span><text:s/>zabrać g<text:span text:style-name="T2225">ł</text:span>os nie bez pewnego wewnętrznego oporu względem sam<text:span text:style-name="T2226">e</text:span>go siebie<text:span text:style-name="T2227">.<text:s/></text:span>Wyda<text:span text:style-name="T2228">je</text:span><text:s/>m<text:span text:style-name="T2229">i</text:span><text:s/>się bowiem, że sam się do tego p<text:span text:style-name="T2230">r</text:span>zycz<text:span text:style-name="T2231">yn</text:span>i<text:span text:style-name="T2232">łe</text:span>m<text:s/><text:span text:style-name="T2233">w</text:span><text:s/>tej, chwili jest już prawie półtorej godziny od rozpoczę<text:span text:style-name="T2234">c</text:span>ia trzeciego dnia obrad, że nadal deklarujemy pewnego rodzaju intencje, i oczywiście nikt nie jest<text:s/><text:span text:style-name="T2235">w</text:span><text:s/>stanie nikomu tych możliwości de<text:span text:style-name="T2236">kl</text:span>ar<text:span text:style-name="T2237">acji,</text:span><text:s/>in<text:span text:style-name="T2238">t</text:span>en<text:span text:style-name="T2239">cji</text:span><text:s/>w<text:span text:style-name="T2240">yr</text:span>ażenia własnych<text:s/><text:span text:style-name="T2241">po</text:span>glądó<text:span text:style-name="T2242">w</text:span>, ni<text:span text:style-name="T2243">e</text:span><text:s/>j<text:span text:style-name="T2244">e</text:span>s<text:span text:style-name="T2245">t</text:span><text:s/>w stanie tych możliwości, czy tego uprawnienia odebrać, ograniczyć, ale wydaje mi się, że dobrze byłoby,<text:s/>żebyśmy, i to jest apel pod adresem panów współprzewodniczących, pomału jednak próbowali dochodzić do sformułowań, ażeby, bo jeśli nawet sformułujemy już co jest między nami wspólne, a co jest rozbieżne, i dojdziemy do pełnej precyzji tej rozbieżności, to może wtedy czasem łatwiej jest wrócić jeszcze raz do tematu, ażeby czy to zmniejszyć głębokość tej rozbieżności, czy też może nawet wyprowadzić z tego pewien wniosek kompromisowy.</text:p>
      <text:p text:style-name="P2246">Po prostu zmierzam do tego, że może próbujmy już zacząć pracować nad sformułowaniami<text:span text:style-name="T2247">.</text:span></text:p>
      <text:p text:style-name="P2248">Dzięku<text:span text:style-name="T2249">ję.</text:span></text:p>
      <text:p text:style-name="P2250"><text:span text:style-name="T2251">Przewod</text:span><text:span text:style-name="T2252">ni</text:span><text:span text:style-name="T2253">cząc</text:span><text:span text:style-name="T2254">y</text:span><text:span text:style-name="T2255">:</text:span></text:p>
      <text:p text:style-name="P2256">Dziękuję bardzo. Pan Adam Kowalewski.</text:p>
      <text:soft-page-break/>
      <text:p text:style-name="P2257"><text:span text:style-name="T2258">Ob. Adam Kowalewski</text:span>:</text:p>
      <text:p text:style-name="P2259"><text:span text:style-name="T2260">J</text:span>a jestem upoważniony do<text:s/><text:span text:style-name="T2261">pr</text:span>zedstawienia stanowiska całej naszej strony. W związku z sytuacją, w jakiej znalazły się negocja<text:span text:style-name="T2262">cj</text:span>e grupy roboczej ds. samorz<text:span text:style-name="T2263">ą</text:span>du terytorialnego strona opozycyjno-solidarnościowa pragnie jasno określić swoje stanowisko. Strona nasza prowadzi nin<text:span text:style-name="T2264">i</text:span>ejsze rokowania przy założeniu, że ich przedmiotem i calem jest budowa autentycznej samorządności terytorialnej. Dlatego też trzy podstawowe cechy samorządności muszą stanowić niekwes<text:span text:style-name="T2265">ti</text:span>onowane zasady i wspólną nie podlegającą negocjacjom platformę naszych obrad.</text:p>
      <text:p text:style-name="P2266">Te trzy zasady to: pierwsze, autonomia funk<text:span text:style-name="T2267">cj</text:span>onowania samorządów terytorialnych gwarantowana posiadaniem własnych<text:s/>organów uchwałodawczych<text:s/><text:span text:style-name="T2268">i</text:span><text:s/>wykonawczych oraz ograniczeniu nad samorządem do zagadnień legalności jego działań.</text:p>
      <text:p text:style-name="P2269">Drugie, autonomia finansowa. T<text:span text:style-name="T2270">r</text:span>zeci<text:span text:style-name="T2271">e</text:span>, demokratyczne sposoby wyłaniania organów uchwałodawczych. Aktualne stanowisko strony ko<text:span text:style-name="T2272">a</text:span>licy<text:span text:style-name="T2273">j</text:span>no-rządowej kwestionuje pierwszą z tych zasad, wywołując impas niweczący dorobek naszych wspólnych obrad. Nie może ta zasada być przedmiotem negocjacji i przetargów, ani przedmiotem dwuznacznych definicji. Sprowadza to obrady niniejszej grupy na tory działalności pozornej, deklaratywnej, a nawet pozorowanej<text:span text:style-name="T2274"><text:s/></text:span>.</text:p>
      <text:p text:style-name="P2275">Jednocześnie strona opozycy<text:span text:style-name="T2276">jn</text:span>o-solidarnościowa oświadcza, że wszelkie pozostałe kwestie mogą być przedmiotem negocjac<text:span text:style-name="T2277">ji</text:span><text:s/>i kompromisów, koniecznych dla uzyskania końcowego consensusu. Jak będą wyglądały zadania zlecone, proces wyrażania, szczeble ponad-lokalne<text:span text:style-name="T2278">,</text:span><text:s/>regulacje finansowe itd. może być dalej negocjowane.</text:p>
      <text:p text:style-name="P2279"><text:span text:style-name="T2280">J</text:span>ednakże negocjacje, nawet zakończone wynikami pozytywnymi w kwestiach szczegółowych nie dadzą w efekcie końcowym żadnego efektu, jeżeli fundamentalne kwestie nie zostaną przesądzone.</text:p>
      <text:p text:style-name="P2281">Dzięku<text:span text:style-name="T2282">ję.</text:span></text:p>
      <text:p text:style-name="P2283"><text:span text:style-name="T2284">Przewodnicząc</text:span><text:span text:style-name="T2285">y</text:span><text:span text:style-name="T2286">:</text:span></text:p>
      <text:p text:style-name="P2287">Proszę państwa, pozwolę sobie udzielić głosu w formie może dyskutanta, a wy<text:span text:style-name="T2288">jd</text:span>ę z roli przewodniczącego.</text:p>
      <text:p text:style-name="P2289">Mnie się wydaje. że pan minister słusznie powiedział, że każdy z nas ma bagaż doświadczeń, złych doświadczeń, lepszych,<text:s/><text:span text:style-name="T2290">a</text:span>le więcej tych złych na plecach. A przede wszystkim on wynika z podstawowego elementu braku zaufania. Wszyscy w tej chwili nie mają zaufania do drugiej strony i<text:s/>to<text:s/><text:span text:style-name="T2291">w</text:span><text:s/>zasadniczy sposób utrudnia. To zmusza<text:span text:style-name="T2292">,</text:span><text:s/>przynajmniej z naszej strony do precyzowania, w sposób niesłychanie konkretny z tysiącem słów zabezpiecza<text:span text:style-name="T2293">ją</text:span>cych pewne ustalenia, ponieważ my wszyscy mamy w świadomości doświadczenia poprzednie, że zawsze ustalenia na piśmie to potem się szuka jak je obejść<text:s/>w<text:s/>kółko<text:span text:style-name="T2294">.</text:span><text:s/><text:span text:style-name="T2295">I</text:span><text:s/>to w niesłychany sposób, pan minister ma rację, utrudnia nam znajdowanie consensusu.</text:p>
      <text:p text:style-name="P2296">Dlatego my<text:span text:style-name="T2297">,</text:span><text:s/>z naszej strony, dąż<text:span text:style-name="T2298">y</text:span>my do konkretów. Chcemy zapisywać ustalenia w ten sposób<text:span text:style-name="T2299">,</text:span><text:s/>żeby one miały jednoznaczny wydźwięk<text:span text:style-name="T2300">,</text:span><text:s/>jednoznaczną treść<text:s/><text:span text:style-name="T2301">i</text:span><text:s/>sens<text:span text:style-name="T2302">.</text:span><text:s/>I te konkrety podstawowe, tzn<text:span text:style-name="T2303">.</text:span><text:s/>samorządność na szczeblu lokalnym, w całym tego słowa znaczeniu, bez ograniczeń i półsłówek, jest dla nas tym momentem<text:span text:style-name="T2304">,</text:span><text:s/>który jak mówimy, już jest ściana. Z tego się co<text:span text:style-name="T2305">fn</text:span>ąć nie możemy.</text:p>
      <text:p text:style-name="P2306"><text:span text:style-name="T2307">J</text:span>eżeli w tym zakresie my nie dojdziemy do porozumienia, to trudno, to piszemy protokół rozbieżności. Potwierdzam to, co kolega Kowalewski powiedział, wszystkie inne elementy<text:s/><text:span text:style-name="T2308">są</text:span><text:s/>negocjacyjne. Czy taką formułę przyjmiemy w okresie<text:s/><text:span text:style-name="T2309">pr</text:span>ze<text:span text:style-name="T2310">jś</text:span>ciowym, czy inną, jest sprawą wspólnie wynegocjować, jak najlepiej<text:s/><text:soft-page-break/>to zrobić. Jesteśmy tylko zainteresowani znalezieniem właściwej formy, my nie chcemy doprowadzić do rozpadu tego państwa, które i tak się ledwie trzyma.</text:p>
      <text:p text:style-name="P2311"><text:span text:style-name="T2312">W</text:span><text:s/>naszym wspólnym interesie jest utrzymać ciągłość władzy, ciągłość gospodarki i zachowania warunków życia dla ludzi, które są trudne i nie komplikujmy ich więcej.</text:p>
      <text:p text:style-name="P2313">Natomiast musimy mieć pewność<text:span text:style-name="T2314">,</text:span><text:s/>że idziemy na rzeczywi<text:span text:style-name="T2315">s</text:span>tą, głęboką reformę, z której wyłoni się za kilka lat, za wiele lat ten system, który nam wszystkim będzie odpowiadał. Zdajemy sobie sprawę, że przekształcenie systemu, który<text:s/>się kształtował przez lat 40 nie może być dokonane z dnia na dzień<text:span text:style-name="T2316">,</text:span><text:s/>ale trzeba uruchomić proces.<text:s/><text:span text:style-name="T2317">A</text:span><text:s/>na to<text:span text:style-name="T2318">,</text:span><text:s/>żeby ten proces uruchomić trzeba zlikwidować bariery<text:span text:style-name="T2319">.</text:span><text:s/>My nie chcemy projektować systemu, żeby wymyślić znowu system i narzucić ludziom jak mają organizować społeczeństw<text:span text:style-name="T2320">o.</text:span><text:s/>Niech ludzie sami to robią<text:span text:style-name="T2321">.</text:span><text:s/>Natomiast my musimy zdjęć te bariery, które uniemożliwia<text:span text:style-name="T2322">j</text:span>ą naturalny proces społeczny kształtowania swoich własnych struktur instytucjonalnych, społecznych, politycznych i organizacyjnych.</text:p>
      <text:p text:style-name="P2323">Nie bójmy się ludzi. Niestety z wypowiedzi strony rządowo-koa<text:span text:style-name="T2324">l</text:span>icyjnej ja cięgle znajduję ten dźwięk, my się boimy ludzi. I to mnie przeraża. Przecież cały czas słyszymy jak ograniczyć ludzi, jak<text:s/><text:span text:style-name="T2325">n</text:span>arzucić administracji, bo administracji my wierzymy. I wobec tego cały czas obawa przed uruchomieniem rzeczywistych sił społecznych<text:s/><text:span text:style-name="T2326">i</text:span><text:s/>wieczna wiara w administrację i biurokrację, która ma reprezentować to co kiedyś się nazywało interesem ogólno<text:span text:style-name="T2327">-</text:span>społeczny<text:span text:style-name="T2328">m</text:span>, nadrzędnym itd., publicznym itd.</text:p>
      <text:p text:style-name="P2329">Nie bójmy się<text:span text:style-name="T2330">.</text:span><text:s/>Dajmy ludziom właśnie na szczeblu podstawowym rządzić samymi sobą.</text:p>
      <text:p text:style-name="P2331">Chciałem stwierdzić, że w wyniku tych trzech dni znajduję wyraźne rozbieżności. Pomiędzy opiniami strony koal<text:span text:style-name="T2332">i</text:span>c<text:span text:style-name="T2333">yj</text:span>no-rządowe<text:span text:style-name="T2334">j</text:span>, wyrażanymi indywidualnie, pomiędzy opiniami ekspertów, reprezentu<text:span text:style-name="T2335">j</text:span>ących wiedzę, znajomość przedmiotu i pomiędzy dzisiaj przedstawionym nam stanowis<text:span text:style-name="T2336">k</text:span>i<text:span text:style-name="T2337">e</text:span>m p<text:span text:style-name="T2338">ol</text:span>i<text:span text:style-name="T2339">tycznym.</text:span></text:p>
      <text:p text:style-name="P2340">Pierwszego dnia wszyscy państwo zabiera<text:span text:style-name="T2341">j</text:span>ący głos twierdzili o tym, że na szczeblu lokalnym konieczne są samorządowe organy adminis<text:span text:style-name="T2342">tr</text:span>acy<text:span text:style-name="T2343">jn</text:span>e, podporządkowane radom<text:s/>narodowym<text:span text:style-name="T2344">.</text:span><text:s/>Stwierdzali państwo,<text:s/><text:span text:style-name="T2345">ż</text:span>e nie można dopuszczać na szczeblu lokalnym podwójnej adminis<text:span text:style-name="T2346">tr</text:span>ac<text:span text:style-name="T2347">ji</text:span>. Dzisiaj mamy powrót<text:span text:style-name="T2348">.</text:span><text:s/>Otóż nie chciałbym tego stwierdzić, ale mnie się narzuca, że istnieje wola polityczna lokowania reformy tej<text:span text:style-name="T2349">,</text:span><text:s/>którą<text:span text:style-name="T2350"><text:s/></text:span>wszyscy państwo tutaj, rozpatrując w kategoriach merytorycznych<text:s/><text:span text:style-name="T2351">i</text:span><text:s/>słusznościowyc<text:span text:style-name="T2352">h</text:span>, uznają za niezbędną<text:span text:style-name="T2353">.</text:span><text:s/>Czyli istnieje rozbieżność pomiędzy potrzebami reformy a pomiędzy wolą polityczną jej dokonani<text:span text:style-name="T2354">a</text:span>.</text:p>
      <text:p text:style-name="P2355"><text:span text:style-name="T2356">J</text:span>a odczytuję, osobiście<text:span text:style-name="T2357">,</text:span><text:s/>w ten sposób dzisiejszy dzień. Dzisiejsze stanowisko, które państwo przedstawili odbiega w sposób zasadniczy od tych nurtów dyskusji sprzed dwóch poprzednich dni. Odbiega w sposób negatywny. Właściwie znajdujemy się w sytuacji gorszej niż pierwszego dnia. Ponieważ pierwszego dnia strona rządowa re<text:span text:style-name="T2358">pr</text:span>eze<text:span text:style-name="T2359">nt</text:span>owała chęci, te chęci, których ja dzisiaj nie znajduję.</text:p>
      <text:p text:style-name="P2360">Muszę powiedzieć, że ta dzisiejsza godzina dyskusja nastraja mnie wysoce pesymistycznie i nawet właściwie zachodzi pewien dramatyzm sytuacji. Bo na to<text:span text:style-name="T2361">,</text:span><text:s/>żeby coś zrobić trzeba chcieć. Jak się nie chce, no to jest jasne, że zrobić nie można. Ja przyznam się, przepraszam, być może przesadzam, ale ja to tak odbieram, ale wydaje mi się, że po<text:s/><text:span text:style-name="T2362">t</text:span>rzech dniach naszych wspólnych dyskusji obowiązuje szczerość w tej sytuacji.<text:s/><text:span text:style-name="T2363">W</text:span><text:s/>związku z tym musimy się zastanowić co robić.</text:p>
      <text:p text:style-name="P2364">Przechodząc do szczegółów, cały szereg stwierdzeń, pani prof. Zawadzkiej z pierwszej wypowiedzi, ja się z nimi zgadzam. Formuła władz terenowych, którą pani zaproponowała jest dla nas w pełni do przyjęcia. My się nie chcemy spierać o słowa. My chcemy tylko jednej jedynej rzeczy, odrzucić władcze ingerencje<text:s/><text:soft-page-break/>radnych państwa i wojewódzkich rad narodowych<text:s/><text:span text:style-name="T2365">w</text:span><text:s/>lokalne<text:s/><text:span text:style-name="T2366">samorząd</text:span>y. Nie<text:s/><text:span text:style-name="T2367">w</text:span><text:s/>trybie<text:span text:style-name="T2368">,</text:span><text:s/>ja przepraszam, być może że ja tu nie używam właściwych słów, prawniczych, nie jestem prawnikiem, ale mówię w sposób dosyć jasny, staram się mówić, po to, żeby panowie prawnicy ubrali to we właściwą formę. Chodzi o to, że chcemy odrzucić zasadę hierarchicznego podporządkowania i traktowania władz lokalnych jako elementu hierarchicznej struktury władz państwowych, w którym niższe szczeble muszę być podporządkowane wyższym. Odrzucamy szczeblowoś<text:span text:style-name="T2369">ć.</text:span><text:s/>Nie ma szczebli. Nie ma hierarchicznego podporządkowania organów uchwałodawczych. A jak to nazwać w kategoriach prawniczych, zostawiam to państwu prawnikom.</text:p>
      <text:p text:style-name="P2370">Mnie się wydaje, że formuła pani prof. Zawadzkiej nam w pełni odpowiada.</text:p>
      <text:p text:style-name="P2371">To samo sprawa adminis<text:span text:style-name="T2372">tr</text:span>acji. Czy państwo sobie wyobrażają, że może w tej chwili gmina wytworzyć drugi organ administracyjn<text:span text:style-name="T2373">y.</text:span><text:s/>No co, znaczy<text:s/>wziąć<text:s/>stanowisko pracy ds. rad narodowych, bo to się chyba tak nazywa w gminie i z tego tworzyć organ samorządowy, no przecież to jest fikcja.<text:s/><text:span text:style-name="T2374">J</text:span>eżeli chcemy stworzyć na szczeblu lokalnym administrację, nie ma innego wyjścia jak przekazanie istniejącej administracji w gestie rad narodowych.</text:p>
      <text:p text:style-name="P2375">Oczywiście tu jest wymagana reorganizacja, oczywiście jest sprawa konieczności wydzielenia funkcji administrac<text:span text:style-name="T2376">ji<text:s/></text:span>państwowej, czy ona może działać poprzez rejonowe organy adminis<text:span text:style-name="T2377">tr</text:span>a<text:span text:style-name="T2378">cj</text:span>i państwowe<text:span text:style-name="T2379">j</text:span>, tak jak działa WSW, czy rejonowe urzędy spraw wewnę<text:span text:style-name="T2380">tr</text:span>znych, no przecież one zostaną<text:s/><text:span text:style-name="T2381">t</text:span>am. Zostanę sądy rejonowe, to wszystko jest<text:s/><text:span text:style-name="T2382">a</text:span>dminis<text:span text:style-name="T2383">tr</text:span>acja państwowa i w tych kategoriach ona zostanie. Czy potrzebne jest jeszcze robić stanowiska pracy na szczeblu lokalnym, no<text:s/>potrzebne<text:span text:style-name="T2384">,</text:span><text:s/>no to potrzebne<text:span text:style-name="T2385">,</text:span><text:s/>to można zrobić<text:span text:style-name="T2386">,</text:span><text:s/><text:span text:style-name="T2387">a</text:span>le nie może być sytuacji takiej<text:span text:style-name="T2388">,</text:span><text:s/>że jest rada narodowa, jakiś z<text:span text:style-name="T2389">arz</text:span>ąd terenowy,<text:s/><text:span text:style-name="T2390">a</text:span><text:s/>naczelnik po staremu jest naczelnikiem i rządzi na polecenie wojewody<text:span text:style-name="T2391">.</text:span><text:s/>Taka formuła jest nie do przyjęcia<text:span text:style-name="T2392">.<text:s/></text:span>Znaczy, ona jest nie do zrealizowana<text:s/><text:span text:style-name="T2393">i</text:span><text:s/>prowadzi tak samo do utrzymania tej całej sytuacji<text:span text:style-name="T2394">.</text:span></text:p>
      <text:p text:style-name="P2395">Sprawa ustaleń realizacyjnych. Oczywiście to jest dokument roboczy,<text:s/><text:span text:style-name="T2396">W</text:span><text:s/>tym momencie, pisząc to, przecież nie piszemy do nikogo innego, tylko dla samych siebie, czy piszemy że Sejm ma uchwalić, czy uchwali, czy należy żeby uchwalił, każda formuła gramatyczna jest dobr<text:span text:style-name="T2397">a</text:span>,<text:s/><text:span text:style-name="T2398">i</text:span><text:s/>tak nie my do Sejmu będziemy przedstawiać, tylko będzie<text:s/>„okrągły stół<text:span text:style-name="T2399">”</text:span><text:s/>z Wałęsą<text:s/><text:span text:style-name="T2400">i</text:span><text:s/>Kiszczakiem to pisał<text:span text:style-name="T2401">.</text:span><text:s/>Każda formuła jest dobra<text:span text:style-name="T2402">.</text:span></text:p>
      <text:p text:style-name="P2403">Dalej, sprawa komisji obywatelskich. Nam znowu o jedną rzecz chodzi. Chodzi o to, że w naszej opinii i w opinii ludzi, rady narodowe obecnie istniejące są niereprezentatywne. N<text:span text:style-name="T2404">ie</text:span><text:s/>reprezentuję społeczności lokalnych. I w związku z tym konieczne jest znalezienie jakiejś formuły, żeby nowe środowiska, które uzysk<text:span text:style-name="T2405">aj</text:span>ą możliwość partycypacji w życiu publicznym, znalazły możliwość legalnego, formalnego uczestniczenia w pracach rad narodowych<text:span text:style-name="T2406">.</text:span></text:p>
      <text:p text:style-name="P2407">Zas<text:span text:style-name="T2408">ta</text:span>nawialiśmy się, czy np. nie powiedzieć, że rady narodowe mają dokooptować nowych radnych w stosunku do struktury przyjętej w wyborach do Sejmu<text:span text:style-name="T2409">.</text:span><text:s/>Odrzuciliśmy to<text:span text:style-name="T2410">.<text:s/></text:span>Dlaczego? Bo w ten sposób wszyscy radni obecnie znaleźliby się w sytuacji takiej<text:s/>antagonizującej<text:s/>w stosunku do tych dokooptowanych. Bo by mówili, że ci dokooptowani to są ci prawdziwi, którzy reprezentuję społeczeństwo, a ci wszyscy, którzy są,<text:s/><text:span text:style-name="T2411">r</text:span>óżni, bo jest<text:s/><text:span text:style-name="T2412">i</text:span>ch<text:s/>sto k<text:span text:style-name="T2413">i</text:span>lkadzie<text:span text:style-name="T2414">s</text:span>iąt<text:s/>tysięcy,<text:s/>z natury rzeczy byliby wepchnięci jako ci poplecznicy rządu. Czyli sytuacja antagonizująca z natury rzeczy<text:span text:style-name="T2415">.</text:span><text:s/>Nie chcemy robić stowarzyszeń. Chodzi o to, żeby to była jakaś grupa ludzi zachowująca swoją tożsamość<text:span text:style-name="T2416">,</text:span><text:s/>opartą o stowarzyszenia, o<text:s/>„Solidarność”<text:s/>wiejską, o<text:s/>„Solidarność”<text:s/>miejską, n<text:span text:style-name="T2417">i</text:span>e w<text:span text:style-name="T2418">i</text:span>em<text:span text:style-name="T2419">,<text:s/></text:span>o kółka rolnicze, wszystkie te, które nie brały udziału, żeby one wyłoniły<text:s/><text:soft-page-break/>jakąś komisję, która miałaby z urzędu prawo uczestniczy<text:span text:style-name="T2420">ć</text:span><text:s/>w radach, słuchać, doradzać, wyrażać opinię, ale zachować swoją tożsamość polityczną. Chyba to jest małe żądanie, jeżeli akceptuje władza udział grupy posłów<text:s/>stu kilkudziesięciu<text:s/>w Sejmie.</text:p>
      <text:p text:style-name="P2421">My nie chcemy tego, my chcemy tylko to, żeby powiedzmy rolnicza<text:s/>„Solidarność”<text:s/>we wsi, która będzie z<text:span text:style-name="T2422">al</text:span>egalizowanym związkiem, mogło wydelegować paru swoich ludzi, którzy z urzędu będą mogli partycypować w pracach komisji, patrzeć, oglądać i uczyć się do partycypacji w następnych wyborach. Wydaje mi się, że tu by się właśnie wytworzyła możliwość tworzenia jakiejś syntezy i współpracy społecznej na szczeblu lokalnym.</text:p>
      <text:p text:style-name="P2423">Oczywiście z panem sędzią ja się w pełni zgadzam na temat<text:s/><text:span text:style-name="T2424">pr</text:span>zys<text:span text:style-name="T2425">pi</text:span>eszenia wyborów<text:span text:style-name="T2426">.</text:span><text:s/>Powiedzieliśmy ten 1990 rok, dlatego,<text:s/>że<text:s/>pani Zawadzka, pierwszego dnia pani powiedziała, że to mniej więcej dwa lata będzie trwał system pełnej legalizacji. Ta ordynacja wyborcza powinna powstać po legalizacji. Oczywiście nie można ludzi robić<text:s/>„w wiatraka”.<text:s/><text:span text:style-name="T2427">J</text:span>ak już będzie nowa ustaw<text:span text:style-name="T2428">a</text:span>, to po nowej ustawie trzeba zrobić wybory, ale znowu nie przeci<text:span text:style-name="T2429">ą</text:span>gać. Czy one będą w 1990 r<text:span text:style-name="T2430">.,</text:span><text:s/>czy na początku 1991, to życie pokaże<text:span text:style-name="T2431">.</text:span><text:s/>Możemy zapisać w jakiejkolwiek formule po zakończeniu procesu<text:s/>legalizacyjnego trzeba<text:span text:style-name="T2432">,</text:span><text:s/>ale trzeba napisać,<text:s/><text:span text:style-name="T2433">ż</text:span>e trzeba skrócić kadencję i po zakończeniu prac nad nową ustawą o radach narodowych, trzeba doprowadzić do możliwie szybkich wyborów.</text:p>
      <text:p text:style-name="P2434">To są te rzeczy. Proszę państwa, to jest to. Ja myślę, że teraz panie profesorze dochodzimy do przerwy, chyba na kawę, a potem pan profesor przekaże.</text:p>
      <text:p text:style-name="P2435">Przepraszam, pan minister M<text:span text:style-name="T2436">u</text:span>s<text:span text:style-name="T2437">i</text:span>oł chciał?</text:p>
      <text:p text:style-name="P2438">Proszę bardzo .</text:p>
      <text:p text:style-name="P2439"><text:span text:style-name="T2440">O</text:span><text:span text:style-name="T2441">b.</text:span><text:span text:style-name="T2442"><text:s/></text:span><text:span text:style-name="T2443">J</text:span><text:span text:style-name="T2444">ózef Musi</text:span><text:span text:style-name="T2445">oł</text:span><text:span text:style-name="T2446">:</text:span></text:p>
      <text:p text:style-name="P2447">Wobec oświadczenia pana doktora Kowalewskiego chciałem też złożyć oświadczenie, że te trzy cechy, które był ła<text:span text:style-name="T2448">s</text:span>kaw wymienić, które jakby upodmiotowiły ten samorząd, Stronnictwo Demokratyczne nie kwestionuje. A więc autonomia samorządu terytorialnego, chodzi tylko o ograniczenie poprzez nadzór nad radami narodowymi w sferze spr<text:span text:style-name="T2449">a</text:span>w samorządowych, żeby to było sprowadzone do sprawy kon<text:span text:style-name="T2450">tr</text:span>oli legalności. Sprawa autonomii finansowej<text:s/><text:span text:style-name="T2451">i</text:span><text:s/>demokratyczne wybory do samorządów, jestem zobligowany m.in. dokumentami, które mnie wiążą do tego rodzaju stwierdzenia.</text:p>
      <text:p text:style-name="P2452">Natomiast, jak gdyby wypowiedzenie się do szczegółów<text:s/><text:span text:style-name="T2453">i</text:span><text:s/>pewne elementy ogranicz<text:span text:style-name="T2454">aj</text:span>ące, co do których w tej chwili jest dyskusja, m.in. co do których<text:s/><text:span text:style-name="T2455">i</text:span><text:s/>strona solidarnościowo- opozycyjna się zgadzała w odniesieniu do wypowiedzi pani prof<text:span text:style-name="T2456">.</text:span><text:s/>Zawadzkiej, ja myślę, że to są detale. Detale może ważne<text:span text:style-name="T2457">,</text:span><text:s/>ale takie, które jak gdyby pozwala<text:span text:style-name="T2458">j</text:span>ą w<text:span text:style-name="T2459">ejś</text:span>ć temu mechanizmowi w życie.<text:s/><text:span text:style-name="T2460">Ż</text:span>e to nie może być nagle, bo to wszystko że tak powiem nagle może runąć. Mnie się zd<text:span text:style-name="T2461">aj</text:span>e, że my wszyscy tutaj jesteśmy przepojeni troską, ażeby to zrobić dobrze, żeby po prostu primum non nocere, pierwszą rzeczą nie szkodzić, żeby to co je<text:span text:style-name="T2462">s</text:span>t nie wytworzyło próżni, żeby nie było nic. Ale co do zasad i trzech elementów, które był łaskaw wypunktować pan dr Kowalewski, to mnie się wydaje, że n<text:span text:style-name="T2463">a</text:span><text:s/>tle dokumentów, które mnie obowiązują, ja nie mogę wyrażać sprzeciwu.</text:p>
      <text:p text:style-name="P2464">Dziękuję<text:span text:style-name="T2465">.</text:span></text:p>
      <text:p text:style-name="P2466"><text:span text:style-name="T2467">Przewodnicząc</text:span><text:span text:style-name="T2468">y</text:span>:</text:p>
      <text:p text:style-name="P2469">Dziękuję bardz<text:span text:style-name="T2470">o.</text:span></text:p>
      <text:soft-page-break/>
      <text:p text:style-name="P2471">J<text:span text:style-name="T2472">a</text:span><text:s/>myślę, że myśmy dojrzeli do kawy. A myślę, że już potem pan prof. Sokolewicz przejmie przewodnictwo. I proponowałbym panie profesorze może w międzyczasie, żebyśmy się mogli spotkać i z kimś może w gronie paru osób, jeśli pan profesor uzna to za celowe, i ustalić tryb pracy. My naprawdę chcemy doprowadzić w tej chwili do zapisania tego co wsp<text:span text:style-name="T2473">ó</text:span>lne, tego co rozbieżne w sposób jednoznaczny, bo na wyższych szczeblach będzie to zatwierdzane i żeby mogli d<text:span text:style-name="T2474">ą</text:span>żyć do konkretyzacji tekstu.</text:p>
      <text:p text:style-name="P2475">Proszę pan profesor Sokolewicz.</text:p>
      <text:p text:style-name="P2476"><text:span text:style-name="T2477">Ob. Wojciech Sokolewicz</text:span>:</text:p>
      <text:p text:style-name="P2478">Cieszę s<text:span text:style-name="T2479">i</text:span>ę<text:span text:style-name="T2480">,</text:span><text:s/>że ostatnie zdanie w ustach pana przewodniczącego zabrzmiało nieco mniej chmurnie, powiedziałbym troszkę bardziej słonecznie<text:span text:style-name="T2481">.</text:span><text:s/>Bo ja też chciałem trochę przez te chmury wpędzić, które nagromadziły się nad nami dzisiaj, trochę<text:s/><text:span text:style-name="T2482">s</text:span>ło<text:span text:style-name="T2483">ń</text:span>ca<text:span text:style-name="T2484">.</text:span></text:p>
      <text:p text:style-name="P2485">Mianowicie, żeby nie było nieporozumień, po prostu, słownych nieporozumień. Żebyśmy wiedzieli i nie tworzyli sztucznych podziałów poza tymi, które są.</text:p>
      <text:p text:style-name="P2486">Strona koalicy<text:span text:style-name="T2487">jn</text:span>o-rządowa w zasadzie, jeżeli idzie<text:s/>o docelową, że tak powiem, docelowy model też się zgadza<text:s/><text:span text:style-name="T2488">z</text:span><text:s/>tymi tr<text:span text:style-name="T2489">z</text:span>ema punktami<text:span text:style-name="T2490">.</text:span><text:s/>To nie jest osobliwość Stronnictwa Demokratycznego. Wydaje mi się<text:span text:style-name="T2491">,</text:span><text:s/><text:span text:style-name="T2492">ż</text:span>e jeżeli idzie o model docelowy, to jest stanowisko całej strony koalicy<text:span text:style-name="T2493">jn</text:span>o-rządowej. Przecież my nie kwestionujemy tego<text:span text:style-name="T2494">,</text:span><text:s/>że samorząd terytorialny powinien mieć własne organy<text:span text:style-name="T2495">.</text:span><text:s/>My kwes<text:span text:style-name="T2496">ti</text:span>onu<text:span text:style-name="T2497">je</text:span>my tylko to, że myśmy zaproponowali formułę dość wyraźną, organy uchwałodawcze samorządu terytorialnego, a więc własne organy samorządu terytorialnego, wypełniające także funkcję władzy państwowej. No więc przecież ta różnica nie jest tak naprawdę bardzo wielka<text:span text:style-name="T2498">.</text:span><text:s/>Tu dochodzi do paradoksalnej sytuacji<text:span text:style-name="T2499">.</text:span><text:s/>My chcemy dać organom samorządu terytorialnego, czy samorządowi terytorialnemu także udział we władzy państwowej, a nie tylko poddawać je nadzorowi władzy państwowej, a wy chcecie poddawać nadzorowi nie da<text:span text:style-name="T2500">j</text:span>ąc udziału<text:span text:style-name="T2501">,</text:span><text:s/>jakby<text:span text:style-name="T2502">.</text:span></text:p>
      <text:p text:style-name="P2503">Boję s<text:span text:style-name="T2504">i</text:span>ę, że to naprawdę nie jest sprawa pryncypialna. Natomiast rzeczywiście, to nie ukrywam tego, istnieje różnica stanowisk gdy idzie o organizację administrac<text:span text:style-name="T2505">ji</text:span><text:s/>samorządowe<text:span text:style-name="T2506">j,<text:s/></text:span>a przynajmniej, jeżeli pan minister pozwoli, to jest już na moją odpowiedzialność, organizację adminis<text:span text:style-name="T2507">tr</text:span>a<text:span text:style-name="T2508">cji</text:span><text:s/>terenowej w etapie przejściowym, w fazie przejściowej.<text:s/><text:span text:style-name="T2509">B</text:span>o jeżeli idzie o model docelowy, też myślę, żebyśmy mogli złagodzić stanowisko pana ministra, zmiękczyć.</text:p>
      <text:p text:style-name="P2510">Jeżeli idzie o model docelowy. Jedno zdanie jeszcze do tego co pan przewodniczący Regulski zechciał powiedzieć. Otóż pan sformułował takie zdanie<text:span text:style-name="T2511">,</text:span><text:s/>że w tej definicji rad narodowych jest dla was do odrzucenia, że w tej definicji razi was to, że stwarza ona jak gdyby podstawę dla władczej ingerencji rady państwa i wojewódzkiej rady narodowej.<text:s/>Przecież my wyraźnie mówimy, że nadzór Rady Państwa, czy nadzór Wojewódzkiej Rady Narodowe<text:span text:style-name="T2512">j,</text:span><text:s/>byłby ograniczony do legalności. My nie kwestionujemy tego<text:span text:style-name="T2513">.</text:span><text:s/>Nasza strona tego nie kwestionuje<text:span text:style-name="T2514">,</text:span><text:s/>do legalności działania.<text:s/><text:span text:style-name="T2515">I</text:span><text:s/>tak zresztą w praktyce jest przecież. Przecież naprawdę Rada Państwa nie przypominam sobie, żeby kiedykolwiek zastosowała jakikolwiek restrykcyjny środek nadzoru na tej zasadzie, że podjęty został jakiś akt czy jakieś działanie przez radę narodową niecelowe, nie przypominam sobie. I używając tej formuły, skądinąd też różnie interpretowanej, zasadniczej linii polityki państwa, nie przypominam sobie tego.</text:p>
      <text:p text:style-name="P2516">Dziękuję bardzo. Zdaje się, ale zdaje się, że tak czy<text:s/><text:span text:style-name="T2517">i</text:span>naczej przerwa jest bardzo potrzebna.</text:p>
      <text:p text:style-name="P2518"><text:span text:style-name="T2519">Pr</text:span><text:span text:style-name="T2520">zewodnicząc</text:span><text:span text:style-name="T2521">y</text:span><text:span text:style-name="T2522">:</text:span></text:p>
      <text:soft-page-break/>
      <text:p text:style-name="P2523">Dziękuję państwu.</text:p>
      <text:p text:style-name="P2524">Robimy przerwę w granicach 20 minut i się spotkamy.</text:p>
      <text:p text:style-name="P2525"/>
      <text:p text:style-name="P2526">/P<text:span text:style-name="T2527">r</text:span>zerwa/.</text:p>
      <text:p text:style-name="P2528"/>
      <text:p text:style-name="P2529"><text:span text:style-name="T2530">/</text:span>Po przerwie/.</text:p>
      <text:p text:style-name="P2531"/>
      <text:p text:style-name="P2532"><text:span text:style-name="T2533">Przewodniczący<text:s/></text:span><text:span text:style-name="T2534">-</text:span><text:span text:style-name="T2535"><text:s/>O</text:span><text:span text:style-name="T2536">b.<text:s/></text:span><text:span text:style-name="T2537">Wojciech Sokolew</text:span><text:span text:style-name="T2538">i</text:span><text:span text:style-name="T2539">cz</text:span>:</text:p>
      <text:p text:style-name="P2540">Kontynuując wątek rozpoczęty przed przerwą przez pana prof<text:span text:style-name="T2541">.</text:span><text:s/>Regulskiego, chciałbym zacząć od przedstawienia państwu naszego wspólnego panie profesorze, jak rozumiem, wniosku, aby zakończyć, przepraszam, przerwać dyskusję plenarną, ponieważ właściwie argumenty zostały już wyczerpane. Obie strony przedstawiły swoje stanowiska w sposób dostatecznie wyraźny. I przystąpić do zredagowania propozycji pewnych dokumentów, które byśmy dyskutowali znów w tym gronie po ich opracowaniu przez mniejsze zespoliki redakcyjne, bo nie sposób jest przecież pisać<text:s/><text:span text:style-name="T2542">w</text:span><text:s/>tym gronie<text:s/><text:span text:style-name="T2543">d</text:span>okumentów.</text:p>
      <text:p text:style-name="P2544">Czy pan profesor się zgadza z tym wnioskiem?</text:p>
      <text:p text:style-name="P2545">Zgadza się pan.</text:p>
      <text:p text:style-name="P2546">Jak s<text:span text:style-name="T2547">ą</text:span>dzę<text:span text:style-name="T2548">,</text:span><text:s/>nie wiem jaki jest wniosek pana<text:span text:style-name="T2549">,</text:span><text:s/>pana koleżanek i kolegów, ale sądzę<text:span text:style-name="T2550">,</text:span><text:s/>że co najmniej trzy takie zespoły powinny powstać. Znaczy powinien powstać zespół ds. ustrojowych, który by przygotował dokument w sprawach ustroju samorządu terytorialnego na podstawie tych materiałów, które dotąd zostały przygotowane w wyniku dyskusji. Rozumiem, że tu także znalazłaby się te formuła realizacy<text:span text:style-name="T2551">jn</text:span>a. Tak sobie wyobrażam, ponieważ są to sprawy nierozerwalne.</text:p>
      <text:p text:style-name="P2552">Drugi zespół, który ma już za sobą tradycję konstruktywnej pracy, współpracy, by dopracował dokument dotyczący problemów finansowych.<text:s/><text:span text:style-name="T2553">J</text:span>eżeli wolno zasugerować, jeżeli nie padnie inna propozycja ze strony państwa, to może by<text:s/><text:span text:style-name="T2554">w</text:span><text:s/>dotychczasowym składzie pracował ten zespół.</text:p>
      <text:p text:style-name="P2555">I wreszcie trzeci zespół by mógł podjął kwestię tych okoliczności<text:s/><text:span text:style-name="T2556">to</text:span>w<text:span text:style-name="T2557">ar</text:span>zyszących, o ile ist<text:span text:style-name="T2558">ni</text:span>e<text:span text:style-name="T2559">je</text:span><text:s/>tego rodza<text:span text:style-name="T2560">ju<text:s/></text:span>potrzeba, warunków s<text:span text:style-name="T2561">pr</text:span>zy<text:span text:style-name="T2562">jają</text:span>cych, czy jak to jest nazwane, przepraszam bardzo, ja nie mam tego, wspomag<text:span text:style-name="T2563">ają</text:span>cych, tak<text:span text:style-name="T2564">.<text:s/></text:span>Zewnętrznych uwarunkowa<text:span text:style-name="T2565">ń</text:span>. Jeżeli jest taka potrzeba.</text:p>
      <text:p text:style-name="P2566">Jeżeli są jakieś inne propozycje to bardzo proszę o ich zgłoszenie. Z naszej strony jest tego rodzaju wniosek, by w tym pierwszym zespole, w te<text:span text:style-name="T2567">j</text:span><text:s/>pierwszej grupce redak<text:span text:style-name="T2568">cy</text:span>j<text:span text:style-name="T2569">nej</text:span><text:s/><text:span text:style-name="T2570">by</text:span>ł pan<text:span text:style-name="T2571">,</text:span><text:s/>pracował pan dyrektor Graniecki, pan dyrektor Wilkanowicz i ja może w jakiejś mierze mógłbym tam<text:s/><text:span text:style-name="T2572">po</text:span>móc.</text:p>
      <text:p text:style-name="P2573">W zespole finansowym, pan dyrektor, tak, a w tym trzecim zespole pan Stolz.</text:p>
      <text:p text:style-name="P2574">Ale jeżeli<text:s/><text:span text:style-name="T2575">są</text:span><text:s/>inne propozycje organizacy<text:span text:style-name="T2576">jn</text:span>e, to bardzo proszę.</text:p>
      <text:p text:style-name="P2577">Proszę bardz<text:span text:style-name="T2578">o</text:span>, pan.</text:p>
      <text:p text:style-name="P2579"><text:span text:style-name="T2580">O</text:span><text:span text:style-name="T2581">b. <text:s text:c="22"/></text:span><text:span text:style-name="T2582">:</text:span></text:p>
      <text:p text:style-name="P2583">Panie profesorze, mnie się wydaje, że to cośmy rozmawiali,<text:s/><text:span text:style-name="T2584">t</text:span>e trzeba przejść do redagowania,<text:s/><text:span text:style-name="T2585">ż</text:span>eby uniknąć ogólnych dyskusji.</text:p>
      <text:p text:style-name="P2586"><text:span text:style-name="T2587">W</text:span>yd<text:span text:style-name="T2588">aje</text:span><text:s/>mi się, że zanim się podzielimy trzeba sobie uzgodnić mniej więcej strukturę tego dokumentu końcowego.</text:p>
      <text:p text:style-name="P2589"><text:span text:style-name="T2590">Ob. Sokolewic</text:span><text:span text:style-name="T2591">z</text:span><text:span text:style-name="T2592"><text:s/>-<text:s/></text:span><text:span text:style-name="T2593">pr</text:span><text:span text:style-name="T2594">zewodniczący</text:span>:</text:p>
      <text:soft-page-break/>
      <text:p text:style-name="P2595">Bardzo trafna myśl.</text:p>
      <text:p text:style-name="P2596"><text:span text:style-name="T2597">O</text:span><text:span text:style-name="T2598">b. <text:s text:c="22"/></text:span><text:span text:style-name="T2599">:</text:span></text:p>
      <text:p text:style-name="P2600">Nam się wydaje, że taki dokument końcowy powinien się zaczynać od stwierdzenia, które tutaj było ogólne, o konieczności wprowadzenia samorządu lokalnego<text:span text:style-name="T2601">.</text:span><text:s/>Czy jakaś taka preambuła o tym, że my wszyscy chcemy to zrobić, że my to uważamy za niezbędne.</text:p>
      <text:p text:style-name="P2602">Drugim punktem byłoby zestawienie zgód czy rozbieżności co do spraw tych trzech punktów podstawowyc<text:span text:style-name="T2603">h</text:span>, tzn. które myśmy pozwolili sobie zaprezentować, a które pan minister Musioł podtrzymać, tzn<text:span text:style-name="T2604">.</text:span><text:s/>autonomia, wybory<text:span text:style-name="T2605">...</text:span></text:p>
      <text:p text:style-name="P2606"><text:span text:style-name="T2607">Przewodniczący</text:span>:</text:p>
      <text:p text:style-name="P2608"><text:span text:style-name="T2609">J</text:span>eżeli wolno wpaść w słowo<text:s/><text:span text:style-name="T2610">w</text:span><text:s/>tym momencie, to nieskromnie chciałem zauważyć, że ja też podtrzymałem te trzy punkty. I wydaje mnie się, skoro już tak szczegółowo mówimy,<text:s/><text:span text:style-name="T2611">ż</text:span>e moglibyśmy uznać te trzy punkty za wspólnie przyjęte, z zastrzeżeniem strony koalicy<text:span text:style-name="T2612">jn</text:span>o-rządowej do punktu 1. w duchu uwag, które były już zgłaszane<text:span text:style-name="T2613">.</text:span></text:p>
      <text:p text:style-name="P2614"><text:span text:style-name="T2615">O</text:span><text:span text:style-name="T2616">b. <text:s text:c="22"/></text:span><text:span text:style-name="T2617">:</text:span></text:p>
      <text:p text:style-name="P2618">Rozumiem,<text:s/><text:span text:style-name="T2619">ż</text:span>e mamy, aha autonomia<text:s/><text:span text:style-name="T2620">fu</text:span>nkc<text:span text:style-name="T2621">jo</text:span>nalna.<text:s/>No to już panowie zredagują, pisząc jednoznacznie. Bo dla nas to są te punkty kluczowe i wobec tego chcielibyśmy, żeby<text:s/><text:span text:style-name="T2622">tu</text:span>taj b<text:span text:style-name="T2623">ył</text:span>a<text:s/><text:span text:style-name="T2624">j</text:span>ednoznaczn<text:span text:style-name="T2625">oś</text:span>ć<text:s/><text:span text:style-name="T2626">sfo</text:span>rmułowań<text:span text:style-name="T2627">.</text:span><text:s/>Co<text:s/><text:span text:style-name="T2628">si</text:span>ę zg<text:span text:style-name="T2629">ad</text:span>zam<text:span text:style-name="T2630">y</text:span>, co się nie zgadzamy i trzeba by powiedzieć w jakich terminach się zgadzamy, czy się nie zgadzamy. Bo niezależnie od pewnych, ponieważ tutaj padały słowa co do zgody, jak panowie mówili docelowy system, który dla nas on jest na już, bo to<text:s/><text:span text:style-name="T2631">s</text:span>ą elementy otwarcia, panowie mówię docelowy, rozumiem w jakiejś dalszej przyszłości.</text:p>
      <text:p text:style-name="P2632"><text:span text:style-name="T2633">I</text:span><text:s/>wobec tego tu trzeba by było odnieść to do elementu czasu, o którym pan mówił, do elementów realizacji.</text:p>
      <text:p text:style-name="P2634"><text:span text:style-name="T2635">I</text:span><text:s/>wreszcie potem trzecia sprawa, to są te uzgodnienia szczegółowe dotyczące finansów, rozbieżności czy zbieżności w tych sprawach. Sprawy finansów, ponieważ stanowię element kluczowy, to zespoły muszą w jakiś sposób współpracować. Do tej sprawy musimy jeszcze wprowadzić z naszej strony sprawę opinii czy stanowiska w stosunku do ustawy o mieniu komunalnym, które musi być w tym przypadku również znaleziona. Do tej trzeciej części.</text:p>
      <text:p text:style-name="P2636">Musimy się tylko zastanowić kto, kogo gdzie przydzielić.</text:p>
      <text:p text:style-name="P2637">Panie profesorze, więc tutaj żeśmy z grubsza rozbili, rozumiem, że będzie kolega Kulesza i kolega Kowalewski<text:s/><text:span text:style-name="T2638">w</text:span><text:s/>tym zespole ustrojowym. Kolega Pa<text:span text:style-name="T2639">ń</text:span>ko napisze nasze stanowisko do mienia komunalnego, które w jakiś sposób wprowadzi do tej sprawy ustrojowej, bo to tam się musi łączyć. Zespół finansowy to z naszej strony pani Jankowicz i może byśmy<text:s/>poprosili pana Stępienia do spraw finansowych, a sprawy tych instytucji wspomag<text:span text:style-name="T2640">ają</text:span>cych to ja bym z kolegą Byczewskim, m<text:span text:style-name="T2641">yś</text:span>m<text:span text:style-name="T2642">y</text:span><text:s/>z panem sędzią<text:span text:style-name="T2643">.</text:span></text:p>
      <text:p text:style-name="P2644">Ewentualnie jak będzie potrzeba to kogoś się doprosi do opracowań szczegółowych<text:span text:style-name="T2645">.</text:span></text:p>
      <text:p text:style-name="P2646"><text:span text:style-name="T2647">Pr</text:span><text:span text:style-name="T2648">zewod</text:span><text:span text:style-name="T2649">ni</text:span><text:span text:style-name="T2650">cząc</text:span><text:span text:style-name="T2651">y</text:span>:</text:p>
      <text:p text:style-name="P2652">Jeszcze jedno pytanie, jedna wątpliwość w sprawach estetyki dokumentu naszego<text:span text:style-name="T2653">.</text:span><text:s/>Czy państwo nie uważają, ja to też kieruję do swoich kolegów to pytanie, że w sprawach finansowych powinien być załącznik do tego dokumentu podstawowego? Dlatego, że inaczej sobie nie bardzo wyobrażam, bo te sprawy finansowe tak znakomicie państwo opracowali, one by wydęły ten cały dokument.</text:p>
      <text:soft-page-break/>
      <text:p text:style-name="P2654"><text:span text:style-name="T2655">O</text:span><text:span text:style-name="T2656">b. <text:s text:c="22"/></text:span><text:span text:style-name="T2657">:</text:span></text:p>
      <text:p text:style-name="P2658">Z tym, że panie profesorze pewne zdania kluczowe muszą wejść do dokumentu.</text:p>
      <text:p text:style-name="P2659"><text:span text:style-name="T2660">Pr</text:span><text:span text:style-name="T2661">zewod</text:span><text:span text:style-name="T2662">ni</text:span><text:span text:style-name="T2663">cząc</text:span><text:span text:style-name="T2664">y</text:span><text:span text:style-name="T2665">:</text:span></text:p>
      <text:p text:style-name="P2666">Więc może to syntetyczne ujęcie, by państwo zechcieli dać te trzy zdania, s<text:span text:style-name="T2667">f</text:span>ormułowa<text:span text:style-name="T2668">l</text:span>i.</text:p>
      <text:p text:style-name="P2669"><text:span text:style-name="T2670">O</text:span><text:span text:style-name="T2671">b. <text:s text:c="22"/></text:span><text:span text:style-name="T2672">:</text:span></text:p>
      <text:p text:style-name="P2673">Tak samo nasze stanowisko w stosunku do mienia komunalnego będzie trochę szersze, będzie z załącznikiem.<text:s/>Pojawi się w tym dokumencie jako rozbieżność stanowisk.</text:p>
      <text:p text:style-name="P2674"><text:span text:style-name="T2675">Przewodnicząc</text:span><text:span text:style-name="T2676">y</text:span>:</text:p>
      <text:p text:style-name="P2677">Dobrz<text:span text:style-name="T2678">e.</text:span></text:p>
      <text:p text:style-name="P2679"><text:span text:style-name="T2680">W</text:span><text:s/>takim razie odraczam posiedzenie do godziny do 16.00? 15.00?</text:p>
      <text:p text:style-name="P2681">Po obiedzie, czyli rozumiem o 14.30.</text:p>
      <text:p text:style-name="P2682"><text:span text:style-name="T2683">O</text:span><text:span text:style-name="T2684">b. <text:s text:c="22"/></text:span><text:span text:style-name="T2685">:</text:span></text:p>
      <text:p text:style-name="P2686">Tyle, że jeszcze pan prof. Klasik by do spraw finansowych jak gdyby dobiegał. Jeszcze doszedłby.</text:p>
      <text:p text:style-name="P2687"><text:span text:style-name="T2688">Przewodnicząc</text:span><text:span text:style-name="T2689">y</text:span>:</text:p>
      <text:p text:style-name="P2690"><text:span text:style-name="T2691">Ja</text:span><text:s/>zdaje się teraz<text:s/><text:span text:style-name="T2692">prze</text:span>wodniczyłem? Przepraszam, bo już mnie się myli.</text:p>
      <text:p text:style-name="P2693"><text:span text:style-name="T2694">J</text:span>a przewodniczyłe<text:span text:style-name="T2695">m</text:span>, tak?</text:p>
      <text:p text:style-name="P2696"><text:span text:style-name="T2697">W</text:span><text:s/>takim razie odraczam posiedzenie do godziny 14<text:span text:style-name="T2698">.</text:span>30<text:span text:style-name="T2699">.<text:s/></text:span>Przypominam, że o 14.00 jest obiad.</text:p>
      <text:p text:style-name="P2700"><text:span text:style-name="T2701">O</text:span><text:span text:style-name="T2702">b. <text:s text:c="22"/></text:span><text:span text:style-name="T2703">:</text:span></text:p>
      <text:p text:style-name="P2704">Gdzie możemy pracować? Czy<text:s/><text:span text:style-name="T2705">są</text:span><text:s/>jakieś miejsca szczególnie wyznaczone, czy to tak tu właściwie?</text:p>
      <text:p text:style-name="P2706"><text:span text:style-name="T2707">O</text:span><text:span text:style-name="T2708">b. <text:s text:c="22"/></text:span><text:span text:style-name="T2709">:</text:span></text:p>
      <text:p text:style-name="P2710">Może tu. Będziemy się mogli również porozumiewać.</text:p>
      <text:p text:style-name="P2711"/>
      <text:p text:style-name="P2712">/P<text:span text:style-name="T2713">r</text:span>z<text:span text:style-name="T2714">er</text:span>wa/.</text:p>
      <text:p text:style-name="P2715"/>
      <text:p text:style-name="P2716"><text:span text:style-name="T2717">/</text:span>Po przerwie/.</text:p>
      <text:p text:style-name="P2718"/>
      <text:p text:style-name="P2719"><text:span text:style-name="T2720">O</text:span><text:span text:style-name="T2721">b.</text:span><text:span text:style-name="T2722"><text:s/>Jerzy Regulsk</text:span><text:span text:style-name="T2723">i</text:span><text:span text:style-name="T2724">:</text:span></text:p>
      <text:p text:style-name="P2725">Proszę państwa, zaczynamy urzędowanie. Straciłem kolejkę panie profesorze, kto powinien w tej chwili przewodniczyć? Moje przewodnictwo w międzyczasie przeszło już parę razy, parę kółek.<text:s/><text:span text:style-name="T2726">W</text:span><text:s/>takim razie rozumiem, że roboczo<text:span text:style-name="T2727">.</text:span></text:p>
      <text:p text:style-name="P2728">Prosimy kolegę Kowalewskiego, żeby może rozdziałami czytał, jako, że on to pisał. I o zgłaszanie uwag. Rozdziałami.</text:p>
      <text:p text:style-name="P2729"><text:span text:style-name="T2730">O</text:span><text:span text:style-name="T2731">b. Adam Kowalewski</text:span>:</text:p>
      <text:p text:style-name="P2732">Proszę państwa, to jest tekst nawet nie<text:s/>scz<text:span text:style-name="T2733">yt</text:span>any po maszynach, tak że ja przepraszam z góry za potknięcia. Konstrukcję, w grupach, które pisały, ustaliliśmy następującą. Jest coś w rodzaju preambuły o ogólnej deklarac<text:span text:style-name="T2734">ji</text:span><text:s/>stron. Pierwszy rozdział o zgodności, drugi rozdział o rozbieżnościach, trzeci rozdział o mieniu komunalnym, czwarty rozdział o ustaleniach realizacyjnych oraz dwa załączniki: o mieniu komunalnym i o finansach.</text:p>
      <text:p text:style-name="P2735">Zacznę oczywiście od preambuły. Grupa robocza uznała,<text:s/><text:span text:style-name="T2736">ż</text:span>e ustanowienie samorządu terytorialnego i<text:s/><text:soft-page-break/>zagwarantowanie w Konstytucji prawa społeczności lokalnych do samorządu jest koniecznością. Warunkiem realizacji tego prawa jest<text:s/>upodmiotawianie<text:s/>społeczności lokalnej, traktowanie samorządu terytorialnego jako podmiotu władzy publicznej oraz podmiotu obrotu cywilno-prawnego.</text:p>
      <text:p text:style-name="P2737">Wyrażać się to powinno w:</text:p>
      <text:p text:style-name="P2738">1. Samodzielności funkcjonalnej jednostek samorządu terytorialnego gwarantowanej posiadaniem własnych organów ustrojowych oraz zakreśleniem nadzoru nad samorządem do zagadnienia legalności jego działań.</text:p>
      <text:p text:style-name="P2739">2. Samodzielności majątkowej i finansowej.</text:p>
      <text:p text:style-name="P2740">3<text:span text:style-name="T2741">.</text:span><text:s/>Demokratycznego sposobu wyłaniania organów uchwałodawczych<text:span text:style-name="T2742">.</text:span></text:p>
      <text:p text:style-name="P2743">Samorząd terytorialny jest formą realizacji władzy publicznej przez instytucje terenowe w zakresie spraw publicznych o znaczeniu lokalnym.<text:s/><text:span text:style-name="T2744">W</text:span><text:s/>takim znaczeniu mieści się on w ogólnopaństwowym porządku us<text:span text:style-name="T2745">tr</text:span>ojowo-prawnym<text:span text:style-name="T2746">.</text:span><text:s/>Niezależnie od powyższego wspólnego poglądu istnieje zasadnicza rozbieżność co do charakteru organów samorządu terytorialnego i układu ich podporządkowania w systemie państwowym.</text:p>
      <text:p text:style-name="P2747">Strona koalicyjno-rządowa uważa, że rady narodowe jako organy uchwałodawcze samorządu terytorialnego wykonują również przewidziane<text:s/><text:span text:style-name="T2748">p</text:span>rawem funkc<text:span text:style-name="T2749">je</text:span><text:s/>władzy państwowej<text:span text:style-name="T2750">.</text:span><text:s/>Organy wykonawcze i zarządzające samorządu terytorialnego pozostają również terenowymi organami administrac<text:span text:style-name="T2751">ji<text:s/></text:span>państwow<text:span text:style-name="T2752">e</text:span>j, przynajmniej w okresie przejściowym<text:span text:style-name="T2753">.</text:span></text:p>
      <text:p text:style-name="P2754">Strona solidarnościowo-opozycyjna uważa<text:span text:style-name="T2755">,</text:span><text:s/>że zachowanie funkcji organów władzy państwowej pozostaje w sprzeczności z ideą samorządu ter<text:span text:style-name="T2756">y</text:span>torialnego<text:span text:style-name="T2757">.</text:span><text:s/>Samorząd terytorialny jako odrębny podmiot władzy publicznej powinien samodzielnie wykonywać zarówno przewidziane prawem funkcje władcze, jak<text:s/><text:span text:style-name="T2758">i</text:span><text:s/>prowadzić działalność gospodarczą<text:span text:style-name="T2759">.</text:span><text:s/>Natomiast zadania administracji rządowej mogą<text:s/><text:span text:style-name="T2760">i</text:span><text:s/>w<text:span text:style-name="T2761">i</text:span>nny być zlecane organom wykonawczym samorządu terytorialnego i wykonywane pod nadzorem czynnika rządoweg<text:span text:style-name="T2762">o</text:span>.</text:p>
      <text:p text:style-name="P2763"><text:span text:style-name="T2764">O</text:span><text:span text:style-name="T2765">b. Sokolewic</text:span><text:span text:style-name="T2766">z</text:span>:</text:p>
      <text:p text:style-name="P2767"><text:span text:style-name="T2768">W</text:span><text:s/>punkcie 3<text:span text:style-name="T2769">.</text:span><text:s/>trzeba zmienić formę gramatyczną. Wyrażać się to powinno w demokratycznym sposobie<text:span text:style-name="T2770">.</text:span></text:p>
      <text:p text:style-name="P2771"><text:span text:style-name="T2772">O</text:span><text:span text:style-name="T2773">b. <text:s text:c="22"/></text:span><text:span text:style-name="T2774">:</text:span></text:p>
      <text:p text:style-name="P2775">Więc tu są w dwóch miejscach błędy, czy w trzech nawe<text:span text:style-name="T2776">t</text:span>. Poprawiać będziem<text:span text:style-name="T2777">y.</text:span></text:p>
      <text:p text:style-name="P2778"><text:span text:style-name="T2779">Ob. Jerzy Regulski</text:span>:</text:p>
      <text:p text:style-name="P2780">Jak państwo wolą, czy czytamy całość, czy dyskutujemy.</text:p>
      <text:p text:style-name="P2781"><text:span text:style-name="T2782">O</text:span><text:span text:style-name="T2783">b. <text:s text:c="22"/></text:span><text:span text:style-name="T2784">:</text:span></text:p>
      <text:p text:style-name="P2785">Cz<text:span text:style-name="T2786">ytaj</text:span>my<text:span text:style-name="T2787">.</text:span></text:p>
      <text:p text:style-name="P2788"><text:span text:style-name="T2789">Ob. Kowalewski</text:span>:</text:p>
      <text:p text:style-name="P2790">Rozdział pierwszy. Zgodność poglądów uzyskano w następujących sprawach. Definicji samorządu terytorialnego jako ogółu mieszkańców gminy miejskiej i wiejskiej<text:s/><text:span text:style-name="T2791">z</text:span><text:s/><text:span text:style-name="T2792">o</text:span>sobowością prawną gminy,<text:s/><text:span text:style-name="T2793">a</text:span><text:s/>n<text:span text:style-name="T2794">i</text:span>e rady<text:span text:style-name="T2795">.</text:span><text:s/>Wprowadzenia własności komunalnej<text:span text:style-name="T2796">.</text:span><text:s/>Zapewnienia samodzielności finansowej samorządu terytorialnego rad narodowych w szczególności przez: ustanowienie źródeł dochodów stałych /<text:span text:style-name="T2797">wł</text:span>a<text:span text:style-name="T2798">s</text:span>nych oraz dotac<text:span text:style-name="T2799">ji</text:span><text:s/>ogólnych przyznawanych wg zobiektywizowanych kryteriów/<text:span text:style-name="T2800">.</text:span></text:p>
      <text:p text:style-name="P2801">Budżety lokalne będą odrębne od budżetu państwa<text:s/><text:span text:style-name="T2802">i</text:span><text:s/>powinny obejmować wszystkie rodzaje wpływów, a całość wpływów winna służyć finansowaniu całości zadań<text:span text:style-name="T2803">.</text:span></text:p>
      <text:p text:style-name="P2804">Samodzielności gospodarczej, a m.in. prawo do powoływania banków komunalnych /dla wspierania<text:s/><text:soft-page-break/>gospodarki jednostek samorządu terytorialnego<text:span text:style-name="T2805">/</text:span><text:s/>przedsiębiorstw i z<text:span text:style-name="T2806">a</text:span>kła<text:span text:style-name="T2807">d</text:span>ów oraz prowadzenia działalności gospodarczej pod warunkiem, że nie będzie ona stanowiła zagrożenia dla realizac<text:span text:style-name="T2808">ji</text:span><text:s/>zadań publicznych samorządu.</text:p>
      <text:p text:style-name="P2809">Istotną formą relacji zadań ponad-lokalnych powinny być związki międzykomunalne o charakterze celowym i o zasięgu terytorialnym oraz organizacji wynikających z konkretnych po<text:span text:style-name="T2810">tr</text:span>zeb.</text:p>
      <text:p text:style-name="P2811">Demokratycznej ordynacji wyborczej do rad narodowych i zapewnienia pluralistycznego ich składu.</text:p>
      <text:p text:style-name="P2812">Konieczności wyeliminowania z kryteriów nadzoru oceny celowości działania /zgodności z polityką państwa/ i ograniczenia wyłącznie na zasady legalności /zgodności z prawem/.</text:p>
      <text:p text:style-name="P2813">Stworzenia możliwości zaskarżenia przez samorząd terytorialny decyzji wł<text:span text:style-name="T2814">a</text:span>dz państwowych do NSA i sądów powszechnyc<text:span text:style-name="T2815">h</text:span>.</text:p>
      <text:p text:style-name="P2816">Potrzeby dostosowania przepisów prawa adminis<text:span text:style-name="T2817">tr</text:span>acyjnego i innych ustaw do rozwiązań systemowych.</text:p>
      <text:p text:style-name="P2818">Strony solidarnościowo-opozycyjna i koalicy<text:span text:style-name="T2819">jn</text:span>o-rządowa zgodziły się<text:s/><text:span text:style-name="T2820">z</text:span><text:s/>poglądem reprezentowa<text:span text:style-name="T2821">n</text:span>ia<text:s/><text:span text:style-name="T2822">O</text:span>PZZ, że w swej działalności samorządy terytorialne powinny rozwijać demokrację bezpośrednio ludności miast i wsi<text:span text:style-name="T2823">.</text:span></text:p>
      <text:p text:style-name="P2824">Tu tak do współautorów, tu są pewne błędy jeszcze gramatyczne<text:span text:style-name="T2825">.</text:span></text:p>
      <text:p text:style-name="P2826">Rozbieżności dotyczą...</text:p>
      <text:p text:style-name="P2827"><text:span text:style-name="T2828">Przewodnicząc</text:span><text:span text:style-name="T2829">y</text:span><text:span text:style-name="T2830">:</text:span></text:p>
      <text:p text:style-name="P2831">Czy uwagi jakieś?</text:p>
      <text:p text:style-name="P2832"><text:span text:style-name="T2833">O</text:span><text:span text:style-name="T2834">b</text:span><text:span text:style-name="T2835">.</text:span><text:span text:style-name="T2836"><text:s/>Kowalewski:</text:span></text:p>
      <text:p text:style-name="P2837">Takie<text:span text:style-name="T2838">,</text:span><text:s/>które z czytania można, ze słuchania samego<text:span text:style-name="T2839">,<text:s/></text:span>można odnieś<text:span text:style-name="T2840">ć.</text:span></text:p>
      <text:p text:style-name="P2841">Rozbieżności dotyczą.<text:s/><text:span text:style-name="T2842">J</text:span>est tych rozbieżności pięć<text:span text:style-name="T2843">.</text:span></text:p>
      <text:p text:style-name="P2844">1<text:span text:style-name="T2845">.</text:span><text:s/>Charakterystyki lokalnych organów przedstawicielskich. Strona solidarnościowo-opozycyjna proponuje, aby organy te były wyłącznie organami samorządu terytorialnego, wykonującymi zarówno przewidziane prawem<text:s/><text:span text:style-name="T2846">f</text:span>unkcje władzy publicznej, jak i prowadzącymi działalność gospodarczą.</text:p>
      <text:p text:style-name="P2847">Strona koalicy<text:span text:style-name="T2848">jn</text:span>o-rządowa proponuje określenie ich jako organów uchwałodawczych samorządu terytorialnego, wypełniających przy tym na podstawie Konstytucji i ustaw, funk<text:span text:style-name="T2849">cj</text:span>ę organów władzy państwowe<text:span text:style-name="T2850">j</text:span>.</text:p>
      <text:p text:style-name="P2851">Druga rozbieżność dotyczy administracji szczebla podstawowego<text:span text:style-name="T2852">.</text:span></text:p>
      <text:p text:style-name="P2853">Strona solidarnościowo-opozycy<text:span text:style-name="T2854">jn</text:span>a postuluje przekształcenie terenowych organów adminis<text:span text:style-name="T2855">tr</text:span>a<text:span text:style-name="T2856">cji</text:span><text:s/>państwowej stopnia podstawowego w organy wykonawcze samorządu terytorialnego /czyli w administrację komunalną, a nie państwową/<text:span text:style-name="T2857">.<text:s/></text:span>Ich pracownicy mieliby odrębny statu<text:span text:style-name="T2858">s</text:span><text:s/>pracowników komunalnych. Funkc<text:span text:style-name="T2859">jo</text:span>nariusze i pracownicy komunalni powoływani będą na stanowiska wyłącznie decyzją organów sam<text:span text:style-name="T2860">or</text:span>ządowych, z wyłączeniem zasad nomenklatury politycznej w jej dotychczasowym charakterze. Adminis<text:span text:style-name="T2861">tr</text:span>acja szczebla podstawowego pełniłaby także funkcje zlecone adminis<text:span text:style-name="T2862">tr</text:span>a<text:span text:style-name="T2863">cji</text:span><text:s/>państwowej<text:span text:style-name="T2864">.</text:span></text:p>
      <text:p text:style-name="P2865"><text:span text:style-name="T2866">O</text:span><text:span text:style-name="T2867">b. <text:s text:c="22"/></text:span><text:span text:style-name="T2868">:</text:span></text:p>
      <text:p text:style-name="P2869"><text:span text:style-name="T2870">J</text:span>eśli mo<text:span text:style-name="T2871">ż</text:span>na, to tam chyba stosowniejsze byłoby<text:s/><text:span text:style-name="T2872">-</text:span><text:s/>byliby, pracownicy komunalni byliby<text:span text:style-name="T2873">.</text:span><text:s/>To by odpowiadało<text:s/><text:span text:style-name="T2874">tr</text:span>ybowi.</text:p>
      <text:p text:style-name="P2875"><text:span text:style-name="T2876">Ob. Kowalewski</text:span></text:p>
      <text:p text:style-name="P2877"><text:span text:style-name="T2878">W</text:span><text:s/>którym zdaniu, mógłby pan całe zdanie przeczytać.</text:p>
      <text:soft-page-break/>
      <text:p text:style-name="P2879"><text:span text:style-name="T2880">O</text:span><text:span text:style-name="T2881">b. <text:s text:c="22"/></text:span><text:span text:style-name="T2882">:</text:span></text:p>
      <text:p text:style-name="P2883">Wcześniej mówimy w trybie przypuszcz<text:span text:style-name="T2884">ają</text:span>cy<text:span text:style-name="T2885">m.</text:span></text:p>
      <text:p text:style-name="P2886"><text:span text:style-name="T2887">O</text:span><text:span text:style-name="T2888">b.</text:span><text:span text:style-name="T2889"><text:s/>Kow</text:span><text:span text:style-name="T2890">a</text:span><text:span text:style-name="T2891">lewsk</text:span><text:span text:style-name="T2892">i</text:span><text:span text:style-name="T2893">:</text:span></text:p>
      <text:p text:style-name="P2894">Dobrze<text:span text:style-name="T2895">,</text:span><text:s/>już poprawiłem.<text:s/><text:span text:style-name="T2896">Z</text:span><text:s/>tym, że proszę państwa, odbite na ksero 20 kompletów będzie z wszystkimi błędami, które w tej chwili poprawiamy.</text:p>
      <text:p text:style-name="P2897">S<text:span text:style-name="T2898">tr</text:span>ona ko<text:span text:style-name="T2899">al</text:span>ic<text:span text:style-name="T2900">yjn</text:span>o-rządowa s<text:span text:style-name="T2901">to</text:span>i na<text:s/><text:span text:style-name="T2902">st</text:span>anowisk<text:span text:style-name="T2903">u,</text:span><text:s/>że organy wykonawcze samorządu terytorialnego co najmniej w okresie przejściowym pozostaną terenowymi organami administracji państwowej. Dla wzmocnienia funkcji wykonawczych w<text:s/><text:span text:style-name="T2904">s</text:span>tosunku do zadań samorządu terytorialnego<text:span text:style-name="T2905">,</text:span><text:s/>proponuje się rozważenie powoływania przez rady narodowe działające pod ich zwierzchnictwem, zarządów miejskich i gminnych. Zarządy te działałyby w integracji<text:s/><text:span text:style-name="T2906">fu</text:span>nkcjonalnej z urzędami terenowymi<text:span text:style-name="T2907">.</text:span><text:s/>Na tym tle dopuszcza się możliwość zróżnicowanego statusu pracowników tych urzędów.</text:p>
      <text:p text:style-name="P2908">To jest druga rozbieżność.</text:p>
      <text:p text:style-name="P2909">Trzecia dotyczy ponad-lokalnych organizacji samorządu terytorialnego.</text:p>
      <text:p text:style-name="P2910">Strona solidarnościowo-opozycyjna stwierdza, że w jej ocenie w obecnej sytuacji nie ma warunków do ustanowienia samorządu ter<text:span text:style-name="T2911">yt</text:span>orialnego na szczeblu w<text:span text:style-name="T2912">oj</text:span>ewództw analogicznego do samorządu miast i gmin. Tym samym brak obecnie przesłanek, by województwa posiadały własne mienie i osobowość prawną.</text:p>
      <text:p text:style-name="P2913">Zasadnicze fo<text:span text:style-name="T2914">r</text:span>my realizacji zadań ponad-lokalnych powinny być związki międzykomunalne o charakterze celowym i zasięgu przestrzennym oraz w organizacji wynikających z konkretnych potrzeb<text:span text:style-name="T2915">.</text:span></text:p>
      <text:p text:style-name="P2916">Należy doprowadzić do u<text:span text:style-name="T2917">je</text:span>dnolicenia różnych podziałów na rejony adminis<text:span text:style-name="T2918">tr</text:span>acy<text:span text:style-name="T2919">jne.</text:span><text:s/>Urzędy wojewódzkie<text:s/><text:span text:style-name="T2920">i</text:span><text:s/>organy powiatowe /organy rejonowe<text:s/>„powiatowe<text:span text:style-name="T2921">”</text:span><text:s/><text:span text:style-name="T2922">-</text:span><text:s/>bo to jest odniesienie do byłych powiatów/ powinny być najniższym szczeblem administrac<text:span text:style-name="T2923">ji</text:span><text:s/>rządowej<text:span text:style-name="T2924">.</text:span><text:s/>Zwiększenie uczestnictwa społeczeństw lokalnych w nadzorze nad administracją wojewódzką<text:s/><text:span text:style-name="T2925">s</text:span>p<text:span text:style-name="T2926">rzy</text:span>j<text:span text:style-name="T2927">ał</text:span>o<text:span text:style-name="T2928">by</text:span><text:s/>odejście od wyborów bezpośrednich na rzecz formowania składu WRN przez delegację reprezentan<text:span text:style-name="T2929">tó</text:span>w jednostek szczebla podstawowego<text:span text:style-name="T2930">.</text:span></text:p>
      <text:p text:style-name="P2931">Strona koalicy<text:span text:style-name="T2932">jn</text:span>o-rządowa uważa, że rozwijanie funkcji samorządowych powinno dotyczyć szczebla wojewódzkiego i w związku z tym proponuje utworzenie mienia komunalnego również na szczeblu wojewódzkim<text:span text:style-name="T2933">,</text:span><text:s/>gdz<text:span text:style-name="T2934">i</text:span>e istnieją materialne warunki samo<text:span text:style-name="T2935">fi</text:span>nansowania i rozwijania inicjatyw gospodarczych.</text:p>
      <text:p text:style-name="P2936">Status wojewódzkich rad narodowych odpowiadałby koncepcji rad narodowych na szczeblu podstawowym.<text:s/><text:span text:style-name="T2937">W</text:span><text:s/>związku z tym nie przewiduje się zmian w dotychczasowym statusie wojewodów i ich aparatu adminis<text:span text:style-name="T2938">tr</text:span>ac<text:span text:style-name="T2939">yj</text:span>nego. Nie wyklucza to przekazywania składników mienia komunalnego związkom międzykomunalnym<text:span text:style-name="T2940">.</text:span></text:p>
      <text:p text:style-name="P2941">Pomimo powyższych rozbieżności obie strony uznały, że sposób zarządów województwami miejskimi wymaga rozwiązań indywidualnych, oraz że należy uspołecznić organy władzy i administrac<text:span text:style-name="T2942">ji</text:span><text:s/>państwowej przez poddanie ich silniejszemu nadzorowi ze strony wojewódzkich rad narodowych.</text:p>
      <text:p text:style-name="P2943">Czw<text:span text:style-name="T2944">ar</text:span>ta ro<text:span text:style-name="T2945">zb</text:span>ieżność dotyczy zagad<text:span text:style-name="T2946">ni</text:span>eń<text:s/><text:span text:style-name="T2947">fi</text:span>nansowa<text:span text:style-name="T2948">nia</text:span>.</text:p>
      <text:p text:style-name="P2949">S<text:span text:style-name="T2950">tr</text:span>ona solid<text:span text:style-name="T2951">a</text:span>rnościowo-opozycy<text:span text:style-name="T2952">jn</text:span>a uznała, że rac<text:span text:style-name="T2953">jo</text:span>nalizacja dotowania samorządów lokalnego wymaga m.in.:</text:p>
      <text:p text:style-name="P2954">a/ określenia na okresy 5-letnie w NPSG procentowego wskaźnika wyznacza<text:span text:style-name="T2955">ją</text:span>cego gwarantowany<text:s/><text:soft-page-break/>/minimalny/ poziom dotacji z ogólnej dla samorządów lokalnych<text:s/><text:span text:style-name="T2956">i</text:span><text:s/>budżetu państwa;</text:p>
      <text:p text:style-name="P2957">b/ ustawowego określenia odpowiedzialności Ministra Finansów za pełny i terminowy rozdział środków bezpośrednio między samorządy miast i gmin.</text:p>
      <text:p text:style-name="P2958">Strona koalicyjno-rządowa nie ustosunkowuje się do merytorycznej zasadności tych postulatów. Ich realizację uważa za przedwczesną<text:span text:style-name="T2959">.</text:span><text:s/><text:span text:style-name="T2960">W</text:span><text:s/>sprawach szczegółowych<text:s/><text:span text:style-name="T2961">-</text:span><text:s/>patrz załącznik.</text:p>
      <text:p text:style-name="P2962">Istnieje załącznik do spraw finansowych.</text:p>
      <text:p text:style-name="P2963">Rozbieżność piąta i ostatnia<text:span text:style-name="T2964">.</text:span><text:s/>Zwi<text:span text:style-name="T2965">ą</text:span>zek Miast i Gmin.</text:p>
      <text:p text:style-name="P2966">Zdaniem strony solidarnościowo-opozycy<text:span text:style-name="T2967">jn</text:span>ej dla wdrożenia instytucji samorządu ter<text:span text:style-name="T2968">yt</text:span>orialnego konieczne jest stworzenie Związku Miast i Gmin Polskich dla: organizowania współpracy<text:span text:style-name="T2969">,</text:span><text:s/>współdziałania<text:s/><text:span text:style-name="T2970">i</text:span><text:s/>wzajemnej pomocy dla członków związku i dla reprezentowania interesów komunalnych wobec właściwych organów państwowych.</text:p>
      <text:p text:style-name="P2971">Zdaniem s<text:span text:style-name="T2972">tr</text:span>ony koalic<text:span text:style-name="T2973">yjn</text:span>o-rządowej<text:s/><text:span text:style-name="T2974">pr</text:span>oblemy te należy odłożyć i uzależnić ich rozwiązanie od przyszłej kon<text:span text:style-name="T2975">str</text:span>uk<text:span text:style-name="T2976">cji</text:span><text:s/>sam<text:span text:style-name="T2977">or</text:span>ządu<text:s/><text:span text:style-name="T2978">ter</text:span>yt<text:span text:style-name="T2979">or</text:span>i<text:span text:style-name="T2980">al</text:span>neg<text:span text:style-name="T2981">o.</text:span></text:p>
      <text:p text:style-name="P2982">3.<text:s/>Mienie komunalne.<text:s/><text:span text:style-name="T2983">W</text:span><text:s/>spranie mienia komunalnego...</text:p>
      <text:p text:style-name="P2984"><text:span text:style-name="T2985">Ob. Sokolewic</text:span><text:span text:style-name="T2986">z</text:span>:</text:p>
      <text:p text:style-name="P2987">Ale może uwagi...</text:p>
      <text:p text:style-name="P2988"><text:span text:style-name="T2989">Ob</text:span><text:span text:style-name="T2990">.</text:span><text:span text:style-name="T2991"><text:s/>Kow</text:span><text:span text:style-name="T2992">a</text:span><text:span text:style-name="T2993">lewski</text:span>:</text:p>
      <text:p text:style-name="P2994">Tu są błędy, które ja starałem się poprawiać czytając.</text:p>
      <text:p text:style-name="P2995"><text:span text:style-name="T2996">O</text:span><text:span text:style-name="T2997">b. <text:s text:c="22"/></text:span><text:span text:style-name="T2998">:</text:span></text:p>
      <text:p text:style-name="P2999">Jeśli można to na str. 4. po wyłożeniu stanowiska strony solidarnościowo-opozycy<text:span text:style-name="T3000">jn</text:span>ej w kwestii statusu<text:s/><text:span text:style-name="T3001">W</text:span>RN, krótko mów<text:span text:style-name="T3002">i</text:span>ąc<text:span text:style-name="T3003">,</text:span><text:s/>jest taki akapit, ja go przeczytam, bo państwo nie mają tekstu, i przypomnę.</text:p>
      <text:p text:style-name="P3004">Strona koalicyjno-rządowa uważa<text:s/><text:span text:style-name="T3005">-</text:span><text:s/>ponieważ tam się mówi wcześniej, że należy odejść od wyborów bezpośrednich na rzecz formowania składu WRN przez delegacje reprezentantów jednostek szczebla podstawowego<text:span text:style-name="T3006">.</text:span><text:s/>Strona koalicyjno-rządowa uważa, że rozwijanie funkcji sam<text:span text:style-name="T3007">o</text:span>rządowych powinno dotyczyć szczebla wo<text:span text:style-name="T3008">je</text:span>wódzkiego, w związku z tym proponuje utworzenie mienia komunalnego, że istnieją materialne warunki itd. Status wojewódzkich rad odpowiadałby koncepcji rad narodowych na szczeblu podstawowym,<text:s/><text:span text:style-name="T3009">i</text:span><text:s/>tu proponowałbym, żeby dla jasności, bo nie ma tutaj odzewu na pośredniość wyborów WRN z zachowaniem bezpośredniego wyboru tych rad. Bezpośredniego wyboru WRN, tak krótko napiszmy. Z zachowaniem zasady bezpośredniego wyboru<text:s/><text:span text:style-name="T3010">W</text:span>RN<text:span text:style-name="T3011">.</text:span></text:p>
      <text:p text:style-name="P3012"><text:span text:style-name="T3013">Ob. Kowalewski</text:span>:</text:p>
      <text:p text:style-name="P3014">Z zachowaniem zasady bezpośrednich wyborów? Tak po<text:span text:style-name="T3015">pr</text:span>awić?</text:p>
      <text:p text:style-name="P3016">Z zachowaniem zasady bezpośredniego wyboru<text:s/><text:span text:style-name="T3017">W</text:span>RN<text:span text:style-name="T3018">.</text:span></text:p>
      <text:p text:style-name="P3019"><text:span text:style-name="T3020">O</text:span><text:span text:style-name="T3021">b. <text:s text:c="22"/></text:span><text:span text:style-name="T3022">:</text:span></text:p>
      <text:p text:style-name="P3023"><text:span text:style-name="T3024">J</text:span>a mam propozycję, żeby na tej samej stronie dla jasności w ostatnim akapicie punktu 3. pomimo powyższych rozbieżności obie strony uznały , że sposób zarządu województwami miejskimi, proponuję w cudzysłów ują<text:span text:style-name="T3025">ć</text:span><text:s/>słowo miejskimi, ponieważ nie ma takiego pojęcia obecnie<text:span text:style-name="T3026">.</text:span><text:s/>One się tak nazywały potocznie, i dlatego proponuję, żeby to ują<text:span text:style-name="T3027">ć<text:s/></text:span>w cudzysłów. Wiemy<text:s/><text:span text:style-name="T3028">o</text:span><text:s/>co chodzi.</text:p>
      <text:p text:style-name="P3029"><text:span text:style-name="T3030">O</text:span><text:span text:style-name="T3031">b. <text:s text:c="22"/></text:span><text:span text:style-name="T3032">:</text:span></text:p>
      <text:p text:style-name="P3033">Czy można mieć taką propozycję tutaj, słowo aglomeracja duże aglomeracje miejskie, czy to nie to<text:s/><text:soft-page-break/>samo byłoby?</text:p>
      <text:p text:style-name="P3034"><text:span text:style-name="T3035">O</text:span><text:span text:style-name="T3036">b. <text:s text:c="22"/></text:span><text:span text:style-name="T3037">:</text:span></text:p>
      <text:p text:style-name="P3038">No to jakby rozszerza już płaszczyznę.</text:p>
      <text:p text:style-name="P3039">To w takim razie dodać oraz dużymi aglomeracjami.</text:p>
      <text:p text:style-name="P3040"><text:span text:style-name="T3041">O</text:span><text:span text:style-name="T3042">b. <text:s text:c="22"/></text:span><text:span text:style-name="T3043">:</text:span></text:p>
      <text:p text:style-name="P3044">Czy województwa miejskie, o których tu jest mowa wszystkie stanowią jądra aglomeracji, jako zasada...</text:p>
      <text:p text:style-name="P3045"><text:span text:style-name="T3046">O</text:span><text:span text:style-name="T3047">b. <text:s text:c="22"/></text:span><text:span text:style-name="T3048">:</text:span></text:p>
      <text:p text:style-name="P3049">Warszawę, Kraków, Łódź, a duże aglomeracje jest szerze<text:span text:style-name="T3050">j</text:span>.</text:p>
      <text:p text:style-name="P3051">Pojęcie aglomeracji jest zbiorem szerszym, które zawiera w sobie województwa miejskie. Czyli nie ma co wymieniać obydwóch. Albo mówimy aglomeracja albo województwo miejskie.</text:p>
      <text:p text:style-name="P3052"><text:span text:style-name="T3053">O</text:span><text:span text:style-name="T3054">b. <text:s text:c="22"/></text:span><text:span text:style-name="T3055">:<text:s/></text:span></text:p>
      <text:p text:style-name="P3056">Możemy, tylko że ja odczytuję pojęcie, ujęcie kwestii województw miejskich, dotyczy to również jak sądzę relacji pomiędzy dzielnicami a strukturą wojewódzką.</text:p>
      <text:p text:style-name="P3057"/>
      <text:p text:style-name="P3058"><text:span text:style-name="T3059">Ob. Kowalewski</text:span>:</text:p>
      <text:p text:style-name="P3060">Aglomeracja jest chyba logiczniejszym. Czy możemy wymienić tę aglomerację? Brzmiałoby to: że sposób zarządu dużymi aglomeracjami miejskimi<text:span text:style-name="T3061">.</text:span><text:s/>Dobrze?</text:p>
      <text:p text:style-name="P3062"><text:span text:style-name="T3063">O</text:span><text:span text:style-name="T3064">b. <text:s text:c="22"/></text:span><text:span text:style-name="T3065">:</text:span></text:p>
      <text:p text:style-name="P3066"><text:span text:style-name="T3067">W</text:span><text:s/>tej chwili województwa miejskie są trzy. Natomiast największa aglomeracja w Polsce to jest województwo katowickie. Nie czyńmy sobie takiej zmiany merytorycznej.</text:p>
      <text:p text:style-name="P3068"><text:span text:style-name="T3069">O</text:span><text:span text:style-name="T3070">b. <text:s text:c="22"/></text:span><text:span text:style-name="T3071">:</text:span></text:p>
      <text:p text:style-name="P3072">Katowickie województwo też musi mieć indywidualne rozs<text:span text:style-name="T3073">tr</text:span>zygnięcia, biorąc pod uwagę stopień koncentracji ludności, poten<text:span text:style-name="T3074">cjał</text:span>u<text:s/><text:span text:style-name="T3075">pr</text:span>zemysłowego i<text:span text:style-name="T3076">td.</text:span></text:p>
      <text:p text:style-name="P3077"><text:span text:style-name="T3078">O</text:span><text:span text:style-name="T3079">b. <text:s text:c="22"/></text:span><text:span text:style-name="T3080">:</text:span></text:p>
      <text:p text:style-name="P3081">Na st<text:span text:style-name="T3082">r.</text:span><text:s/>5, w punkcie 5<text:span text:style-name="T3083">.</text:span><text:s/>chodzi o ten Związek Miast i Gmin Polskich. Naszym zdan<text:span text:style-name="T3084">i</text:span>em, tak żeśmy starali się to wyrazić, problemy te należy odłożyć, uzależnić ich rozw<text:span text:style-name="T3085">ią</text:span>zan<text:span text:style-name="T3086">i</text:span>e od przyszłej regulacji ustawowej samorządu terytorialnego.</text:p>
      <text:p text:style-name="P3087"><text:span text:style-name="T3088">Ob. Kowalewski:</text:span></text:p>
      <text:p text:style-name="P3089">Dobrze, słowo konstrukcji zastąpić regulacji ustawowej.</text:p>
      <text:p text:style-name="P3090"><text:span text:style-name="T3091">O</text:span><text:span text:style-name="T3092">b. <text:s text:c="22"/></text:span><text:span text:style-name="T3093">:</text:span></text:p>
      <text:p text:style-name="P3094">Tak, bo ta konstrukcja jest zarysowana przez nas w tym modelu, który.<text:span text:style-name="T3095">.</text:span>.</text:p>
      <text:p text:style-name="P3096"><text:span text:style-name="T3097">O</text:span><text:span text:style-name="T3098">b. <text:s text:c="22"/></text:span><text:span text:style-name="T3099">:</text:span></text:p>
      <text:p text:style-name="P3100">Proponuję w ostatnim akapicie przed punktem 4, w punkcie<text:s/><text:span text:style-name="T3101">3.</text:span><text:s/>w ostatnim ak<text:span text:style-name="T3102">a</text:span>picie na str. 4 skreślić słowa wyrazy władzy i uspołecznić organy adminis<text:span text:style-name="T3103">tr</text:span>ac<text:span text:style-name="T3104">ji</text:span><text:s/>państwowej przez podanie ich silniejszemu nadzorowi, ewentualnie jeżeli<text:s/>tu przyjmiem<text:span text:style-name="T3105">y.</text:span><text:s/>Dlatego,<text:s/><text:span text:style-name="T3106">ż</text:span>e w naszej nomenklaturze WR<text:span text:style-name="T3107">N<text:s/></text:span>jest organem władzy.</text:p>
      <text:p text:style-name="P3108"><text:span text:style-name="T3109">Ob. Kowalewski</text:span>:</text:p>
      <text:p text:style-name="P3110">Władzy i - taka propozycja.</text:p>
      <text:p text:style-name="P3111"><text:span text:style-name="T3112">O</text:span><text:span text:style-name="T3113">b. <text:s text:c="22"/></text:span><text:span text:style-name="T3114">:</text:span></text:p>
      <text:soft-page-break/>
      <text:p text:style-name="P3115"><text:span text:style-name="T3116">J</text:span>eżeli mo<text:span text:style-name="T3117">i</text:span><text:s/>panowie się zgodz<text:span text:style-name="T3118">ę</text:span>, można by przyjęć na<text:span text:style-name="T3119">st</text:span>ępujące sformułowanie: może poddać adminis<text:span text:style-name="T3120">tr</text:span>ac<text:span text:style-name="T3121">ję</text:span><text:s/>państwową silniejszej, pełniejszej kontroli społecznej ze strony właściwych rad narodowych. Coś takiego.</text:p>
      <text:p text:style-name="P3122"><text:span text:style-name="T3123">O</text:span><text:span text:style-name="T3124">b. <text:s text:c="22"/></text:span><text:span text:style-name="T3125">:</text:span></text:p>
      <text:p text:style-name="P3126">Mnie się wydaje, że to słowo uspołecznienie dobrze odzwierciedla istotę sprawy. My byśmy chcieli to utrzymać.</text:p>
      <text:p text:style-name="P3127"><text:span text:style-name="T3128">O</text:span><text:span text:style-name="T3129">b. <text:s text:c="22"/></text:span><text:span text:style-name="T3130">:</text:span></text:p>
      <text:p text:style-name="P3131"><text:span text:style-name="T3132">J</text:span>a się nie upier<text:span text:style-name="T3133">a</text:span>m. Możemy to zostawić. Z podkreśleniem władzy. Władzę wykreślamy.</text:p>
      <text:p text:style-name="P3134">Ob. <text:s text:c="22"/>:</text:p>
      <text:p text:style-name="P3135">W tej części dotycz<text:span text:style-name="T3136">ą</text:span>cej spraw finansowych, jest takie sformułowanie<text:span text:style-name="T3137">,</text:span><text:s/>ja oczywiście ze słu<text:span text:style-name="T3138">c</text:span>hu powtarzam, nie mam tekstu. Strona rządowo-koalicy<text:span text:style-name="T3139">jn</text:span>a ich realizację uważa za przedwczesną. Nie wiem czy to dobrze zanotowałem. Proponuję ich przesądzanie należy uznać za przedwczesne. To jest jakaś różnica.</text:p>
      <text:p text:style-name="P3140"><text:span text:style-name="T3141">O</text:span><text:span text:style-name="T3142">b. <text:s text:c="22"/></text:span><text:span text:style-name="T3143">:</text:span></text:p>
      <text:p text:style-name="P3144">Przepraszam bardzo, strona koalicy<text:span text:style-name="T3145">jn</text:span>o-<text:span text:style-name="T3146">rządo</text:span>wa nie ustosunkowuje się do merytorycznej zasadności tego postulatu, tych postulatów, uważa<text:span text:style-name="T3147">j</text:span>ąc rozs<text:span text:style-name="T3148">tr</text:span>zyganie tych problemów, tak szczegółowych problemów za przedwczesne.</text:p>
      <text:p text:style-name="P3149">Uważa<text:span text:style-name="T3150">j</text:span>ąc ich rozstrzyganie za przedwczesne.</text:p>
      <text:p text:style-name="P3151">Uważa<text:span text:style-name="T3152">j</text:span>ąc szczegółowych problemów za przedwczesne.</text:p>
      <text:p text:style-name="P3153"><text:span text:style-name="T3154">O</text:span><text:span text:style-name="T3155">b. Kowalewsk</text:span><text:span text:style-name="T3156">i</text:span>:</text:p>
      <text:p text:style-name="P3157">Mogę przeczytać to zdanie?</text:p>
      <text:p text:style-name="P3158"><text:span text:style-name="T3159">O</text:span><text:span text:style-name="T3160">b. <text:s text:c="22"/></text:span><text:span text:style-name="T3161">:</text:span></text:p>
      <text:p text:style-name="P3162">Ale to jeszcze nie wszystko.<text:s/><text:span text:style-name="T3163">I</text:span><text:s/>to jeszcze pewne oświadc<text:span text:style-name="T3164">ze</text:span>nie, czy wy<text:span text:style-name="T3165">ja</text:span>śnie<text:span text:style-name="T3166">nie</text:span>. O<text:span text:style-name="T3167">tó</text:span>ż<text:s/><text:span text:style-name="T3168">str</text:span>ona rządowo-koalic<text:span text:style-name="T3169">yjn</text:span>a<text:s/><text:span text:style-name="T3170">ni</text:span>e kwes<text:span text:style-name="T3171">ti</text:span>onowała potrzeby ustawowego określenia odpowiedzialności Ministra Finansów za pełny i terminowy rozdział środków między samorządy miast i gmin. Nasze zastrzeżenie dotyczyło tylko słowa bezpośrednio. Nie może być to odczytane w ten sposób,<text:s/><text:span text:style-name="T3172">ż</text:span>e kwestionujemy w ogóle odpowiedzialność ministra za ten rozdział.</text:p>
      <text:p text:style-name="P3173"><text:span text:style-name="T3174">O</text:span><text:span text:style-name="T3175">b. <text:s text:c="22"/></text:span><text:span text:style-name="T3176">:</text:span></text:p>
      <text:p text:style-name="P3177">Mam propozycje, przenieść słowo bezpośrednio wcześniej i to wyjaśni sprawę.</text:p>
      <text:p text:style-name="P3178"><text:span text:style-name="T3179">O</text:span><text:span text:style-name="T3180">b. <text:s text:c="22"/></text:span><text:span text:style-name="T3181">:</text:span></text:p>
      <text:p text:style-name="P3182">Moj<text:span text:style-name="T3183">a</text:span><text:s/>propozycja jest dalej idąca. Mianowicie słowo bezpośrednio prócz przeniesienia, także rozstrzelić w<text:s/>druku.<text:s/><text:span text:style-name="T3184">W</text:span><text:s/>każdym razie, żeby było wiadomo, że tego dotyczy zastrzeżenie. Albo podkreślić.</text:p>
      <text:p text:style-name="P3185"><text:span text:style-name="T3186">Ob</text:span><text:span text:style-name="T3187">.</text:span><text:span text:style-name="T3188"><text:s/>Kowalewski</text:span>:</text:p>
      <text:p text:style-name="P3189">Podkreślamy to, słowo bezpośrednio podkreślamy. Czy odczytać całe to drugie zdanie po poprawkach?</text:p>
      <text:p text:style-name="P3190">Strona koalicy<text:span text:style-name="T3191">jn</text:span>o-rządowa nie ustosunkowu<text:span text:style-name="T3192">je</text:span><text:s/>się do mer<text:span text:style-name="T3193">yt</text:span>orycznej zasadności tych postulatów, uważając, iż rozstrzyganie tych szczegółowych problemów, tak szczegółowych problemów, za przedwczesne.</text:p>
      <text:p text:style-name="P3194">Tych szczegółowych problemów za<text:s/><text:span text:style-name="T3195">pr</text:span>zedwczesne.</text:p>
      <text:p text:style-name="P3196"><text:span text:style-name="T3197">Przewodnicząc</text:span><text:span text:style-name="T3198">y</text:span><text:span text:style-name="T3199">:</text:span></text:p>
      <text:soft-page-break/>
      <text:p text:style-name="P3200">Czy jeszcze ktoś z państwa ma jakieś uwagi?</text:p>
      <text:p text:style-name="P3201"><text:span text:style-name="T3202">O</text:span><text:span text:style-name="T3203">b. <text:s text:c="22"/></text:span><text:span text:style-name="T3204">:</text:span></text:p>
      <text:p text:style-name="P3205">Tylko w 5. punkcie związków miast i gmin, żeby zachować jednolitość. Ponieważ rozbieżności dotyczą charakterystyki, administracji szczebla podstawowego<text:span text:style-name="T3206">.</text:span><text:s/>Związku miast<text:span text:style-name="T3207">.</text:span></text:p>
      <text:p text:style-name="P3208"><text:span text:style-name="T3209">O</text:span><text:span text:style-name="T3210">b</text:span><text:span text:style-name="T3211">.</text:span><text:span text:style-name="T3212"><text:s/></text:span><text:span text:style-name="T3213">Kowalews</text:span><text:span text:style-name="T3214">ki</text:span><text:span text:style-name="T3215">:</text:span></text:p>
      <text:p text:style-name="P3216">Można dalej?</text:p>
      <text:p text:style-name="P3217">Rozdział trzeci dotyczy mienia komunalnego, gdzie sprawa znalazła się w załączniku, ponieważ ona ma charakter nie w pełni kontrowersyjny i nie w pełni jest tu zgodność.</text:p>
      <text:p text:style-name="P3218">Strona koalicyjno-rządowa przedstawiła projekt ustawy o mieniu komunalnym dostosowany do obecnych rozwiązań prawnych w odniesieniu do których strona opozycy<text:span text:style-name="T3219">jn</text:span>o-solidarnościowa sformułowała stanowisko generalne przedstawione w załączniku.</text:p>
      <text:p text:style-name="P3220"><text:span text:style-name="T3221">O</text:span><text:span text:style-name="T3222">b. <text:s text:c="22"/></text:span><text:span text:style-name="T3223">:</text:span></text:p>
      <text:p text:style-name="P3224">W odniesieniu do których, czy do którego?</text:p>
      <text:p text:style-name="P3225"><text:span text:style-name="T3226">Ob. Kowalewski</text:span>:</text:p>
      <text:p text:style-name="P3227">Do którego<text:span text:style-name="T3228">.</text:span></text:p>
      <text:p text:style-name="P3229">I załącznik. Ja bym nie czytał zał<text:span text:style-name="T3230">ą</text:span>cznika. On jest doręczony i będzie za chwilę pow<text:span text:style-name="T3231">i</text:span>elony<text:span text:style-name="T3232">.</text:span></text:p>
      <text:p text:style-name="P3233">Rozdział czwarty<text:span text:style-name="T3234">.</text:span><text:s/>Ustalenia realizacyjne<text:span text:style-name="T3235">.<text:s/></text:span>Składa się on z sześciu punktów<text:span text:style-name="T3236">.</text:span></text:p>
      <text:p text:style-name="P3237">1<text:span text:style-name="T3238">.</text:span><text:s/>Proces wdrażania w życie nowych zasad samorządu terytorialnego wymaga szybkiej<text:s/><text:span text:style-name="T3239">i</text:span><text:s/>kompleksowej regulacji prawnej<text:span text:style-name="T3240">.</text:span><text:s/>Jeszcze w roku bieżącym celowe jest wprowadzenie nowego prawa o mieniu komunalnym i prawa regulującego gospodarkę finansową samorządu terytorialnego wraz z towarzyszącymi zmianami w innych aktach prawnych.</text:p>
      <text:p text:style-name="P3241"><text:span text:style-name="T3242">2.</text:span><text:s/>Proces legislacyjny związany z wprowadzeniem samorządu ter<text:span text:style-name="T3243">yt</text:span>orialnego oraz tworzeniem nowych instytucji wspierających należy zakończyć w bieżącej kadencji rad narodowych.</text:p>
      <text:p text:style-name="P3244">Strona solidarnościowo-opozycyjna uważa, że wybory do organów uchw<text:span text:style-name="T3245">ał</text:span>odawczych samorządów terytorialnych powinny ulec przyspieszeniu.</text:p>
      <text:p text:style-name="P3246">Strona koalicyjno-rządowa zgłosiła wątpliwość, czy deklarowane skrócenie kadencji rad jest<text:s/><text:span text:style-name="T3247">w</text:span><text:s/>chwili obecnej zasadn<text:span text:style-name="T3248">e.</text:span></text:p>
      <text:p text:style-name="P3249">Postulowan<text:span text:style-name="T3250">e,</text:span><text:s/>przeprasza<text:span text:style-name="T3251">m</text:span>. Postulowanie skrócenia kadencji rad jest w chwili obecnej zasadne<text:span text:style-name="T3252">.</text:span></text:p>
      <text:p text:style-name="P3253"><text:span text:style-name="T3254">O</text:span><text:span text:style-name="T3255">b. <text:s text:c="22"/></text:span><text:span text:style-name="T3256">:</text:span></text:p>
      <text:p text:style-name="P3257">Jeszcze w naszym stanowisku napiszemy, że powinny ulec istotnemu przys<text:span text:style-name="T3258">pi</text:span>eszeni<text:span text:style-name="T3259">u</text:span>.</text:p>
      <text:p text:style-name="P3260"><text:span text:style-name="T3261">Ob.</text:span><text:span text:style-name="T3262"><text:s/></text:span><text:span text:style-name="T3263">K</text:span><text:span text:style-name="T3264">ow</text:span><text:span text:style-name="T3265">al</text:span><text:span text:style-name="T3266">ews</text:span><text:span text:style-name="T3267">ki</text:span><text:span text:style-name="T3268">:</text:span></text:p>
      <text:p text:style-name="P3269">3<text:span text:style-name="T3270">.</text:span><text:s/>Na okres pomięd<text:span text:style-name="T3271">z</text:span>y wyborami do Sejmu PRL a wyborami do samorządu terytorialnego<text:s/><text:span text:style-name="T3272">/</text:span>rad narodowych/ należałoby zapewnić nowoutworzonym, legalnie działającym stowarzyszeniom realne warunki współdziałania z poszczególnymi radami narodowymi. Współdzi<text:span text:style-name="T3273">ał</text:span>anie to polegałoby na uczestnictwie w pracach rady, w jej komisjach i niektórych innych organach o składzie społecznym. Udziale w kontrolach społecznych, zgłaszaniu wniosków pod adresem rady i jej organów, oraz na wyrażaniu opinii w sprawach objętych komp<text:span text:style-name="T3274">et</text:span>encjami rady narodowe<text:span text:style-name="T3275">j</text:span>.</text:p>
      <text:p text:style-name="P3276">4<text:span text:style-name="T3277">.</text:span><text:s/>Reforma systemu samorządu terytorialnego powinna być objęta społeczną kontrolą sprawowaną na ogólnych zasadach ustalonych decyzjami<text:s/>„okrągłego stołu”.</text:p>
      <text:soft-page-break/>
      <text:p text:style-name="P3278">5. Niezbędne korekty granic podziału terytorialnego stopnia podstawowego powinny być dokonane przed wprowadzeniem w ż<text:span text:style-name="T3279">y</text:span>cie ustawy o mieniu komunalnym.</text:p>
      <text:p text:style-name="P3280">6<text:span text:style-name="T3281">.</text:span><text:s/>Dla wdrożenia instytucji samorządu terytor<text:span text:style-name="T3282">i</text:span>alnego konieczne jest ponadto:</text:p>
      <text:p text:style-name="P3283">a/ utworzenie jednostek badawczo- rozwojowych i podjęcie programu badawczych zasilanych również z funduszów centralnych dla podejmowania i rozwiązywania problemów<text:s/><text:span text:style-name="T3284">fu</text:span>nkcjonowania samorządu ter<text:span text:style-name="T3285">yt</text:span>orialnego;</text:p>
      <text:p text:style-name="P3286">b/ kształcenie kadr dla samorządu terytorialnego oraz dokształcanie terenowych działaczy samorządu terytorialnego i pracowników administrac<text:span text:style-name="T3287">ji</text:span><text:s/>w zakresie problematyki związanej z samorządem terytorialnym;</text:p>
      <text:p text:style-name="P3288">c/ tworzenie warunków dla powstawania<text:s/><text:span text:style-name="T3289">i</text:span><text:s/>rozwoju stowarzyszeń promujących wiedzą i zainteresowania samorządów ter<text:span text:style-name="T3290">yt</text:span>orialnych<text:span text:style-name="T3291">.</text:span></text:p>
      <text:p text:style-name="P3292">Koniec.</text:p>
      <text:p text:style-name="P3293"><text:span text:style-name="T3294">Pr</text:span><text:span text:style-name="T3295">zewod</text:span><text:span text:style-name="T3296">ni</text:span><text:span text:style-name="T3297">cząc</text:span><text:span text:style-name="T3298">y</text:span>:</text:p>
      <text:p text:style-name="P3299">Proszę państwa, kto uwagi. Pan Kulesza.</text:p>
      <text:p text:style-name="P3300"><text:span text:style-name="T3301">Ob. Kulesz</text:span><text:span text:style-name="T3302">a</text:span><text:span text:style-name="T3303">:</text:span></text:p>
      <text:p text:style-name="P3304"><text:span text:style-name="T3305">J</text:span>a mam uwagę następującą. Punkt pierwszy w rozdziale czwartym, ustalenia realizacyjne brzmi tak: proces wdrażania w życie nowych zasad samorządu terytorialnego wymaga szybkiej i kompleksowej regulacji prawnej. Jeszcze w roku bieżącym celowe jest wprowadzenie nowego prawa o mieniu komunalnym i prawa regulującego gospodarkę finansową wraz z tow<text:span text:style-name="T3306">ar</text:span>zyszącymi zmianami i<text:span text:style-name="T3307">td.</text:span></text:p>
      <text:p text:style-name="P3308">Sądzę, że to zdanie, które wyraża pogląd wspólny co do terminu powinno być jednak poprzedzone taką formułą rozbieżnościową<text:span text:style-name="T3309">,</text:span><text:s/>tzn. przy zachowaniu przedstawionych różnic, strony uważają. Bo to właściwie, znaczy<text:span text:style-name="T3310">,</text:span><text:s/>zgadzamy się na termin<text:span text:style-name="T3311">.</text:span>.. Chciałbym sugerować podkreślenie jeszcze raz, że chcemy wdrażać jak gdyby co innego, natomiast zgadzamy się, że trzeba szybko<text:span text:style-name="T3312">.</text:span></text:p>
      <text:p text:style-name="P3313"><text:span text:style-name="T3314">O</text:span><text:span text:style-name="T3315">b. <text:s text:c="22"/></text:span><text:span text:style-name="T3316">:</text:span></text:p>
      <text:p text:style-name="P3317">Dyskutowaliśmy o tym na zebraniu zespołu redakcy<text:span text:style-name="T3318">jn</text:span>ego. Doszliśmy do wniosku, że to jest dokument integralny, który trzeba czytać całościowo. To jest oczywiste, że w kontekście.</text:p>
      <text:p text:style-name="P3319"><text:span text:style-name="T3320">Przewodnicząc</text:span><text:span text:style-name="T3321">y</text:span>:</text:p>
      <text:p text:style-name="P3322">Czy są jakieś uwagi inne?</text:p>
      <text:p text:style-name="P3323"><text:span text:style-name="T3324">O</text:span><text:span text:style-name="T3325">b. <text:s text:c="22"/></text:span><text:span text:style-name="T3326">:</text:span></text:p>
      <text:p text:style-name="P3327">Czy to postulowanie, czy deklarowanie jak jest...</text:p>
      <text:p text:style-name="P3328"><text:span text:style-name="T3329">Ob. Kowalewski</text:span>:</text:p>
      <text:p text:style-name="P3330">Poprawiłem na postulowanie w tekście<text:span text:style-name="T3331">.</text:span></text:p>
      <text:p text:style-name="P3332"><text:span text:style-name="T3333">O</text:span><text:span text:style-name="T3334">b. <text:s text:c="22"/></text:span><text:span text:style-name="T3335">:</text:span></text:p>
      <text:p text:style-name="P3336">Myśmy napisali w naszej części, że powinny ulec istotnemu<text:s/><text:span text:style-name="T3337">pr</text:span>zyspieszeniu. Punkt 2.</text:p>
      <text:p text:style-name="P3338"><text:span text:style-name="T3339">Ob</text:span><text:span text:style-name="T3340">.</text:span><text:span text:style-name="T3341"><text:s/>Sokolew</text:span><text:span text:style-name="T3342">i</text:span><text:span text:style-name="T3343">cz</text:span>:</text:p>
      <text:p text:style-name="P3344">Czyli dopisać istotn<text:span text:style-name="T3345">e</text:span>mu. Na str. 7 trzeba 6 wstawić i zmienić przypadek w ostatnich dwóch wyrazach. I zainteresowania, może samorządem terytorialnym, po prostu, jako instytucją. Jak chcecie.</text:p>
      <text:p text:style-name="P3346"><text:span text:style-name="T3347">Ob. G</text:span><text:span text:style-name="T3348">r</text:span><text:span text:style-name="T3349">anieck</text:span><text:span text:style-name="T3350">i</text:span>:</text:p>
      <text:p text:style-name="P3351">Trzeba zaproponować pewną korektę w punkcie 1<text:span text:style-name="T3352">,<text:s/></text:span>rozdziału 4<text:span text:style-name="T3353">.</text:span><text:s/>Zdanie drugie: w roku bieżącym celowe jest wprowadzenie nowego prawa o mieniu komunalnym. Proponowałbym, ponieważ świadomie<text:s/><text:soft-page-break/>zrezygnowaliśmy z pojęcia uchwalenie<text:span text:style-name="T3354">,<text:s/></text:span>żeby nie wywierać nacisku, czy nie lepiej napisać ustanowienie<text:span text:style-name="T3355">.</text:span><text:s/>Bo wprowadzenie może sugerować<text:span text:style-name="T3356">,</text:span><text:s/>że chcemy, żeby jeszcze w tym roku była uchwalona ta ustawa, a tu już zaczęła działa<text:span text:style-name="T3357">ć.</text:span><text:span text:style-name="T3358"><text:s/></text:span>A my zgadzamy się,<text:s/><text:span text:style-name="T3359">że</text:span><text:s/>ona z początkiem roku.</text:p>
      <text:p text:style-name="P3360"><text:span text:style-name="T3361">Pr</text:span><text:span text:style-name="T3362">zewod</text:span><text:span text:style-name="T3363">ni</text:span><text:span text:style-name="T3364">c</text:span><text:span text:style-name="T3365">zący</text:span><text:span text:style-name="T3366">:</text:span></text:p>
      <text:p text:style-name="P3367">Poprawiamy, ust<text:span text:style-name="T3368">an</text:span>owienie.</text:p>
      <text:p text:style-name="P3369"><text:span text:style-name="T3370">O</text:span><text:span text:style-name="T3371">b.</text:span><text:span text:style-name="T3372"><text:s/>Kowalewski</text:span>:</text:p>
      <text:p text:style-name="P3373">Mamy jeszcze dwa załączniki, jeśli nie ma więcej uwag<text:span text:style-name="T3374">.</text:span><text:s/>Czy państwo sobie życzą odczytania tych załączników? Bo jeszcze nie mamy ksero tekstu. To może byłoby warto.</text:p>
      <text:p text:style-name="P3375"><text:span text:style-name="T3376">Ob</text:span><text:span text:style-name="T3377">.</text:span><text:span text:style-name="T3378"><text:s/>Soko</text:span><text:span text:style-name="T3379">l</text:span><text:span text:style-name="T3380">ewicz</text:span>:</text:p>
      <text:p text:style-name="P3381">Dobrze byłoby o tych finansach przeczytać.</text:p>
      <text:p text:style-name="P3382"><text:span text:style-name="T3383">Przewodnicząc</text:span><text:span text:style-name="T3384">y</text:span><text:span text:style-name="T3385">:</text:span></text:p>
      <text:p text:style-name="P3386">Przewod<text:span text:style-name="T3387">ni</text:span>czący, dziękuję panu za dobre chęci i wobec tego musimy się ograniczyć do trzech stron.</text:p>
      <text:p text:style-name="P3388"><text:span text:style-name="T3389">O</text:span><text:span text:style-name="T3390">b</text:span><text:span text:style-name="T3391">. Kowalewsk</text:span><text:span text:style-name="T3392">i</text:span>:</text:p>
      <text:p text:style-name="P3393">Jeśli można, to ja bym prosił, żeby pan Martyniuk, wysłuchał, bo mamy tutaj jedno zdanie, on nie był przy czytaniu tekst<text:span text:style-name="T3394">u</text:span>.</text:p>
      <text:p text:style-name="P3395">S<text:span text:style-name="T3396">tr</text:span>ony solid<text:span text:style-name="T3397">ar</text:span>nościowo-opozycy<text:span text:style-name="T3398">jn</text:span>a i koalicy<text:span text:style-name="T3399">jn</text:span>o-<text:span text:style-name="T3400">r</text:span>ządowa zgodziły się z poglądem reprezentanta OPZZ, że w swej działalności samorządy terytorialne powinny rozwijać demokrację bezpośrednio w ludności miast i wsi.</text:p>
      <text:p text:style-name="P3401">Czy to odpowiada to s<text:span text:style-name="T3402">fo</text:span>rmułowanie?</text:p>
      <text:p text:style-name="P3403">Dziękuję.</text:p>
      <text:p text:style-name="P3404">Czytam załącznik finanse samorządu lokalnego miast i gmin. Składa się z pięciu punktów.<text:s/><text:span text:style-name="T3405">J</text:span>est to stanowisko uzgodnione.</text:p>
      <text:p text:style-name="P3406">Gospodarka finansowa samorządu lokalnego musi być zorganizowana w sposób sprawiedliwy i racjonalny, co w powiązaniu z demokratycznym sposobem adminis<text:span text:style-name="T3407">tr</text:span>owania wyzwoli działania racjonalne, w tym oszczędne gospodarowanie.</text:p>
      <text:p text:style-name="P3408">Zasada<text:s/><text:span text:style-name="T3409">s</text:span>prawiedliwości oznacza, że wielkość dochodów samorządu pozostanie w określonej proporcji do dochodu wypracowanego przez daną społeczność lokalną.</text:p>
      <text:p text:style-name="P3410">2<text:span text:style-name="T3411">.</text:span><text:s/>Sejm powinien zapewnić samorządom lokalnym źródła dochodów stałych, wystarcz<text:span text:style-name="T3412">aj</text:span>ących do finansowania zadań wynika<text:span text:style-name="T3413">ją</text:span>cych z ustawy<text:span text:style-name="T3414">.</text:span><text:s/>Ustawa nakładając na samorząd lokalny nowe zadania zapewni źródła dochodów wystarcza<text:span text:style-name="T3415">ją</text:span>cych do pokrycia wydatków jakich wymaga wykonanie tych zadań<text:span text:style-name="T3416">.</text:span></text:p>
      <text:p text:style-name="P3417">W zadaniach miast<text:s/><text:span text:style-name="T3418">i</text:span><text:s/>gmin przeważa konieczność zaspokajania podstawowych potrzeb miejscowej ludności<text:span text:style-name="T3419">.</text:span><text:s/>Ponieważ nie można liczyć na finansową samowystarczalność samorządów terytorialnych opartą o dochody własne, konieczne są dotac<text:span text:style-name="T3420">j</text:span>e ogólne należne samorządow<text:span text:style-name="T3421">i</text:span><text:s/>lokalnemu z mocy prawa /co nie wyklucza stosowania ponadto dotacji celowych/<text:span text:style-name="T3422">.</text:span></text:p>
      <text:p text:style-name="P3423">4. Racjonalizacja dotowania samorządu lokalnego wymaga<text:s/><text:span text:style-name="T3424">st</text:span>wor<text:span text:style-name="T3425">ze</text:span>nia<text:s/><text:span text:style-name="T3426">pr</text:span>o<text:span text:style-name="T3427">st</text:span>ego mecha<text:span text:style-name="T3428">ni</text:span>zmu<text:s/>repartycji<text:s/><text:span text:style-name="T3429">gl</text:span>ob<text:span text:style-name="T3430">al</text:span>nej kw<text:span text:style-name="T3431">oty<text:s/></text:span>dotacji przewidzianej w ustawie budżetowej pomiędzy miasta i gminy<text:span text:style-name="T3432">.</text:span><text:s/>Obliczanie wysokości dotacji należ<text:span text:style-name="T3433">n</text:span>ej poszczególnym jednostkom musi być oparte o zobiektywizowane kryteria.</text:p>
      <text:p text:style-name="P3434">5. Gospodarkę budżetową samorządu kontroluje organizm fachowy usytuowany na szczeblu ponadpodstawowym, złożony z osób powoływanych przez rząd i samorządy l<text:span text:style-name="T3435">o</text:span>kalne.</text:p>
      <text:soft-page-break/>
      <text:p text:style-name="P3436"><text:span text:style-name="T3437">J</text:span>est uwaga na dole. Protokół rozbieżności przekażemy do dokumentu o ustroju samorządu lokalnego.<text:s/><text:span text:style-name="T3438">J</text:span>ego wynikiem był punkt 4 z dwoma podpunktami na str. 4.</text:p>
      <text:p text:style-name="P3439"><text:span text:style-name="T3440">O</text:span><text:span text:style-name="T3441">b. <text:s text:c="22"/></text:span><text:span text:style-name="T3442">:</text:span></text:p>
      <text:p text:style-name="P3443">Chciałbym zaproponować, żeby w załączniku o finansach napisać finanse samorządu terytorialnego. I odpowiednio w tym odnośniku też, żeby używać jednolitych pojęć.</text:p>
      <text:p text:style-name="P3444"><text:span text:style-name="T3445">Prze</text:span><text:span text:style-name="T3446">wodnicząc</text:span><text:span text:style-name="T3447">y</text:span><text:span text:style-name="T3448">:</text:span></text:p>
      <text:p text:style-name="P3449"><text:span text:style-name="T3450">Ż</text:span>eby w tytule finanse samorządu terytorialnego<text:span text:style-name="T3451">.<text:s/></text:span>Zgoda?</text:p>
      <text:p text:style-name="P3452">Ponieważ istnieje między nami pewna rozbieżność co do charakteru województw, a ten dokument odnosi się do szczebla miast i gmin, wobec tego proponuję utrzymać jednak samorząd lokalny miast i gmin. Albo skreś<text:span text:style-name="T3453">l</text:span>ić lokalny, ponieważ ten tekst odnosi się do samorządu miast i gmin,<text:s/><text:span text:style-name="T3454">a</text:span><text:s/>ni<text:span text:style-name="T3455">e<text:s/></text:span>odnosi się do województw.</text:p>
      <text:p text:style-name="P3456"><text:span text:style-name="T3457">Ob</text:span><text:span text:style-name="T3458">.</text:span><text:span text:style-name="T3459"><text:s/>Sokolewicz</text:span><text:span text:style-name="T3460">:</text:span></text:p>
      <text:p text:style-name="P3461">Tak, ale jest napisane samorządu terytorialnego miast i gmin.</text:p>
      <text:p text:style-name="P3462"><text:span text:style-name="T3463">Przewod</text:span><text:span text:style-name="T3464">ni</text:span><text:span text:style-name="T3465">cząc</text:span><text:span text:style-name="T3466">y</text:span><text:span text:style-name="T3467">:</text:span></text:p>
      <text:p text:style-name="P3468">Dobrze, żeby zostawić miast i gmin. I podpiszemy, że to jest stanowisko wspólne. Ponieważ tamto było napisane, że stanowisko tylko solidarnościowe.</text:p>
      <text:p text:style-name="P3469"><text:span text:style-name="T3470">O</text:span><text:span text:style-name="T3471">b. <text:s text:c="22"/></text:span><text:span text:style-name="T3472">:</text:span></text:p>
      <text:p text:style-name="P3473">Przepraszam, prosiłbym jeszcze o ponumerowanie załączników, mu<text:span text:style-name="T3474">s</text:span>imy ustalić, który ma jaki numer, bo są dwa.</text:p>
      <text:p text:style-name="P3475">Finanse nr 1, mienie komunalne nr 2.</text:p>
      <text:p text:style-name="P3476"><text:span text:style-name="T3477">Przewodnicząc</text:span><text:span text:style-name="T3478">y</text:span><text:span text:style-name="T3479">:</text:span></text:p>
      <text:p text:style-name="P3480">Proszę państwa<text:span text:style-name="T3481">,</text:span><text:s/>czy mamy w tej chwili jeszcze co<text:span text:style-name="T3482">ś<text:s/></text:span>do załatwiania i czy możemy uznać ten tekst za pr<text:span text:style-name="T3483">z</text:span>yjęty?</text:p>
      <text:p text:style-name="P3484">Pytanie jest jak uzgadniamy ten tekst? On wymaga kilku jeszcze poprawek, które myśmy notowali. Możemy to dać do przepisania do sekretariatu z prośbą o rozdysponowanie we właściwy sposób, przekazanie wszystkim uczestnikom. Dzisiaj jest to praktycznie niemożl<text:span text:style-name="T3485">i</text:span>we.</text:p>
      <text:p text:style-name="P3486">Tylko pytanie, czy możemy uznać ten tekst za uzgodniony?</text:p>
      <text:p text:style-name="P3487"><text:span text:style-name="T3488">O</text:span><text:span text:style-name="T3489">b</text:span><text:span text:style-name="T3490">.</text:span><text:span text:style-name="T3491"><text:s/>Sokolewicz</text:span>:</text:p>
      <text:p text:style-name="P3492">Tak jest. Ja proponuję, żebyśmy parafowali ten tekst jako współprzewodniczący. Tekst zostanie w poniedziałek przepisany i rozumiem, że będziemy mogli otrzymać go do podpis<text:span text:style-name="T3493">u</text:span>.</text:p>
      <text:p text:style-name="P3494"><text:span text:style-name="T3495">Przewodnicząc</text:span><text:span text:style-name="T3496">y</text:span><text:span text:style-name="T3497"><text:s/>- ob. Regulski</text:span>:</text:p>
      <text:p text:style-name="P3498">Rozumiem, że sekretariat już będzie działał. Sekretariat obu stron.</text:p>
      <text:p text:style-name="P3499">Panie profesorze, czy podpisujemy jako współprzewodniczący, czy wszyscy uczestnicy podpisują.</text:p>
      <text:p text:style-name="P3500"><text:span text:style-name="T3501">Ob</text:span><text:span text:style-name="T3502">.</text:span><text:span text:style-name="T3503"><text:s/>Sokolewic</text:span><text:span text:style-name="T3504">z</text:span>:</text:p>
      <text:p text:style-name="P3505"><text:span text:style-name="T3506">W</text:span><text:s/>gruncie rzeczy to jest na brudnopisie, więc podpis dwóch współprzewodniczących plus, ponieważ kolega z OPZZ reprezentuje swoistą trzecią siłę, więc także niech parafuje<text:span text:style-name="T3507">.</text:span></text:p>
      <text:p text:style-name="P3508"><text:span text:style-name="T3509">O</text:span><text:span text:style-name="T3510">b. <text:s text:c="22"/></text:span><text:span text:style-name="T3511">:</text:span></text:p>
      <text:p text:style-name="P3512">Przepraszam, że przedłużam. Ten tekst wymaga adiustacji redakcyjnej. On nie może w te<text:span text:style-name="T3513">j</text:span><text:s/>formie być przekazany maszyni<text:span text:style-name="T3514">st</text:span>kom. Parafowany powinien być. Natomiast przed przekazaniem go maszynistkom<text:s/><text:soft-page-break/>on wymaga adiustacji, przejrzenia bardzo starannego pod względem gramatyki, numerac<text:span text:style-name="T3515">ji</text:span><text:s/>itd. Wiecie wszyscy panowie w jakich warunkach powstawał. Tak że ja bym proponował, żeby kogoś upoważnić personalnie do takiej adiustacji.</text:p>
      <text:p text:style-name="P3516"><text:span text:style-name="T3517">Ob</text:span><text:span text:style-name="T3518">.</text:span><text:span text:style-name="T3519"><text:s/>Sok</text:span><text:span text:style-name="T3520">o</text:span><text:span text:style-name="T3521">lewic</text:span><text:span text:style-name="T3522">z</text:span>:</text:p>
      <text:p text:style-name="P3523"><text:span text:style-name="T3524">J</text:span>a myślę, że p<text:span text:style-name="T3525">a</text:span>n dyrektor Wilkanowicz się zgodzi,<text:s/>żeby z naszej strony wziąć udział w adiustacji<text:span text:style-name="T3526">.</text:span><text:s/>Może wasza strona upoważnia pana właśnie do tego.</text:p>
      <text:p text:style-name="P3527"><text:span text:style-name="T3528">O</text:span><text:span text:style-name="T3529">b. Kowalewski</text:span>:</text:p>
      <text:p text:style-name="P3530">Chciałbym to dzisiaj zrobić nie wychodząc<text:span text:style-name="T3531">.</text:span></text:p>
      <text:p text:style-name="P3532"><text:span text:style-name="T3533">Ob. Sokolewicz</text:span>:</text:p>
      <text:p text:style-name="P3534">No to już jest prawie zrobione.</text:p>
      <text:p text:style-name="P3535"><text:span text:style-name="T3536">Ob</text:span><text:span text:style-name="T3537">.</text:span><text:span text:style-name="T3538"><text:s/>Kowalewsk</text:span><text:span text:style-name="T3539">i</text:span><text:span text:style-name="T3540">:</text:span></text:p>
      <text:p text:style-name="P3541">To jest uzgodnione, chodzi o to, żeby przeczytać gramatycznie. Bo ja czytając musiałem zmieniać słowa w trakcie, a maszynistka nie będzie ich zmieniała<text:span text:style-name="T3542">.</text:span></text:p>
      <text:p text:style-name="P3543"><text:span text:style-name="T3544">Ob. Sokolewicz</text:span>:</text:p>
      <text:p text:style-name="P3545">Myśmy co prawda na tym tekście próbowali<text:span text:style-name="T3546">...</text:span></text:p>
      <text:p text:style-name="P3547"><text:span text:style-name="T3548">Ob</text:span><text:span text:style-name="T3549">.</text:span><text:span text:style-name="T3550"><text:s/>Kow</text:span><text:span text:style-name="T3551">al</text:span><text:span text:style-name="T3552">ews</text:span><text:span text:style-name="T3553">ki</text:span>:</text:p>
      <text:p text:style-name="P3554">To jest pół godziny roboty<text:span text:style-name="T3555">.</text:span></text:p>
      <text:p text:style-name="P3556"><text:span text:style-name="T3557">O</text:span><text:span text:style-name="T3558">b. <text:s text:c="22"/></text:span><text:span text:style-name="T3559">:</text:span></text:p>
      <text:p text:style-name="P3560">Może przyjmijmy inną koncepcję. Prześpijmy się przez niedzielę i dzisiaj się wyśp<text:span text:style-name="T3561">ij</text:span>my<text:span text:style-name="T3562">.</text:span><text:s/>W poniedziałek się spotkajmy i damy to do przepisania.</text:p>
      <text:p text:style-name="P3563"><text:span text:style-name="T3564">Ob. Kowalewski</text:span>:</text:p>
      <text:p text:style-name="P3565">Proponuję go podpisać dzisiaj, bo w poniedziałek zupełnie nowe pomysły możemy mieć.</text:p>
      <text:p text:style-name="P3566"><text:span text:style-name="T3567">Przewodniczący</text:span>:</text:p>
      <text:p text:style-name="P3568"><text:span text:style-name="T3569">J</text:span>a rozumiem panie profesorze, że my podcyfrujemy j<text:span text:style-name="T3570">u</text:span>ż.</text:p>
      <text:p text:style-name="P3571"><text:span text:style-name="T3572">O</text:span><text:span text:style-name="T3573">b.</text:span><text:span text:style-name="T3574"><text:s/>Sokolew</text:span><text:span text:style-name="T3575">i</text:span><text:span text:style-name="T3576">c</text:span><text:span text:style-name="T3577">z</text:span>:</text:p>
      <text:p text:style-name="P3578">My podcyfrujemy już<text:span text:style-name="T3579">.</text:span><text:s/>Oczywiście. My przecież wierzymy.</text:p>
      <text:p text:style-name="P3580"><text:span text:style-name="T3581">Przewodnicząc</text:span><text:span text:style-name="T3582">y</text:span>:</text:p>
      <text:p text:style-name="P3583"><text:span text:style-name="T3584">I</text:span><text:s/>zostaje ważny dokument.</text:p>
      <text:p text:style-name="P3585"><text:span text:style-name="T3586">Ob. Sokolewicz</text:span>:</text:p>
      <text:p text:style-name="P3587">Podpiszemy dwa równoprawne, że tak powiem, egzemplarze.</text:p>
      <text:p text:style-name="P3588"><text:span text:style-name="T3589">O</text:span><text:span text:style-name="T3590">b. Kowalewski</text:span>:</text:p>
      <text:p text:style-name="P3591">Możemy się w poniedziałek spotkać w takim razie i dać maszynistko<text:span text:style-name="T3592">m.</text:span></text:p>
      <text:p text:style-name="P3593"><text:span text:style-name="T3594">Przewodniczący</text:span>:</text:p>
      <text:p text:style-name="P3595">Czy wobec tego panie profesorze możemy uroczyście dokonać wymiany dokumentów<text:span text:style-name="T3596">.</text:span></text:p>
      <text:p text:style-name="P3597"><text:span text:style-name="T3598">Ob. Sokolewic</text:span><text:span text:style-name="T3599">z</text:span>:</text:p>
      <text:p text:style-name="P3600">Tylko jak to się robi, ja nigdy nie miałem. Na każdej stronie parafuję? Co wy mnie podpuszczacie.</text:p>
      <text:p text:style-name="P3601">Szkoda, że fotografa przy tym nie ma<text:span text:style-name="T360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4:00Z</meta:creation-date>
    <dc:date>2023-10-30T19:34:00Z</dc:date>
    <meta:template xlink:href="Normal.dotm" xlink:type="simple"/>
    <meta:editing-cycles>2</meta:editing-cycles>
    <meta:editing-duration>PT0S</meta:editing-duration>
    <meta:document-statistic meta:page-count="36" meta:paragraph-count="218" meta:word-count="15654" meta:character-count="109360" meta:row-count="782" meta:non-whitespace-character-count="93924"/>
  </office:meta>
</office:document-meta>
</file>